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8.84mm" svg:height="137.33mm" svg:x="168.09mm" svg:y="18.87mm">
            <loext:p draw:notify-on-update-of-ranges="Feuille1.D1:Feuille1.D174 Feuille1.N1:Feuille1.N1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36.07mm" svg:x="177.63mm" svg:y="179.51mm">
            <loext:p draw:notify-on-update-of-ranges="Feuille1.D1:Feuille1.D174 Feuille1.P1:Feuille1.P1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esse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s_ms:</text:p>
          </table:table-cell>
          <table:table-cell table:formula="of:=[.L1]*90" office:value-type="float" office:value="375000" calcext:value-type="float">
            <text:p>375000</text:p>
          </table:table-cell>
          <table:table-cell office:value-type="string" calcext:value-type="string">
            <text:p>Delai_etincelle:</text:p>
          </table:table-cell>
          <table:table-cell office:value-type="float" office:value="304046" calcext:value-type="float">
            <text:p>304046</text:p>
          </table:table-cell>
          <table:table-cell office:value-type="string" calcext:value-type="string">
            <text:p>Délai corrigé :</text:p>
          </table:table-cell>
          <table:table-cell table:formula="of:=[.H1]+120" office:value-type="float" office:value="304166" calcext:value-type="float">
            <text:p>304166</text:p>
          </table:table-cell>
          <table:table-cell office:value-type="string" calcext:value-type="string">
            <text:p>Delai_degre_ms:</text:p>
          </table:table-cell>
          <table:table-cell table:formula="of:=60000000/360/[.D1]" office:value-type="float" office:value="4166.66666666667" calcext:value-type="float">
            <text:p>4166,6666666667</text:p>
          </table:table-cell>
          <table:table-cell office:value-type="string" calcext:value-type="string">
            <text:p>Conversion délai :</text:p>
          </table:table-cell>
          <table:table-cell table:formula="of:=90 - ([.J1]/[.L1])" office:value-type="float" office:value="17.00016" calcext:value-type="float">
            <text:p>17,00016</text:p>
          </table:table-cell>
          <table:table-cell office:value-type="string" calcext:value-type="string">
            <text:p>Sans avance statique : </text:p>
          </table:table-cell>
          <table:table-cell table:formula="of:=[.N1]-17" office:value-type="float" office:value="0.000159999999993943" calcext:value-type="float">
            <text:p>0,0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esse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mps_ms:</text:p>
          </table:table-cell>
          <table:table-cell table:formula="of:=[.L2]*90" office:value-type="float" office:value="187500" calcext:value-type="float">
            <text:p>187500</text:p>
          </table:table-cell>
          <table:table-cell office:value-type="string" calcext:value-type="string">
            <text:p>Delai_etincelle:</text:p>
          </table:table-cell>
          <table:table-cell office:value-type="float" office:value="151963" calcext:value-type="float">
            <text:p>151963</text:p>
          </table:table-cell>
          <table:table-cell office:value-type="string" calcext:value-type="string">
            <text:p>Délai corrigé :</text:p>
          </table:table-cell>
          <table:table-cell table:formula="of:=[.H2]+120" office:value-type="float" office:value="152083" calcext:value-type="float">
            <text:p>152083</text:p>
          </table:table-cell>
          <table:table-cell office:value-type="string" calcext:value-type="string">
            <text:p>Delai_degre_ms:</text:p>
          </table:table-cell>
          <table:table-cell table:formula="of:=60000000/360/[.D2]" office:value-type="float" office:value="2083.33333333333" calcext:value-type="float">
            <text:p>2083,3333333333</text:p>
          </table:table-cell>
          <table:table-cell office:value-type="string" calcext:value-type="string">
            <text:p>Conversion délai :</text:p>
          </table:table-cell>
          <table:table-cell table:formula="of:=90 - ([.J2]/[.L2])" office:value-type="float" office:value="17.00016" calcext:value-type="float">
            <text:p>17,00016</text:p>
          </table:table-cell>
          <table:table-cell office:value-type="string" calcext:value-type="string">
            <text:p>Sans avance statique : </text:p>
          </table:table-cell>
          <table:table-cell table:formula="of:=[.N2]-17" office:value-type="float" office:value="0.000159999999993943" calcext:value-type="float">
            <text:p>0,0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esse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mps_ms:</text:p>
          </table:table-cell>
          <table:table-cell table:formula="of:=[.L3]*90" office:value-type="float" office:value="125000" calcext:value-type="float">
            <text:p>125000</text:p>
          </table:table-cell>
          <table:table-cell office:value-type="string" calcext:value-type="string">
            <text:p>Delai_etincelle:</text:p>
          </table:table-cell>
          <table:table-cell office:value-type="float" office:value="101268" calcext:value-type="float">
            <text:p>101268</text:p>
          </table:table-cell>
          <table:table-cell office:value-type="string" calcext:value-type="string">
            <text:p>Délai corrigé :</text:p>
          </table:table-cell>
          <table:table-cell table:formula="of:=[.H3]+120" office:value-type="float" office:value="101388" calcext:value-type="float">
            <text:p>101388</text:p>
          </table:table-cell>
          <table:table-cell office:value-type="string" calcext:value-type="string">
            <text:p>Delai_degre_ms:</text:p>
          </table:table-cell>
          <table:table-cell table:formula="of:=60000000/360/[.D3]" office:value-type="float" office:value="1388.88888888889" calcext:value-type="float">
            <text:p>1388,8888888889</text:p>
          </table:table-cell>
          <table:table-cell office:value-type="string" calcext:value-type="string">
            <text:p>Conversion délai :</text:p>
          </table:table-cell>
          <table:table-cell table:formula="of:=90 - ([.J3]/[.L3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3]-17" office:value-type="float" office:value="0.000640000000004193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esse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emps_ms:</text:p>
          </table:table-cell>
          <table:table-cell table:formula="of:=[.L4]*90" office:value-type="float" office:value="93750" calcext:value-type="float">
            <text:p>93750</text:p>
          </table:table-cell>
          <table:table-cell office:value-type="string" calcext:value-type="string">
            <text:p>Delai_etincelle:</text:p>
          </table:table-cell>
          <table:table-cell office:value-type="float" office:value="75921" calcext:value-type="float">
            <text:p>75921</text:p>
          </table:table-cell>
          <table:table-cell office:value-type="string" calcext:value-type="string">
            <text:p>Délai corrigé :</text:p>
          </table:table-cell>
          <table:table-cell table:formula="of:=[.H4]+120" office:value-type="float" office:value="76041" calcext:value-type="float">
            <text:p>76041</text:p>
          </table:table-cell>
          <table:table-cell office:value-type="string" calcext:value-type="string">
            <text:p>Delai_degre_ms:</text:p>
          </table:table-cell>
          <table:table-cell table:formula="of:=60000000/360/[.D4]" office:value-type="float" office:value="1041.66666666667" calcext:value-type="float">
            <text:p>1041,6666666667</text:p>
          </table:table-cell>
          <table:table-cell office:value-type="string" calcext:value-type="string">
            <text:p>Conversion délai :</text:p>
          </table:table-cell>
          <table:table-cell table:formula="of:=90 - ([.J4]/[.L4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4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tesse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mps_ms:</text:p>
          </table:table-cell>
          <table:table-cell table:formula="of:=[.L5]*90" office:value-type="float" office:value="75000" calcext:value-type="float">
            <text:p>75000</text:p>
          </table:table-cell>
          <table:table-cell office:value-type="string" calcext:value-type="string">
            <text:p>Delai_etincelle:</text:p>
          </table:table-cell>
          <table:table-cell office:value-type="float" office:value="60713" calcext:value-type="float">
            <text:p>60713</text:p>
          </table:table-cell>
          <table:table-cell office:value-type="string" calcext:value-type="string">
            <text:p>Délai corrigé :</text:p>
          </table:table-cell>
          <table:table-cell table:formula="of:=[.H5]+120" office:value-type="float" office:value="60833" calcext:value-type="float">
            <text:p>60833</text:p>
          </table:table-cell>
          <table:table-cell office:value-type="string" calcext:value-type="string">
            <text:p>Delai_degre_ms:</text:p>
          </table:table-cell>
          <table:table-cell table:formula="of:=60000000/360/[.D5]" office:value-type="float" office:value="833.333333333333" calcext:value-type="float">
            <text:p>833,3333333333</text:p>
          </table:table-cell>
          <table:table-cell office:value-type="string" calcext:value-type="string">
            <text:p>Conversion délai :</text:p>
          </table:table-cell>
          <table:table-cell table:formula="of:=90 - ([.J5]/[.L5])" office:value-type="float" office:value="17.0004" calcext:value-type="float">
            <text:p>17,0004</text:p>
          </table:table-cell>
          <table:table-cell office:value-type="string" calcext:value-type="string">
            <text:p>Sans avance statique : </text:p>
          </table:table-cell>
          <table:table-cell table:formula="of:=[.N5]-17" office:value-type="float" office:value="0.000399999999999068" calcext:value-type="float">
            <text:p>0,00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tesse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emps_ms:</text:p>
          </table:table-cell>
          <table:table-cell table:formula="of:=[.L6]*90" office:value-type="float" office:value="62500" calcext:value-type="float">
            <text:p>62500</text:p>
          </table:table-cell>
          <table:table-cell office:value-type="string" calcext:value-type="string">
            <text:p>Delai_etincelle:</text:p>
          </table:table-cell>
          <table:table-cell office:value-type="float" office:value="50574" calcext:value-type="float">
            <text:p>50574</text:p>
          </table:table-cell>
          <table:table-cell office:value-type="string" calcext:value-type="string">
            <text:p>Délai corrigé :</text:p>
          </table:table-cell>
          <table:table-cell table:formula="of:=[.H6]+120" office:value-type="float" office:value="50694" calcext:value-type="float">
            <text:p>50694</text:p>
          </table:table-cell>
          <table:table-cell office:value-type="string" calcext:value-type="string">
            <text:p>Delai_degre_ms:</text:p>
          </table:table-cell>
          <table:table-cell table:formula="of:=60000000/360/[.D6]" office:value-type="float" office:value="694.444444444444" calcext:value-type="float">
            <text:p>694,4444444444</text:p>
          </table:table-cell>
          <table:table-cell office:value-type="string" calcext:value-type="string">
            <text:p>Conversion délai :</text:p>
          </table:table-cell>
          <table:table-cell table:formula="of:=90 - ([.J6]/[.L6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6]-17" office:value-type="float" office:value="0.000640000000004193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tesse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emps_ms:</text:p>
          </table:table-cell>
          <table:table-cell table:formula="of:=[.L7]*90" office:value-type="float" office:value="53571.4285714286" calcext:value-type="float">
            <text:p>53571,4285714286</text:p>
          </table:table-cell>
          <table:table-cell office:value-type="string" calcext:value-type="string">
            <text:p>Delai_etincelle: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Délai corrigé :</text:p>
          </table:table-cell>
          <table:table-cell table:formula="of:=[.H7]+120" office:value-type="float" office:value="43452" calcext:value-type="float">
            <text:p>43452</text:p>
          </table:table-cell>
          <table:table-cell office:value-type="string" calcext:value-type="string">
            <text:p>Delai_degre_ms:</text:p>
          </table:table-cell>
          <table:table-cell table:formula="of:=60000000/360/[.D7]" office:value-type="float" office:value="595.238095238095" calcext:value-type="float">
            <text:p>595,2380952381</text:p>
          </table:table-cell>
          <table:table-cell office:value-type="string" calcext:value-type="string">
            <text:p>Conversion délai :</text:p>
          </table:table-cell>
          <table:table-cell table:formula="of:=90 - ([.J7]/[.L7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7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ess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emps_ms:</text:p>
          </table:table-cell>
          <table:table-cell table:formula="of:=[.L8]*90" office:value-type="float" office:value="46875" calcext:value-type="float">
            <text:p>46875</text:p>
          </table:table-cell>
          <table:table-cell office:value-type="string" calcext:value-type="string">
            <text:p>Delai_etincelle:</text:p>
          </table:table-cell>
          <table:table-cell office:value-type="float" office:value="37900" calcext:value-type="float">
            <text:p>37900</text:p>
          </table:table-cell>
          <table:table-cell office:value-type="string" calcext:value-type="string">
            <text:p>Délai corrigé :</text:p>
          </table:table-cell>
          <table:table-cell table:formula="of:=[.H8]+120" office:value-type="float" office:value="38020" calcext:value-type="float">
            <text:p>38020</text:p>
          </table:table-cell>
          <table:table-cell office:value-type="string" calcext:value-type="string">
            <text:p>Delai_degre_ms:</text:p>
          </table:table-cell>
          <table:table-cell table:formula="of:=60000000/360/[.D8]" office:value-type="float" office:value="520.833333333333" calcext:value-type="float">
            <text:p>520,8333333333</text:p>
          </table:table-cell>
          <table:table-cell office:value-type="string" calcext:value-type="string">
            <text:p>Conversion délai :</text:p>
          </table:table-cell>
          <table:table-cell table:formula="of:=90 - ([.J8]/[.L8])" office:value-type="float" office:value="17.0016" calcext:value-type="float">
            <text:p>17,0016</text:p>
          </table:table-cell>
          <table:table-cell office:value-type="string" calcext:value-type="string">
            <text:p>Sans avance statique : </text:p>
          </table:table-cell>
          <table:table-cell table:formula="of:=[.N8]-17" office:value-type="float" office:value="0.00159999999999627" calcext:value-type="float">
            <text:p>0,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tesse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emps_ms:</text:p>
          </table:table-cell>
          <table:table-cell table:formula="of:=[.L9]*90" office:value-type="float" office:value="41666.6666666667" calcext:value-type="float">
            <text:p>41666,6666666667</text:p>
          </table:table-cell>
          <table:table-cell office:value-type="string" calcext:value-type="string">
            <text:p>Delai_etincelle:</text:p>
          </table:table-cell>
          <table:table-cell office:value-type="float" office:value="33676" calcext:value-type="float">
            <text:p>33676</text:p>
          </table:table-cell>
          <table:table-cell office:value-type="string" calcext:value-type="string">
            <text:p>Délai corrigé :</text:p>
          </table:table-cell>
          <table:table-cell table:formula="of:=[.H9]+120" office:value-type="float" office:value="33796" calcext:value-type="float">
            <text:p>33796</text:p>
          </table:table-cell>
          <table:table-cell office:value-type="string" calcext:value-type="string">
            <text:p>Delai_degre_ms:</text:p>
          </table:table-cell>
          <table:table-cell table:formula="of:=60000000/360/[.D9]" office:value-type="float" office:value="462.962962962963" calcext:value-type="float">
            <text:p>462,962962963</text:p>
          </table:table-cell>
          <table:table-cell office:value-type="string" calcext:value-type="string">
            <text:p>Conversion délai :</text:p>
          </table:table-cell>
          <table:table-cell table:formula="of:=90 - ([.J9]/[.L9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9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tesse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emps_ms:</text:p>
          </table:table-cell>
          <table:table-cell table:formula="of:=[.L10]*90" office:value-type="float" office:value="37500" calcext:value-type="float">
            <text:p>37500</text:p>
          </table:table-cell>
          <table:table-cell office:value-type="string" calcext:value-type="string">
            <text:p>Delai_etincelle:</text:p>
          </table:table-cell>
          <table:table-cell office:value-type="float" office:value="30296" calcext:value-type="float">
            <text:p>30296</text:p>
          </table:table-cell>
          <table:table-cell office:value-type="string" calcext:value-type="string">
            <text:p>Délai corrigé :</text:p>
          </table:table-cell>
          <table:table-cell table:formula="of:=[.H10]+120" office:value-type="float" office:value="30416" calcext:value-type="float">
            <text:p>30416</text:p>
          </table:table-cell>
          <table:table-cell office:value-type="string" calcext:value-type="string">
            <text:p>Delai_degre_ms:</text:p>
          </table:table-cell>
          <table:table-cell table:formula="of:=60000000/360/[.D10]" office:value-type="float" office:value="416.666666666667" calcext:value-type="float">
            <text:p>416,6666666667</text:p>
          </table:table-cell>
          <table:table-cell office:value-type="string" calcext:value-type="string">
            <text:p>Conversion délai :</text:p>
          </table:table-cell>
          <table:table-cell table:formula="of:=90 - ([.J10]/[.L10])" office:value-type="float" office:value="17.0016" calcext:value-type="float">
            <text:p>17,0016</text:p>
          </table:table-cell>
          <table:table-cell office:value-type="string" calcext:value-type="string">
            <text:p>Sans avance statique : </text:p>
          </table:table-cell>
          <table:table-cell table:formula="of:=[.N10]-17" office:value-type="float" office:value="0.00159999999999627" calcext:value-type="float">
            <text:p>0,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tesse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emps_ms:</text:p>
          </table:table-cell>
          <table:table-cell table:formula="of:=[.L11]*90" office:value-type="float" office:value="34090.9090909091" calcext:value-type="float">
            <text:p>34090,9090909091</text:p>
          </table:table-cell>
          <table:table-cell office:value-type="string" calcext:value-type="string">
            <text:p>Delai_etincelle:</text:p>
          </table:table-cell>
          <table:table-cell office:value-type="float" office:value="27531" calcext:value-type="float">
            <text:p>27531</text:p>
          </table:table-cell>
          <table:table-cell office:value-type="string" calcext:value-type="string">
            <text:p>Délai corrigé :</text:p>
          </table:table-cell>
          <table:table-cell table:formula="of:=[.H11]+120" office:value-type="float" office:value="27651" calcext:value-type="float">
            <text:p>27651</text:p>
          </table:table-cell>
          <table:table-cell office:value-type="string" calcext:value-type="string">
            <text:p>Delai_degre_ms:</text:p>
          </table:table-cell>
          <table:table-cell table:formula="of:=60000000/360/[.D11]" office:value-type="float" office:value="378.787878787879" calcext:value-type="float">
            <text:p>378,7878787879</text:p>
          </table:table-cell>
          <table:table-cell office:value-type="string" calcext:value-type="string">
            <text:p>Conversion délai :</text:p>
          </table:table-cell>
          <table:table-cell table:formula="of:=90 - ([.J11]/[.L11])" office:value-type="float" office:value="17.00136" calcext:value-type="float">
            <text:p>17,00136</text:p>
          </table:table-cell>
          <table:table-cell office:value-type="string" calcext:value-type="string">
            <text:p>Sans avance statique : </text:p>
          </table:table-cell>
          <table:table-cell table:formula="of:=[.N11]-17" office:value-type="float" office:value="0.00135999999999115" calcext:value-type="float">
            <text:p>0,001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tesse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emps_ms:</text:p>
          </table:table-cell>
          <table:table-cell table:formula="of:=[.L12]*90" office:value-type="float" office:value="31250" calcext:value-type="float">
            <text:p>31250</text:p>
          </table:table-cell>
          <table:table-cell office:value-type="string" calcext:value-type="string">
            <text:p>Delai_etincelle:</text:p>
          </table:table-cell>
          <table:table-cell office:value-type="float" office:value="25227" calcext:value-type="float">
            <text:p>25227</text:p>
          </table:table-cell>
          <table:table-cell office:value-type="string" calcext:value-type="string">
            <text:p>Délai corrigé :</text:p>
          </table:table-cell>
          <table:table-cell table:formula="of:=[.H12]+120" office:value-type="float" office:value="25347" calcext:value-type="float">
            <text:p>25347</text:p>
          </table:table-cell>
          <table:table-cell office:value-type="string" calcext:value-type="string">
            <text:p>Delai_degre_ms:</text:p>
          </table:table-cell>
          <table:table-cell table:formula="of:=60000000/360/[.D12]" office:value-type="float" office:value="347.222222222222" calcext:value-type="float">
            <text:p>347,2222222222</text:p>
          </table:table-cell>
          <table:table-cell office:value-type="string" calcext:value-type="string">
            <text:p>Conversion délai :</text:p>
          </table:table-cell>
          <table:table-cell table:formula="of:=90 - ([.J12]/[.L12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12]-17" office:value-type="float" office:value="0.000640000000004193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tesse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emps_ms:</text:p>
          </table:table-cell>
          <table:table-cell table:formula="of:=[.L13]*90" office:value-type="float" office:value="28846.1538461538" calcext:value-type="float">
            <text:p>28846,1538461538</text:p>
          </table:table-cell>
          <table:table-cell office:value-type="string" calcext:value-type="string">
            <text:p>Delai_etincelle:</text:p>
          </table:table-cell>
          <table:table-cell office:value-type="float" office:value="23277" calcext:value-type="float">
            <text:p>23277</text:p>
          </table:table-cell>
          <table:table-cell office:value-type="string" calcext:value-type="string">
            <text:p>Délai corrigé :</text:p>
          </table:table-cell>
          <table:table-cell table:formula="of:=[.H13]+120" office:value-type="float" office:value="23397" calcext:value-type="float">
            <text:p>23397</text:p>
          </table:table-cell>
          <table:table-cell office:value-type="string" calcext:value-type="string">
            <text:p>Delai_degre_ms:</text:p>
          </table:table-cell>
          <table:table-cell table:formula="of:=60000000/360/[.D13]" office:value-type="float" office:value="320.51282051282" calcext:value-type="float">
            <text:p>320,5128205128</text:p>
          </table:table-cell>
          <table:table-cell office:value-type="string" calcext:value-type="string">
            <text:p>Conversion délai :</text:p>
          </table:table-cell>
          <table:table-cell table:formula="of:=90 - ([.J13]/[.L13])" office:value-type="float" office:value="17.00136" calcext:value-type="float">
            <text:p>17,00136</text:p>
          </table:table-cell>
          <table:table-cell office:value-type="string" calcext:value-type="string">
            <text:p>Sans avance statique : </text:p>
          </table:table-cell>
          <table:table-cell table:formula="of:=[.N13]-17" office:value-type="float" office:value="0.00135999999999115" calcext:value-type="float">
            <text:p>0,001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esse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mps_ms:</text:p>
          </table:table-cell>
          <table:table-cell table:formula="of:=[.L14]*90" office:value-type="float" office:value="26785.7142857143" calcext:value-type="float">
            <text:p>26785,7142857143</text:p>
          </table:table-cell>
          <table:table-cell office:value-type="string" calcext:value-type="string">
            <text:p>Delai_etincelle:</text:p>
          </table:table-cell>
          <table:table-cell office:value-type="float" office:value="21606" calcext:value-type="float">
            <text:p>21606</text:p>
          </table:table-cell>
          <table:table-cell office:value-type="string" calcext:value-type="string">
            <text:p>Délai corrigé :</text:p>
          </table:table-cell>
          <table:table-cell table:formula="of:=[.H14]+120" office:value-type="float" office:value="21726" calcext:value-type="float">
            <text:p>21726</text:p>
          </table:table-cell>
          <table:table-cell office:value-type="string" calcext:value-type="string">
            <text:p>Delai_degre_ms:</text:p>
          </table:table-cell>
          <table:table-cell table:formula="of:=60000000/360/[.D14]" office:value-type="float" office:value="297.619047619048" calcext:value-type="float">
            <text:p>297,619047619</text:p>
          </table:table-cell>
          <table:table-cell office:value-type="string" calcext:value-type="string">
            <text:p>Conversion délai :</text:p>
          </table:table-cell>
          <table:table-cell table:formula="of:=90 - ([.J14]/[.L14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14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tesse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emps_ms:</text:p>
          </table:table-cell>
          <table:table-cell table:formula="of:=[.L15]*90" office:value-type="float" office:value="25000" calcext:value-type="float">
            <text:p>25000</text:p>
          </table:table-cell>
          <table:table-cell office:value-type="string" calcext:value-type="string">
            <text:p>Delai_etincelle: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Délai corrigé :</text:p>
          </table:table-cell>
          <table:table-cell table:formula="of:=[.H15]+120" office:value-type="float" office:value="20277" calcext:value-type="float">
            <text:p>20277</text:p>
          </table:table-cell>
          <table:table-cell office:value-type="string" calcext:value-type="string">
            <text:p>Delai_degre_ms:</text:p>
          </table:table-cell>
          <table:table-cell table:formula="of:=60000000/360/[.D15]" office:value-type="float" office:value="277.777777777778" calcext:value-type="float">
            <text:p>277,7777777778</text:p>
          </table:table-cell>
          <table:table-cell office:value-type="string" calcext:value-type="string">
            <text:p>Conversion délai :</text:p>
          </table:table-cell>
          <table:table-cell table:formula="of:=90 - ([.J15]/[.L15])" office:value-type="float" office:value="17.0028" calcext:value-type="float">
            <text:p>17,0028</text:p>
          </table:table-cell>
          <table:table-cell office:value-type="string" calcext:value-type="string">
            <text:p>Sans avance statique : </text:p>
          </table:table-cell>
          <table:table-cell table:formula="of:=[.N15]-17" office:value-type="float" office:value="0.00279999999999347" calcext:value-type="float">
            <text:p>0,002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tesse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emps_ms:</text:p>
          </table:table-cell>
          <table:table-cell table:formula="of:=[.L16]*90" office:value-type="float" office:value="23437.5" calcext:value-type="float">
            <text:p>23437,5</text:p>
          </table:table-cell>
          <table:table-cell office:value-type="string" calcext:value-type="string">
            <text:p>Delai_etincelle: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Délai corrigé :</text:p>
          </table:table-cell>
          <table:table-cell table:formula="of:=[.H16]+120" office:value-type="float" office:value="19010" calcext:value-type="float">
            <text:p>19010</text:p>
          </table:table-cell>
          <table:table-cell office:value-type="string" calcext:value-type="string">
            <text:p>Delai_degre_ms:</text:p>
          </table:table-cell>
          <table:table-cell table:formula="of:=60000000/360/[.D16]" office:value-type="float" office:value="260.416666666667" calcext:value-type="float">
            <text:p>260,4166666667</text:p>
          </table:table-cell>
          <table:table-cell office:value-type="string" calcext:value-type="string">
            <text:p>Conversion délai :</text:p>
          </table:table-cell>
          <table:table-cell table:formula="of:=90 - ([.J16]/[.L16])" office:value-type="float" office:value="17.0016" calcext:value-type="float">
            <text:p>17,0016</text:p>
          </table:table-cell>
          <table:table-cell office:value-type="string" calcext:value-type="string">
            <text:p>Sans avance statique : </text:p>
          </table:table-cell>
          <table:table-cell table:formula="of:=[.N16]-17" office:value-type="float" office:value="0.00159999999999627" calcext:value-type="float">
            <text:p>0,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tesse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emps_ms:</text:p>
          </table:table-cell>
          <table:table-cell table:formula="of:=[.L17]*90" office:value-type="float" office:value="22058.8235294118" calcext:value-type="float">
            <text:p>22058,8235294118</text:p>
          </table:table-cell>
          <table:table-cell office:value-type="string" calcext:value-type="string">
            <text:p>Delai_etincelle: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Délai corrigé :</text:p>
          </table:table-cell>
          <table:table-cell table:formula="of:=[.H17]+120" office:value-type="float" office:value="17892" calcext:value-type="float">
            <text:p>17892</text:p>
          </table:table-cell>
          <table:table-cell office:value-type="string" calcext:value-type="string">
            <text:p>Delai_degre_ms:</text:p>
          </table:table-cell>
          <table:table-cell table:formula="of:=60000000/360/[.D17]" office:value-type="float" office:value="245.098039215686" calcext:value-type="float">
            <text:p>245,0980392157</text:p>
          </table:table-cell>
          <table:table-cell office:value-type="string" calcext:value-type="string">
            <text:p>Conversion délai :</text:p>
          </table:table-cell>
          <table:table-cell table:formula="of:=90 - ([.J17]/[.L17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17]-17" office:value-type="float" office:value="0.000640000000004193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tesse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emps_ms:</text:p>
          </table:table-cell>
          <table:table-cell table:formula="of:=[.L18]*90" office:value-type="float" office:value="20833.3333333333" calcext:value-type="float">
            <text:p>20833,3333333333</text:p>
          </table:table-cell>
          <table:table-cell office:value-type="string" calcext:value-type="string">
            <text:p>Delai_etincelle:</text:p>
          </table:table-cell>
          <table:table-cell office:value-type="float" office:value="16778" calcext:value-type="float">
            <text:p>16778</text:p>
          </table:table-cell>
          <table:table-cell office:value-type="string" calcext:value-type="string">
            <text:p>Délai corrigé :</text:p>
          </table:table-cell>
          <table:table-cell table:formula="of:=[.H18]+120" office:value-type="float" office:value="16898" calcext:value-type="float">
            <text:p>16898</text:p>
          </table:table-cell>
          <table:table-cell office:value-type="string" calcext:value-type="string">
            <text:p>Delai_degre_ms:</text:p>
          </table:table-cell>
          <table:table-cell table:formula="of:=60000000/360/[.D18]" office:value-type="float" office:value="231.481481481481" calcext:value-type="float">
            <text:p>231,4814814815</text:p>
          </table:table-cell>
          <table:table-cell office:value-type="string" calcext:value-type="string">
            <text:p>Conversion délai :</text:p>
          </table:table-cell>
          <table:table-cell table:formula="of:=90 - ([.J18]/[.L18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18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tesse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Temps_ms:</text:p>
          </table:table-cell>
          <table:table-cell table:formula="of:=[.L19]*90" office:value-type="float" office:value="19736.8421052632" calcext:value-type="float">
            <text:p>19736,8421052632</text:p>
          </table:table-cell>
          <table:table-cell office:value-type="string" calcext:value-type="string">
            <text:p>Delai_etincelle:</text:p>
          </table:table-cell>
          <table:table-cell office:value-type="float" office:value="15888" calcext:value-type="float">
            <text:p>15888</text:p>
          </table:table-cell>
          <table:table-cell office:value-type="string" calcext:value-type="string">
            <text:p>Délai corrigé :</text:p>
          </table:table-cell>
          <table:table-cell table:formula="of:=[.H19]+120" office:value-type="float" office:value="16008" calcext:value-type="float">
            <text:p>16008</text:p>
          </table:table-cell>
          <table:table-cell office:value-type="string" calcext:value-type="string">
            <text:p>Delai_degre_ms:</text:p>
          </table:table-cell>
          <table:table-cell table:formula="of:=60000000/360/[.D19]" office:value-type="float" office:value="219.298245614035" calcext:value-type="float">
            <text:p>219,298245614</text:p>
          </table:table-cell>
          <table:table-cell office:value-type="string" calcext:value-type="string">
            <text:p>Conversion délai :</text:p>
          </table:table-cell>
          <table:table-cell table:formula="of:=90 - ([.J19]/[.L19])" office:value-type="float" office:value="17.00352" calcext:value-type="float">
            <text:p>17,00352</text:p>
          </table:table-cell>
          <table:table-cell office:value-type="string" calcext:value-type="string">
            <text:p>Sans avance statique : </text:p>
          </table:table-cell>
          <table:table-cell table:formula="of:=[.N19]-17" office:value-type="float" office:value="0.00351999999999464" calcext:value-type="float">
            <text:p>0,00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emps_ms:</text:p>
          </table:table-cell>
          <table:table-cell table:formula="of:=[.L20]*90" office:value-type="float" office:value="18750" calcext:value-type="float">
            <text:p>18750</text:p>
          </table:table-cell>
          <table:table-cell office:value-type="string" calcext:value-type="string">
            <text:p>Delai_etincelle: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Délai corrigé :</text:p>
          </table:table-cell>
          <table:table-cell table:formula="of:=[.H20]+120" office:value-type="float" office:value="15208" calcext:value-type="float">
            <text:p>15208</text:p>
          </table:table-cell>
          <table:table-cell office:value-type="string" calcext:value-type="string">
            <text:p>Delai_degre_ms:</text:p>
          </table:table-cell>
          <table:table-cell table:formula="of:=60000000/360/[.D20]" office:value-type="float" office:value="208.333333333333" calcext:value-type="float">
            <text:p>208,3333333333</text:p>
          </table:table-cell>
          <table:table-cell office:value-type="string" calcext:value-type="string">
            <text:p>Conversion délai :</text:p>
          </table:table-cell>
          <table:table-cell table:formula="of:=90 - ([.J20]/[.L20])" office:value-type="float" office:value="17.0016" calcext:value-type="float">
            <text:p>17,0016</text:p>
          </table:table-cell>
          <table:table-cell office:value-type="string" calcext:value-type="string">
            <text:p>Sans avance statique : </text:p>
          </table:table-cell>
          <table:table-cell table:formula="of:=[.N20]-17" office:value-type="float" office:value="0.00159999999999627" calcext:value-type="float">
            <text:p>0,00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tesse: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Temps_ms:</text:p>
          </table:table-cell>
          <table:table-cell table:formula="of:=[.L21]*90" office:value-type="float" office:value="17857.1428571429" calcext:value-type="float">
            <text:p>17857,1428571429</text:p>
          </table:table-cell>
          <table:table-cell office:value-type="string" calcext:value-type="string">
            <text:p>Delai_etincelle: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Délai corrigé :</text:p>
          </table:table-cell>
          <table:table-cell table:formula="of:=[.H21]+120" office:value-type="float" office:value="14484" calcext:value-type="float">
            <text:p>14484</text:p>
          </table:table-cell>
          <table:table-cell office:value-type="string" calcext:value-type="string">
            <text:p>Delai_degre_ms:</text:p>
          </table:table-cell>
          <table:table-cell table:formula="of:=60000000/360/[.D21]" office:value-type="float" office:value="198.412698412698" calcext:value-type="float">
            <text:p>198,4126984127</text:p>
          </table:table-cell>
          <table:table-cell office:value-type="string" calcext:value-type="string">
            <text:p>Conversion délai :</text:p>
          </table:table-cell>
          <table:table-cell table:formula="of:=90 - ([.J21]/[.L21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21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tesse: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Temps_ms:</text:p>
          </table:table-cell>
          <table:table-cell table:formula="of:=[.L22]*90" office:value-type="float" office:value="17045.4545454545" calcext:value-type="float">
            <text:p>17045,4545454545</text:p>
          </table:table-cell>
          <table:table-cell office:value-type="string" calcext:value-type="string">
            <text:p>Delai_etincelle:</text:p>
          </table:table-cell>
          <table:table-cell office:value-type="float" office:value="13705" calcext:value-type="float">
            <text:p>13705</text:p>
          </table:table-cell>
          <table:table-cell office:value-type="string" calcext:value-type="string">
            <text:p>Délai corrigé :</text:p>
          </table:table-cell>
          <table:table-cell table:formula="of:=[.H22]+120" office:value-type="float" office:value="13825" calcext:value-type="float">
            <text:p>13825</text:p>
          </table:table-cell>
          <table:table-cell office:value-type="string" calcext:value-type="string">
            <text:p>Delai_degre_ms:</text:p>
          </table:table-cell>
          <table:table-cell table:formula="of:=60000000/360/[.D22]" office:value-type="float" office:value="189.393939393939" calcext:value-type="float">
            <text:p>189,3939393939</text:p>
          </table:table-cell>
          <table:table-cell office:value-type="string" calcext:value-type="string">
            <text:p>Conversion délai :</text:p>
          </table:table-cell>
          <table:table-cell table:formula="of:=90 - ([.J22]/[.L22])" office:value-type="float" office:value="17.004" calcext:value-type="float">
            <text:p>17,004</text:p>
          </table:table-cell>
          <table:table-cell office:value-type="string" calcext:value-type="string">
            <text:p>Sans avance statique : </text:p>
          </table:table-cell>
          <table:table-cell table:formula="of:=[.N22]-17" office:value-type="float" office:value="0.00399999999999068" calcext:value-type="float">
            <text:p>0,0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tesse: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emps_ms:</text:p>
          </table:table-cell>
          <table:table-cell table:formula="of:=[.L23]*90" office:value-type="float" office:value="16304.347826087" calcext:value-type="float">
            <text:p>16304,347826087</text:p>
          </table:table-cell>
          <table:table-cell office:value-type="string" calcext:value-type="string">
            <text:p>Delai_etincelle: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Délai corrigé :</text:p>
          </table:table-cell>
          <table:table-cell table:formula="of:=[.H23]+120" office:value-type="float" office:value="13224" calcext:value-type="float">
            <text:p>13224</text:p>
          </table:table-cell>
          <table:table-cell office:value-type="string" calcext:value-type="string">
            <text:p>Delai_degre_ms:</text:p>
          </table:table-cell>
          <table:table-cell table:formula="of:=60000000/360/[.D23]" office:value-type="float" office:value="181.159420289855" calcext:value-type="float">
            <text:p>181,1594202899</text:p>
          </table:table-cell>
          <table:table-cell office:value-type="string" calcext:value-type="string">
            <text:p>Conversion délai :</text:p>
          </table:table-cell>
          <table:table-cell table:formula="of:=90 - ([.J23]/[.L23])" office:value-type="float" office:value="17.00352" calcext:value-type="float">
            <text:p>17,00352</text:p>
          </table:table-cell>
          <table:table-cell office:value-type="string" calcext:value-type="string">
            <text:p>Sans avance statique : </text:p>
          </table:table-cell>
          <table:table-cell table:formula="of:=[.N23]-17" office:value-type="float" office:value="0.00351999999999464" calcext:value-type="float">
            <text:p>0,00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tesse: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emps_ms:</text:p>
          </table:table-cell>
          <table:table-cell table:formula="of:=[.L24]*90" office:value-type="float" office:value="15625" calcext:value-type="float">
            <text:p>15625</text:p>
          </table:table-cell>
          <table:table-cell office:value-type="string" calcext:value-type="string">
            <text:p>Delai_etincelle: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Délai corrigé :</text:p>
          </table:table-cell>
          <table:table-cell table:formula="of:=[.H24]+120" office:value-type="float" office:value="12673" calcext:value-type="float">
            <text:p>12673</text:p>
          </table:table-cell>
          <table:table-cell office:value-type="string" calcext:value-type="string">
            <text:p>Delai_degre_ms:</text:p>
          </table:table-cell>
          <table:table-cell table:formula="of:=60000000/360/[.D24]" office:value-type="float" office:value="173.611111111111" calcext:value-type="float">
            <text:p>173,6111111111</text:p>
          </table:table-cell>
          <table:table-cell office:value-type="string" calcext:value-type="string">
            <text:p>Conversion délai :</text:p>
          </table:table-cell>
          <table:table-cell table:formula="of:=90 - ([.J24]/[.L24])" office:value-type="float" office:value="17.00352" calcext:value-type="float">
            <text:p>17,00352</text:p>
          </table:table-cell>
          <table:table-cell office:value-type="string" calcext:value-type="string">
            <text:p>Sans avance statique : </text:p>
          </table:table-cell>
          <table:table-cell table:formula="of:=[.N24]-17" office:value-type="float" office:value="0.00351999999999464" calcext:value-type="float">
            <text:p>0,00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tesse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mps_ms:</text:p>
          </table:table-cell>
          <table:table-cell table:formula="of:=[.L25]*90" office:value-type="float" office:value="15000" calcext:value-type="float">
            <text:p>15000</text:p>
          </table:table-cell>
          <table:table-cell office:value-type="string" calcext:value-type="string">
            <text:p>Delai_etincelle: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Délai corrigé :</text:p>
          </table:table-cell>
          <table:table-cell table:formula="of:=[.H25]+120" office:value-type="float" office:value="12166" calcext:value-type="float">
            <text:p>12166</text:p>
          </table:table-cell>
          <table:table-cell office:value-type="string" calcext:value-type="string">
            <text:p>Delai_degre_ms:</text:p>
          </table:table-cell>
          <table:table-cell table:formula="of:=60000000/360/[.D25]" office:value-type="float" office:value="166.666666666667" calcext:value-type="float">
            <text:p>166,6666666667</text:p>
          </table:table-cell>
          <table:table-cell office:value-type="string" calcext:value-type="string">
            <text:p>Conversion délai :</text:p>
          </table:table-cell>
          <table:table-cell table:formula="of:=90 - ([.J25]/[.L25])" office:value-type="float" office:value="17.004" calcext:value-type="float">
            <text:p>17,004</text:p>
          </table:table-cell>
          <table:table-cell office:value-type="string" calcext:value-type="string">
            <text:p>Sans avance statique : </text:p>
          </table:table-cell>
          <table:table-cell table:formula="of:=[.N25]-17" office:value-type="float" office:value="0.00399999999999068" calcext:value-type="float">
            <text:p>0,0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tesse: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Temps_ms:</text:p>
          </table:table-cell>
          <table:table-cell table:formula="of:=[.L26]*90" office:value-type="float" office:value="14423.0769230769" calcext:value-type="float">
            <text:p>14423,0769230769</text:p>
          </table:table-cell>
          <table:table-cell office:value-type="string" calcext:value-type="string">
            <text:p>Delai_etincelle:</text:p>
          </table:table-cell>
          <table:table-cell office:value-type="float" office:value="11578" calcext:value-type="float">
            <text:p>11578</text:p>
          </table:table-cell>
          <table:table-cell office:value-type="string" calcext:value-type="string">
            <text:p>Délai corrigé :</text:p>
          </table:table-cell>
          <table:table-cell table:formula="of:=[.H26]+120" office:value-type="float" office:value="11698" calcext:value-type="float">
            <text:p>11698</text:p>
          </table:table-cell>
          <table:table-cell office:value-type="string" calcext:value-type="string">
            <text:p>Delai_degre_ms:</text:p>
          </table:table-cell>
          <table:table-cell table:formula="of:=60000000/360/[.D26]" office:value-type="float" office:value="160.25641025641" calcext:value-type="float">
            <text:p>160,2564102564</text:p>
          </table:table-cell>
          <table:table-cell office:value-type="string" calcext:value-type="string">
            <text:p>Conversion délai :</text:p>
          </table:table-cell>
          <table:table-cell table:formula="of:=90 - ([.J26]/[.L26])" office:value-type="float" office:value="17.00448" calcext:value-type="float">
            <text:p>17,00448</text:p>
          </table:table-cell>
          <table:table-cell office:value-type="string" calcext:value-type="string">
            <text:p>Sans avance statique : </text:p>
          </table:table-cell>
          <table:table-cell table:formula="of:=[.N26]-17" office:value-type="float" office:value="0.00448000000000093" calcext:value-type="float">
            <text:p>0,004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tesse: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emps_ms:</text:p>
          </table:table-cell>
          <table:table-cell table:formula="of:=[.L27]*90" office:value-type="float" office:value="13888.8888888889" calcext:value-type="float">
            <text:p>13888,8888888889</text:p>
          </table:table-cell>
          <table:table-cell office:value-type="string" calcext:value-type="string">
            <text:p>Delai_etincelle:</text:p>
          </table:table-cell>
          <table:table-cell office:value-type="float" office:value="11145" calcext:value-type="float">
            <text:p>11145</text:p>
          </table:table-cell>
          <table:table-cell office:value-type="string" calcext:value-type="string">
            <text:p>Délai corrigé :</text:p>
          </table:table-cell>
          <table:table-cell table:formula="of:=[.H27]+120" office:value-type="float" office:value="11265" calcext:value-type="float">
            <text:p>11265</text:p>
          </table:table-cell>
          <table:table-cell office:value-type="string" calcext:value-type="string">
            <text:p>Delai_degre_ms:</text:p>
          </table:table-cell>
          <table:table-cell table:formula="of:=60000000/360/[.D27]" office:value-type="float" office:value="154.320987654321" calcext:value-type="float">
            <text:p>154,3209876543</text:p>
          </table:table-cell>
          <table:table-cell office:value-type="string" calcext:value-type="string">
            <text:p>Conversion délai :</text:p>
          </table:table-cell>
          <table:table-cell table:formula="of:=90 - ([.J27]/[.L27])" office:value-type="float" office:value="17.0028" calcext:value-type="float">
            <text:p>17,0028</text:p>
          </table:table-cell>
          <table:table-cell office:value-type="string" calcext:value-type="string">
            <text:p>Sans avance statique : </text:p>
          </table:table-cell>
          <table:table-cell table:formula="of:=[.N27]-17" office:value-type="float" office:value="0.00279999999999347" calcext:value-type="float">
            <text:p>0,002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tesse: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emps_ms:</text:p>
          </table:table-cell>
          <table:table-cell table:formula="of:=[.L28]*90" office:value-type="float" office:value="13392.8571428571" calcext:value-type="float">
            <text:p>13392,8571428571</text:p>
          </table:table-cell>
          <table:table-cell office:value-type="string" calcext:value-type="string">
            <text:p>Delai_etincelle: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Délai corrigé :</text:p>
          </table:table-cell>
          <table:table-cell table:formula="of:=[.H28]+120" office:value-type="float" office:value="10863" calcext:value-type="float">
            <text:p>10863</text:p>
          </table:table-cell>
          <table:table-cell office:value-type="string" calcext:value-type="string">
            <text:p>Delai_degre_ms:</text:p>
          </table:table-cell>
          <table:table-cell table:formula="of:=60000000/360/[.D28]" office:value-type="float" office:value="148.809523809524" calcext:value-type="float">
            <text:p>148,8095238095</text:p>
          </table:table-cell>
          <table:table-cell office:value-type="string" calcext:value-type="string">
            <text:p>Conversion délai :</text:p>
          </table:table-cell>
          <table:table-cell table:formula="of:=90 - ([.J28]/[.L28])" office:value-type="float" office:value="17.00064" calcext:value-type="float">
            <text:p>17,00064</text:p>
          </table:table-cell>
          <table:table-cell office:value-type="string" calcext:value-type="string">
            <text:p>Sans avance statique : </text:p>
          </table:table-cell>
          <table:table-cell table:formula="of:=[.N28]-17" office:value-type="float" office:value="0.000639999999989982" calcext:value-type="float">
            <text:p>0,0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tesse: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emps_ms:</text:p>
          </table:table-cell>
          <table:table-cell table:formula="of:=[.L29]*90" office:value-type="float" office:value="12931.0344827586" calcext:value-type="float">
            <text:p>12931,0344827586</text:p>
          </table:table-cell>
          <table:table-cell office:value-type="string" calcext:value-type="string">
            <text:p>Delai_etincelle: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Délai corrigé :</text:p>
          </table:table-cell>
          <table:table-cell table:formula="of:=[.H29]+120" office:value-type="float" office:value="10488" calcext:value-type="float">
            <text:p>10488</text:p>
          </table:table-cell>
          <table:table-cell office:value-type="string" calcext:value-type="string">
            <text:p>Delai_degre_ms:</text:p>
          </table:table-cell>
          <table:table-cell table:formula="of:=60000000/360/[.D29]" office:value-type="float" office:value="143.67816091954" calcext:value-type="float">
            <text:p>143,6781609195</text:p>
          </table:table-cell>
          <table:table-cell office:value-type="string" calcext:value-type="string">
            <text:p>Conversion délai :</text:p>
          </table:table-cell>
          <table:table-cell table:formula="of:=90 - ([.J29]/[.L29])" office:value-type="float" office:value="17.00352" calcext:value-type="float">
            <text:p>17,00352</text:p>
          </table:table-cell>
          <table:table-cell office:value-type="string" calcext:value-type="string">
            <text:p>Sans avance statique : </text:p>
          </table:table-cell>
          <table:table-cell table:formula="of:=[.N29]-17" office:value-type="float" office:value="0.00351999999999464" calcext:value-type="float">
            <text:p>0,00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tesse: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emps_ms:</text:p>
          </table:table-cell>
          <table:table-cell table:formula="of:=[.L30]*90" office:value-type="float" office:value="12500" calcext:value-type="float">
            <text:p>12500</text:p>
          </table:table-cell>
          <table:table-cell office:value-type="string" calcext:value-type="string">
            <text:p>Delai_etincelle: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Délai corrigé :</text:p>
          </table:table-cell>
          <table:table-cell table:formula="of:=[.H30]+120" office:value-type="float" office:value="10138" calcext:value-type="float">
            <text:p>10138</text:p>
          </table:table-cell>
          <table:table-cell office:value-type="string" calcext:value-type="string">
            <text:p>Delai_degre_ms:</text:p>
          </table:table-cell>
          <table:table-cell table:formula="of:=60000000/360/[.D30]" office:value-type="float" office:value="138.888888888889" calcext:value-type="float">
            <text:p>138,8888888889</text:p>
          </table:table-cell>
          <table:table-cell office:value-type="string" calcext:value-type="string">
            <text:p>Conversion délai :</text:p>
          </table:table-cell>
          <table:table-cell table:formula="of:=90 - ([.J30]/[.L30])" office:value-type="float" office:value="17.0064" calcext:value-type="float">
            <text:p>17,0064</text:p>
          </table:table-cell>
          <table:table-cell office:value-type="string" calcext:value-type="string">
            <text:p>Sans avance statique : </text:p>
          </table:table-cell>
          <table:table-cell table:formula="of:=[.N30]-17" office:value-type="float" office:value="0.0063999999999993" calcext:value-type="float">
            <text:p>0,0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tesse: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emps_ms:</text:p>
          </table:table-cell>
          <table:table-cell table:formula="of:=[.L31]*90" office:value-type="float" office:value="12096.7741935484" calcext:value-type="float">
            <text:p>12096,7741935484</text:p>
          </table:table-cell>
          <table:table-cell office:value-type="string" calcext:value-type="string">
            <text:p>Delai_etincelle: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Délai corrigé :</text:p>
          </table:table-cell>
          <table:table-cell table:formula="of:=[.H31]+120" office:value-type="float" office:value="9811" calcext:value-type="float">
            <text:p>9811</text:p>
          </table:table-cell>
          <table:table-cell office:value-type="string" calcext:value-type="string">
            <text:p>Delai_degre_ms:</text:p>
          </table:table-cell>
          <table:table-cell table:formula="of:=60000000/360/[.D31]" office:value-type="float" office:value="134.408602150538" calcext:value-type="float">
            <text:p>134,4086021505</text:p>
          </table:table-cell>
          <table:table-cell office:value-type="string" calcext:value-type="string">
            <text:p>Conversion délai :</text:p>
          </table:table-cell>
          <table:table-cell table:formula="of:=90 - ([.J31]/[.L31])" office:value-type="float" office:value="17.00616" calcext:value-type="float">
            <text:p>17,00616</text:p>
          </table:table-cell>
          <table:table-cell office:value-type="string" calcext:value-type="string">
            <text:p>Sans avance statique : </text:p>
          </table:table-cell>
          <table:table-cell table:formula="of:=[.N31]-17" office:value-type="float" office:value="0.00615999999999417" calcext:value-type="float">
            <text:p>0,006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tesse: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emps_ms:</text:p>
          </table:table-cell>
          <table:table-cell table:formula="of:=[.L32]*90" office:value-type="float" office:value="11718.75" calcext:value-type="float">
            <text:p>11718,75</text:p>
          </table:table-cell>
          <table:table-cell office:value-type="string" calcext:value-type="string">
            <text:p>Delai_etincelle: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Délai corrigé :</text:p>
          </table:table-cell>
          <table:table-cell table:formula="of:=[.H32]+120" office:value-type="float" office:value="9492" calcext:value-type="float">
            <text:p>9492</text:p>
          </table:table-cell>
          <table:table-cell office:value-type="string" calcext:value-type="string">
            <text:p>Delai_degre_ms:</text:p>
          </table:table-cell>
          <table:table-cell table:formula="of:=60000000/360/[.D32]" office:value-type="float" office:value="130.208333333333" calcext:value-type="float">
            <text:p>130,2083333333</text:p>
          </table:table-cell>
          <table:table-cell office:value-type="string" calcext:value-type="string">
            <text:p>Conversion délai :</text:p>
          </table:table-cell>
          <table:table-cell table:formula="of:=90 - ([.J32]/[.L32])" office:value-type="float" office:value="17.10144" calcext:value-type="float">
            <text:p>17,10144</text:p>
          </table:table-cell>
          <table:table-cell office:value-type="string" calcext:value-type="string">
            <text:p>Sans avance statique : </text:p>
          </table:table-cell>
          <table:table-cell table:formula="of:=[.N32]-17" office:value-type="float" office:value="0.101439999999982" calcext:value-type="float">
            <text:p>0,101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tesse: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Temps_ms:</text:p>
          </table:table-cell>
          <table:table-cell table:formula="of:=[.L33]*90" office:value-type="float" office:value="11363.6363636364" calcext:value-type="float">
            <text:p>11363,6363636364</text:p>
          </table:table-cell>
          <table:table-cell office:value-type="string" calcext:value-type="string">
            <text:p>Delai_etincelle: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Délai corrigé :</text:p>
          </table:table-cell>
          <table:table-cell table:formula="of:=[.H33]+120" office:value-type="float" office:value="9192" calcext:value-type="float">
            <text:p>9192</text:p>
          </table:table-cell>
          <table:table-cell office:value-type="string" calcext:value-type="string">
            <text:p>Delai_degre_ms:</text:p>
          </table:table-cell>
          <table:table-cell table:formula="of:=60000000/360/[.D33]" office:value-type="float" office:value="126.262626262626" calcext:value-type="float">
            <text:p>126,2626262626</text:p>
          </table:table-cell>
          <table:table-cell office:value-type="string" calcext:value-type="string">
            <text:p>Conversion délai :</text:p>
          </table:table-cell>
          <table:table-cell table:formula="of:=90 - ([.J33]/[.L33])" office:value-type="float" office:value="17.19936" calcext:value-type="float">
            <text:p>17,19936</text:p>
          </table:table-cell>
          <table:table-cell office:value-type="string" calcext:value-type="string">
            <text:p>Sans avance statique : </text:p>
          </table:table-cell>
          <table:table-cell table:formula="of:=[.N33]-17" office:value-type="float" office:value="0.199359999999999" calcext:value-type="float">
            <text:p>0,199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tesse: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Temps_ms:</text:p>
          </table:table-cell>
          <table:table-cell table:formula="of:=[.L34]*90" office:value-type="float" office:value="11029.4117647059" calcext:value-type="float">
            <text:p>11029,4117647059</text:p>
          </table:table-cell>
          <table:table-cell office:value-type="string" calcext:value-type="string">
            <text:p>Delai_etincelle:</text:p>
          </table:table-cell>
          <table:table-cell office:value-type="float" office:value="8789" calcext:value-type="float">
            <text:p>8789</text:p>
          </table:table-cell>
          <table:table-cell office:value-type="string" calcext:value-type="string">
            <text:p>Délai corrigé :</text:p>
          </table:table-cell>
          <table:table-cell table:formula="of:=[.H34]+120" office:value-type="float" office:value="8909" calcext:value-type="float">
            <text:p>8909</text:p>
          </table:table-cell>
          <table:table-cell office:value-type="string" calcext:value-type="string">
            <text:p>Delai_degre_ms:</text:p>
          </table:table-cell>
          <table:table-cell table:formula="of:=60000000/360/[.D34]" office:value-type="float" office:value="122.549019607843" calcext:value-type="float">
            <text:p>122,5490196078</text:p>
          </table:table-cell>
          <table:table-cell office:value-type="string" calcext:value-type="string">
            <text:p>Conversion délai :</text:p>
          </table:table-cell>
          <table:table-cell table:formula="of:=90 - ([.J34]/[.L34])" office:value-type="float" office:value="17.30256" calcext:value-type="float">
            <text:p>17,30256</text:p>
          </table:table-cell>
          <table:table-cell office:value-type="string" calcext:value-type="string">
            <text:p>Sans avance statique : </text:p>
          </table:table-cell>
          <table:table-cell table:formula="of:=[.N34]-17" office:value-type="float" office:value="0.30256" calcext:value-type="float">
            <text:p>0,302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tesse: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Temps_ms:</text:p>
          </table:table-cell>
          <table:table-cell table:formula="of:=[.L35]*90" office:value-type="float" office:value="10714.2857142857" calcext:value-type="float">
            <text:p>10714,2857142857</text:p>
          </table:table-cell>
          <table:table-cell office:value-type="string" calcext:value-type="string">
            <text:p>Delai_etincelle:</text:p>
          </table:table-cell>
          <table:table-cell office:value-type="float" office:value="8523" calcext:value-type="float">
            <text:p>8523</text:p>
          </table:table-cell>
          <table:table-cell office:value-type="string" calcext:value-type="string">
            <text:p>Délai corrigé :</text:p>
          </table:table-cell>
          <table:table-cell table:formula="of:=[.H35]+120" office:value-type="float" office:value="8643" calcext:value-type="float">
            <text:p>8643</text:p>
          </table:table-cell>
          <table:table-cell office:value-type="string" calcext:value-type="string">
            <text:p>Delai_degre_ms:</text:p>
          </table:table-cell>
          <table:table-cell table:formula="of:=60000000/360/[.D35]" office:value-type="float" office:value="119.047619047619" calcext:value-type="float">
            <text:p>119,0476190476</text:p>
          </table:table-cell>
          <table:table-cell office:value-type="string" calcext:value-type="string">
            <text:p>Conversion délai :</text:p>
          </table:table-cell>
          <table:table-cell table:formula="of:=90 - ([.J35]/[.L35])" office:value-type="float" office:value="17.3988" calcext:value-type="float">
            <text:p>17,3988</text:p>
          </table:table-cell>
          <table:table-cell office:value-type="string" calcext:value-type="string">
            <text:p>Sans avance statique : </text:p>
          </table:table-cell>
          <table:table-cell table:formula="of:=[.N35]-17" office:value-type="float" office:value="0.398799999999994" calcext:value-type="float">
            <text:p>0,39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tesse: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Temps_ms:</text:p>
          </table:table-cell>
          <table:table-cell table:formula="of:=[.L36]*90" office:value-type="float" office:value="10416.6666666667" calcext:value-type="float">
            <text:p>10416,6666666667</text:p>
          </table:table-cell>
          <table:table-cell office:value-type="string" calcext:value-type="string">
            <text:p>Delai_etincelle: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Délai corrigé :</text:p>
          </table:table-cell>
          <table:table-cell table:formula="of:=[.H36]+120" office:value-type="float" office:value="8391" calcext:value-type="float">
            <text:p>8391</text:p>
          </table:table-cell>
          <table:table-cell office:value-type="string" calcext:value-type="string">
            <text:p>Delai_degre_ms:</text:p>
          </table:table-cell>
          <table:table-cell table:formula="of:=60000000/360/[.D36]" office:value-type="float" office:value="115.740740740741" calcext:value-type="float">
            <text:p>115,7407407407</text:p>
          </table:table-cell>
          <table:table-cell office:value-type="string" calcext:value-type="string">
            <text:p>Conversion délai :</text:p>
          </table:table-cell>
          <table:table-cell table:formula="of:=90 - ([.J36]/[.L36])" office:value-type="float" office:value="17.50176" calcext:value-type="float">
            <text:p>17,50176</text:p>
          </table:table-cell>
          <table:table-cell office:value-type="string" calcext:value-type="string">
            <text:p>Sans avance statique : </text:p>
          </table:table-cell>
          <table:table-cell table:formula="of:=[.N36]-17" office:value-type="float" office:value="0.50175999999999" calcext:value-type="float">
            <text:p>0,501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tesse: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Temps_ms:</text:p>
          </table:table-cell>
          <table:table-cell table:formula="of:=[.L37]*90" office:value-type="float" office:value="10135.1351351351" calcext:value-type="float">
            <text:p>10135,1351351351</text:p>
          </table:table-cell>
          <table:table-cell office:value-type="string" calcext:value-type="string">
            <text:p>Delai_etincelle: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Délai corrigé :</text:p>
          </table:table-cell>
          <table:table-cell table:formula="of:=[.H37]+120" office:value-type="float" office:value="8153" calcext:value-type="float">
            <text:p>8153</text:p>
          </table:table-cell>
          <table:table-cell office:value-type="string" calcext:value-type="string">
            <text:p>Delai_degre_ms:</text:p>
          </table:table-cell>
          <table:table-cell table:formula="of:=60000000/360/[.D37]" office:value-type="float" office:value="112.612612612613" calcext:value-type="float">
            <text:p>112,6126126126</text:p>
          </table:table-cell>
          <table:table-cell office:value-type="string" calcext:value-type="string">
            <text:p>Conversion délai :</text:p>
          </table:table-cell>
          <table:table-cell table:formula="of:=90 - ([.J37]/[.L37])" office:value-type="float" office:value="17.60136" calcext:value-type="float">
            <text:p>17,60136</text:p>
          </table:table-cell>
          <table:table-cell office:value-type="string" calcext:value-type="string">
            <text:p>Sans avance statique : </text:p>
          </table:table-cell>
          <table:table-cell table:formula="of:=[.N37]-17" office:value-type="float" office:value="0.60136" calcext:value-type="float">
            <text:p>0,601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tesse: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Temps_ms:</text:p>
          </table:table-cell>
          <table:table-cell table:formula="of:=[.L38]*90" office:value-type="float" office:value="9868.42105263158" calcext:value-type="float">
            <text:p>9868,4210526316</text:p>
          </table:table-cell>
          <table:table-cell office:value-type="string" calcext:value-type="string">
            <text:p>Delai_etincelle: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Délai corrigé :</text:p>
          </table:table-cell>
          <table:table-cell table:formula="of:=[.H38]+120" office:value-type="float" office:value="7928" calcext:value-type="float">
            <text:p>7928</text:p>
          </table:table-cell>
          <table:table-cell office:value-type="string" calcext:value-type="string">
            <text:p>Delai_degre_ms:</text:p>
          </table:table-cell>
          <table:table-cell table:formula="of:=60000000/360/[.D38]" office:value-type="float" office:value="109.649122807018" calcext:value-type="float">
            <text:p>109,649122807</text:p>
          </table:table-cell>
          <table:table-cell office:value-type="string" calcext:value-type="string">
            <text:p>Conversion délai :</text:p>
          </table:table-cell>
          <table:table-cell table:formula="of:=90 - ([.J38]/[.L38])" office:value-type="float" office:value="17.69664" calcext:value-type="float">
            <text:p>17,69664</text:p>
          </table:table-cell>
          <table:table-cell office:value-type="string" calcext:value-type="string">
            <text:p>Sans avance statique : </text:p>
          </table:table-cell>
          <table:table-cell table:formula="of:=[.N38]-17" office:value-type="float" office:value="0.696639999999988" calcext:value-type="float">
            <text:p>0,696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tesse: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Temps_ms:</text:p>
          </table:table-cell>
          <table:table-cell table:formula="of:=[.L39]*90" office:value-type="float" office:value="9615.38461538462" calcext:value-type="float">
            <text:p>9615,3846153846</text:p>
          </table:table-cell>
          <table:table-cell office:value-type="string" calcext:value-type="string">
            <text:p>Delai_etincelle: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Délai corrigé :</text:p>
          </table:table-cell>
          <table:table-cell table:formula="of:=[.H39]+120" office:value-type="float" office:value="7714" calcext:value-type="float">
            <text:p>7714</text:p>
          </table:table-cell>
          <table:table-cell office:value-type="string" calcext:value-type="string">
            <text:p>Delai_degre_ms:</text:p>
          </table:table-cell>
          <table:table-cell table:formula="of:=60000000/360/[.D39]" office:value-type="float" office:value="106.837606837607" calcext:value-type="float">
            <text:p>106,8376068376</text:p>
          </table:table-cell>
          <table:table-cell office:value-type="string" calcext:value-type="string">
            <text:p>Conversion délai :</text:p>
          </table:table-cell>
          <table:table-cell table:formula="of:=90 - ([.J39]/[.L39])" office:value-type="float" office:value="17.79696" calcext:value-type="float">
            <text:p>17,79696</text:p>
          </table:table-cell>
          <table:table-cell office:value-type="string" calcext:value-type="string">
            <text:p>Sans avance statique : </text:p>
          </table:table-cell>
          <table:table-cell table:formula="of:=[.N39]-17" office:value-type="float" office:value="0.796959999999999" calcext:value-type="float">
            <text:p>0,796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tesse: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emps_ms:</text:p>
          </table:table-cell>
          <table:table-cell table:formula="of:=[.L40]*90" office:value-type="float" office:value="9375" calcext:value-type="float">
            <text:p>9375</text:p>
          </table:table-cell>
          <table:table-cell office:value-type="string" calcext:value-type="string">
            <text:p>Delai_etincelle: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Délai corrigé :</text:p>
          </table:table-cell>
          <table:table-cell table:formula="of:=[.H40]+120" office:value-type="float" office:value="7511" calcext:value-type="float">
            <text:p>7511</text:p>
          </table:table-cell>
          <table:table-cell office:value-type="string" calcext:value-type="string">
            <text:p>Delai_degre_ms:</text:p>
          </table:table-cell>
          <table:table-cell table:formula="of:=60000000/360/[.D40]" office:value-type="float" office:value="104.166666666667" calcext:value-type="float">
            <text:p>104,1666666667</text:p>
          </table:table-cell>
          <table:table-cell office:value-type="string" calcext:value-type="string">
            <text:p>Conversion délai :</text:p>
          </table:table-cell>
          <table:table-cell table:formula="of:=90 - ([.J40]/[.L40])" office:value-type="float" office:value="17.8944" calcext:value-type="float">
            <text:p>17,8944</text:p>
          </table:table-cell>
          <table:table-cell office:value-type="string" calcext:value-type="string">
            <text:p>Sans avance statique : </text:p>
          </table:table-cell>
          <table:table-cell table:formula="of:=[.N40]-17" office:value-type="float" office:value="0.89439999999999" calcext:value-type="float">
            <text:p>0,89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tesse: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Temps_ms:</text:p>
          </table:table-cell>
          <table:table-cell table:formula="of:=[.L41]*90" office:value-type="float" office:value="9146.34146341463" calcext:value-type="float">
            <text:p>9146,3414634146</text:p>
          </table:table-cell>
          <table:table-cell office:value-type="string" calcext:value-type="string">
            <text:p>Delai_etincelle:</text:p>
          </table:table-cell>
          <table:table-cell office:value-type="float" office:value="7198" calcext:value-type="float">
            <text:p>7198</text:p>
          </table:table-cell>
          <table:table-cell office:value-type="string" calcext:value-type="string">
            <text:p>Délai corrigé :</text:p>
          </table:table-cell>
          <table:table-cell table:formula="of:=[.H41]+120" office:value-type="float" office:value="7318" calcext:value-type="float">
            <text:p>7318</text:p>
          </table:table-cell>
          <table:table-cell office:value-type="string" calcext:value-type="string">
            <text:p>Delai_degre_ms:</text:p>
          </table:table-cell>
          <table:table-cell table:formula="of:=60000000/360/[.D41]" office:value-type="float" office:value="101.626016260163" calcext:value-type="float">
            <text:p>101,6260162602</text:p>
          </table:table-cell>
          <table:table-cell office:value-type="string" calcext:value-type="string">
            <text:p>Conversion délai :</text:p>
          </table:table-cell>
          <table:table-cell table:formula="of:=90 - ([.J41]/[.L41])" office:value-type="float" office:value="17.99088" calcext:value-type="float">
            <text:p>17,99088</text:p>
          </table:table-cell>
          <table:table-cell office:value-type="string" calcext:value-type="string">
            <text:p>Sans avance statique : </text:p>
          </table:table-cell>
          <table:table-cell table:formula="of:=[.N41]-17" office:value-type="float" office:value="0.990880000000004" calcext:value-type="float">
            <text:p>0,990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tesse: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emps_ms:</text:p>
          </table:table-cell>
          <table:table-cell table:formula="of:=[.L42]*90" office:value-type="float" office:value="8928.57142857143" calcext:value-type="float">
            <text:p>8928,5714285714</text:p>
          </table:table-cell>
          <table:table-cell office:value-type="string" calcext:value-type="string">
            <text:p>Delai_etincelle: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Délai corrigé :</text:p>
          </table:table-cell>
          <table:table-cell table:formula="of:=[.H42]+120" office:value-type="float" office:value="7134" calcext:value-type="float">
            <text:p>7134</text:p>
          </table:table-cell>
          <table:table-cell office:value-type="string" calcext:value-type="string">
            <text:p>Delai_degre_ms:</text:p>
          </table:table-cell>
          <table:table-cell table:formula="of:=60000000/360/[.D42]" office:value-type="float" office:value="99.2063492063492" calcext:value-type="float">
            <text:p>99,2063492063</text:p>
          </table:table-cell>
          <table:table-cell office:value-type="string" calcext:value-type="string">
            <text:p>Conversion délai :</text:p>
          </table:table-cell>
          <table:table-cell table:formula="of:=90 - ([.J42]/[.L42])" office:value-type="float" office:value="18.08928" calcext:value-type="float">
            <text:p>18,08928</text:p>
          </table:table-cell>
          <table:table-cell office:value-type="string" calcext:value-type="string">
            <text:p>Sans avance statique : </text:p>
          </table:table-cell>
          <table:table-cell table:formula="of:=[.N42]-17" office:value-type="float" office:value="1.08928" calcext:value-type="float">
            <text:p>1,0892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tesse: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Temps_ms:</text:p>
          </table:table-cell>
          <table:table-cell table:formula="of:=[.L43]*90" office:value-type="float" office:value="8720.93023255814" calcext:value-type="float">
            <text:p>8720,9302325581</text:p>
          </table:table-cell>
          <table:table-cell office:value-type="string" calcext:value-type="string">
            <text:p>Delai_etincelle:</text:p>
          </table:table-cell>
          <table:table-cell office:value-type="float" office:value="6838" calcext:value-type="float">
            <text:p>6838</text:p>
          </table:table-cell>
          <table:table-cell office:value-type="string" calcext:value-type="string">
            <text:p>Délai corrigé :</text:p>
          </table:table-cell>
          <table:table-cell table:formula="of:=[.H43]+120" office:value-type="float" office:value="6958" calcext:value-type="float">
            <text:p>6958</text:p>
          </table:table-cell>
          <table:table-cell office:value-type="string" calcext:value-type="string">
            <text:p>Delai_degre_ms:</text:p>
          </table:table-cell>
          <table:table-cell table:formula="of:=60000000/360/[.D43]" office:value-type="float" office:value="96.8992248062015" calcext:value-type="float">
            <text:p>96,8992248062</text:p>
          </table:table-cell>
          <table:table-cell office:value-type="string" calcext:value-type="string">
            <text:p>Conversion délai :</text:p>
          </table:table-cell>
          <table:table-cell table:formula="of:=90 - ([.J43]/[.L43])" office:value-type="float" office:value="18.19344" calcext:value-type="float">
            <text:p>18,19344</text:p>
          </table:table-cell>
          <table:table-cell office:value-type="string" calcext:value-type="string">
            <text:p>Sans avance statique : </text:p>
          </table:table-cell>
          <table:table-cell table:formula="of:=[.N43]-17" office:value-type="float" office:value="1.19344" calcext:value-type="float">
            <text:p>1,193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itesse: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emps_ms:</text:p>
          </table:table-cell>
          <table:table-cell table:formula="of:=[.L44]*90" office:value-type="float" office:value="8522.72727272727" calcext:value-type="float">
            <text:p>8522,7272727273</text:p>
          </table:table-cell>
          <table:table-cell office:value-type="string" calcext:value-type="string">
            <text:p>Delai_etincelle:</text:p>
          </table:table-cell>
          <table:table-cell office:value-type="float" office:value="6671" calcext:value-type="float">
            <text:p>6671</text:p>
          </table:table-cell>
          <table:table-cell office:value-type="string" calcext:value-type="string">
            <text:p>Délai corrigé :</text:p>
          </table:table-cell>
          <table:table-cell table:formula="of:=[.H44]+120" office:value-type="float" office:value="6791" calcext:value-type="float">
            <text:p>6791</text:p>
          </table:table-cell>
          <table:table-cell office:value-type="string" calcext:value-type="string">
            <text:p>Delai_degre_ms:</text:p>
          </table:table-cell>
          <table:table-cell table:formula="of:=60000000/360/[.D44]" office:value-type="float" office:value="94.6969696969697" calcext:value-type="float">
            <text:p>94,696969697</text:p>
          </table:table-cell>
          <table:table-cell office:value-type="string" calcext:value-type="string">
            <text:p>Conversion délai :</text:p>
          </table:table-cell>
          <table:table-cell table:formula="of:=90 - ([.J44]/[.L44])" office:value-type="float" office:value="18.28704" calcext:value-type="float">
            <text:p>18,28704</text:p>
          </table:table-cell>
          <table:table-cell office:value-type="string" calcext:value-type="string">
            <text:p>Sans avance statique : </text:p>
          </table:table-cell>
          <table:table-cell table:formula="of:=[.N44]-17" office:value-type="float" office:value="1.28703999999999" calcext:value-type="float">
            <text:p>1,287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tesse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Temps_ms:</text:p>
          </table:table-cell>
          <table:table-cell table:formula="of:=[.L45]*90" office:value-type="float" office:value="8333.33333333333" calcext:value-type="float">
            <text:p>8333,3333333333</text:p>
          </table:table-cell>
          <table:table-cell office:value-type="string" calcext:value-type="string">
            <text:p>Delai_etincelle: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Délai corrigé :</text:p>
          </table:table-cell>
          <table:table-cell table:formula="of:=[.H45]+120" office:value-type="float" office:value="6631" calcext:value-type="float">
            <text:p>6631</text:p>
          </table:table-cell>
          <table:table-cell office:value-type="string" calcext:value-type="string">
            <text:p>Delai_degre_ms:</text:p>
          </table:table-cell>
          <table:table-cell table:formula="of:=60000000/360/[.D45]" office:value-type="float" office:value="92.5925925925926" calcext:value-type="float">
            <text:p>92,5925925926</text:p>
          </table:table-cell>
          <table:table-cell office:value-type="string" calcext:value-type="string">
            <text:p>Conversion délai :</text:p>
          </table:table-cell>
          <table:table-cell table:formula="of:=90 - ([.J45]/[.L45])" office:value-type="float" office:value="18.3852" calcext:value-type="float">
            <text:p>18,3852</text:p>
          </table:table-cell>
          <table:table-cell office:value-type="string" calcext:value-type="string">
            <text:p>Sans avance statique : </text:p>
          </table:table-cell>
          <table:table-cell table:formula="of:=[.N45]-17" office:value-type="float" office:value="1.3852" calcext:value-type="float">
            <text:p>1,38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itesse: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Temps_ms:</text:p>
          </table:table-cell>
          <table:table-cell table:formula="of:=[.L46]*90" office:value-type="float" office:value="8152.17391304348" calcext:value-type="float">
            <text:p>8152,1739130435</text:p>
          </table:table-cell>
          <table:table-cell office:value-type="string" calcext:value-type="string">
            <text:p>Delai_etincelle: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Délai corrigé :</text:p>
          </table:table-cell>
          <table:table-cell table:formula="of:=[.H46]+120" office:value-type="float" office:value="6477" calcext:value-type="float">
            <text:p>6477</text:p>
          </table:table-cell>
          <table:table-cell office:value-type="string" calcext:value-type="string">
            <text:p>Delai_degre_ms:</text:p>
          </table:table-cell>
          <table:table-cell table:formula="of:=60000000/360/[.D46]" office:value-type="float" office:value="90.5797101449275" calcext:value-type="float">
            <text:p>90,5797101449</text:p>
          </table:table-cell>
          <table:table-cell office:value-type="string" calcext:value-type="string">
            <text:p>Conversion délai :</text:p>
          </table:table-cell>
          <table:table-cell table:formula="of:=90 - ([.J46]/[.L46])" office:value-type="float" office:value="18.49392" calcext:value-type="float">
            <text:p>18,49392</text:p>
          </table:table-cell>
          <table:table-cell office:value-type="string" calcext:value-type="string">
            <text:p>Sans avance statique : </text:p>
          </table:table-cell>
          <table:table-cell table:formula="of:=[.N46]-17" office:value-type="float" office:value="1.49392" calcext:value-type="float">
            <text:p>1,493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itesse: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emps_ms:</text:p>
          </table:table-cell>
          <table:table-cell table:formula="of:=[.L47]*90" office:value-type="float" office:value="7978.72340425532" calcext:value-type="float">
            <text:p>7978,7234042553</text:p>
          </table:table-cell>
          <table:table-cell office:value-type="string" calcext:value-type="string">
            <text:p>Delai_etincelle: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Délai corrigé :</text:p>
          </table:table-cell>
          <table:table-cell table:formula="of:=[.H47]+120" office:value-type="float" office:value="6331" calcext:value-type="float">
            <text:p>6331</text:p>
          </table:table-cell>
          <table:table-cell office:value-type="string" calcext:value-type="string">
            <text:p>Delai_degre_ms:</text:p>
          </table:table-cell>
          <table:table-cell table:formula="of:=60000000/360/[.D47]" office:value-type="float" office:value="88.6524822695035" calcext:value-type="float">
            <text:p>88,6524822695</text:p>
          </table:table-cell>
          <table:table-cell office:value-type="string" calcext:value-type="string">
            <text:p>Conversion délai :</text:p>
          </table:table-cell>
          <table:table-cell table:formula="of:=90 - ([.J47]/[.L47])" office:value-type="float" office:value="18.58632" calcext:value-type="float">
            <text:p>18,58632</text:p>
          </table:table-cell>
          <table:table-cell office:value-type="string" calcext:value-type="string">
            <text:p>Sans avance statique : </text:p>
          </table:table-cell>
          <table:table-cell table:formula="of:=[.N47]-17" office:value-type="float" office:value="1.58631999999999" calcext:value-type="float">
            <text:p>1,586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tesse: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emps_ms:</text:p>
          </table:table-cell>
          <table:table-cell table:formula="of:=[.L48]*90" office:value-type="float" office:value="7812.5" calcext:value-type="float">
            <text:p>7812,5</text:p>
          </table:table-cell>
          <table:table-cell office:value-type="string" calcext:value-type="string">
            <text:p>Delai_etincelle: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Délai corrigé :</text:p>
          </table:table-cell>
          <table:table-cell table:formula="of:=[.H48]+120" office:value-type="float" office:value="6191" calcext:value-type="float">
            <text:p>6191</text:p>
          </table:table-cell>
          <table:table-cell office:value-type="string" calcext:value-type="string">
            <text:p>Delai_degre_ms:</text:p>
          </table:table-cell>
          <table:table-cell table:formula="of:=60000000/360/[.D48]" office:value-type="float" office:value="86.8055555555556" calcext:value-type="float">
            <text:p>86,8055555556</text:p>
          </table:table-cell>
          <table:table-cell office:value-type="string" calcext:value-type="string">
            <text:p>Conversion délai :</text:p>
          </table:table-cell>
          <table:table-cell table:formula="of:=90 - ([.J48]/[.L48])" office:value-type="float" office:value="18.67968" calcext:value-type="float">
            <text:p>18,67968</text:p>
          </table:table-cell>
          <table:table-cell office:value-type="string" calcext:value-type="string">
            <text:p>Sans avance statique : </text:p>
          </table:table-cell>
          <table:table-cell table:formula="of:=[.N48]-17" office:value-type="float" office:value="1.67968" calcext:value-type="float">
            <text:p>1,679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tesse: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emps_ms:</text:p>
          </table:table-cell>
          <table:table-cell table:formula="of:=[.L49]*90" office:value-type="float" office:value="7653.0612244898" calcext:value-type="float">
            <text:p>7653,0612244898</text:p>
          </table:table-cell>
          <table:table-cell office:value-type="string" calcext:value-type="string">
            <text:p>Delai_etincelle: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Délai corrigé :</text:p>
          </table:table-cell>
          <table:table-cell table:formula="of:=[.H49]+120" office:value-type="float" office:value="6056" calcext:value-type="float">
            <text:p>6056</text:p>
          </table:table-cell>
          <table:table-cell office:value-type="string" calcext:value-type="string">
            <text:p>Delai_degre_ms:</text:p>
          </table:table-cell>
          <table:table-cell table:formula="of:=60000000/360/[.D49]" office:value-type="float" office:value="85.0340136054422" calcext:value-type="float">
            <text:p>85,0340136054</text:p>
          </table:table-cell>
          <table:table-cell office:value-type="string" calcext:value-type="string">
            <text:p>Conversion délai :</text:p>
          </table:table-cell>
          <table:table-cell table:formula="of:=90 - ([.J49]/[.L49])" office:value-type="float" office:value="18.78144" calcext:value-type="float">
            <text:p>18,78144</text:p>
          </table:table-cell>
          <table:table-cell office:value-type="string" calcext:value-type="string">
            <text:p>Sans avance statique : </text:p>
          </table:table-cell>
          <table:table-cell table:formula="of:=[.N49]-17" office:value-type="float" office:value="1.78143999999999" calcext:value-type="float">
            <text:p>1,781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tesse: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emps_ms:</text:p>
          </table:table-cell>
          <table:table-cell table:formula="of:=[.L50]*90" office:value-type="float" office:value="7500" calcext:value-type="float">
            <text:p>7500</text:p>
          </table:table-cell>
          <table:table-cell office:value-type="string" calcext:value-type="string">
            <text:p>Delai_etincelle: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Délai corrigé :</text:p>
          </table:table-cell>
          <table:table-cell table:formula="of:=[.H50]+120" office:value-type="float" office:value="5926" calcext:value-type="float">
            <text:p>5926</text:p>
          </table:table-cell>
          <table:table-cell office:value-type="string" calcext:value-type="string">
            <text:p>Delai_degre_ms:</text:p>
          </table:table-cell>
          <table:table-cell table:formula="of:=60000000/360/[.D50]" office:value-type="float" office:value="83.3333333333333" calcext:value-type="float">
            <text:p>83,3333333333</text:p>
          </table:table-cell>
          <table:table-cell office:value-type="string" calcext:value-type="string">
            <text:p>Conversion délai :</text:p>
          </table:table-cell>
          <table:table-cell table:formula="of:=90 - ([.J50]/[.L50])" office:value-type="float" office:value="18.888" calcext:value-type="float">
            <text:p>18,888</text:p>
          </table:table-cell>
          <table:table-cell office:value-type="string" calcext:value-type="string">
            <text:p>Sans avance statique : </text:p>
          </table:table-cell>
          <table:table-cell table:formula="of:=[.N50]-17" office:value-type="float" office:value="1.88799999999999" calcext:value-type="float">
            <text:p>1,8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tesse: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emps_ms:</text:p>
          </table:table-cell>
          <table:table-cell table:formula="of:=[.L51]*90" office:value-type="float" office:value="7352.94117647059" calcext:value-type="float">
            <text:p>7352,9411764706</text:p>
          </table:table-cell>
          <table:table-cell office:value-type="string" calcext:value-type="string">
            <text:p>Delai_etincelle: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Délai corrigé :</text:p>
          </table:table-cell>
          <table:table-cell table:formula="of:=[.H51]+120" office:value-type="float" office:value="5802" calcext:value-type="float">
            <text:p>5802</text:p>
          </table:table-cell>
          <table:table-cell office:value-type="string" calcext:value-type="string">
            <text:p>Delai_degre_ms:</text:p>
          </table:table-cell>
          <table:table-cell table:formula="of:=60000000/360/[.D51]" office:value-type="float" office:value="81.6993464052288" calcext:value-type="float">
            <text:p>81,6993464052</text:p>
          </table:table-cell>
          <table:table-cell office:value-type="string" calcext:value-type="string">
            <text:p>Conversion délai :</text:p>
          </table:table-cell>
          <table:table-cell table:formula="of:=90 - ([.J51]/[.L51])" office:value-type="float" office:value="18.98352" calcext:value-type="float">
            <text:p>18,98352</text:p>
          </table:table-cell>
          <table:table-cell office:value-type="string" calcext:value-type="string">
            <text:p>Sans avance statique : </text:p>
          </table:table-cell>
          <table:table-cell table:formula="of:=[.N51]-17" office:value-type="float" office:value="1.98352" calcext:value-type="float">
            <text:p>1,98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itesse: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Temps_ms:</text:p>
          </table:table-cell>
          <table:table-cell table:formula="of:=[.L52]*90" office:value-type="float" office:value="7211.53846153846" calcext:value-type="float">
            <text:p>7211,5384615385</text:p>
          </table:table-cell>
          <table:table-cell office:value-type="string" calcext:value-type="string">
            <text:p>Delai_etincelle: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Délai corrigé :</text:p>
          </table:table-cell>
          <table:table-cell table:formula="of:=[.H52]+120" office:value-type="float" office:value="5683" calcext:value-type="float">
            <text:p>5683</text:p>
          </table:table-cell>
          <table:table-cell office:value-type="string" calcext:value-type="string">
            <text:p>Delai_degre_ms:</text:p>
          </table:table-cell>
          <table:table-cell table:formula="of:=60000000/360/[.D52]" office:value-type="float" office:value="80.1282051282051" calcext:value-type="float">
            <text:p>80,1282051282</text:p>
          </table:table-cell>
          <table:table-cell office:value-type="string" calcext:value-type="string">
            <text:p>Conversion délai :</text:p>
          </table:table-cell>
          <table:table-cell table:formula="of:=90 - ([.J52]/[.L52])" office:value-type="float" office:value="19.07616" calcext:value-type="float">
            <text:p>19,07616</text:p>
          </table:table-cell>
          <table:table-cell office:value-type="string" calcext:value-type="string">
            <text:p>Sans avance statique : </text:p>
          </table:table-cell>
          <table:table-cell table:formula="of:=[.N52]-17" office:value-type="float" office:value="2.07616" calcext:value-type="float">
            <text:p>2,076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itesse: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Temps_ms:</text:p>
          </table:table-cell>
          <table:table-cell table:formula="of:=[.L53]*90" office:value-type="float" office:value="7075.47169811321" calcext:value-type="float">
            <text:p>7075,4716981132</text:p>
          </table:table-cell>
          <table:table-cell office:value-type="string" calcext:value-type="string">
            <text:p>Delai_etincelle: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Délai corrigé :</text:p>
          </table:table-cell>
          <table:table-cell table:formula="of:=[.H53]+120" office:value-type="float" office:value="5569" calcext:value-type="float">
            <text:p>5569</text:p>
          </table:table-cell>
          <table:table-cell office:value-type="string" calcext:value-type="string">
            <text:p>Delai_degre_ms:</text:p>
          </table:table-cell>
          <table:table-cell table:formula="of:=60000000/360/[.D53]" office:value-type="float" office:value="78.6163522012579" calcext:value-type="float">
            <text:p>78,6163522013</text:p>
          </table:table-cell>
          <table:table-cell office:value-type="string" calcext:value-type="string">
            <text:p>Conversion délai :</text:p>
          </table:table-cell>
          <table:table-cell table:formula="of:=90 - ([.J53]/[.L53])" office:value-type="float" office:value="19.16232" calcext:value-type="float">
            <text:p>19,16232</text:p>
          </table:table-cell>
          <table:table-cell office:value-type="string" calcext:value-type="string">
            <text:p>Sans avance statique : </text:p>
          </table:table-cell>
          <table:table-cell table:formula="of:=[.N53]-17" office:value-type="float" office:value="2.16231999999999" calcext:value-type="float">
            <text:p>2,162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itesse: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Temps_ms:</text:p>
          </table:table-cell>
          <table:table-cell table:formula="of:=[.L54]*90" office:value-type="float" office:value="6944.44444444444" calcext:value-type="float">
            <text:p>6944,4444444445</text:p>
          </table:table-cell>
          <table:table-cell office:value-type="string" calcext:value-type="string">
            <text:p>Delai_etincelle: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Délai corrigé :</text:p>
          </table:table-cell>
          <table:table-cell table:formula="of:=[.H54]+120" office:value-type="float" office:value="5459" calcext:value-type="float">
            <text:p>5459</text:p>
          </table:table-cell>
          <table:table-cell office:value-type="string" calcext:value-type="string">
            <text:p>Delai_degre_ms:</text:p>
          </table:table-cell>
          <table:table-cell table:formula="of:=60000000/360/[.D54]" office:value-type="float" office:value="77.1604938271605" calcext:value-type="float">
            <text:p>77,1604938272</text:p>
          </table:table-cell>
          <table:table-cell office:value-type="string" calcext:value-type="string">
            <text:p>Conversion délai :</text:p>
          </table:table-cell>
          <table:table-cell table:formula="of:=90 - ([.J54]/[.L54])" office:value-type="float" office:value="19.25136" calcext:value-type="float">
            <text:p>19,25136</text:p>
          </table:table-cell>
          <table:table-cell office:value-type="string" calcext:value-type="string">
            <text:p>Sans avance statique : </text:p>
          </table:table-cell>
          <table:table-cell table:formula="of:=[.N54]-17" office:value-type="float" office:value="2.25136000000001" calcext:value-type="float">
            <text:p>2,251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itesse: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Temps_ms:</text:p>
          </table:table-cell>
          <table:table-cell table:formula="of:=[.L55]*90" office:value-type="float" office:value="6818.18181818182" calcext:value-type="float">
            <text:p>6818,1818181818</text:p>
          </table:table-cell>
          <table:table-cell office:value-type="string" calcext:value-type="string">
            <text:p>Delai_etincelle: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Délai corrigé :</text:p>
          </table:table-cell>
          <table:table-cell table:formula="of:=[.H55]+120" office:value-type="float" office:value="5353" calcext:value-type="float">
            <text:p>5353</text:p>
          </table:table-cell>
          <table:table-cell office:value-type="string" calcext:value-type="string">
            <text:p>Delai_degre_ms:</text:p>
          </table:table-cell>
          <table:table-cell table:formula="of:=60000000/360/[.D55]" office:value-type="float" office:value="75.7575757575758" calcext:value-type="float">
            <text:p>75,7575757576</text:p>
          </table:table-cell>
          <table:table-cell office:value-type="string" calcext:value-type="string">
            <text:p>Conversion délai :</text:p>
          </table:table-cell>
          <table:table-cell table:formula="of:=90 - ([.J55]/[.L55])" office:value-type="float" office:value="19.3404" calcext:value-type="float">
            <text:p>19,3404</text:p>
          </table:table-cell>
          <table:table-cell office:value-type="string" calcext:value-type="string">
            <text:p>Sans avance statique : </text:p>
          </table:table-cell>
          <table:table-cell table:formula="of:=[.N55]-17" office:value-type="float" office:value="2.34039999999999" calcext:value-type="float">
            <text:p>2,34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itesse: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Temps_ms:</text:p>
          </table:table-cell>
          <table:table-cell table:formula="of:=[.L56]*90" office:value-type="float" office:value="6696.42857142857" calcext:value-type="float">
            <text:p>6696,4285714286</text:p>
          </table:table-cell>
          <table:table-cell office:value-type="string" calcext:value-type="string">
            <text:p>Delai_etincelle: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Délai corrigé :</text:p>
          </table:table-cell>
          <table:table-cell table:formula="of:=[.H56]+120" office:value-type="float" office:value="5251" calcext:value-type="float">
            <text:p>5251</text:p>
          </table:table-cell>
          <table:table-cell office:value-type="string" calcext:value-type="string">
            <text:p>Delai_degre_ms:</text:p>
          </table:table-cell>
          <table:table-cell table:formula="of:=60000000/360/[.D56]" office:value-type="float" office:value="74.4047619047619" calcext:value-type="float">
            <text:p>74,4047619048</text:p>
          </table:table-cell>
          <table:table-cell office:value-type="string" calcext:value-type="string">
            <text:p>Conversion délai :</text:p>
          </table:table-cell>
          <table:table-cell table:formula="of:=90 - ([.J56]/[.L56])" office:value-type="float" office:value="19.42656" calcext:value-type="float">
            <text:p>19,42656</text:p>
          </table:table-cell>
          <table:table-cell office:value-type="string" calcext:value-type="string">
            <text:p>Sans avance statique : </text:p>
          </table:table-cell>
          <table:table-cell table:formula="of:=[.N56]-17" office:value-type="float" office:value="2.42655999999999" calcext:value-type="float">
            <text:p>2,426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itesse: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Temps_ms:</text:p>
          </table:table-cell>
          <table:table-cell table:formula="of:=[.L57]*90" office:value-type="float" office:value="6578.94736842105" calcext:value-type="float">
            <text:p>6578,9473684211</text:p>
          </table:table-cell>
          <table:table-cell office:value-type="string" calcext:value-type="string">
            <text:p>Delai_etincelle: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Délai corrigé :</text:p>
          </table:table-cell>
          <table:table-cell table:formula="of:=[.H57]+120" office:value-type="float" office:value="5152" calcext:value-type="float">
            <text:p>5152</text:p>
          </table:table-cell>
          <table:table-cell office:value-type="string" calcext:value-type="string">
            <text:p>Delai_degre_ms:</text:p>
          </table:table-cell>
          <table:table-cell table:formula="of:=60000000/360/[.D57]" office:value-type="float" office:value="73.0994152046784" calcext:value-type="float">
            <text:p>73,0994152047</text:p>
          </table:table-cell>
          <table:table-cell office:value-type="string" calcext:value-type="string">
            <text:p>Conversion délai :</text:p>
          </table:table-cell>
          <table:table-cell table:formula="of:=90 - ([.J57]/[.L57])" office:value-type="float" office:value="19.52064" calcext:value-type="float">
            <text:p>19,52064</text:p>
          </table:table-cell>
          <table:table-cell office:value-type="string" calcext:value-type="string">
            <text:p>Sans avance statique : </text:p>
          </table:table-cell>
          <table:table-cell table:formula="of:=[.N57]-17" office:value-type="float" office:value="2.52064" calcext:value-type="float">
            <text:p>2,520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tesse: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Temps_ms:</text:p>
          </table:table-cell>
          <table:table-cell table:formula="of:=[.L58]*90" office:value-type="float" office:value="6465.51724137931" calcext:value-type="float">
            <text:p>6465,5172413793</text:p>
          </table:table-cell>
          <table:table-cell office:value-type="string" calcext:value-type="string">
            <text:p>Delai_etincelle: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Délai corrigé :</text:p>
          </table:table-cell>
          <table:table-cell table:formula="of:=[.H58]+120" office:value-type="float" office:value="5057" calcext:value-type="float">
            <text:p>5057</text:p>
          </table:table-cell>
          <table:table-cell office:value-type="string" calcext:value-type="string">
            <text:p>Delai_degre_ms:</text:p>
          </table:table-cell>
          <table:table-cell table:formula="of:=60000000/360/[.D58]" office:value-type="float" office:value="71.8390804597701" calcext:value-type="float">
            <text:p>71,8390804598</text:p>
          </table:table-cell>
          <table:table-cell office:value-type="string" calcext:value-type="string">
            <text:p>Conversion délai :</text:p>
          </table:table-cell>
          <table:table-cell table:formula="of:=90 - ([.J58]/[.L58])" office:value-type="float" office:value="19.60656" calcext:value-type="float">
            <text:p>19,60656</text:p>
          </table:table-cell>
          <table:table-cell office:value-type="string" calcext:value-type="string">
            <text:p>Sans avance statique : </text:p>
          </table:table-cell>
          <table:table-cell table:formula="of:=[.N58]-17" office:value-type="float" office:value="2.60656" calcext:value-type="float">
            <text:p>2,606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itesse: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emps_ms:</text:p>
          </table:table-cell>
          <table:table-cell table:formula="of:=[.L59]*90" office:value-type="float" office:value="6355.93220338983" calcext:value-type="float">
            <text:p>6355,9322033898</text:p>
          </table:table-cell>
          <table:table-cell office:value-type="string" calcext:value-type="string">
            <text:p>Delai_etincelle: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Délai corrigé :</text:p>
          </table:table-cell>
          <table:table-cell table:formula="of:=[.H59]+120" office:value-type="float" office:value="4965" calcext:value-type="float">
            <text:p>4965</text:p>
          </table:table-cell>
          <table:table-cell office:value-type="string" calcext:value-type="string">
            <text:p>Delai_degre_ms:</text:p>
          </table:table-cell>
          <table:table-cell table:formula="of:=60000000/360/[.D59]" office:value-type="float" office:value="70.6214689265537" calcext:value-type="float">
            <text:p>70,6214689266</text:p>
          </table:table-cell>
          <table:table-cell office:value-type="string" calcext:value-type="string">
            <text:p>Conversion délai :</text:p>
          </table:table-cell>
          <table:table-cell table:formula="of:=90 - ([.J59]/[.L59])" office:value-type="float" office:value="19.6956" calcext:value-type="float">
            <text:p>19,6956</text:p>
          </table:table-cell>
          <table:table-cell office:value-type="string" calcext:value-type="string">
            <text:p>Sans avance statique : </text:p>
          </table:table-cell>
          <table:table-cell table:formula="of:=[.N59]-17" office:value-type="float" office:value="2.6956" calcext:value-type="float">
            <text:p>2,69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tesse: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Temps_ms:</text:p>
          </table:table-cell>
          <table:table-cell table:formula="of:=[.L60]*90" office:value-type="float" office:value="6250" calcext:value-type="float">
            <text:p>6250</text:p>
          </table:table-cell>
          <table:table-cell office:value-type="string" calcext:value-type="string">
            <text:p>Delai_etincelle:</text:p>
          </table:table-cell>
          <table:table-cell office:value-type="float" office:value="4756" calcext:value-type="float">
            <text:p>4756</text:p>
          </table:table-cell>
          <table:table-cell office:value-type="string" calcext:value-type="string">
            <text:p>Délai corrigé :</text:p>
          </table:table-cell>
          <table:table-cell table:formula="of:=[.H60]+120" office:value-type="float" office:value="4876" calcext:value-type="float">
            <text:p>4876</text:p>
          </table:table-cell>
          <table:table-cell office:value-type="string" calcext:value-type="string">
            <text:p>Delai_degre_ms:</text:p>
          </table:table-cell>
          <table:table-cell table:formula="of:=60000000/360/[.D60]" office:value-type="float" office:value="69.4444444444444" calcext:value-type="float">
            <text:p>69,4444444444</text:p>
          </table:table-cell>
          <table:table-cell office:value-type="string" calcext:value-type="string">
            <text:p>Conversion délai :</text:p>
          </table:table-cell>
          <table:table-cell table:formula="of:=90 - ([.J60]/[.L60])" office:value-type="float" office:value="19.7856" calcext:value-type="float">
            <text:p>19,7856</text:p>
          </table:table-cell>
          <table:table-cell office:value-type="string" calcext:value-type="string">
            <text:p>Sans avance statique : </text:p>
          </table:table-cell>
          <table:table-cell table:formula="of:=[.N60]-17" office:value-type="float" office:value="2.7856" calcext:value-type="float">
            <text:p>2,78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itesse: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Temps_ms:</text:p>
          </table:table-cell>
          <table:table-cell table:formula="of:=[.L61]*90" office:value-type="float" office:value="6147.54098360656" calcext:value-type="float">
            <text:p>6147,5409836066</text:p>
          </table:table-cell>
          <table:table-cell office:value-type="string" calcext:value-type="string">
            <text:p>Delai_etincelle: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Délai corrigé :</text:p>
          </table:table-cell>
          <table:table-cell table:formula="of:=[.H61]+120" office:value-type="float" office:value="4790" calcext:value-type="float">
            <text:p>4790</text:p>
          </table:table-cell>
          <table:table-cell office:value-type="string" calcext:value-type="string">
            <text:p>Delai_degre_ms:</text:p>
          </table:table-cell>
          <table:table-cell table:formula="of:=60000000/360/[.D61]" office:value-type="float" office:value="68.3060109289617" calcext:value-type="float">
            <text:p>68,306010929</text:p>
          </table:table-cell>
          <table:table-cell office:value-type="string" calcext:value-type="string">
            <text:p>Conversion délai :</text:p>
          </table:table-cell>
          <table:table-cell table:formula="of:=90 - ([.J61]/[.L61])" office:value-type="float" office:value="19.8744" calcext:value-type="float">
            <text:p>19,8744</text:p>
          </table:table-cell>
          <table:table-cell office:value-type="string" calcext:value-type="string">
            <text:p>Sans avance statique : </text:p>
          </table:table-cell>
          <table:table-cell table:formula="of:=[.N61]-17" office:value-type="float" office:value="2.87439999999999" calcext:value-type="float">
            <text:p>2,87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itesse: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Temps_ms:</text:p>
          </table:table-cell>
          <table:table-cell table:formula="of:=[.L62]*90" office:value-type="float" office:value="6048.38709677419" calcext:value-type="float">
            <text:p>6048,3870967742</text:p>
          </table:table-cell>
          <table:table-cell office:value-type="string" calcext:value-type="string">
            <text:p>Delai_etincelle: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Délai corrigé :</text:p>
          </table:table-cell>
          <table:table-cell table:formula="of:=[.H62]+120" office:value-type="float" office:value="4707" calcext:value-type="float">
            <text:p>4707</text:p>
          </table:table-cell>
          <table:table-cell office:value-type="string" calcext:value-type="string">
            <text:p>Delai_degre_ms:</text:p>
          </table:table-cell>
          <table:table-cell table:formula="of:=60000000/360/[.D62]" office:value-type="float" office:value="67.2043010752688" calcext:value-type="float">
            <text:p>67,2043010753</text:p>
          </table:table-cell>
          <table:table-cell office:value-type="string" calcext:value-type="string">
            <text:p>Conversion délai :</text:p>
          </table:table-cell>
          <table:table-cell table:formula="of:=90 - ([.J62]/[.L62])" office:value-type="float" office:value="19.95984" calcext:value-type="float">
            <text:p>19,95984</text:p>
          </table:table-cell>
          <table:table-cell office:value-type="string" calcext:value-type="string">
            <text:p>Sans avance statique : </text:p>
          </table:table-cell>
          <table:table-cell table:formula="of:=[.N62]-17" office:value-type="float" office:value="2.95984" calcext:value-type="float">
            <text:p>2,959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itesse: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Temps_ms:</text:p>
          </table:table-cell>
          <table:table-cell table:formula="of:=[.L63]*90" office:value-type="float" office:value="5952.38095238095" calcext:value-type="float">
            <text:p>5952,380952381</text:p>
          </table:table-cell>
          <table:table-cell office:value-type="string" calcext:value-type="string">
            <text:p>Delai_etincelle: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Délai corrigé :</text:p>
          </table:table-cell>
          <table:table-cell table:formula="of:=[.H63]+120" office:value-type="float" office:value="4626" calcext:value-type="float">
            <text:p>4626</text:p>
          </table:table-cell>
          <table:table-cell office:value-type="string" calcext:value-type="string">
            <text:p>Delai_degre_ms:</text:p>
          </table:table-cell>
          <table:table-cell table:formula="of:=60000000/360/[.D63]" office:value-type="float" office:value="66.1375661375661" calcext:value-type="float">
            <text:p>66,1375661376</text:p>
          </table:table-cell>
          <table:table-cell office:value-type="string" calcext:value-type="string">
            <text:p>Conversion délai :</text:p>
          </table:table-cell>
          <table:table-cell table:formula="of:=90 - ([.J63]/[.L63])" office:value-type="float" office:value="20.05488" calcext:value-type="float">
            <text:p>20,05488</text:p>
          </table:table-cell>
          <table:table-cell office:value-type="string" calcext:value-type="string">
            <text:p>Sans avance statique : </text:p>
          </table:table-cell>
          <table:table-cell table:formula="of:=[.N63]-17" office:value-type="float" office:value="3.05488" calcext:value-type="float">
            <text:p>3,054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itesse: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emps_ms:</text:p>
          </table:table-cell>
          <table:table-cell table:formula="of:=[.L64]*90" office:value-type="float" office:value="5859.375" calcext:value-type="float">
            <text:p>5859,375</text:p>
          </table:table-cell>
          <table:table-cell office:value-type="string" calcext:value-type="string">
            <text:p>Delai_etincelle:</text:p>
          </table:table-cell>
          <table:table-cell office:value-type="float" office:value="4428" calcext:value-type="float">
            <text:p>4428</text:p>
          </table:table-cell>
          <table:table-cell office:value-type="string" calcext:value-type="string">
            <text:p>Délai corrigé :</text:p>
          </table:table-cell>
          <table:table-cell table:formula="of:=[.H64]+120" office:value-type="float" office:value="4548" calcext:value-type="float">
            <text:p>4548</text:p>
          </table:table-cell>
          <table:table-cell office:value-type="string" calcext:value-type="string">
            <text:p>Delai_degre_ms:</text:p>
          </table:table-cell>
          <table:table-cell table:formula="of:=60000000/360/[.D64]" office:value-type="float" office:value="65.1041666666667" calcext:value-type="float">
            <text:p>65,1041666667</text:p>
          </table:table-cell>
          <table:table-cell office:value-type="string" calcext:value-type="string">
            <text:p>Conversion délai :</text:p>
          </table:table-cell>
          <table:table-cell table:formula="of:=90 - ([.J64]/[.L64])" office:value-type="float" office:value="20.14272" calcext:value-type="float">
            <text:p>20,14272</text:p>
          </table:table-cell>
          <table:table-cell office:value-type="string" calcext:value-type="string">
            <text:p>Sans avance statique : </text:p>
          </table:table-cell>
          <table:table-cell table:formula="of:=[.N64]-17" office:value-type="float" office:value="3.14271999999998" calcext:value-type="float">
            <text:p>3,14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itesse: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emps_ms:</text:p>
          </table:table-cell>
          <table:table-cell table:formula="of:=[.L65]*90" office:value-type="float" office:value="5769.23076923077" calcext:value-type="float">
            <text:p>5769,2307692308</text:p>
          </table:table-cell>
          <table:table-cell office:value-type="string" calcext:value-type="string">
            <text:p>Delai_etincelle:</text:p>
          </table:table-cell>
          <table:table-cell office:value-type="float" office:value="4352" calcext:value-type="float">
            <text:p>4352</text:p>
          </table:table-cell>
          <table:table-cell office:value-type="string" calcext:value-type="string">
            <text:p>Délai corrigé :</text:p>
          </table:table-cell>
          <table:table-cell table:formula="of:=[.H65]+120" office:value-type="float" office:value="4472" calcext:value-type="float">
            <text:p>4472</text:p>
          </table:table-cell>
          <table:table-cell office:value-type="string" calcext:value-type="string">
            <text:p>Delai_degre_ms:</text:p>
          </table:table-cell>
          <table:table-cell table:formula="of:=60000000/360/[.D65]" office:value-type="float" office:value="64.1025641025641" calcext:value-type="float">
            <text:p>64,1025641026</text:p>
          </table:table-cell>
          <table:table-cell office:value-type="string" calcext:value-type="string">
            <text:p>Conversion délai :</text:p>
          </table:table-cell>
          <table:table-cell table:formula="of:=90 - ([.J65]/[.L65])" office:value-type="float" office:value="20.2368" calcext:value-type="float">
            <text:p>20,2368</text:p>
          </table:table-cell>
          <table:table-cell office:value-type="string" calcext:value-type="string">
            <text:p>Sans avance statique : </text:p>
          </table:table-cell>
          <table:table-cell table:formula="of:=[.N65]-17" office:value-type="float" office:value="3.2368" calcext:value-type="float">
            <text:p>3,23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itesse: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Temps_ms:</text:p>
          </table:table-cell>
          <table:table-cell table:formula="of:=[.L66]*90" office:value-type="float" office:value="5681.81818181818" calcext:value-type="float">
            <text:p>5681,8181818182</text:p>
          </table:table-cell>
          <table:table-cell office:value-type="string" calcext:value-type="string">
            <text:p>Delai_etincelle: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Délai corrigé :</text:p>
          </table:table-cell>
          <table:table-cell table:formula="of:=[.H66]+120" office:value-type="float" office:value="4399" calcext:value-type="float">
            <text:p>4399</text:p>
          </table:table-cell>
          <table:table-cell office:value-type="string" calcext:value-type="string">
            <text:p>Delai_degre_ms:</text:p>
          </table:table-cell>
          <table:table-cell table:formula="of:=60000000/360/[.D66]" office:value-type="float" office:value="63.1313131313131" calcext:value-type="float">
            <text:p>63,1313131313</text:p>
          </table:table-cell>
          <table:table-cell office:value-type="string" calcext:value-type="string">
            <text:p>Conversion délai :</text:p>
          </table:table-cell>
          <table:table-cell table:formula="of:=90 - ([.J66]/[.L66])" office:value-type="float" office:value="20.31984" calcext:value-type="float">
            <text:p>20,31984</text:p>
          </table:table-cell>
          <table:table-cell office:value-type="string" calcext:value-type="string">
            <text:p>Sans avance statique : </text:p>
          </table:table-cell>
          <table:table-cell table:formula="of:=[.N66]-17" office:value-type="float" office:value="3.31984" calcext:value-type="float">
            <text:p>3,319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itesse: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Temps_ms:</text:p>
          </table:table-cell>
          <table:table-cell table:formula="of:=[.L67]*90" office:value-type="float" office:value="5597.01492537313" calcext:value-type="float">
            <text:p>5597,0149253731</text:p>
          </table:table-cell>
          <table:table-cell office:value-type="string" calcext:value-type="string">
            <text:p>Delai_etincelle: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Délai corrigé :</text:p>
          </table:table-cell>
          <table:table-cell table:formula="of:=[.H67]+120" office:value-type="float" office:value="4328" calcext:value-type="float">
            <text:p>4328</text:p>
          </table:table-cell>
          <table:table-cell office:value-type="string" calcext:value-type="string">
            <text:p>Delai_degre_ms:</text:p>
          </table:table-cell>
          <table:table-cell table:formula="of:=60000000/360/[.D67]" office:value-type="float" office:value="62.1890547263682" calcext:value-type="float">
            <text:p>62,1890547264</text:p>
          </table:table-cell>
          <table:table-cell office:value-type="string" calcext:value-type="string">
            <text:p>Conversion délai :</text:p>
          </table:table-cell>
          <table:table-cell table:formula="of:=90 - ([.J67]/[.L67])" office:value-type="float" office:value="20.40576" calcext:value-type="float">
            <text:p>20,40576</text:p>
          </table:table-cell>
          <table:table-cell office:value-type="string" calcext:value-type="string">
            <text:p>Sans avance statique : </text:p>
          </table:table-cell>
          <table:table-cell table:formula="of:=[.N67]-17" office:value-type="float" office:value="3.40576" calcext:value-type="float">
            <text:p>3,405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itesse: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Temps_ms:</text:p>
          </table:table-cell>
          <table:table-cell table:formula="of:=[.L68]*90" office:value-type="float" office:value="5514.70588235294" calcext:value-type="float">
            <text:p>5514,7058823529</text:p>
          </table:table-cell>
          <table:table-cell office:value-type="string" calcext:value-type="string">
            <text:p>Delai_etincelle: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Délai corrigé :</text:p>
          </table:table-cell>
          <table:table-cell table:formula="of:=[.H68]+120" office:value-type="float" office:value="4259" calcext:value-type="float">
            <text:p>4259</text:p>
          </table:table-cell>
          <table:table-cell office:value-type="string" calcext:value-type="string">
            <text:p>Delai_degre_ms:</text:p>
          </table:table-cell>
          <table:table-cell table:formula="of:=60000000/360/[.D68]" office:value-type="float" office:value="61.2745098039216" calcext:value-type="float">
            <text:p>61,2745098039</text:p>
          </table:table-cell>
          <table:table-cell office:value-type="string" calcext:value-type="string">
            <text:p>Conversion délai :</text:p>
          </table:table-cell>
          <table:table-cell table:formula="of:=90 - ([.J68]/[.L68])" office:value-type="float" office:value="20.49312" calcext:value-type="float">
            <text:p>20,49312</text:p>
          </table:table-cell>
          <table:table-cell office:value-type="string" calcext:value-type="string">
            <text:p>Sans avance statique : </text:p>
          </table:table-cell>
          <table:table-cell table:formula="of:=[.N68]-17" office:value-type="float" office:value="3.49312" calcext:value-type="float">
            <text:p>3,493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itesse: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Temps_ms:</text:p>
          </table:table-cell>
          <table:table-cell table:formula="of:=[.L69]*90" office:value-type="float" office:value="5434.78260869565" calcext:value-type="float">
            <text:p>5434,7826086957</text:p>
          </table:table-cell>
          <table:table-cell office:value-type="string" calcext:value-type="string">
            <text:p>Delai_etincelle: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Délai corrigé :</text:p>
          </table:table-cell>
          <table:table-cell table:formula="of:=[.H69]+120" office:value-type="float" office:value="4192" calcext:value-type="float">
            <text:p>4192</text:p>
          </table:table-cell>
          <table:table-cell office:value-type="string" calcext:value-type="string">
            <text:p>Delai_degre_ms:</text:p>
          </table:table-cell>
          <table:table-cell table:formula="of:=60000000/360/[.D69]" office:value-type="float" office:value="60.3864734299517" calcext:value-type="float">
            <text:p>60,38647343</text:p>
          </table:table-cell>
          <table:table-cell office:value-type="string" calcext:value-type="string">
            <text:p>Conversion délai :</text:p>
          </table:table-cell>
          <table:table-cell table:formula="of:=90 - ([.J69]/[.L69])" office:value-type="float" office:value="20.58048" calcext:value-type="float">
            <text:p>20,58048</text:p>
          </table:table-cell>
          <table:table-cell office:value-type="string" calcext:value-type="string">
            <text:p>Sans avance statique : </text:p>
          </table:table-cell>
          <table:table-cell table:formula="of:=[.N69]-17" office:value-type="float" office:value="3.58047999999999" calcext:value-type="float">
            <text:p>3,580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tesse: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emps_ms:</text:p>
          </table:table-cell>
          <table:table-cell table:formula="of:=[.L70]*90" office:value-type="float" office:value="5357.14285714286" calcext:value-type="float">
            <text:p>5357,1428571429</text:p>
          </table:table-cell>
          <table:table-cell office:value-type="string" calcext:value-type="string">
            <text:p>Delai_etincelle: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Délai corrigé :</text:p>
          </table:table-cell>
          <table:table-cell table:formula="of:=[.H70]+120" office:value-type="float" office:value="4126" calcext:value-type="float">
            <text:p>4126</text:p>
          </table:table-cell>
          <table:table-cell office:value-type="string" calcext:value-type="string">
            <text:p>Delai_degre_ms:</text:p>
          </table:table-cell>
          <table:table-cell table:formula="of:=60000000/360/[.D70]" office:value-type="float" office:value="59.5238095238095" calcext:value-type="float">
            <text:p>59,5238095238</text:p>
          </table:table-cell>
          <table:table-cell office:value-type="string" calcext:value-type="string">
            <text:p>Conversion délai :</text:p>
          </table:table-cell>
          <table:table-cell table:formula="of:=90 - ([.J70]/[.L70])" office:value-type="float" office:value="20.6832" calcext:value-type="float">
            <text:p>20,6832</text:p>
          </table:table-cell>
          <table:table-cell office:value-type="string" calcext:value-type="string">
            <text:p>Sans avance statique : </text:p>
          </table:table-cell>
          <table:table-cell table:formula="of:=[.N70]-17" office:value-type="float" office:value="3.6832" calcext:value-type="float">
            <text:p>3,68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tesse: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Temps_ms:</text:p>
          </table:table-cell>
          <table:table-cell table:formula="of:=[.L71]*90" office:value-type="float" office:value="5281.69014084507" calcext:value-type="float">
            <text:p>5281,6901408451</text:p>
          </table:table-cell>
          <table:table-cell office:value-type="string" calcext:value-type="string">
            <text:p>Delai_etincelle: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Délai corrigé :</text:p>
          </table:table-cell>
          <table:table-cell table:formula="of:=[.H71]+120" office:value-type="float" office:value="4063" calcext:value-type="float">
            <text:p>4063</text:p>
          </table:table-cell>
          <table:table-cell office:value-type="string" calcext:value-type="string">
            <text:p>Delai_degre_ms:</text:p>
          </table:table-cell>
          <table:table-cell table:formula="of:=60000000/360/[.D71]" office:value-type="float" office:value="58.6854460093897" calcext:value-type="float">
            <text:p>58,6854460094</text:p>
          </table:table-cell>
          <table:table-cell office:value-type="string" calcext:value-type="string">
            <text:p>Conversion délai :</text:p>
          </table:table-cell>
          <table:table-cell table:formula="of:=90 - ([.J71]/[.L71])" office:value-type="float" office:value="20.76648" calcext:value-type="float">
            <text:p>20,76648</text:p>
          </table:table-cell>
          <table:table-cell office:value-type="string" calcext:value-type="string">
            <text:p>Sans avance statique : </text:p>
          </table:table-cell>
          <table:table-cell table:formula="of:=[.N71]-17" office:value-type="float" office:value="3.76647999999999" calcext:value-type="float">
            <text:p>3,766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itesse: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Temps_ms:</text:p>
          </table:table-cell>
          <table:table-cell table:formula="of:=[.L72]*90" office:value-type="float" office:value="5208.33333333333" calcext:value-type="float">
            <text:p>5208,3333333333</text:p>
          </table:table-cell>
          <table:table-cell office:value-type="string" calcext:value-type="string">
            <text:p>Delai_etincelle: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Délai corrigé :</text:p>
          </table:table-cell>
          <table:table-cell table:formula="of:=[.H72]+120" office:value-type="float" office:value="4001" calcext:value-type="float">
            <text:p>4001</text:p>
          </table:table-cell>
          <table:table-cell office:value-type="string" calcext:value-type="string">
            <text:p>Delai_degre_ms:</text:p>
          </table:table-cell>
          <table:table-cell table:formula="of:=60000000/360/[.D72]" office:value-type="float" office:value="57.8703703703704" calcext:value-type="float">
            <text:p>57,8703703704</text:p>
          </table:table-cell>
          <table:table-cell office:value-type="string" calcext:value-type="string">
            <text:p>Conversion délai :</text:p>
          </table:table-cell>
          <table:table-cell table:formula="of:=90 - ([.J72]/[.L72])" office:value-type="float" office:value="20.86272" calcext:value-type="float">
            <text:p>20,86272</text:p>
          </table:table-cell>
          <table:table-cell office:value-type="string" calcext:value-type="string">
            <text:p>Sans avance statique : </text:p>
          </table:table-cell>
          <table:table-cell table:formula="of:=[.N72]-17" office:value-type="float" office:value="3.86272" calcext:value-type="float">
            <text:p>3,86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tesse: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Temps_ms:</text:p>
          </table:table-cell>
          <table:table-cell table:formula="of:=[.L73]*90" office:value-type="float" office:value="5136.98630136986" calcext:value-type="float">
            <text:p>5136,9863013699</text:p>
          </table:table-cell>
          <table:table-cell office:value-type="string" calcext:value-type="string">
            <text:p>Delai_etincelle: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Délai corrigé :</text:p>
          </table:table-cell>
          <table:table-cell table:formula="of:=[.H73]+120" office:value-type="float" office:value="3941" calcext:value-type="float">
            <text:p>3941</text:p>
          </table:table-cell>
          <table:table-cell office:value-type="string" calcext:value-type="string">
            <text:p>Delai_degre_ms:</text:p>
          </table:table-cell>
          <table:table-cell table:formula="of:=60000000/360/[.D73]" office:value-type="float" office:value="57.0776255707763" calcext:value-type="float">
            <text:p>57,0776255708</text:p>
          </table:table-cell>
          <table:table-cell office:value-type="string" calcext:value-type="string">
            <text:p>Conversion délai :</text:p>
          </table:table-cell>
          <table:table-cell table:formula="of:=90 - ([.J73]/[.L73])" office:value-type="float" office:value="20.95368" calcext:value-type="float">
            <text:p>20,95368</text:p>
          </table:table-cell>
          <table:table-cell office:value-type="string" calcext:value-type="string">
            <text:p>Sans avance statique : </text:p>
          </table:table-cell>
          <table:table-cell table:formula="of:=[.N73]-17" office:value-type="float" office:value="3.95368000000001" calcext:value-type="float">
            <text:p>3,953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Vitesse: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Temps_ms:</text:p>
          </table:table-cell>
          <table:table-cell table:formula="of:=[.L74]*90" office:value-type="float" office:value="5067.56756756757" calcext:value-type="float">
            <text:p>5067,5675675676</text:p>
          </table:table-cell>
          <table:table-cell office:value-type="string" calcext:value-type="string">
            <text:p>Delai_etincelle: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Délai corrigé :</text:p>
          </table:table-cell>
          <table:table-cell table:formula="of:=[.H74]+120" office:value-type="float" office:value="3883" calcext:value-type="float">
            <text:p>3883</text:p>
          </table:table-cell>
          <table:table-cell office:value-type="string" calcext:value-type="string">
            <text:p>Delai_degre_ms:</text:p>
          </table:table-cell>
          <table:table-cell table:formula="of:=60000000/360/[.D74]" office:value-type="float" office:value="56.3063063063063" calcext:value-type="float">
            <text:p>56,3063063063</text:p>
          </table:table-cell>
          <table:table-cell office:value-type="string" calcext:value-type="string">
            <text:p>Conversion délai :</text:p>
          </table:table-cell>
          <table:table-cell table:formula="of:=90 - ([.J74]/[.L74])" office:value-type="float" office:value="21.03792" calcext:value-type="float">
            <text:p>21,03792</text:p>
          </table:table-cell>
          <table:table-cell office:value-type="string" calcext:value-type="string">
            <text:p>Sans avance statique : </text:p>
          </table:table-cell>
          <table:table-cell table:formula="of:=[.N74]-17" office:value-type="float" office:value="4.03792" calcext:value-type="float">
            <text:p>4,037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itesse: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mps_ms:</text:p>
          </table:table-cell>
          <table:table-cell table:formula="of:=[.L75]*90" office:value-type="float" office:value="5000" calcext:value-type="float">
            <text:p>5000</text:p>
          </table:table-cell>
          <table:table-cell office:value-type="string" calcext:value-type="string">
            <text:p>Delai_etincelle: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Délai corrigé :</text:p>
          </table:table-cell>
          <table:table-cell table:formula="of:=[.H75]+120" office:value-type="float" office:value="3827" calcext:value-type="float">
            <text:p>3827</text:p>
          </table:table-cell>
          <table:table-cell office:value-type="string" calcext:value-type="string">
            <text:p>Delai_degre_ms:</text:p>
          </table:table-cell>
          <table:table-cell table:formula="of:=60000000/360/[.D75]" office:value-type="float" office:value="55.5555555555556" calcext:value-type="float">
            <text:p>55,5555555556</text:p>
          </table:table-cell>
          <table:table-cell office:value-type="string" calcext:value-type="string">
            <text:p>Conversion délai :</text:p>
          </table:table-cell>
          <table:table-cell table:formula="of:=90 - ([.J75]/[.L75])" office:value-type="float" office:value="21.114" calcext:value-type="float">
            <text:p>21,114</text:p>
          </table:table-cell>
          <table:table-cell office:value-type="string" calcext:value-type="string">
            <text:p>Sans avance statique : </text:p>
          </table:table-cell>
          <table:table-cell table:formula="of:=[.N75]-17" office:value-type="float" office:value="4.11399999999999" calcext:value-type="float">
            <text:p>4,11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itesse: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Temps_ms:</text:p>
          </table:table-cell>
          <table:table-cell table:formula="of:=[.L76]*90" office:value-type="float" office:value="4934.21052631579" calcext:value-type="float">
            <text:p>4934,2105263158</text:p>
          </table:table-cell>
          <table:table-cell office:value-type="string" calcext:value-type="string">
            <text:p>Delai_etincelle: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Délai corrigé :</text:p>
          </table:table-cell>
          <table:table-cell table:formula="of:=[.H76]+120" office:value-type="float" office:value="3771" calcext:value-type="float">
            <text:p>3771</text:p>
          </table:table-cell>
          <table:table-cell office:value-type="string" calcext:value-type="string">
            <text:p>Delai_degre_ms:</text:p>
          </table:table-cell>
          <table:table-cell table:formula="of:=60000000/360/[.D76]" office:value-type="float" office:value="54.8245614035088" calcext:value-type="float">
            <text:p>54,8245614035</text:p>
          </table:table-cell>
          <table:table-cell office:value-type="string" calcext:value-type="string">
            <text:p>Conversion délai :</text:p>
          </table:table-cell>
          <table:table-cell table:formula="of:=90 - ([.J76]/[.L76])" office:value-type="float" office:value="21.21696" calcext:value-type="float">
            <text:p>21,21696</text:p>
          </table:table-cell>
          <table:table-cell office:value-type="string" calcext:value-type="string">
            <text:p>Sans avance statique : </text:p>
          </table:table-cell>
          <table:table-cell table:formula="of:=[.N76]-17" office:value-type="float" office:value="4.21696" calcext:value-type="float">
            <text:p>4,216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itesse: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emps_ms:</text:p>
          </table:table-cell>
          <table:table-cell table:formula="of:=[.L77]*90" office:value-type="float" office:value="4870.12987012987" calcext:value-type="float">
            <text:p>4870,1298701299</text:p>
          </table:table-cell>
          <table:table-cell office:value-type="string" calcext:value-type="string">
            <text:p>Delai_etincelle: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Délai corrigé :</text:p>
          </table:table-cell>
          <table:table-cell table:formula="of:=[.H77]+120" office:value-type="float" office:value="3718" calcext:value-type="float">
            <text:p>3718</text:p>
          </table:table-cell>
          <table:table-cell office:value-type="string" calcext:value-type="string">
            <text:p>Delai_degre_ms:</text:p>
          </table:table-cell>
          <table:table-cell table:formula="of:=60000000/360/[.D77]" office:value-type="float" office:value="54.1125541125541" calcext:value-type="float">
            <text:p>54,1125541126</text:p>
          </table:table-cell>
          <table:table-cell office:value-type="string" calcext:value-type="string">
            <text:p>Conversion délai :</text:p>
          </table:table-cell>
          <table:table-cell table:formula="of:=90 - ([.J77]/[.L77])" office:value-type="float" office:value="21.29136" calcext:value-type="float">
            <text:p>21,29136</text:p>
          </table:table-cell>
          <table:table-cell office:value-type="string" calcext:value-type="string">
            <text:p>Sans avance statique : </text:p>
          </table:table-cell>
          <table:table-cell table:formula="of:=[.N77]-17" office:value-type="float" office:value="4.29136" calcext:value-type="float">
            <text:p>4,291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tesse: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Temps_ms:</text:p>
          </table:table-cell>
          <table:table-cell table:formula="of:=[.L78]*90" office:value-type="float" office:value="4807.69230769231" calcext:value-type="float">
            <text:p>4807,6923076923</text:p>
          </table:table-cell>
          <table:table-cell office:value-type="string" calcext:value-type="string">
            <text:p>Delai_etincelle: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Délai corrigé :</text:p>
          </table:table-cell>
          <table:table-cell table:formula="of:=[.H78]+120" office:value-type="float" office:value="3665" calcext:value-type="float">
            <text:p>3665</text:p>
          </table:table-cell>
          <table:table-cell office:value-type="string" calcext:value-type="string">
            <text:p>Delai_degre_ms:</text:p>
          </table:table-cell>
          <table:table-cell table:formula="of:=60000000/360/[.D78]" office:value-type="float" office:value="53.4188034188034" calcext:value-type="float">
            <text:p>53,4188034188</text:p>
          </table:table-cell>
          <table:table-cell office:value-type="string" calcext:value-type="string">
            <text:p>Conversion délai :</text:p>
          </table:table-cell>
          <table:table-cell table:formula="of:=90 - ([.J78]/[.L78])" office:value-type="float" office:value="21.3912" calcext:value-type="float">
            <text:p>21,3912</text:p>
          </table:table-cell>
          <table:table-cell office:value-type="string" calcext:value-type="string">
            <text:p>Sans avance statique : </text:p>
          </table:table-cell>
          <table:table-cell table:formula="of:=[.N78]-17" office:value-type="float" office:value="4.3912" calcext:value-type="float">
            <text:p>4,39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itesse: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Temps_ms:</text:p>
          </table:table-cell>
          <table:table-cell table:formula="of:=[.L79]*90" office:value-type="float" office:value="4746.83544303797" calcext:value-type="float">
            <text:p>4746,835443038</text:p>
          </table:table-cell>
          <table:table-cell office:value-type="string" calcext:value-type="string">
            <text:p>Delai_etincelle: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Délai corrigé :</text:p>
          </table:table-cell>
          <table:table-cell table:formula="of:=[.H79]+120" office:value-type="float" office:value="3614" calcext:value-type="float">
            <text:p>3614</text:p>
          </table:table-cell>
          <table:table-cell office:value-type="string" calcext:value-type="string">
            <text:p>Delai_degre_ms:</text:p>
          </table:table-cell>
          <table:table-cell table:formula="of:=60000000/360/[.D79]" office:value-type="float" office:value="52.7426160337553" calcext:value-type="float">
            <text:p>52,7426160338</text:p>
          </table:table-cell>
          <table:table-cell office:value-type="string" calcext:value-type="string">
            <text:p>Conversion délai :</text:p>
          </table:table-cell>
          <table:table-cell table:formula="of:=90 - ([.J79]/[.L79])" office:value-type="float" office:value="21.47856" calcext:value-type="float">
            <text:p>21,47856</text:p>
          </table:table-cell>
          <table:table-cell office:value-type="string" calcext:value-type="string">
            <text:p>Sans avance statique : </text:p>
          </table:table-cell>
          <table:table-cell table:formula="of:=[.N79]-17" office:value-type="float" office:value="4.47855999999999" calcext:value-type="float">
            <text:p>4,478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tesse: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mps_ms:</text:p>
          </table:table-cell>
          <table:table-cell table:formula="of:=[.L80]*90" office:value-type="float" office:value="4687.5" calcext:value-type="float">
            <text:p>4687,5</text:p>
          </table:table-cell>
          <table:table-cell office:value-type="string" calcext:value-type="string">
            <text:p>Delai_etincelle: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Délai corrigé :</text:p>
          </table:table-cell>
          <table:table-cell table:formula="of:=[.H80]+120" office:value-type="float" office:value="3564" calcext:value-type="float">
            <text:p>3564</text:p>
          </table:table-cell>
          <table:table-cell office:value-type="string" calcext:value-type="string">
            <text:p>Delai_degre_ms:</text:p>
          </table:table-cell>
          <table:table-cell table:formula="of:=60000000/360/[.D80]" office:value-type="float" office:value="52.0833333333333" calcext:value-type="float">
            <text:p>52,0833333333</text:p>
          </table:table-cell>
          <table:table-cell office:value-type="string" calcext:value-type="string">
            <text:p>Conversion délai :</text:p>
          </table:table-cell>
          <table:table-cell table:formula="of:=90 - ([.J80]/[.L80])" office:value-type="float" office:value="21.5712" calcext:value-type="float">
            <text:p>21,5712</text:p>
          </table:table-cell>
          <table:table-cell office:value-type="string" calcext:value-type="string">
            <text:p>Sans avance statique : </text:p>
          </table:table-cell>
          <table:table-cell table:formula="of:=[.N80]-17" office:value-type="float" office:value="4.57119999999999" calcext:value-type="float">
            <text:p>4,57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itesse: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Temps_ms:</text:p>
          </table:table-cell>
          <table:table-cell table:formula="of:=[.L81]*90" office:value-type="float" office:value="4629.62962962963" calcext:value-type="float">
            <text:p>4629,6296296296</text:p>
          </table:table-cell>
          <table:table-cell office:value-type="string" calcext:value-type="string">
            <text:p>Delai_etincelle: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Délai corrigé :</text:p>
          </table:table-cell>
          <table:table-cell table:formula="of:=[.H81]+120" office:value-type="float" office:value="3516" calcext:value-type="float">
            <text:p>3516</text:p>
          </table:table-cell>
          <table:table-cell office:value-type="string" calcext:value-type="string">
            <text:p>Delai_degre_ms:</text:p>
          </table:table-cell>
          <table:table-cell table:formula="of:=60000000/360/[.D81]" office:value-type="float" office:value="51.440329218107" calcext:value-type="float">
            <text:p>51,4403292181</text:p>
          </table:table-cell>
          <table:table-cell office:value-type="string" calcext:value-type="string">
            <text:p>Conversion délai :</text:p>
          </table:table-cell>
          <table:table-cell table:formula="of:=90 - ([.J81]/[.L81])" office:value-type="float" office:value="21.64896" calcext:value-type="float">
            <text:p>21,64896</text:p>
          </table:table-cell>
          <table:table-cell office:value-type="string" calcext:value-type="string">
            <text:p>Sans avance statique : </text:p>
          </table:table-cell>
          <table:table-cell table:formula="of:=[.N81]-17" office:value-type="float" office:value="4.64896" calcext:value-type="float">
            <text:p>4,648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itesse: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Temps_ms:</text:p>
          </table:table-cell>
          <table:table-cell table:formula="of:=[.L82]*90" office:value-type="float" office:value="4573.17073170732" calcext:value-type="float">
            <text:p>4573,1707317073</text:p>
          </table:table-cell>
          <table:table-cell office:value-type="string" calcext:value-type="string">
            <text:p>Delai_etincelle: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Délai corrigé :</text:p>
          </table:table-cell>
          <table:table-cell table:formula="of:=[.H82]+120" office:value-type="float" office:value="3468" calcext:value-type="float">
            <text:p>3468</text:p>
          </table:table-cell>
          <table:table-cell office:value-type="string" calcext:value-type="string">
            <text:p>Delai_degre_ms:</text:p>
          </table:table-cell>
          <table:table-cell table:formula="of:=60000000/360/[.D82]" office:value-type="float" office:value="50.8130081300813" calcext:value-type="float">
            <text:p>50,8130081301</text:p>
          </table:table-cell>
          <table:table-cell office:value-type="string" calcext:value-type="string">
            <text:p>Conversion délai :</text:p>
          </table:table-cell>
          <table:table-cell table:formula="of:=90 - ([.J82]/[.L82])" office:value-type="float" office:value="21.74976" calcext:value-type="float">
            <text:p>21,74976</text:p>
          </table:table-cell>
          <table:table-cell office:value-type="string" calcext:value-type="string">
            <text:p>Sans avance statique : </text:p>
          </table:table-cell>
          <table:table-cell table:formula="of:=[.N82]-17" office:value-type="float" office:value="4.74976" calcext:value-type="float">
            <text:p>4,749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esse: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emps_ms:</text:p>
          </table:table-cell>
          <table:table-cell table:formula="of:=[.L83]*90" office:value-type="float" office:value="4518.07228915663" calcext:value-type="float">
            <text:p>4518,0722891566</text:p>
          </table:table-cell>
          <table:table-cell office:value-type="string" calcext:value-type="string">
            <text:p>Delai_etincelle: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Délai corrigé :</text:p>
          </table:table-cell>
          <table:table-cell table:formula="of:=[.H83]+120" office:value-type="float" office:value="3422" calcext:value-type="float">
            <text:p>3422</text:p>
          </table:table-cell>
          <table:table-cell office:value-type="string" calcext:value-type="string">
            <text:p>Delai_degre_ms:</text:p>
          </table:table-cell>
          <table:table-cell table:formula="of:=60000000/360/[.D83]" office:value-type="float" office:value="50.2008032128514" calcext:value-type="float">
            <text:p>50,2008032129</text:p>
          </table:table-cell>
          <table:table-cell office:value-type="string" calcext:value-type="string">
            <text:p>Conversion délai :</text:p>
          </table:table-cell>
          <table:table-cell table:formula="of:=90 - ([.J83]/[.L83])" office:value-type="float" office:value="21.83376" calcext:value-type="float">
            <text:p>21,83376</text:p>
          </table:table-cell>
          <table:table-cell office:value-type="string" calcext:value-type="string">
            <text:p>Sans avance statique : </text:p>
          </table:table-cell>
          <table:table-cell table:formula="of:=[.N83]-17" office:value-type="float" office:value="4.83376" calcext:value-type="float">
            <text:p>4,833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itesse: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Temps_ms:</text:p>
          </table:table-cell>
          <table:table-cell table:formula="of:=[.L84]*90" office:value-type="float" office:value="4464.28571428571" calcext:value-type="float">
            <text:p>4464,2857142857</text:p>
          </table:table-cell>
          <table:table-cell office:value-type="string" calcext:value-type="string">
            <text:p>Delai_etincelle: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Délai corrigé :</text:p>
          </table:table-cell>
          <table:table-cell table:formula="of:=[.H84]+120" office:value-type="float" office:value="3377" calcext:value-type="float">
            <text:p>3377</text:p>
          </table:table-cell>
          <table:table-cell office:value-type="string" calcext:value-type="string">
            <text:p>Delai_degre_ms:</text:p>
          </table:table-cell>
          <table:table-cell table:formula="of:=60000000/360/[.D84]" office:value-type="float" office:value="49.6031746031746" calcext:value-type="float">
            <text:p>49,6031746032</text:p>
          </table:table-cell>
          <table:table-cell office:value-type="string" calcext:value-type="string">
            <text:p>Conversion délai :</text:p>
          </table:table-cell>
          <table:table-cell table:formula="of:=90 - ([.J84]/[.L84])" office:value-type="float" office:value="21.91968" calcext:value-type="float">
            <text:p>21,91968</text:p>
          </table:table-cell>
          <table:table-cell office:value-type="string" calcext:value-type="string">
            <text:p>Sans avance statique : </text:p>
          </table:table-cell>
          <table:table-cell table:formula="of:=[.N84]-17" office:value-type="float" office:value="4.91968" calcext:value-type="float">
            <text:p>4,919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itesse: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mps_ms:</text:p>
          </table:table-cell>
          <table:table-cell table:formula="of:=[.L85]*90" office:value-type="float" office:value="4411.76470588235" calcext:value-type="float">
            <text:p>4411,7647058824</text:p>
          </table:table-cell>
          <table:table-cell office:value-type="string" calcext:value-type="string">
            <text:p>Delai_etincelle: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Délai corrigé :</text:p>
          </table:table-cell>
          <table:table-cell table:formula="of:=[.H85]+120" office:value-type="float" office:value="3333" calcext:value-type="float">
            <text:p>3333</text:p>
          </table:table-cell>
          <table:table-cell office:value-type="string" calcext:value-type="string">
            <text:p>Delai_degre_ms:</text:p>
          </table:table-cell>
          <table:table-cell table:formula="of:=60000000/360/[.D85]" office:value-type="float" office:value="49.0196078431373" calcext:value-type="float">
            <text:p>49,0196078431</text:p>
          </table:table-cell>
          <table:table-cell office:value-type="string" calcext:value-type="string">
            <text:p>Conversion délai :</text:p>
          </table:table-cell>
          <table:table-cell table:formula="of:=90 - ([.J85]/[.L85])" office:value-type="float" office:value="22.0068" calcext:value-type="float">
            <text:p>22,0068</text:p>
          </table:table-cell>
          <table:table-cell office:value-type="string" calcext:value-type="string">
            <text:p>Sans avance statique : </text:p>
          </table:table-cell>
          <table:table-cell table:formula="of:=[.N85]-17" office:value-type="float" office:value="5.0068" calcext:value-type="float">
            <text:p>5,00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itesse: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Temps_ms:</text:p>
          </table:table-cell>
          <table:table-cell table:formula="of:=[.L86]*90" office:value-type="float" office:value="4360.46511627907" calcext:value-type="float">
            <text:p>4360,4651162791</text:p>
          </table:table-cell>
          <table:table-cell office:value-type="string" calcext:value-type="string">
            <text:p>Delai_etincelle: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Délai corrigé :</text:p>
          </table:table-cell>
          <table:table-cell table:formula="of:=[.H86]+120" office:value-type="float" office:value="3288" calcext:value-type="float">
            <text:p>3288</text:p>
          </table:table-cell>
          <table:table-cell office:value-type="string" calcext:value-type="string">
            <text:p>Delai_degre_ms:</text:p>
          </table:table-cell>
          <table:table-cell table:formula="of:=60000000/360/[.D86]" office:value-type="float" office:value="48.4496124031008" calcext:value-type="float">
            <text:p>48,4496124031</text:p>
          </table:table-cell>
          <table:table-cell office:value-type="string" calcext:value-type="string">
            <text:p>Conversion délai :</text:p>
          </table:table-cell>
          <table:table-cell table:formula="of:=90 - ([.J86]/[.L86])" office:value-type="float" office:value="22.13568" calcext:value-type="float">
            <text:p>22,13568</text:p>
          </table:table-cell>
          <table:table-cell office:value-type="string" calcext:value-type="string">
            <text:p>Sans avance statique : </text:p>
          </table:table-cell>
          <table:table-cell table:formula="of:=[.N86]-17" office:value-type="float" office:value="5.13567999999999" calcext:value-type="float">
            <text:p>5,135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itesse: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Temps_ms:</text:p>
          </table:table-cell>
          <table:table-cell table:formula="of:=[.L87]*90" office:value-type="float" office:value="4310.34482758621" calcext:value-type="float">
            <text:p>4310,3448275862</text:p>
          </table:table-cell>
          <table:table-cell office:value-type="string" calcext:value-type="string">
            <text:p>Delai_etincelle: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Délai corrigé :</text:p>
          </table:table-cell>
          <table:table-cell table:formula="of:=[.H87]+120" office:value-type="float" office:value="3245" calcext:value-type="float">
            <text:p>3245</text:p>
          </table:table-cell>
          <table:table-cell office:value-type="string" calcext:value-type="string">
            <text:p>Delai_degre_ms:</text:p>
          </table:table-cell>
          <table:table-cell table:formula="of:=60000000/360/[.D87]" office:value-type="float" office:value="47.8927203065134" calcext:value-type="float">
            <text:p>47,8927203065</text:p>
          </table:table-cell>
          <table:table-cell office:value-type="string" calcext:value-type="string">
            <text:p>Conversion délai :</text:p>
          </table:table-cell>
          <table:table-cell table:formula="of:=90 - ([.J87]/[.L87])" office:value-type="float" office:value="22.2444" calcext:value-type="float">
            <text:p>22,2444</text:p>
          </table:table-cell>
          <table:table-cell office:value-type="string" calcext:value-type="string">
            <text:p>Sans avance statique : </text:p>
          </table:table-cell>
          <table:table-cell table:formula="of:=[.N87]-17" office:value-type="float" office:value="5.24439999999998" calcext:value-type="float">
            <text:p>5,24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itesse: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Temps_ms:</text:p>
          </table:table-cell>
          <table:table-cell table:formula="of:=[.L88]*90" office:value-type="float" office:value="4261.36363636364" calcext:value-type="float">
            <text:p>4261,3636363636</text:p>
          </table:table-cell>
          <table:table-cell office:value-type="string" calcext:value-type="string">
            <text:p>Delai_etincelle: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Délai corrigé :</text:p>
          </table:table-cell>
          <table:table-cell table:formula="of:=[.H88]+120" office:value-type="float" office:value="3203" calcext:value-type="float">
            <text:p>3203</text:p>
          </table:table-cell>
          <table:table-cell office:value-type="string" calcext:value-type="string">
            <text:p>Delai_degre_ms:</text:p>
          </table:table-cell>
          <table:table-cell table:formula="of:=60000000/360/[.D88]" office:value-type="float" office:value="47.3484848484848" calcext:value-type="float">
            <text:p>47,3484848485</text:p>
          </table:table-cell>
          <table:table-cell office:value-type="string" calcext:value-type="string">
            <text:p>Conversion délai :</text:p>
          </table:table-cell>
          <table:table-cell table:formula="of:=90 - ([.J88]/[.L88])" office:value-type="float" office:value="22.35264" calcext:value-type="float">
            <text:p>22,35264</text:p>
          </table:table-cell>
          <table:table-cell office:value-type="string" calcext:value-type="string">
            <text:p>Sans avance statique : </text:p>
          </table:table-cell>
          <table:table-cell table:formula="of:=[.N88]-17" office:value-type="float" office:value="5.35263999999999" calcext:value-type="float">
            <text:p>5,352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itesse: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Temps_ms:</text:p>
          </table:table-cell>
          <table:table-cell table:formula="of:=[.L89]*90" office:value-type="float" office:value="4213.48314606742" calcext:value-type="float">
            <text:p>4213,4831460674</text:p>
          </table:table-cell>
          <table:table-cell office:value-type="string" calcext:value-type="string">
            <text:p>Delai_etincelle: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Délai corrigé :</text:p>
          </table:table-cell>
          <table:table-cell table:formula="of:=[.H89]+120" office:value-type="float" office:value="3161" calcext:value-type="float">
            <text:p>3161</text:p>
          </table:table-cell>
          <table:table-cell office:value-type="string" calcext:value-type="string">
            <text:p>Delai_degre_ms:</text:p>
          </table:table-cell>
          <table:table-cell table:formula="of:=60000000/360/[.D89]" office:value-type="float" office:value="46.8164794007491" calcext:value-type="float">
            <text:p>46,8164794007</text:p>
          </table:table-cell>
          <table:table-cell office:value-type="string" calcext:value-type="string">
            <text:p>Conversion délai :</text:p>
          </table:table-cell>
          <table:table-cell table:formula="of:=90 - ([.J89]/[.L89])" office:value-type="float" office:value="22.48104" calcext:value-type="float">
            <text:p>22,48104</text:p>
          </table:table-cell>
          <table:table-cell office:value-type="string" calcext:value-type="string">
            <text:p>Sans avance statique : </text:p>
          </table:table-cell>
          <table:table-cell table:formula="of:=[.N89]-17" office:value-type="float" office:value="5.48103999999999" calcext:value-type="float">
            <text:p>5,481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tesse: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Temps_ms:</text:p>
          </table:table-cell>
          <table:table-cell table:formula="of:=[.L90]*90" office:value-type="float" office:value="4166.66666666667" calcext:value-type="float">
            <text:p>4166,6666666667</text:p>
          </table:table-cell>
          <table:table-cell office:value-type="string" calcext:value-type="string">
            <text:p>Delai_etincelle: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Délai corrigé :</text:p>
          </table:table-cell>
          <table:table-cell table:formula="of:=[.H90]+120" office:value-type="float" office:value="3121" calcext:value-type="float">
            <text:p>3121</text:p>
          </table:table-cell>
          <table:table-cell office:value-type="string" calcext:value-type="string">
            <text:p>Delai_degre_ms:</text:p>
          </table:table-cell>
          <table:table-cell table:formula="of:=60000000/360/[.D90]" office:value-type="float" office:value="46.2962962962963" calcext:value-type="float">
            <text:p>46,2962962963</text:p>
          </table:table-cell>
          <table:table-cell office:value-type="string" calcext:value-type="string">
            <text:p>Conversion délai :</text:p>
          </table:table-cell>
          <table:table-cell table:formula="of:=90 - ([.J90]/[.L90])" office:value-type="float" office:value="22.5864" calcext:value-type="float">
            <text:p>22,5864</text:p>
          </table:table-cell>
          <table:table-cell office:value-type="string" calcext:value-type="string">
            <text:p>Sans avance statique : </text:p>
          </table:table-cell>
          <table:table-cell table:formula="of:=[.N90]-17" office:value-type="float" office:value="5.5864" calcext:value-type="float">
            <text:p>5,58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itesse: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Temps_ms:</text:p>
          </table:table-cell>
          <table:table-cell table:formula="of:=[.L91]*90" office:value-type="float" office:value="4120.87912087912" calcext:value-type="float">
            <text:p>4120,8791208791</text:p>
          </table:table-cell>
          <table:table-cell office:value-type="string" calcext:value-type="string">
            <text:p>Delai_etincelle: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Délai corrigé :</text:p>
          </table:table-cell>
          <table:table-cell table:formula="of:=[.H91]+120" office:value-type="float" office:value="3082" calcext:value-type="float">
            <text:p>3082</text:p>
          </table:table-cell>
          <table:table-cell office:value-type="string" calcext:value-type="string">
            <text:p>Delai_degre_ms:</text:p>
          </table:table-cell>
          <table:table-cell table:formula="of:=60000000/360/[.D91]" office:value-type="float" office:value="45.7875457875458" calcext:value-type="float">
            <text:p>45,7875457875</text:p>
          </table:table-cell>
          <table:table-cell office:value-type="string" calcext:value-type="string">
            <text:p>Conversion délai :</text:p>
          </table:table-cell>
          <table:table-cell table:formula="of:=90 - ([.J91]/[.L91])" office:value-type="float" office:value="22.68912" calcext:value-type="float">
            <text:p>22,68912</text:p>
          </table:table-cell>
          <table:table-cell office:value-type="string" calcext:value-type="string">
            <text:p>Sans avance statique : </text:p>
          </table:table-cell>
          <table:table-cell table:formula="of:=[.N91]-17" office:value-type="float" office:value="5.68912" calcext:value-type="float">
            <text:p>5,689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itesse: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Temps_ms:</text:p>
          </table:table-cell>
          <table:table-cell table:formula="of:=[.L92]*90" office:value-type="float" office:value="4076.08695652174" calcext:value-type="float">
            <text:p>4076,0869565217</text:p>
          </table:table-cell>
          <table:table-cell office:value-type="string" calcext:value-type="string">
            <text:p>Delai_etincelle: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Délai corrigé :</text:p>
          </table:table-cell>
          <table:table-cell table:formula="of:=[.H92]+120" office:value-type="float" office:value="3043" calcext:value-type="float">
            <text:p>3043</text:p>
          </table:table-cell>
          <table:table-cell office:value-type="string" calcext:value-type="string">
            <text:p>Delai_degre_ms:</text:p>
          </table:table-cell>
          <table:table-cell table:formula="of:=60000000/360/[.D92]" office:value-type="float" office:value="45.2898550724638" calcext:value-type="float">
            <text:p>45,2898550725</text:p>
          </table:table-cell>
          <table:table-cell office:value-type="string" calcext:value-type="string">
            <text:p>Conversion délai :</text:p>
          </table:table-cell>
          <table:table-cell table:formula="of:=90 - ([.J92]/[.L92])" office:value-type="float" office:value="22.81056" calcext:value-type="float">
            <text:p>22,81056</text:p>
          </table:table-cell>
          <table:table-cell office:value-type="string" calcext:value-type="string">
            <text:p>Sans avance statique : </text:p>
          </table:table-cell>
          <table:table-cell table:formula="of:=[.N92]-17" office:value-type="float" office:value="5.81056" calcext:value-type="float">
            <text:p>5,810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itesse: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Temps_ms:</text:p>
          </table:table-cell>
          <table:table-cell table:formula="of:=[.L93]*90" office:value-type="float" office:value="4032.25806451613" calcext:value-type="float">
            <text:p>4032,2580645161</text:p>
          </table:table-cell>
          <table:table-cell office:value-type="string" calcext:value-type="string">
            <text:p>Delai_etincelle: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Délai corrigé :</text:p>
          </table:table-cell>
          <table:table-cell table:formula="of:=[.H93]+120" office:value-type="float" office:value="3005" calcext:value-type="float">
            <text:p>3005</text:p>
          </table:table-cell>
          <table:table-cell office:value-type="string" calcext:value-type="string">
            <text:p>Delai_degre_ms:</text:p>
          </table:table-cell>
          <table:table-cell table:formula="of:=60000000/360/[.D93]" office:value-type="float" office:value="44.8028673835125" calcext:value-type="float">
            <text:p>44,8028673835</text:p>
          </table:table-cell>
          <table:table-cell office:value-type="string" calcext:value-type="string">
            <text:p>Conversion délai :</text:p>
          </table:table-cell>
          <table:table-cell table:formula="of:=90 - ([.J93]/[.L93])" office:value-type="float" office:value="22.9284" calcext:value-type="float">
            <text:p>22,9284</text:p>
          </table:table-cell>
          <table:table-cell office:value-type="string" calcext:value-type="string">
            <text:p>Sans avance statique : </text:p>
          </table:table-cell>
          <table:table-cell table:formula="of:=[.N93]-17" office:value-type="float" office:value="5.9284" calcext:value-type="float">
            <text:p>5,92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tesse: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emps_ms:</text:p>
          </table:table-cell>
          <table:table-cell table:formula="of:=[.L94]*90" office:value-type="float" office:value="3989.36170212766" calcext:value-type="float">
            <text:p>3989,3617021277</text:p>
          </table:table-cell>
          <table:table-cell office:value-type="string" calcext:value-type="string">
            <text:p>Delai_etincelle: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Délai corrigé :</text:p>
          </table:table-cell>
          <table:table-cell table:formula="of:=[.H94]+120" office:value-type="float" office:value="2968" calcext:value-type="float">
            <text:p>2968</text:p>
          </table:table-cell>
          <table:table-cell office:value-type="string" calcext:value-type="string">
            <text:p>Delai_degre_ms:</text:p>
          </table:table-cell>
          <table:table-cell table:formula="of:=60000000/360/[.D94]" office:value-type="float" office:value="44.3262411347518" calcext:value-type="float">
            <text:p>44,3262411348</text:p>
          </table:table-cell>
          <table:table-cell office:value-type="string" calcext:value-type="string">
            <text:p>Conversion délai :</text:p>
          </table:table-cell>
          <table:table-cell table:formula="of:=90 - ([.J94]/[.L94])" office:value-type="float" office:value="23.04192" calcext:value-type="float">
            <text:p>23,04192</text:p>
          </table:table-cell>
          <table:table-cell office:value-type="string" calcext:value-type="string">
            <text:p>Sans avance statique : </text:p>
          </table:table-cell>
          <table:table-cell table:formula="of:=[.N94]-17" office:value-type="float" office:value="6.04191999999999" calcext:value-type="float">
            <text:p>6,041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tesse: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Temps_ms:</text:p>
          </table:table-cell>
          <table:table-cell table:formula="of:=[.L95]*90" office:value-type="float" office:value="3947.36842105263" calcext:value-type="float">
            <text:p>3947,3684210526</text:p>
          </table:table-cell>
          <table:table-cell office:value-type="string" calcext:value-type="string">
            <text:p>Delai_etincelle: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Délai corrigé :</text:p>
          </table:table-cell>
          <table:table-cell table:formula="of:=[.H95]+120" office:value-type="float" office:value="2932" calcext:value-type="float">
            <text:p>2932</text:p>
          </table:table-cell>
          <table:table-cell office:value-type="string" calcext:value-type="string">
            <text:p>Delai_degre_ms:</text:p>
          </table:table-cell>
          <table:table-cell table:formula="of:=60000000/360/[.D95]" office:value-type="float" office:value="43.859649122807" calcext:value-type="float">
            <text:p>43,8596491228</text:p>
          </table:table-cell>
          <table:table-cell office:value-type="string" calcext:value-type="string">
            <text:p>Conversion délai :</text:p>
          </table:table-cell>
          <table:table-cell table:formula="of:=90 - ([.J95]/[.L95])" office:value-type="float" office:value="23.1504" calcext:value-type="float">
            <text:p>23,1504</text:p>
          </table:table-cell>
          <table:table-cell office:value-type="string" calcext:value-type="string">
            <text:p>Sans avance statique : </text:p>
          </table:table-cell>
          <table:table-cell table:formula="of:=[.N95]-17" office:value-type="float" office:value="6.15039999999999" calcext:value-type="float">
            <text:p>6,15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itesse: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Temps_ms:</text:p>
          </table:table-cell>
          <table:table-cell table:formula="of:=[.L96]*90" office:value-type="float" office:value="3906.25" calcext:value-type="float">
            <text:p>3906,25</text:p>
          </table:table-cell>
          <table:table-cell office:value-type="string" calcext:value-type="string">
            <text:p>Delai_etincelle: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Délai corrigé :</text:p>
          </table:table-cell>
          <table:table-cell table:formula="of:=[.H96]+120" office:value-type="float" office:value="2896" calcext:value-type="float">
            <text:p>2896</text:p>
          </table:table-cell>
          <table:table-cell office:value-type="string" calcext:value-type="string">
            <text:p>Delai_degre_ms:</text:p>
          </table:table-cell>
          <table:table-cell table:formula="of:=60000000/360/[.D96]" office:value-type="float" office:value="43.4027777777778" calcext:value-type="float">
            <text:p>43,4027777778</text:p>
          </table:table-cell>
          <table:table-cell office:value-type="string" calcext:value-type="string">
            <text:p>Conversion délai :</text:p>
          </table:table-cell>
          <table:table-cell table:formula="of:=90 - ([.J96]/[.L96])" office:value-type="float" office:value="23.27616" calcext:value-type="float">
            <text:p>23,27616</text:p>
          </table:table-cell>
          <table:table-cell office:value-type="string" calcext:value-type="string">
            <text:p>Sans avance statique : </text:p>
          </table:table-cell>
          <table:table-cell table:formula="of:=[.N96]-17" office:value-type="float" office:value="6.27616" calcext:value-type="float">
            <text:p>6,276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itesse: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Temps_ms:</text:p>
          </table:table-cell>
          <table:table-cell table:formula="of:=[.L97]*90" office:value-type="float" office:value="3865.9793814433" calcext:value-type="float">
            <text:p>3865,9793814433</text:p>
          </table:table-cell>
          <table:table-cell office:value-type="string" calcext:value-type="string">
            <text:p>Delai_etincelle: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Délai corrigé :</text:p>
          </table:table-cell>
          <table:table-cell table:formula="of:=[.H97]+120" office:value-type="float" office:value="2861" calcext:value-type="float">
            <text:p>2861</text:p>
          </table:table-cell>
          <table:table-cell office:value-type="string" calcext:value-type="string">
            <text:p>Delai_degre_ms:</text:p>
          </table:table-cell>
          <table:table-cell table:formula="of:=60000000/360/[.D97]" office:value-type="float" office:value="42.9553264604811" calcext:value-type="float">
            <text:p>42,9553264605</text:p>
          </table:table-cell>
          <table:table-cell office:value-type="string" calcext:value-type="string">
            <text:p>Conversion délai :</text:p>
          </table:table-cell>
          <table:table-cell table:formula="of:=90 - ([.J97]/[.L97])" office:value-type="float" office:value="23.39592" calcext:value-type="float">
            <text:p>23,39592</text:p>
          </table:table-cell>
          <table:table-cell office:value-type="string" calcext:value-type="string">
            <text:p>Sans avance statique : </text:p>
          </table:table-cell>
          <table:table-cell table:formula="of:=[.N97]-17" office:value-type="float" office:value="6.39591999999999" calcext:value-type="float">
            <text:p>6,395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Vitesse: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Temps_ms:</text:p>
          </table:table-cell>
          <table:table-cell table:formula="of:=[.L98]*90" office:value-type="float" office:value="3826.5306122449" calcext:value-type="float">
            <text:p>3826,5306122449</text:p>
          </table:table-cell>
          <table:table-cell office:value-type="string" calcext:value-type="string">
            <text:p>Delai_etincelle: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Délai corrigé :</text:p>
          </table:table-cell>
          <table:table-cell table:formula="of:=[.H98]+120" office:value-type="float" office:value="2827" calcext:value-type="float">
            <text:p>2827</text:p>
          </table:table-cell>
          <table:table-cell office:value-type="string" calcext:value-type="string">
            <text:p>Delai_degre_ms:</text:p>
          </table:table-cell>
          <table:table-cell table:formula="of:=60000000/360/[.D98]" office:value-type="float" office:value="42.5170068027211" calcext:value-type="float">
            <text:p>42,5170068027</text:p>
          </table:table-cell>
          <table:table-cell office:value-type="string" calcext:value-type="string">
            <text:p>Conversion délai :</text:p>
          </table:table-cell>
          <table:table-cell table:formula="of:=90 - ([.J98]/[.L98])" office:value-type="float" office:value="23.50896" calcext:value-type="float">
            <text:p>23,50896</text:p>
          </table:table-cell>
          <table:table-cell office:value-type="string" calcext:value-type="string">
            <text:p>Sans avance statique : </text:p>
          </table:table-cell>
          <table:table-cell table:formula="of:=[.N98]-17" office:value-type="float" office:value="6.50895999999999" calcext:value-type="float">
            <text:p>6,508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tesse: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Temps_ms:</text:p>
          </table:table-cell>
          <table:table-cell table:formula="of:=[.L99]*90" office:value-type="float" office:value="3787.87878787879" calcext:value-type="float">
            <text:p>3787,8787878788</text:p>
          </table:table-cell>
          <table:table-cell office:value-type="string" calcext:value-type="string">
            <text:p>Delai_etincelle: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élai corrigé :</text:p>
          </table:table-cell>
          <table:table-cell table:formula="of:=[.H99]+120" office:value-type="float" office:value="2794" calcext:value-type="float">
            <text:p>2794</text:p>
          </table:table-cell>
          <table:table-cell office:value-type="string" calcext:value-type="string">
            <text:p>Delai_degre_ms:</text:p>
          </table:table-cell>
          <table:table-cell table:formula="of:=60000000/360/[.D99]" office:value-type="float" office:value="42.0875420875421" calcext:value-type="float">
            <text:p>42,0875420875</text:p>
          </table:table-cell>
          <table:table-cell office:value-type="string" calcext:value-type="string">
            <text:p>Conversion délai :</text:p>
          </table:table-cell>
          <table:table-cell table:formula="of:=90 - ([.J99]/[.L99])" office:value-type="float" office:value="23.61456" calcext:value-type="float">
            <text:p>23,61456</text:p>
          </table:table-cell>
          <table:table-cell office:value-type="string" calcext:value-type="string">
            <text:p>Sans avance statique : </text:p>
          </table:table-cell>
          <table:table-cell table:formula="of:=[.N99]-17" office:value-type="float" office:value="6.61456" calcext:value-type="float">
            <text:p>6,614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tesse: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emps_ms:</text:p>
          </table:table-cell>
          <table:table-cell table:formula="of:=[.L100]*90" office:value-type="float" office:value="3750" calcext:value-type="float">
            <text:p>3750</text:p>
          </table:table-cell>
          <table:table-cell office:value-type="string" calcext:value-type="string">
            <text:p>Delai_etincelle: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élai corrigé :</text:p>
          </table:table-cell>
          <table:table-cell table:formula="of:=[.H100]+120" office:value-type="float" office:value="2761" calcext:value-type="float">
            <text:p>2761</text:p>
          </table:table-cell>
          <table:table-cell office:value-type="string" calcext:value-type="string">
            <text:p>Delai_degre_ms:</text:p>
          </table:table-cell>
          <table:table-cell table:formula="of:=60000000/360/[.D100]" office:value-type="float" office:value="41.6666666666667" calcext:value-type="float">
            <text:p>41,6666666667</text:p>
          </table:table-cell>
          <table:table-cell office:value-type="string" calcext:value-type="string">
            <text:p>Conversion délai :</text:p>
          </table:table-cell>
          <table:table-cell table:formula="of:=90 - ([.J100]/[.L100])" office:value-type="float" office:value="23.736" calcext:value-type="float">
            <text:p>23,736</text:p>
          </table:table-cell>
          <table:table-cell office:value-type="string" calcext:value-type="string">
            <text:p>Sans avance statique : </text:p>
          </table:table-cell>
          <table:table-cell table:formula="of:=[.N100]-17" office:value-type="float" office:value="6.73599999999999" calcext:value-type="float">
            <text:p>6,73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itesse: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Temps_ms:</text:p>
          </table:table-cell>
          <table:table-cell table:formula="of:=[.L101]*90" office:value-type="float" office:value="3712.87128712871" calcext:value-type="float">
            <text:p>3712,8712871287</text:p>
          </table:table-cell>
          <table:table-cell office:value-type="string" calcext:value-type="string">
            <text:p>Delai_etincelle: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Délai corrigé :</text:p>
          </table:table-cell>
          <table:table-cell table:formula="of:=[.H101]+120" office:value-type="float" office:value="2729" calcext:value-type="float">
            <text:p>2729</text:p>
          </table:table-cell>
          <table:table-cell office:value-type="string" calcext:value-type="string">
            <text:p>Delai_degre_ms:</text:p>
          </table:table-cell>
          <table:table-cell table:formula="of:=60000000/360/[.D101]" office:value-type="float" office:value="41.2541254125413" calcext:value-type="float">
            <text:p>41,2541254125</text:p>
          </table:table-cell>
          <table:table-cell office:value-type="string" calcext:value-type="string">
            <text:p>Conversion délai :</text:p>
          </table:table-cell>
          <table:table-cell table:formula="of:=90 - ([.J101]/[.L101])" office:value-type="float" office:value="23.84904" calcext:value-type="float">
            <text:p>23,84904</text:p>
          </table:table-cell>
          <table:table-cell office:value-type="string" calcext:value-type="string">
            <text:p>Sans avance statique : </text:p>
          </table:table-cell>
          <table:table-cell table:formula="of:=[.N101]-17" office:value-type="float" office:value="6.84903999999999" calcext:value-type="float">
            <text:p>6,849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tesse: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Temps_ms:</text:p>
          </table:table-cell>
          <table:table-cell table:formula="of:=[.L102]*90" office:value-type="float" office:value="3676.47058823529" calcext:value-type="float">
            <text:p>3676,4705882353</text:p>
          </table:table-cell>
          <table:table-cell office:value-type="string" calcext:value-type="string">
            <text:p>Delai_etincelle: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Délai corrigé :</text:p>
          </table:table-cell>
          <table:table-cell table:formula="of:=[.H102]+120" office:value-type="float" office:value="2698" calcext:value-type="float">
            <text:p>2698</text:p>
          </table:table-cell>
          <table:table-cell office:value-type="string" calcext:value-type="string">
            <text:p>Delai_degre_ms:</text:p>
          </table:table-cell>
          <table:table-cell table:formula="of:=60000000/360/[.D102]" office:value-type="float" office:value="40.8496732026144" calcext:value-type="float">
            <text:p>40,8496732026</text:p>
          </table:table-cell>
          <table:table-cell office:value-type="string" calcext:value-type="string">
            <text:p>Conversion délai :</text:p>
          </table:table-cell>
          <table:table-cell table:formula="of:=90 - ([.J102]/[.L102])" office:value-type="float" office:value="23.95296" calcext:value-type="float">
            <text:p>23,95296</text:p>
          </table:table-cell>
          <table:table-cell office:value-type="string" calcext:value-type="string">
            <text:p>Sans avance statique : </text:p>
          </table:table-cell>
          <table:table-cell table:formula="of:=[.N102]-17" office:value-type="float" office:value="6.95295999999999" calcext:value-type="float">
            <text:p>6,952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itesse: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Temps_ms:</text:p>
          </table:table-cell>
          <table:table-cell table:formula="of:=[.L103]*90" office:value-type="float" office:value="3640.77669902913" calcext:value-type="float">
            <text:p>3640,7766990291</text:p>
          </table:table-cell>
          <table:table-cell office:value-type="string" calcext:value-type="string">
            <text:p>Delai_etincelle: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Délai corrigé :</text:p>
          </table:table-cell>
          <table:table-cell table:formula="of:=[.H103]+120" office:value-type="float" office:value="2661" calcext:value-type="float">
            <text:p>2661</text:p>
          </table:table-cell>
          <table:table-cell office:value-type="string" calcext:value-type="string">
            <text:p>Delai_degre_ms:</text:p>
          </table:table-cell>
          <table:table-cell table:formula="of:=60000000/360/[.D103]" office:value-type="float" office:value="40.453074433657" calcext:value-type="float">
            <text:p>40,4530744337</text:p>
          </table:table-cell>
          <table:table-cell office:value-type="string" calcext:value-type="string">
            <text:p>Conversion délai :</text:p>
          </table:table-cell>
          <table:table-cell table:formula="of:=90 - ([.J103]/[.L103])" office:value-type="float" office:value="24.22008" calcext:value-type="float">
            <text:p>24,22008</text:p>
          </table:table-cell>
          <table:table-cell office:value-type="string" calcext:value-type="string">
            <text:p>Sans avance statique : </text:p>
          </table:table-cell>
          <table:table-cell table:formula="of:=[.N103]-17" office:value-type="float" office:value="7.22008" calcext:value-type="float">
            <text:p>7,2200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itesse: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Temps_ms:</text:p>
          </table:table-cell>
          <table:table-cell table:formula="of:=[.L104]*90" office:value-type="float" office:value="3605.76923076923" calcext:value-type="float">
            <text:p>3605,7692307692</text:p>
          </table:table-cell>
          <table:table-cell office:value-type="string" calcext:value-type="string">
            <text:p>Delai_etincelle: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élai corrigé :</text:p>
          </table:table-cell>
          <table:table-cell table:formula="of:=[.H104]+120" office:value-type="float" office:value="2620" calcext:value-type="float">
            <text:p>2620</text:p>
          </table:table-cell>
          <table:table-cell office:value-type="string" calcext:value-type="string">
            <text:p>Delai_degre_ms:</text:p>
          </table:table-cell>
          <table:table-cell table:formula="of:=60000000/360/[.D104]" office:value-type="float" office:value="40.0641025641026" calcext:value-type="float">
            <text:p>40,0641025641</text:p>
          </table:table-cell>
          <table:table-cell office:value-type="string" calcext:value-type="string">
            <text:p>Conversion délai :</text:p>
          </table:table-cell>
          <table:table-cell table:formula="of:=90 - ([.J104]/[.L104])" office:value-type="float" office:value="24.6048" calcext:value-type="float">
            <text:p>24,6048</text:p>
          </table:table-cell>
          <table:table-cell office:value-type="string" calcext:value-type="string">
            <text:p>Sans avance statique : </text:p>
          </table:table-cell>
          <table:table-cell table:formula="of:=[.N104]-17" office:value-type="float" office:value="7.6048" calcext:value-type="float">
            <text:p>7,60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itesse: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Temps_ms:</text:p>
          </table:table-cell>
          <table:table-cell table:formula="of:=[.L105]*90" office:value-type="float" office:value="3571.42857142857" calcext:value-type="float">
            <text:p>3571,4285714286</text:p>
          </table:table-cell>
          <table:table-cell office:value-type="string" calcext:value-type="string">
            <text:p>Delai_etincelle: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Délai corrigé :</text:p>
          </table:table-cell>
          <table:table-cell table:formula="of:=[.H105]+120" office:value-type="float" office:value="2579" calcext:value-type="float">
            <text:p>2579</text:p>
          </table:table-cell>
          <table:table-cell office:value-type="string" calcext:value-type="string">
            <text:p>Delai_degre_ms:</text:p>
          </table:table-cell>
          <table:table-cell table:formula="of:=60000000/360/[.D105]" office:value-type="float" office:value="39.6825396825397" calcext:value-type="float">
            <text:p>39,6825396825</text:p>
          </table:table-cell>
          <table:table-cell office:value-type="string" calcext:value-type="string">
            <text:p>Conversion délai :</text:p>
          </table:table-cell>
          <table:table-cell table:formula="of:=90 - ([.J105]/[.L105])" office:value-type="float" office:value="25.0092" calcext:value-type="float">
            <text:p>25,0092</text:p>
          </table:table-cell>
          <table:table-cell office:value-type="string" calcext:value-type="string">
            <text:p>Sans avance statique : </text:p>
          </table:table-cell>
          <table:table-cell table:formula="of:=[.N105]-17" office:value-type="float" office:value="8.00920000000001" calcext:value-type="float">
            <text:p>8,00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tesse: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Temps_ms:</text:p>
          </table:table-cell>
          <table:table-cell table:formula="of:=[.L106]*90" office:value-type="float" office:value="3537.7358490566" calcext:value-type="float">
            <text:p>3537,7358490566</text:p>
          </table:table-cell>
          <table:table-cell office:value-type="string" calcext:value-type="string">
            <text:p>Delai_etincelle: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Délai corrigé :</text:p>
          </table:table-cell>
          <table:table-cell table:formula="of:=[.H106]+120" office:value-type="float" office:value="2554" calcext:value-type="float">
            <text:p>2554</text:p>
          </table:table-cell>
          <table:table-cell office:value-type="string" calcext:value-type="string">
            <text:p>Delai_degre_ms:</text:p>
          </table:table-cell>
          <table:table-cell table:formula="of:=60000000/360/[.D106]" office:value-type="float" office:value="39.3081761006289" calcext:value-type="float">
            <text:p>39,3081761006</text:p>
          </table:table-cell>
          <table:table-cell office:value-type="string" calcext:value-type="string">
            <text:p>Conversion délai :</text:p>
          </table:table-cell>
          <table:table-cell table:formula="of:=90 - ([.J106]/[.L106])" office:value-type="float" office:value="25.02624" calcext:value-type="float">
            <text:p>25,02624</text:p>
          </table:table-cell>
          <table:table-cell office:value-type="string" calcext:value-type="string">
            <text:p>Sans avance statique : </text:p>
          </table:table-cell>
          <table:table-cell table:formula="of:=[.N106]-17" office:value-type="float" office:value="8.02623999999999" calcext:value-type="float">
            <text:p>8,0262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itesse: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Temps_ms:</text:p>
          </table:table-cell>
          <table:table-cell table:formula="of:=[.L107]*90" office:value-type="float" office:value="3504.67289719626" calcext:value-type="float">
            <text:p>3504,6728971963</text:p>
          </table:table-cell>
          <table:table-cell office:value-type="string" calcext:value-type="string">
            <text:p>Delai_etincelle: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Délai corrigé :</text:p>
          </table:table-cell>
          <table:table-cell table:formula="of:=[.H107]+120" office:value-type="float" office:value="2531" calcext:value-type="float">
            <text:p>2531</text:p>
          </table:table-cell>
          <table:table-cell office:value-type="string" calcext:value-type="string">
            <text:p>Delai_degre_ms:</text:p>
          </table:table-cell>
          <table:table-cell table:formula="of:=60000000/360/[.D107]" office:value-type="float" office:value="38.9408099688473" calcext:value-type="float">
            <text:p>38,9408099688</text:p>
          </table:table-cell>
          <table:table-cell office:value-type="string" calcext:value-type="string">
            <text:p>Conversion délai :</text:p>
          </table:table-cell>
          <table:table-cell table:formula="of:=90 - ([.J107]/[.L107])" office:value-type="float" office:value="25.00392" calcext:value-type="float">
            <text:p>25,00392</text:p>
          </table:table-cell>
          <table:table-cell office:value-type="string" calcext:value-type="string">
            <text:p>Sans avance statique : </text:p>
          </table:table-cell>
          <table:table-cell table:formula="of:=[.N107]-17" office:value-type="float" office:value="8.00391999999999" calcext:value-type="float">
            <text:p>8,003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tesse: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Temps_ms:</text:p>
          </table:table-cell>
          <table:table-cell table:formula="of:=[.L108]*90" office:value-type="float" office:value="3472.22222222222" calcext:value-type="float">
            <text:p>3472,2222222222</text:p>
          </table:table-cell>
          <table:table-cell office:value-type="string" calcext:value-type="string">
            <text:p>Delai_etincelle: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Délai corrigé :</text:p>
          </table:table-cell>
          <table:table-cell table:formula="of:=[.H108]+120" office:value-type="float" office:value="2507" calcext:value-type="float">
            <text:p>2507</text:p>
          </table:table-cell>
          <table:table-cell office:value-type="string" calcext:value-type="string">
            <text:p>Delai_degre_ms:</text:p>
          </table:table-cell>
          <table:table-cell table:formula="of:=60000000/360/[.D108]" office:value-type="float" office:value="38.5802469135802" calcext:value-type="float">
            <text:p>38,5802469136</text:p>
          </table:table-cell>
          <table:table-cell office:value-type="string" calcext:value-type="string">
            <text:p>Conversion délai :</text:p>
          </table:table-cell>
          <table:table-cell table:formula="of:=90 - ([.J108]/[.L108])" office:value-type="float" office:value="25.01856" calcext:value-type="float">
            <text:p>25,01856</text:p>
          </table:table-cell>
          <table:table-cell office:value-type="string" calcext:value-type="string">
            <text:p>Sans avance statique : </text:p>
          </table:table-cell>
          <table:table-cell table:formula="of:=[.N108]-17" office:value-type="float" office:value="8.01855999999999" calcext:value-type="float">
            <text:p>8,018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tesse: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Temps_ms:</text:p>
          </table:table-cell>
          <table:table-cell table:formula="of:=[.L109]*90" office:value-type="float" office:value="3440.36697247706" calcext:value-type="float">
            <text:p>3440,3669724771</text:p>
          </table:table-cell>
          <table:table-cell office:value-type="string" calcext:value-type="string">
            <text:p>Delai_etincelle: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Délai corrigé :</text:p>
          </table:table-cell>
          <table:table-cell table:formula="of:=[.H109]+120" office:value-type="float" office:value="2484" calcext:value-type="float">
            <text:p>2484</text:p>
          </table:table-cell>
          <table:table-cell office:value-type="string" calcext:value-type="string">
            <text:p>Delai_degre_ms:</text:p>
          </table:table-cell>
          <table:table-cell table:formula="of:=60000000/360/[.D109]" office:value-type="float" office:value="38.2262996941896" calcext:value-type="float">
            <text:p>38,2262996942</text:p>
          </table:table-cell>
          <table:table-cell office:value-type="string" calcext:value-type="string">
            <text:p>Conversion délai :</text:p>
          </table:table-cell>
          <table:table-cell table:formula="of:=90 - ([.J109]/[.L109])" office:value-type="float" office:value="25.01856" calcext:value-type="float">
            <text:p>25,01856</text:p>
          </table:table-cell>
          <table:table-cell office:value-type="string" calcext:value-type="string">
            <text:p>Sans avance statique : </text:p>
          </table:table-cell>
          <table:table-cell table:formula="of:=[.N109]-17" office:value-type="float" office:value="8.01855999999999" calcext:value-type="float">
            <text:p>8,018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tesse: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Temps_ms:</text:p>
          </table:table-cell>
          <table:table-cell table:formula="of:=[.L110]*90" office:value-type="float" office:value="3409.09090909091" calcext:value-type="float">
            <text:p>3409,0909090909</text:p>
          </table:table-cell>
          <table:table-cell office:value-type="string" calcext:value-type="string">
            <text:p>Delai_etincelle: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Délai corrigé :</text:p>
          </table:table-cell>
          <table:table-cell table:formula="of:=[.H110]+120" office:value-type="float" office:value="2462" calcext:value-type="float">
            <text:p>2462</text:p>
          </table:table-cell>
          <table:table-cell office:value-type="string" calcext:value-type="string">
            <text:p>Delai_degre_ms:</text:p>
          </table:table-cell>
          <table:table-cell table:formula="of:=60000000/360/[.D110]" office:value-type="float" office:value="37.8787878787879" calcext:value-type="float">
            <text:p>37,8787878788</text:p>
          </table:table-cell>
          <table:table-cell office:value-type="string" calcext:value-type="string">
            <text:p>Conversion délai :</text:p>
          </table:table-cell>
          <table:table-cell table:formula="of:=90 - ([.J110]/[.L110])" office:value-type="float" office:value="25.0032" calcext:value-type="float">
            <text:p>25,0032</text:p>
          </table:table-cell>
          <table:table-cell office:value-type="string" calcext:value-type="string">
            <text:p>Sans avance statique : </text:p>
          </table:table-cell>
          <table:table-cell table:formula="of:=[.N110]-17" office:value-type="float" office:value="8.00319999999999" calcext:value-type="float">
            <text:p>8,00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tesse: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Temps_ms:</text:p>
          </table:table-cell>
          <table:table-cell table:formula="of:=[.L111]*90" office:value-type="float" office:value="3378.37837837838" calcext:value-type="float">
            <text:p>3378,3783783784</text:p>
          </table:table-cell>
          <table:table-cell office:value-type="string" calcext:value-type="string">
            <text:p>Delai_etincelle: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Délai corrigé :</text:p>
          </table:table-cell>
          <table:table-cell table:formula="of:=[.H111]+120" office:value-type="float" office:value="2439" calcext:value-type="float">
            <text:p>2439</text:p>
          </table:table-cell>
          <table:table-cell office:value-type="string" calcext:value-type="string">
            <text:p>Delai_degre_ms:</text:p>
          </table:table-cell>
          <table:table-cell table:formula="of:=60000000/360/[.D111]" office:value-type="float" office:value="37.5375375375375" calcext:value-type="float">
            <text:p>37,5375375375</text:p>
          </table:table-cell>
          <table:table-cell office:value-type="string" calcext:value-type="string">
            <text:p>Conversion délai :</text:p>
          </table:table-cell>
          <table:table-cell table:formula="of:=90 - ([.J111]/[.L111])" office:value-type="float" office:value="25.02504" calcext:value-type="float">
            <text:p>25,02504</text:p>
          </table:table-cell>
          <table:table-cell office:value-type="string" calcext:value-type="string">
            <text:p>Sans avance statique : </text:p>
          </table:table-cell>
          <table:table-cell table:formula="of:=[.N111]-17" office:value-type="float" office:value="8.02504" calcext:value-type="float">
            <text:p>8,025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itesse: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Temps_ms:</text:p>
          </table:table-cell>
          <table:table-cell table:formula="of:=[.L112]*90" office:value-type="float" office:value="3348.21428571429" calcext:value-type="float">
            <text:p>3348,2142857143</text:p>
          </table:table-cell>
          <table:table-cell office:value-type="string" calcext:value-type="string">
            <text:p>Delai_etincelle: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Délai corrigé :</text:p>
          </table:table-cell>
          <table:table-cell table:formula="of:=[.H112]+120" office:value-type="float" office:value="2418" calcext:value-type="float">
            <text:p>2418</text:p>
          </table:table-cell>
          <table:table-cell office:value-type="string" calcext:value-type="string">
            <text:p>Delai_degre_ms:</text:p>
          </table:table-cell>
          <table:table-cell table:formula="of:=60000000/360/[.D112]" office:value-type="float" office:value="37.2023809523809" calcext:value-type="float">
            <text:p>37,2023809524</text:p>
          </table:table-cell>
          <table:table-cell office:value-type="string" calcext:value-type="string">
            <text:p>Conversion délai :</text:p>
          </table:table-cell>
          <table:table-cell table:formula="of:=90 - ([.J112]/[.L112])" office:value-type="float" office:value="25.00416" calcext:value-type="float">
            <text:p>25,00416</text:p>
          </table:table-cell>
          <table:table-cell office:value-type="string" calcext:value-type="string">
            <text:p>Sans avance statique : </text:p>
          </table:table-cell>
          <table:table-cell table:formula="of:=[.N112]-17" office:value-type="float" office:value="8.00416" calcext:value-type="float">
            <text:p>8,004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tesse: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Temps_ms:</text:p>
          </table:table-cell>
          <table:table-cell table:formula="of:=[.L113]*90" office:value-type="float" office:value="3318.58407079646" calcext:value-type="float">
            <text:p>3318,5840707965</text:p>
          </table:table-cell>
          <table:table-cell office:value-type="string" calcext:value-type="string">
            <text:p>Delai_etincelle: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Délai corrigé :</text:p>
          </table:table-cell>
          <table:table-cell table:formula="of:=[.H113]+120" office:value-type="float" office:value="2396" calcext:value-type="float">
            <text:p>2396</text:p>
          </table:table-cell>
          <table:table-cell office:value-type="string" calcext:value-type="string">
            <text:p>Delai_degre_ms:</text:p>
          </table:table-cell>
          <table:table-cell table:formula="of:=60000000/360/[.D113]" office:value-type="float" office:value="36.8731563421829" calcext:value-type="float">
            <text:p>36,8731563422</text:p>
          </table:table-cell>
          <table:table-cell office:value-type="string" calcext:value-type="string">
            <text:p>Conversion délai :</text:p>
          </table:table-cell>
          <table:table-cell table:formula="of:=90 - ([.J113]/[.L113])" office:value-type="float" office:value="25.02048" calcext:value-type="float">
            <text:p>25,02048</text:p>
          </table:table-cell>
          <table:table-cell office:value-type="string" calcext:value-type="string">
            <text:p>Sans avance statique : </text:p>
          </table:table-cell>
          <table:table-cell table:formula="of:=[.N113]-17" office:value-type="float" office:value="8.02047999999999" calcext:value-type="float">
            <text:p>8,020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itesse: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Temps_ms:</text:p>
          </table:table-cell>
          <table:table-cell table:formula="of:=[.L114]*90" office:value-type="float" office:value="3289.47368421053" calcext:value-type="float">
            <text:p>3289,4736842105</text:p>
          </table:table-cell>
          <table:table-cell office:value-type="string" calcext:value-type="string">
            <text:p>Delai_etincelle: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Délai corrigé :</text:p>
          </table:table-cell>
          <table:table-cell table:formula="of:=[.H114]+120" office:value-type="float" office:value="2375" calcext:value-type="float">
            <text:p>2375</text:p>
          </table:table-cell>
          <table:table-cell office:value-type="string" calcext:value-type="string">
            <text:p>Delai_degre_ms:</text:p>
          </table:table-cell>
          <table:table-cell table:formula="of:=60000000/360/[.D114]" office:value-type="float" office:value="36.5497076023392" calcext:value-type="float">
            <text:p>36,5497076023</text:p>
          </table:table-cell>
          <table:table-cell office:value-type="string" calcext:value-type="string">
            <text:p>Conversion délai :</text:p>
          </table:table-cell>
          <table:table-cell table:formula="of:=90 - ([.J114]/[.L114])" office:value-type="float" office:value="25.02" calcext:value-type="float">
            <text:p>25,02</text:p>
          </table:table-cell>
          <table:table-cell office:value-type="string" calcext:value-type="string">
            <text:p>Sans avance statique : </text:p>
          </table:table-cell>
          <table:table-cell table:formula="of:=[.N114]-17" office:value-type="float" office:value="8.02" calcext:value-type="float">
            <text:p>8,0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itesse: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emps_ms:</text:p>
          </table:table-cell>
          <table:table-cell table:formula="of:=[.L115]*90" office:value-type="float" office:value="3260.86956521739" calcext:value-type="float">
            <text:p>3260,8695652174</text:p>
          </table:table-cell>
          <table:table-cell office:value-type="string" calcext:value-type="string">
            <text:p>Delai_etincelle: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Délai corrigé :</text:p>
          </table:table-cell>
          <table:table-cell table:formula="of:=[.H115]+120" office:value-type="float" office:value="2354" calcext:value-type="float">
            <text:p>2354</text:p>
          </table:table-cell>
          <table:table-cell office:value-type="string" calcext:value-type="string">
            <text:p>Delai_degre_ms:</text:p>
          </table:table-cell>
          <table:table-cell table:formula="of:=60000000/360/[.D115]" office:value-type="float" office:value="36.231884057971" calcext:value-type="float">
            <text:p>36,231884058</text:p>
          </table:table-cell>
          <table:table-cell office:value-type="string" calcext:value-type="string">
            <text:p>Conversion délai :</text:p>
          </table:table-cell>
          <table:table-cell table:formula="of:=90 - ([.J115]/[.L115])" office:value-type="float" office:value="25.0296" calcext:value-type="float">
            <text:p>25,0296</text:p>
          </table:table-cell>
          <table:table-cell office:value-type="string" calcext:value-type="string">
            <text:p>Sans avance statique : </text:p>
          </table:table-cell>
          <table:table-cell table:formula="of:=[.N115]-17" office:value-type="float" office:value="8.0296" calcext:value-type="float">
            <text:p>8,02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itesse: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Temps_ms:</text:p>
          </table:table-cell>
          <table:table-cell table:formula="of:=[.L116]*90" office:value-type="float" office:value="3232.75862068966" calcext:value-type="float">
            <text:p>3232,7586206897</text:p>
          </table:table-cell>
          <table:table-cell office:value-type="string" calcext:value-type="string">
            <text:p>Delai_etincelle: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Délai corrigé :</text:p>
          </table:table-cell>
          <table:table-cell table:formula="of:=[.H116]+120" office:value-type="float" office:value="2334" calcext:value-type="float">
            <text:p>2334</text:p>
          </table:table-cell>
          <table:table-cell office:value-type="string" calcext:value-type="string">
            <text:p>Delai_degre_ms:</text:p>
          </table:table-cell>
          <table:table-cell table:formula="of:=60000000/360/[.D116]" office:value-type="float" office:value="35.9195402298851" calcext:value-type="float">
            <text:p>35,9195402299</text:p>
          </table:table-cell>
          <table:table-cell office:value-type="string" calcext:value-type="string">
            <text:p>Conversion délai :</text:p>
          </table:table-cell>
          <table:table-cell table:formula="of:=90 - ([.J116]/[.L116])" office:value-type="float" office:value="25.02144" calcext:value-type="float">
            <text:p>25,02144</text:p>
          </table:table-cell>
          <table:table-cell office:value-type="string" calcext:value-type="string">
            <text:p>Sans avance statique : </text:p>
          </table:table-cell>
          <table:table-cell table:formula="of:=[.N116]-17" office:value-type="float" office:value="8.02144" calcext:value-type="float">
            <text:p>8,021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itesse: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Temps_ms:</text:p>
          </table:table-cell>
          <table:table-cell table:formula="of:=[.L117]*90" office:value-type="float" office:value="3205.1282051282" calcext:value-type="float">
            <text:p>3205,1282051282</text:p>
          </table:table-cell>
          <table:table-cell office:value-type="string" calcext:value-type="string">
            <text:p>Delai_etincelle: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Délai corrigé :</text:p>
          </table:table-cell>
          <table:table-cell table:formula="of:=[.H117]+120" office:value-type="float" office:value="2314" calcext:value-type="float">
            <text:p>2314</text:p>
          </table:table-cell>
          <table:table-cell office:value-type="string" calcext:value-type="string">
            <text:p>Delai_degre_ms:</text:p>
          </table:table-cell>
          <table:table-cell table:formula="of:=60000000/360/[.D117]" office:value-type="float" office:value="35.6125356125356" calcext:value-type="float">
            <text:p>35,6125356125</text:p>
          </table:table-cell>
          <table:table-cell office:value-type="string" calcext:value-type="string">
            <text:p>Conversion délai :</text:p>
          </table:table-cell>
          <table:table-cell table:formula="of:=90 - ([.J117]/[.L117])" office:value-type="float" office:value="25.02288" calcext:value-type="float">
            <text:p>25,02288</text:p>
          </table:table-cell>
          <table:table-cell office:value-type="string" calcext:value-type="string">
            <text:p>Sans avance statique : </text:p>
          </table:table-cell>
          <table:table-cell table:formula="of:=[.N117]-17" office:value-type="float" office:value="8.02288" calcext:value-type="float">
            <text:p>8,022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itesse: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Temps_ms:</text:p>
          </table:table-cell>
          <table:table-cell table:formula="of:=[.L118]*90" office:value-type="float" office:value="3177.96610169492" calcext:value-type="float">
            <text:p>3177,9661016949</text:p>
          </table:table-cell>
          <table:table-cell office:value-type="string" calcext:value-type="string">
            <text:p>Delai_etincelle: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Délai corrigé :</text:p>
          </table:table-cell>
          <table:table-cell table:formula="of:=[.H118]+120" office:value-type="float" office:value="2295" calcext:value-type="float">
            <text:p>2295</text:p>
          </table:table-cell>
          <table:table-cell office:value-type="string" calcext:value-type="string">
            <text:p>Delai_degre_ms:</text:p>
          </table:table-cell>
          <table:table-cell table:formula="of:=60000000/360/[.D118]" office:value-type="float" office:value="35.3107344632768" calcext:value-type="float">
            <text:p>35,3107344633</text:p>
          </table:table-cell>
          <table:table-cell office:value-type="string" calcext:value-type="string">
            <text:p>Conversion délai :</text:p>
          </table:table-cell>
          <table:table-cell table:formula="of:=90 - ([.J118]/[.L118])" office:value-type="float" office:value="25.0056" calcext:value-type="float">
            <text:p>25,0056</text:p>
          </table:table-cell>
          <table:table-cell office:value-type="string" calcext:value-type="string">
            <text:p>Sans avance statique : </text:p>
          </table:table-cell>
          <table:table-cell table:formula="of:=[.N118]-17" office:value-type="float" office:value="8.0056" calcext:value-type="float">
            <text:p>8,00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itesse: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Temps_ms:</text:p>
          </table:table-cell>
          <table:table-cell table:formula="of:=[.L119]*90" office:value-type="float" office:value="3151.26050420168" calcext:value-type="float">
            <text:p>3151,2605042017</text:p>
          </table:table-cell>
          <table:table-cell office:value-type="string" calcext:value-type="string">
            <text:p>Delai_etincelle: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Délai corrigé :</text:p>
          </table:table-cell>
          <table:table-cell table:formula="of:=[.H119]+120" office:value-type="float" office:value="2275" calcext:value-type="float">
            <text:p>2275</text:p>
          </table:table-cell>
          <table:table-cell office:value-type="string" calcext:value-type="string">
            <text:p>Delai_degre_ms:</text:p>
          </table:table-cell>
          <table:table-cell table:formula="of:=60000000/360/[.D119]" office:value-type="float" office:value="35.0140056022409" calcext:value-type="float">
            <text:p>35,0140056022</text:p>
          </table:table-cell>
          <table:table-cell office:value-type="string" calcext:value-type="string">
            <text:p>Conversion délai :</text:p>
          </table:table-cell>
          <table:table-cell table:formula="of:=90 - ([.J119]/[.L119])" office:value-type="float" office:value="25.026" calcext:value-type="float">
            <text:p>25,026</text:p>
          </table:table-cell>
          <table:table-cell office:value-type="string" calcext:value-type="string">
            <text:p>Sans avance statique : </text:p>
          </table:table-cell>
          <table:table-cell table:formula="of:=[.N119]-17" office:value-type="float" office:value="8.026" calcext:value-type="float">
            <text:p>8,02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tesse: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Temps_ms:</text:p>
          </table:table-cell>
          <table:table-cell table:formula="of:=[.L120]*90" office:value-type="float" office:value="3125" calcext:value-type="float">
            <text:p>3125</text:p>
          </table:table-cell>
          <table:table-cell office:value-type="string" calcext:value-type="string">
            <text:p>Delai_etincelle: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Délai corrigé :</text:p>
          </table:table-cell>
          <table:table-cell table:formula="of:=[.H120]+120" office:value-type="float" office:value="2256" calcext:value-type="float">
            <text:p>2256</text:p>
          </table:table-cell>
          <table:table-cell office:value-type="string" calcext:value-type="string">
            <text:p>Delai_degre_ms:</text:p>
          </table:table-cell>
          <table:table-cell table:formula="of:=60000000/360/[.D120]" office:value-type="float" office:value="34.7222222222222" calcext:value-type="float">
            <text:p>34,7222222222</text:p>
          </table:table-cell>
          <table:table-cell office:value-type="string" calcext:value-type="string">
            <text:p>Conversion délai :</text:p>
          </table:table-cell>
          <table:table-cell table:formula="of:=90 - ([.J120]/[.L120])" office:value-type="float" office:value="25.0272" calcext:value-type="float">
            <text:p>25,0272</text:p>
          </table:table-cell>
          <table:table-cell office:value-type="string" calcext:value-type="string">
            <text:p>Sans avance statique : </text:p>
          </table:table-cell>
          <table:table-cell table:formula="of:=[.N120]-17" office:value-type="float" office:value="8.02719999999999" calcext:value-type="float">
            <text:p>8,0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tesse: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Temps_ms:</text:p>
          </table:table-cell>
          <table:table-cell table:formula="of:=[.L121]*90" office:value-type="float" office:value="3099.17355371901" calcext:value-type="float">
            <text:p>3099,173553719</text:p>
          </table:table-cell>
          <table:table-cell office:value-type="string" calcext:value-type="string">
            <text:p>Delai_etincelle: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Délai corrigé :</text:p>
          </table:table-cell>
          <table:table-cell table:formula="of:=[.H121]+120" office:value-type="float" office:value="2238" calcext:value-type="float">
            <text:p>2238</text:p>
          </table:table-cell>
          <table:table-cell office:value-type="string" calcext:value-type="string">
            <text:p>Delai_degre_ms:</text:p>
          </table:table-cell>
          <table:table-cell table:formula="of:=60000000/360/[.D121]" office:value-type="float" office:value="34.435261707989" calcext:value-type="float">
            <text:p>34,435261708</text:p>
          </table:table-cell>
          <table:table-cell office:value-type="string" calcext:value-type="string">
            <text:p>Conversion délai :</text:p>
          </table:table-cell>
          <table:table-cell table:formula="of:=90 - ([.J121]/[.L121])" office:value-type="float" office:value="25.00848" calcext:value-type="float">
            <text:p>25,00848</text:p>
          </table:table-cell>
          <table:table-cell office:value-type="string" calcext:value-type="string">
            <text:p>Sans avance statique : </text:p>
          </table:table-cell>
          <table:table-cell table:formula="of:=[.N121]-17" office:value-type="float" office:value="8.00847999999999" calcext:value-type="float">
            <text:p>8,008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itesse: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Temps_ms:</text:p>
          </table:table-cell>
          <table:table-cell table:formula="of:=[.L122]*90" office:value-type="float" office:value="3073.77049180328" calcext:value-type="float">
            <text:p>3073,7704918033</text:p>
          </table:table-cell>
          <table:table-cell office:value-type="string" calcext:value-type="string">
            <text:p>Delai_etincelle: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Délai corrigé :</text:p>
          </table:table-cell>
          <table:table-cell table:formula="of:=[.H122]+120" office:value-type="float" office:value="2219" calcext:value-type="float">
            <text:p>2219</text:p>
          </table:table-cell>
          <table:table-cell office:value-type="string" calcext:value-type="string">
            <text:p>Delai_degre_ms:</text:p>
          </table:table-cell>
          <table:table-cell table:formula="of:=60000000/360/[.D122]" office:value-type="float" office:value="34.1530054644809" calcext:value-type="float">
            <text:p>34,1530054645</text:p>
          </table:table-cell>
          <table:table-cell office:value-type="string" calcext:value-type="string">
            <text:p>Conversion délai :</text:p>
          </table:table-cell>
          <table:table-cell table:formula="of:=90 - ([.J122]/[.L122])" office:value-type="float" office:value="25.02768" calcext:value-type="float">
            <text:p>25,02768</text:p>
          </table:table-cell>
          <table:table-cell office:value-type="string" calcext:value-type="string">
            <text:p>Sans avance statique : </text:p>
          </table:table-cell>
          <table:table-cell table:formula="of:=[.N122]-17" office:value-type="float" office:value="8.02767999999999" calcext:value-type="float">
            <text:p>8,027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tesse: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Temps_ms:</text:p>
          </table:table-cell>
          <table:table-cell table:formula="of:=[.L123]*90" office:value-type="float" office:value="3048.78048780488" calcext:value-type="float">
            <text:p>3048,7804878049</text:p>
          </table:table-cell>
          <table:table-cell office:value-type="string" calcext:value-type="string">
            <text:p>Delai_etincelle: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Délai corrigé :</text:p>
          </table:table-cell>
          <table:table-cell table:formula="of:=[.H123]+120" office:value-type="float" office:value="2201" calcext:value-type="float">
            <text:p>2201</text:p>
          </table:table-cell>
          <table:table-cell office:value-type="string" calcext:value-type="string">
            <text:p>Delai_degre_ms:</text:p>
          </table:table-cell>
          <table:table-cell table:formula="of:=60000000/360/[.D123]" office:value-type="float" office:value="33.8753387533875" calcext:value-type="float">
            <text:p>33,8753387534</text:p>
          </table:table-cell>
          <table:table-cell office:value-type="string" calcext:value-type="string">
            <text:p>Conversion délai :</text:p>
          </table:table-cell>
          <table:table-cell table:formula="of:=90 - ([.J123]/[.L123])" office:value-type="float" office:value="25.02648" calcext:value-type="float">
            <text:p>25,02648</text:p>
          </table:table-cell>
          <table:table-cell office:value-type="string" calcext:value-type="string">
            <text:p>Sans avance statique : </text:p>
          </table:table-cell>
          <table:table-cell table:formula="of:=[.N123]-17" office:value-type="float" office:value="8.02647999999999" calcext:value-type="float">
            <text:p>8,0264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itesse: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Temps_ms:</text:p>
          </table:table-cell>
          <table:table-cell table:formula="of:=[.L124]*90" office:value-type="float" office:value="3024.1935483871" calcext:value-type="float">
            <text:p>3024,1935483871</text:p>
          </table:table-cell>
          <table:table-cell office:value-type="string" calcext:value-type="string">
            <text:p>Delai_etincelle: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Délai corrigé :</text:p>
          </table:table-cell>
          <table:table-cell table:formula="of:=[.H124]+120" office:value-type="float" office:value="2184" calcext:value-type="float">
            <text:p>2184</text:p>
          </table:table-cell>
          <table:table-cell office:value-type="string" calcext:value-type="string">
            <text:p>Delai_degre_ms:</text:p>
          </table:table-cell>
          <table:table-cell table:formula="of:=60000000/360/[.D124]" office:value-type="float" office:value="33.6021505376344" calcext:value-type="float">
            <text:p>33,6021505376</text:p>
          </table:table-cell>
          <table:table-cell office:value-type="string" calcext:value-type="string">
            <text:p>Conversion délai :</text:p>
          </table:table-cell>
          <table:table-cell table:formula="of:=90 - ([.J124]/[.L124])" office:value-type="float" office:value="25.00416" calcext:value-type="float">
            <text:p>25,00416</text:p>
          </table:table-cell>
          <table:table-cell office:value-type="string" calcext:value-type="string">
            <text:p>Sans avance statique : </text:p>
          </table:table-cell>
          <table:table-cell table:formula="of:=[.N124]-17" office:value-type="float" office:value="8.00416" calcext:value-type="float">
            <text:p>8,004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tesse: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emps_ms:</text:p>
          </table:table-cell>
          <table:table-cell table:formula="of:=[.L125]*90" office:value-type="float" office:value="3000" calcext:value-type="float">
            <text:p>3000</text:p>
          </table:table-cell>
          <table:table-cell office:value-type="string" calcext:value-type="string">
            <text:p>Delai_etincelle: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Délai corrigé :</text:p>
          </table:table-cell>
          <table:table-cell table:formula="of:=[.H125]+120" office:value-type="float" office:value="2166" calcext:value-type="float">
            <text:p>2166</text:p>
          </table:table-cell>
          <table:table-cell office:value-type="string" calcext:value-type="string">
            <text:p>Delai_degre_ms:</text:p>
          </table:table-cell>
          <table:table-cell table:formula="of:=60000000/360/[.D125]" office:value-type="float" office:value="33.3333333333333" calcext:value-type="float">
            <text:p>33,3333333333</text:p>
          </table:table-cell>
          <table:table-cell office:value-type="string" calcext:value-type="string">
            <text:p>Conversion délai :</text:p>
          </table:table-cell>
          <table:table-cell table:formula="of:=90 - ([.J125]/[.L125])" office:value-type="float" office:value="25.02" calcext:value-type="float">
            <text:p>25,02</text:p>
          </table:table-cell>
          <table:table-cell office:value-type="string" calcext:value-type="string">
            <text:p>Sans avance statique : </text:p>
          </table:table-cell>
          <table:table-cell table:formula="of:=[.N125]-17" office:value-type="float" office:value="8.02" calcext:value-type="float">
            <text:p>8,0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itesse: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Temps_ms:</text:p>
          </table:table-cell>
          <table:table-cell table:formula="of:=[.L126]*90" office:value-type="float" office:value="2976.19047619048" calcext:value-type="float">
            <text:p>2976,1904761905</text:p>
          </table:table-cell>
          <table:table-cell office:value-type="string" calcext:value-type="string">
            <text:p>Delai_etincelle: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Délai corrigé :</text:p>
          </table:table-cell>
          <table:table-cell table:formula="of:=[.H126]+120" office:value-type="float" office:value="2149" calcext:value-type="float">
            <text:p>2149</text:p>
          </table:table-cell>
          <table:table-cell office:value-type="string" calcext:value-type="string">
            <text:p>Delai_degre_ms:</text:p>
          </table:table-cell>
          <table:table-cell table:formula="of:=60000000/360/[.D126]" office:value-type="float" office:value="33.0687830687831" calcext:value-type="float">
            <text:p>33,0687830688</text:p>
          </table:table-cell>
          <table:table-cell office:value-type="string" calcext:value-type="string">
            <text:p>Conversion délai :</text:p>
          </table:table-cell>
          <table:table-cell table:formula="of:=90 - ([.J126]/[.L126])" office:value-type="float" office:value="25.01424" calcext:value-type="float">
            <text:p>25,01424</text:p>
          </table:table-cell>
          <table:table-cell office:value-type="string" calcext:value-type="string">
            <text:p>Sans avance statique : </text:p>
          </table:table-cell>
          <table:table-cell table:formula="of:=[.N126]-17" office:value-type="float" office:value="8.01424" calcext:value-type="float">
            <text:p>8,0142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itesse: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Temps_ms:</text:p>
          </table:table-cell>
          <table:table-cell table:formula="of:=[.L127]*90" office:value-type="float" office:value="2952.75590551181" calcext:value-type="float">
            <text:p>2952,7559055118</text:p>
          </table:table-cell>
          <table:table-cell office:value-type="string" calcext:value-type="string">
            <text:p>Delai_etincelle: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élai corrigé :</text:p>
          </table:table-cell>
          <table:table-cell table:formula="of:=[.H127]+120" office:value-type="float" office:value="2132" calcext:value-type="float">
            <text:p>2132</text:p>
          </table:table-cell>
          <table:table-cell office:value-type="string" calcext:value-type="string">
            <text:p>Delai_degre_ms:</text:p>
          </table:table-cell>
          <table:table-cell table:formula="of:=60000000/360/[.D127]" office:value-type="float" office:value="32.8083989501312" calcext:value-type="float">
            <text:p>32,8083989501</text:p>
          </table:table-cell>
          <table:table-cell office:value-type="string" calcext:value-type="string">
            <text:p>Conversion délai :</text:p>
          </table:table-cell>
          <table:table-cell table:formula="of:=90 - ([.J127]/[.L127])" office:value-type="float" office:value="25.01664" calcext:value-type="float">
            <text:p>25,01664</text:p>
          </table:table-cell>
          <table:table-cell office:value-type="string" calcext:value-type="string">
            <text:p>Sans avance statique : </text:p>
          </table:table-cell>
          <table:table-cell table:formula="of:=[.N127]-17" office:value-type="float" office:value="8.01664" calcext:value-type="float">
            <text:p>8,016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itesse: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Temps_ms:</text:p>
          </table:table-cell>
          <table:table-cell table:formula="of:=[.L128]*90" office:value-type="float" office:value="2929.6875" calcext:value-type="float">
            <text:p>2929,6875</text:p>
          </table:table-cell>
          <table:table-cell office:value-type="string" calcext:value-type="string">
            <text:p>Delai_etincelle: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élai corrigé :</text:p>
          </table:table-cell>
          <table:table-cell table:formula="of:=[.H128]+120" office:value-type="float" office:value="2115" calcext:value-type="float">
            <text:p>2115</text:p>
          </table:table-cell>
          <table:table-cell office:value-type="string" calcext:value-type="string">
            <text:p>Delai_degre_ms:</text:p>
          </table:table-cell>
          <table:table-cell table:formula="of:=60000000/360/[.D128]" office:value-type="float" office:value="32.5520833333333" calcext:value-type="float">
            <text:p>32,5520833333</text:p>
          </table:table-cell>
          <table:table-cell office:value-type="string" calcext:value-type="string">
            <text:p>Conversion délai :</text:p>
          </table:table-cell>
          <table:table-cell table:formula="of:=90 - ([.J128]/[.L128])" office:value-type="float" office:value="25.0272" calcext:value-type="float">
            <text:p>25,0272</text:p>
          </table:table-cell>
          <table:table-cell office:value-type="string" calcext:value-type="string">
            <text:p>Sans avance statique : </text:p>
          </table:table-cell>
          <table:table-cell table:formula="of:=[.N128]-17" office:value-type="float" office:value="8.02719999999999" calcext:value-type="float">
            <text:p>8,0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Vitesse: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Temps_ms:</text:p>
          </table:table-cell>
          <table:table-cell table:formula="of:=[.L129]*90" office:value-type="float" office:value="2906.97674418605" calcext:value-type="float">
            <text:p>2906,9767441861</text:p>
          </table:table-cell>
          <table:table-cell office:value-type="string" calcext:value-type="string">
            <text:p>Delai_etincelle: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élai corrigé :</text:p>
          </table:table-cell>
          <table:table-cell table:formula="of:=[.H129]+120" office:value-type="float" office:value="2099" calcext:value-type="float">
            <text:p>2099</text:p>
          </table:table-cell>
          <table:table-cell office:value-type="string" calcext:value-type="string">
            <text:p>Delai_degre_ms:</text:p>
          </table:table-cell>
          <table:table-cell table:formula="of:=60000000/360/[.D129]" office:value-type="float" office:value="32.2997416020672" calcext:value-type="float">
            <text:p>32,2997416021</text:p>
          </table:table-cell>
          <table:table-cell office:value-type="string" calcext:value-type="string">
            <text:p>Conversion délai :</text:p>
          </table:table-cell>
          <table:table-cell table:formula="of:=90 - ([.J129]/[.L129])" office:value-type="float" office:value="25.01496" calcext:value-type="float">
            <text:p>25,01496</text:p>
          </table:table-cell>
          <table:table-cell office:value-type="string" calcext:value-type="string">
            <text:p>Sans avance statique : </text:p>
          </table:table-cell>
          <table:table-cell table:formula="of:=[.N129]-17" office:value-type="float" office:value="8.01495999999999" calcext:value-type="float">
            <text:p>8,014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itesse: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Temps_ms:</text:p>
          </table:table-cell>
          <table:table-cell table:formula="of:=[.L130]*90" office:value-type="float" office:value="2884.61538461538" calcext:value-type="float">
            <text:p>2884,6153846154</text:p>
          </table:table-cell>
          <table:table-cell office:value-type="string" calcext:value-type="string">
            <text:p>Delai_etincelle: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Délai corrigé :</text:p>
          </table:table-cell>
          <table:table-cell table:formula="of:=[.H130]+120" office:value-type="float" office:value="2083" calcext:value-type="float">
            <text:p>2083</text:p>
          </table:table-cell>
          <table:table-cell office:value-type="string" calcext:value-type="string">
            <text:p>Delai_degre_ms:</text:p>
          </table:table-cell>
          <table:table-cell table:formula="of:=60000000/360/[.D130]" office:value-type="float" office:value="32.0512820512821" calcext:value-type="float">
            <text:p>32,0512820513</text:p>
          </table:table-cell>
          <table:table-cell office:value-type="string" calcext:value-type="string">
            <text:p>Conversion délai :</text:p>
          </table:table-cell>
          <table:table-cell table:formula="of:=90 - ([.J130]/[.L130])" office:value-type="float" office:value="25.0104" calcext:value-type="float">
            <text:p>25,0104</text:p>
          </table:table-cell>
          <table:table-cell office:value-type="string" calcext:value-type="string">
            <text:p>Sans avance statique : </text:p>
          </table:table-cell>
          <table:table-cell table:formula="of:=[.N130]-17" office:value-type="float" office:value="8.0104" calcext:value-type="float">
            <text:p>8,010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itesse: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Temps_ms:</text:p>
          </table:table-cell>
          <table:table-cell table:formula="of:=[.L131]*90" office:value-type="float" office:value="2862.59541984733" calcext:value-type="float">
            <text:p>2862,5954198473</text:p>
          </table:table-cell>
          <table:table-cell office:value-type="string" calcext:value-type="string">
            <text:p>Delai_etincelle: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Délai corrigé :</text:p>
          </table:table-cell>
          <table:table-cell table:formula="of:=[.H131]+120" office:value-type="float" office:value="2067" calcext:value-type="float">
            <text:p>2067</text:p>
          </table:table-cell>
          <table:table-cell office:value-type="string" calcext:value-type="string">
            <text:p>Delai_degre_ms:</text:p>
          </table:table-cell>
          <table:table-cell table:formula="of:=60000000/360/[.D131]" office:value-type="float" office:value="31.8066157760814" calcext:value-type="float">
            <text:p>31,8066157761</text:p>
          </table:table-cell>
          <table:table-cell office:value-type="string" calcext:value-type="string">
            <text:p>Conversion délai :</text:p>
          </table:table-cell>
          <table:table-cell table:formula="of:=90 - ([.J131]/[.L131])" office:value-type="float" office:value="25.01352" calcext:value-type="float">
            <text:p>25,01352</text:p>
          </table:table-cell>
          <table:table-cell office:value-type="string" calcext:value-type="string">
            <text:p>Sans avance statique : </text:p>
          </table:table-cell>
          <table:table-cell table:formula="of:=[.N131]-17" office:value-type="float" office:value="8.01352" calcext:value-type="float">
            <text:p>8,01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itesse: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Temps_ms:</text:p>
          </table:table-cell>
          <table:table-cell table:formula="of:=[.L132]*90" office:value-type="float" office:value="2840.90909090909" calcext:value-type="float">
            <text:p>2840,9090909091</text:p>
          </table:table-cell>
          <table:table-cell office:value-type="string" calcext:value-type="string">
            <text:p>Delai_etincelle: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Délai corrigé :</text:p>
          </table:table-cell>
          <table:table-cell table:formula="of:=[.H132]+120" office:value-type="float" office:value="2051" calcext:value-type="float">
            <text:p>2051</text:p>
          </table:table-cell>
          <table:table-cell office:value-type="string" calcext:value-type="string">
            <text:p>Delai_degre_ms:</text:p>
          </table:table-cell>
          <table:table-cell table:formula="of:=60000000/360/[.D132]" office:value-type="float" office:value="31.5656565656566" calcext:value-type="float">
            <text:p>31,5656565657</text:p>
          </table:table-cell>
          <table:table-cell office:value-type="string" calcext:value-type="string">
            <text:p>Conversion délai :</text:p>
          </table:table-cell>
          <table:table-cell table:formula="of:=90 - ([.J132]/[.L132])" office:value-type="float" office:value="25.02432" calcext:value-type="float">
            <text:p>25,02432</text:p>
          </table:table-cell>
          <table:table-cell office:value-type="string" calcext:value-type="string">
            <text:p>Sans avance statique : </text:p>
          </table:table-cell>
          <table:table-cell table:formula="of:=[.N132]-17" office:value-type="float" office:value="8.02432" calcext:value-type="float">
            <text:p>8,024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itesse: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Temps_ms:</text:p>
          </table:table-cell>
          <table:table-cell table:formula="of:=[.L133]*90" office:value-type="float" office:value="2819.54887218045" calcext:value-type="float">
            <text:p>2819,5488721805</text:p>
          </table:table-cell>
          <table:table-cell office:value-type="string" calcext:value-type="string">
            <text:p>Delai_etincelle: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Délai corrigé :</text:p>
          </table:table-cell>
          <table:table-cell table:formula="of:=[.H133]+120" office:value-type="float" office:value="2036" calcext:value-type="float">
            <text:p>2036</text:p>
          </table:table-cell>
          <table:table-cell office:value-type="string" calcext:value-type="string">
            <text:p>Delai_degre_ms:</text:p>
          </table:table-cell>
          <table:table-cell table:formula="of:=60000000/360/[.D133]" office:value-type="float" office:value="31.328320802005" calcext:value-type="float">
            <text:p>31,328320802</text:p>
          </table:table-cell>
          <table:table-cell office:value-type="string" calcext:value-type="string">
            <text:p>Conversion délai :</text:p>
          </table:table-cell>
          <table:table-cell table:formula="of:=90 - ([.J133]/[.L133])" office:value-type="float" office:value="25.01088" calcext:value-type="float">
            <text:p>25,01088</text:p>
          </table:table-cell>
          <table:table-cell office:value-type="string" calcext:value-type="string">
            <text:p>Sans avance statique : </text:p>
          </table:table-cell>
          <table:table-cell table:formula="of:=[.N133]-17" office:value-type="float" office:value="8.01088" calcext:value-type="float">
            <text:p>8,010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tesse: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Temps_ms:</text:p>
          </table:table-cell>
          <table:table-cell table:formula="of:=[.L134]*90" office:value-type="float" office:value="2798.50746268657" calcext:value-type="float">
            <text:p>2798,5074626866</text:p>
          </table:table-cell>
          <table:table-cell office:value-type="string" calcext:value-type="string">
            <text:p>Delai_etincelle: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élai corrigé :</text:p>
          </table:table-cell>
          <table:table-cell table:formula="of:=[.H134]+120" office:value-type="float" office:value="2021" calcext:value-type="float">
            <text:p>2021</text:p>
          </table:table-cell>
          <table:table-cell office:value-type="string" calcext:value-type="string">
            <text:p>Delai_degre_ms:</text:p>
          </table:table-cell>
          <table:table-cell table:formula="of:=60000000/360/[.D134]" office:value-type="float" office:value="31.0945273631841" calcext:value-type="float">
            <text:p>31,0945273632</text:p>
          </table:table-cell>
          <table:table-cell office:value-type="string" calcext:value-type="string">
            <text:p>Conversion délai :</text:p>
          </table:table-cell>
          <table:table-cell table:formula="of:=90 - ([.J134]/[.L134])" office:value-type="float" office:value="25.00464" calcext:value-type="float">
            <text:p>25,00464</text:p>
          </table:table-cell>
          <table:table-cell office:value-type="string" calcext:value-type="string">
            <text:p>Sans avance statique : </text:p>
          </table:table-cell>
          <table:table-cell table:formula="of:=[.N134]-17" office:value-type="float" office:value="8.00464" calcext:value-type="float">
            <text:p>8,004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itesse: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Temps_ms:</text:p>
          </table:table-cell>
          <table:table-cell table:formula="of:=[.L135]*90" office:value-type="float" office:value="2777.77777777778" calcext:value-type="float">
            <text:p>2777,7777777778</text:p>
          </table:table-cell>
          <table:table-cell office:value-type="string" calcext:value-type="string">
            <text:p>Delai_etincelle: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Délai corrigé :</text:p>
          </table:table-cell>
          <table:table-cell table:formula="of:=[.H135]+120" office:value-type="float" office:value="2006" calcext:value-type="float">
            <text:p>2006</text:p>
          </table:table-cell>
          <table:table-cell office:value-type="string" calcext:value-type="string">
            <text:p>Delai_degre_ms:</text:p>
          </table:table-cell>
          <table:table-cell table:formula="of:=60000000/360/[.D135]" office:value-type="float" office:value="30.8641975308642" calcext:value-type="float">
            <text:p>30,8641975309</text:p>
          </table:table-cell>
          <table:table-cell office:value-type="string" calcext:value-type="string">
            <text:p>Conversion délai :</text:p>
          </table:table-cell>
          <table:table-cell table:formula="of:=90 - ([.J135]/[.L135])" office:value-type="float" office:value="25.0056" calcext:value-type="float">
            <text:p>25,0056</text:p>
          </table:table-cell>
          <table:table-cell office:value-type="string" calcext:value-type="string">
            <text:p>Sans avance statique : </text:p>
          </table:table-cell>
          <table:table-cell table:formula="of:=[.N135]-17" office:value-type="float" office:value="8.0056" calcext:value-type="float">
            <text:p>8,00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itesse: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Temps_ms:</text:p>
          </table:table-cell>
          <table:table-cell table:formula="of:=[.L136]*90" office:value-type="float" office:value="2757.35294117647" calcext:value-type="float">
            <text:p>2757,3529411765</text:p>
          </table:table-cell>
          <table:table-cell office:value-type="string" calcext:value-type="string">
            <text:p>Delai_etincelle: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Délai corrigé :</text:p>
          </table:table-cell>
          <table:table-cell table:formula="of:=[.H136]+120" office:value-type="float" office:value="1991" calcext:value-type="float">
            <text:p>1991</text:p>
          </table:table-cell>
          <table:table-cell office:value-type="string" calcext:value-type="string">
            <text:p>Delai_degre_ms:</text:p>
          </table:table-cell>
          <table:table-cell table:formula="of:=60000000/360/[.D136]" office:value-type="float" office:value="30.6372549019608" calcext:value-type="float">
            <text:p>30,637254902</text:p>
          </table:table-cell>
          <table:table-cell office:value-type="string" calcext:value-type="string">
            <text:p>Conversion délai :</text:p>
          </table:table-cell>
          <table:table-cell table:formula="of:=90 - ([.J136]/[.L136])" office:value-type="float" office:value="25.01376" calcext:value-type="float">
            <text:p>25,01376</text:p>
          </table:table-cell>
          <table:table-cell office:value-type="string" calcext:value-type="string">
            <text:p>Sans avance statique : </text:p>
          </table:table-cell>
          <table:table-cell table:formula="of:=[.N136]-17" office:value-type="float" office:value="8.01376000000001" calcext:value-type="float">
            <text:p>8,013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itesse: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Temps_ms:</text:p>
          </table:table-cell>
          <table:table-cell table:formula="of:=[.L137]*90" office:value-type="float" office:value="2737.22627737226" calcext:value-type="float">
            <text:p>2737,2262773723</text:p>
          </table:table-cell>
          <table:table-cell office:value-type="string" calcext:value-type="string">
            <text:p>Delai_etincelle: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élai corrigé :</text:p>
          </table:table-cell>
          <table:table-cell table:formula="of:=[.H137]+120" office:value-type="float" office:value="1976" calcext:value-type="float">
            <text:p>1976</text:p>
          </table:table-cell>
          <table:table-cell office:value-type="string" calcext:value-type="string">
            <text:p>Delai_degre_ms:</text:p>
          </table:table-cell>
          <table:table-cell table:formula="of:=60000000/360/[.D137]" office:value-type="float" office:value="30.4136253041362" calcext:value-type="float">
            <text:p>30,4136253041</text:p>
          </table:table-cell>
          <table:table-cell office:value-type="string" calcext:value-type="string">
            <text:p>Conversion délai :</text:p>
          </table:table-cell>
          <table:table-cell table:formula="of:=90 - ([.J137]/[.L137])" office:value-type="float" office:value="25.02912" calcext:value-type="float">
            <text:p>25,02912</text:p>
          </table:table-cell>
          <table:table-cell office:value-type="string" calcext:value-type="string">
            <text:p>Sans avance statique : </text:p>
          </table:table-cell>
          <table:table-cell table:formula="of:=[.N137]-17" office:value-type="float" office:value="8.02911999999999" calcext:value-type="float">
            <text:p>8,029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tesse: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Temps_ms:</text:p>
          </table:table-cell>
          <table:table-cell table:formula="of:=[.L138]*90" office:value-type="float" office:value="2717.39130434783" calcext:value-type="float">
            <text:p>2717,3913043478</text:p>
          </table:table-cell>
          <table:table-cell office:value-type="string" calcext:value-type="string">
            <text:p>Delai_etincelle: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Délai corrigé :</text:p>
          </table:table-cell>
          <table:table-cell table:formula="of:=[.H138]+120" office:value-type="float" office:value="1962" calcext:value-type="float">
            <text:p>1962</text:p>
          </table:table-cell>
          <table:table-cell office:value-type="string" calcext:value-type="string">
            <text:p>Delai_degre_ms:</text:p>
          </table:table-cell>
          <table:table-cell table:formula="of:=60000000/360/[.D138]" office:value-type="float" office:value="30.1932367149758" calcext:value-type="float">
            <text:p>30,193236715</text:p>
          </table:table-cell>
          <table:table-cell office:value-type="string" calcext:value-type="string">
            <text:p>Conversion délai :</text:p>
          </table:table-cell>
          <table:table-cell table:formula="of:=90 - ([.J138]/[.L138])" office:value-type="float" office:value="25.01856" calcext:value-type="float">
            <text:p>25,01856</text:p>
          </table:table-cell>
          <table:table-cell office:value-type="string" calcext:value-type="string">
            <text:p>Sans avance statique : </text:p>
          </table:table-cell>
          <table:table-cell table:formula="of:=[.N138]-17" office:value-type="float" office:value="8.01855999999999" calcext:value-type="float">
            <text:p>8,018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tesse: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Temps_ms:</text:p>
          </table:table-cell>
          <table:table-cell table:formula="of:=[.L139]*90" office:value-type="float" office:value="2697.8417266187" calcext:value-type="float">
            <text:p>2697,8417266187</text:p>
          </table:table-cell>
          <table:table-cell office:value-type="string" calcext:value-type="string">
            <text:p>Delai_etincelle: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Délai corrigé :</text:p>
          </table:table-cell>
          <table:table-cell table:formula="of:=[.H139]+120" office:value-type="float" office:value="1948" calcext:value-type="float">
            <text:p>1948</text:p>
          </table:table-cell>
          <table:table-cell office:value-type="string" calcext:value-type="string">
            <text:p>Delai_degre_ms:</text:p>
          </table:table-cell>
          <table:table-cell table:formula="of:=60000000/360/[.D139]" office:value-type="float" office:value="29.9760191846523" calcext:value-type="float">
            <text:p>29,9760191847</text:p>
          </table:table-cell>
          <table:table-cell office:value-type="string" calcext:value-type="string">
            <text:p>Conversion délai :</text:p>
          </table:table-cell>
          <table:table-cell table:formula="of:=90 - ([.J139]/[.L139])" office:value-type="float" office:value="25.01472" calcext:value-type="float">
            <text:p>25,01472</text:p>
          </table:table-cell>
          <table:table-cell office:value-type="string" calcext:value-type="string">
            <text:p>Sans avance statique : </text:p>
          </table:table-cell>
          <table:table-cell table:formula="of:=[.N139]-17" office:value-type="float" office:value="8.01472" calcext:value-type="float">
            <text:p>8,014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itesse: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Temps_ms:</text:p>
          </table:table-cell>
          <table:table-cell table:formula="of:=[.L140]*90" office:value-type="float" office:value="2678.57142857143" calcext:value-type="float">
            <text:p>2678,5714285714</text:p>
          </table:table-cell>
          <table:table-cell office:value-type="string" calcext:value-type="string">
            <text:p>Delai_etincelle: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Délai corrigé :</text:p>
          </table:table-cell>
          <table:table-cell table:formula="of:=[.H140]+120" office:value-type="float" office:value="1934" calcext:value-type="float">
            <text:p>1934</text:p>
          </table:table-cell>
          <table:table-cell office:value-type="string" calcext:value-type="string">
            <text:p>Delai_degre_ms:</text:p>
          </table:table-cell>
          <table:table-cell table:formula="of:=60000000/360/[.D140]" office:value-type="float" office:value="29.7619047619048" calcext:value-type="float">
            <text:p>29,7619047619</text:p>
          </table:table-cell>
          <table:table-cell office:value-type="string" calcext:value-type="string">
            <text:p>Conversion délai :</text:p>
          </table:table-cell>
          <table:table-cell table:formula="of:=90 - ([.J140]/[.L140])" office:value-type="float" office:value="25.0176" calcext:value-type="float">
            <text:p>25,0176</text:p>
          </table:table-cell>
          <table:table-cell office:value-type="string" calcext:value-type="string">
            <text:p>Sans avance statique : </text:p>
          </table:table-cell>
          <table:table-cell table:formula="of:=[.N140]-17" office:value-type="float" office:value="8.01759999999999" calcext:value-type="float">
            <text:p>8,017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itesse: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Temps_ms:</text:p>
          </table:table-cell>
          <table:table-cell table:formula="of:=[.L141]*90" office:value-type="float" office:value="2659.57446808511" calcext:value-type="float">
            <text:p>2659,5744680851</text:p>
          </table:table-cell>
          <table:table-cell office:value-type="string" calcext:value-type="string">
            <text:p>Delai_etincelle: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élai corrigé :</text:p>
          </table:table-cell>
          <table:table-cell table:formula="of:=[.H141]+120" office:value-type="float" office:value="1920" calcext:value-type="float">
            <text:p>1920</text:p>
          </table:table-cell>
          <table:table-cell office:value-type="string" calcext:value-type="string">
            <text:p>Delai_degre_ms:</text:p>
          </table:table-cell>
          <table:table-cell table:formula="of:=60000000/360/[.D141]" office:value-type="float" office:value="29.5508274231678" calcext:value-type="float">
            <text:p>29,5508274232</text:p>
          </table:table-cell>
          <table:table-cell office:value-type="string" calcext:value-type="string">
            <text:p>Conversion délai :</text:p>
          </table:table-cell>
          <table:table-cell table:formula="of:=90 - ([.J141]/[.L141])" office:value-type="float" office:value="25.0272" calcext:value-type="float">
            <text:p>25,0272</text:p>
          </table:table-cell>
          <table:table-cell office:value-type="string" calcext:value-type="string">
            <text:p>Sans avance statique : </text:p>
          </table:table-cell>
          <table:table-cell table:formula="of:=[.N141]-17" office:value-type="float" office:value="8.02719999999999" calcext:value-type="float">
            <text:p>8,0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itesse: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Temps_ms:</text:p>
          </table:table-cell>
          <table:table-cell table:formula="of:=[.L142]*90" office:value-type="float" office:value="2640.84507042253" calcext:value-type="float">
            <text:p>2640,8450704225</text:p>
          </table:table-cell>
          <table:table-cell office:value-type="string" calcext:value-type="string">
            <text:p>Delai_etincelle: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Délai corrigé :</text:p>
          </table:table-cell>
          <table:table-cell table:formula="of:=[.H142]+120" office:value-type="float" office:value="1907" calcext:value-type="float">
            <text:p>1907</text:p>
          </table:table-cell>
          <table:table-cell office:value-type="string" calcext:value-type="string">
            <text:p>Delai_degre_ms:</text:p>
          </table:table-cell>
          <table:table-cell table:formula="of:=60000000/360/[.D142]" office:value-type="float" office:value="29.3427230046948" calcext:value-type="float">
            <text:p>29,3427230047</text:p>
          </table:table-cell>
          <table:table-cell office:value-type="string" calcext:value-type="string">
            <text:p>Conversion délai :</text:p>
          </table:table-cell>
          <table:table-cell table:formula="of:=90 - ([.J142]/[.L142])" office:value-type="float" office:value="25.00944" calcext:value-type="float">
            <text:p>25,00944</text:p>
          </table:table-cell>
          <table:table-cell office:value-type="string" calcext:value-type="string">
            <text:p>Sans avance statique : </text:p>
          </table:table-cell>
          <table:table-cell table:formula="of:=[.N142]-17" office:value-type="float" office:value="8.00944" calcext:value-type="float">
            <text:p>8,009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sse: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Temps_ms:</text:p>
          </table:table-cell>
          <table:table-cell table:formula="of:=[.L143]*90" office:value-type="float" office:value="2622.37762237762" calcext:value-type="float">
            <text:p>2622,3776223776</text:p>
          </table:table-cell>
          <table:table-cell office:value-type="string" calcext:value-type="string">
            <text:p>Delai_etincelle: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élai corrigé :</text:p>
          </table:table-cell>
          <table:table-cell table:formula="of:=[.H143]+120" office:value-type="float" office:value="1893" calcext:value-type="float">
            <text:p>1893</text:p>
          </table:table-cell>
          <table:table-cell office:value-type="string" calcext:value-type="string">
            <text:p>Delai_degre_ms:</text:p>
          </table:table-cell>
          <table:table-cell table:formula="of:=60000000/360/[.D143]" office:value-type="float" office:value="29.1375291375291" calcext:value-type="float">
            <text:p>29,1375291375</text:p>
          </table:table-cell>
          <table:table-cell office:value-type="string" calcext:value-type="string">
            <text:p>Conversion délai :</text:p>
          </table:table-cell>
          <table:table-cell table:formula="of:=90 - ([.J143]/[.L143])" office:value-type="float" office:value="25.03224" calcext:value-type="float">
            <text:p>25,03224</text:p>
          </table:table-cell>
          <table:table-cell office:value-type="string" calcext:value-type="string">
            <text:p>Sans avance statique : </text:p>
          </table:table-cell>
          <table:table-cell table:formula="of:=[.N143]-17" office:value-type="float" office:value="8.03224" calcext:value-type="float">
            <text:p>8,0322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tesse: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Temps_ms:</text:p>
          </table:table-cell>
          <table:table-cell table:formula="of:=[.L144]*90" office:value-type="float" office:value="2604.16666666667" calcext:value-type="float">
            <text:p>2604,1666666667</text:p>
          </table:table-cell>
          <table:table-cell office:value-type="string" calcext:value-type="string">
            <text:p>Delai_etincelle: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Délai corrigé :</text:p>
          </table:table-cell>
          <table:table-cell table:formula="of:=[.H144]+120" office:value-type="float" office:value="1880" calcext:value-type="float">
            <text:p>1880</text:p>
          </table:table-cell>
          <table:table-cell office:value-type="string" calcext:value-type="string">
            <text:p>Delai_degre_ms:</text:p>
          </table:table-cell>
          <table:table-cell table:formula="of:=60000000/360/[.D144]" office:value-type="float" office:value="28.9351851851852" calcext:value-type="float">
            <text:p>28,9351851852</text:p>
          </table:table-cell>
          <table:table-cell office:value-type="string" calcext:value-type="string">
            <text:p>Conversion délai :</text:p>
          </table:table-cell>
          <table:table-cell table:formula="of:=90 - ([.J144]/[.L144])" office:value-type="float" office:value="25.0272" calcext:value-type="float">
            <text:p>25,0272</text:p>
          </table:table-cell>
          <table:table-cell office:value-type="string" calcext:value-type="string">
            <text:p>Sans avance statique : </text:p>
          </table:table-cell>
          <table:table-cell table:formula="of:=[.N144]-17" office:value-type="float" office:value="8.02719999999999" calcext:value-type="float">
            <text:p>8,0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tesse: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Temps_ms:</text:p>
          </table:table-cell>
          <table:table-cell table:formula="of:=[.L145]*90" office:value-type="float" office:value="2586.20689655172" calcext:value-type="float">
            <text:p>2586,2068965517</text:p>
          </table:table-cell>
          <table:table-cell office:value-type="string" calcext:value-type="string">
            <text:p>Delai_etincelle: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Délai corrigé :</text:p>
          </table:table-cell>
          <table:table-cell table:formula="of:=[.H145]+120" office:value-type="float" office:value="1867" calcext:value-type="float">
            <text:p>1867</text:p>
          </table:table-cell>
          <table:table-cell office:value-type="string" calcext:value-type="string">
            <text:p>Delai_degre_ms:</text:p>
          </table:table-cell>
          <table:table-cell table:formula="of:=60000000/360/[.D145]" office:value-type="float" office:value="28.735632183908" calcext:value-type="float">
            <text:p>28,7356321839</text:p>
          </table:table-cell>
          <table:table-cell office:value-type="string" calcext:value-type="string">
            <text:p>Conversion délai :</text:p>
          </table:table-cell>
          <table:table-cell table:formula="of:=90 - ([.J145]/[.L145])" office:value-type="float" office:value="25.0284" calcext:value-type="float">
            <text:p>25,0284</text:p>
          </table:table-cell>
          <table:table-cell office:value-type="string" calcext:value-type="string">
            <text:p>Sans avance statique : </text:p>
          </table:table-cell>
          <table:table-cell table:formula="of:=[.N145]-17" office:value-type="float" office:value="8.02840000000001" calcext:value-type="float">
            <text:p>8,02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itesse: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Temps_ms:</text:p>
          </table:table-cell>
          <table:table-cell table:formula="of:=[.L146]*90" office:value-type="float" office:value="2568.49315068493" calcext:value-type="float">
            <text:p>2568,4931506849</text:p>
          </table:table-cell>
          <table:table-cell office:value-type="string" calcext:value-type="string">
            <text:p>Delai_etincelle: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Délai corrigé :</text:p>
          </table:table-cell>
          <table:table-cell table:formula="of:=[.H146]+120" office:value-type="float" office:value="1854" calcext:value-type="float">
            <text:p>1854</text:p>
          </table:table-cell>
          <table:table-cell office:value-type="string" calcext:value-type="string">
            <text:p>Delai_degre_ms:</text:p>
          </table:table-cell>
          <table:table-cell table:formula="of:=60000000/360/[.D146]" office:value-type="float" office:value="28.5388127853881" calcext:value-type="float">
            <text:p>28,5388127854</text:p>
          </table:table-cell>
          <table:table-cell office:value-type="string" calcext:value-type="string">
            <text:p>Conversion délai :</text:p>
          </table:table-cell>
          <table:table-cell table:formula="of:=90 - ([.J146]/[.L146])" office:value-type="float" office:value="25.03584" calcext:value-type="float">
            <text:p>25,03584</text:p>
          </table:table-cell>
          <table:table-cell office:value-type="string" calcext:value-type="string">
            <text:p>Sans avance statique : </text:p>
          </table:table-cell>
          <table:table-cell table:formula="of:=[.N146]-17" office:value-type="float" office:value="8.03583999999999" calcext:value-type="float">
            <text:p>8,0358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tesse: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Temps_ms:</text:p>
          </table:table-cell>
          <table:table-cell table:formula="of:=[.L147]*90" office:value-type="float" office:value="2551.02040816327" calcext:value-type="float">
            <text:p>2551,0204081633</text:p>
          </table:table-cell>
          <table:table-cell office:value-type="string" calcext:value-type="string">
            <text:p>Delai_etincelle: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Délai corrigé :</text:p>
          </table:table-cell>
          <table:table-cell table:formula="of:=[.H147]+120" office:value-type="float" office:value="1842" calcext:value-type="float">
            <text:p>1842</text:p>
          </table:table-cell>
          <table:table-cell office:value-type="string" calcext:value-type="string">
            <text:p>Delai_degre_ms:</text:p>
          </table:table-cell>
          <table:table-cell table:formula="of:=60000000/360/[.D147]" office:value-type="float" office:value="28.3446712018141" calcext:value-type="float">
            <text:p>28,3446712018</text:p>
          </table:table-cell>
          <table:table-cell office:value-type="string" calcext:value-type="string">
            <text:p>Conversion délai :</text:p>
          </table:table-cell>
          <table:table-cell table:formula="of:=90 - ([.J147]/[.L147])" office:value-type="float" office:value="25.01424" calcext:value-type="float">
            <text:p>25,01424</text:p>
          </table:table-cell>
          <table:table-cell office:value-type="string" calcext:value-type="string">
            <text:p>Sans avance statique : </text:p>
          </table:table-cell>
          <table:table-cell table:formula="of:=[.N147]-17" office:value-type="float" office:value="8.01424" calcext:value-type="float">
            <text:p>8,0142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sse: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Temps_ms:</text:p>
          </table:table-cell>
          <table:table-cell table:formula="of:=[.L148]*90" office:value-type="float" office:value="2533.78378378378" calcext:value-type="float">
            <text:p>2533,7837837838</text:p>
          </table:table-cell>
          <table:table-cell office:value-type="string" calcext:value-type="string">
            <text:p>Delai_etincelle: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Délai corrigé :</text:p>
          </table:table-cell>
          <table:table-cell table:formula="of:=[.H148]+120" office:value-type="float" office:value="1829" calcext:value-type="float">
            <text:p>1829</text:p>
          </table:table-cell>
          <table:table-cell office:value-type="string" calcext:value-type="string">
            <text:p>Delai_degre_ms:</text:p>
          </table:table-cell>
          <table:table-cell table:formula="of:=60000000/360/[.D148]" office:value-type="float" office:value="28.1531531531532" calcext:value-type="float">
            <text:p>28,1531531532</text:p>
          </table:table-cell>
          <table:table-cell office:value-type="string" calcext:value-type="string">
            <text:p>Conversion délai :</text:p>
          </table:table-cell>
          <table:table-cell table:formula="of:=90 - ([.J148]/[.L148])" office:value-type="float" office:value="25.03392" calcext:value-type="float">
            <text:p>25,03392</text:p>
          </table:table-cell>
          <table:table-cell office:value-type="string" calcext:value-type="string">
            <text:p>Sans avance statique : </text:p>
          </table:table-cell>
          <table:table-cell table:formula="of:=[.N148]-17" office:value-type="float" office:value="8.03392" calcext:value-type="float">
            <text:p>8,0339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Vitesse: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Temps_ms:</text:p>
          </table:table-cell>
          <table:table-cell table:formula="of:=[.L149]*90" office:value-type="float" office:value="2516.77852348993" calcext:value-type="float">
            <text:p>2516,7785234899</text:p>
          </table:table-cell>
          <table:table-cell office:value-type="string" calcext:value-type="string">
            <text:p>Delai_etincelle: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Délai corrigé :</text:p>
          </table:table-cell>
          <table:table-cell table:formula="of:=[.H149]+120" office:value-type="float" office:value="1817" calcext:value-type="float">
            <text:p>1817</text:p>
          </table:table-cell>
          <table:table-cell office:value-type="string" calcext:value-type="string">
            <text:p>Delai_degre_ms:</text:p>
          </table:table-cell>
          <table:table-cell table:formula="of:=60000000/360/[.D149]" office:value-type="float" office:value="27.9642058165548" calcext:value-type="float">
            <text:p>27,9642058166</text:p>
          </table:table-cell>
          <table:table-cell office:value-type="string" calcext:value-type="string">
            <text:p>Conversion délai :</text:p>
          </table:table-cell>
          <table:table-cell table:formula="of:=90 - ([.J149]/[.L149])" office:value-type="float" office:value="25.02408" calcext:value-type="float">
            <text:p>25,02408</text:p>
          </table:table-cell>
          <table:table-cell office:value-type="string" calcext:value-type="string">
            <text:p>Sans avance statique : </text:p>
          </table:table-cell>
          <table:table-cell table:formula="of:=[.N149]-17" office:value-type="float" office:value="8.02408" calcext:value-type="float">
            <text:p>8,0240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tesse: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emps_ms:</text:p>
          </table:table-cell>
          <table:table-cell table:formula="of:=[.L150]*90" office:value-type="float" office:value="2500" calcext:value-type="float">
            <text:p>2500</text:p>
          </table:table-cell>
          <table:table-cell office:value-type="string" calcext:value-type="string">
            <text:p>Delai_etincelle: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Délai corrigé :</text:p>
          </table:table-cell>
          <table:table-cell table:formula="of:=[.H150]+120" office:value-type="float" office:value="1805" calcext:value-type="float">
            <text:p>1805</text:p>
          </table:table-cell>
          <table:table-cell office:value-type="string" calcext:value-type="string">
            <text:p>Delai_degre_ms:</text:p>
          </table:table-cell>
          <table:table-cell table:formula="of:=60000000/360/[.D150]" office:value-type="float" office:value="27.7777777777778" calcext:value-type="float">
            <text:p>27,7777777778</text:p>
          </table:table-cell>
          <table:table-cell office:value-type="string" calcext:value-type="string">
            <text:p>Conversion délai :</text:p>
          </table:table-cell>
          <table:table-cell table:formula="of:=90 - ([.J150]/[.L150])" office:value-type="float" office:value="25.02" calcext:value-type="float">
            <text:p>25,02</text:p>
          </table:table-cell>
          <table:table-cell office:value-type="string" calcext:value-type="string">
            <text:p>Sans avance statique : </text:p>
          </table:table-cell>
          <table:table-cell table:formula="of:=[.N150]-17" office:value-type="float" office:value="8.02" calcext:value-type="float">
            <text:p>8,0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Vitesse: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Temps_ms:</text:p>
          </table:table-cell>
          <table:table-cell table:formula="of:=[.L151]*90" office:value-type="float" office:value="2483.44370860927" calcext:value-type="float">
            <text:p>2483,4437086093</text:p>
          </table:table-cell>
          <table:table-cell office:value-type="string" calcext:value-type="string">
            <text:p>Delai_etincelle: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Délai corrigé :</text:p>
          </table:table-cell>
          <table:table-cell table:formula="of:=[.H151]+120" office:value-type="float" office:value="1793" calcext:value-type="float">
            <text:p>1793</text:p>
          </table:table-cell>
          <table:table-cell office:value-type="string" calcext:value-type="string">
            <text:p>Delai_degre_ms:</text:p>
          </table:table-cell>
          <table:table-cell table:formula="of:=60000000/360/[.D151]" office:value-type="float" office:value="27.5938189845475" calcext:value-type="float">
            <text:p>27,5938189845</text:p>
          </table:table-cell>
          <table:table-cell office:value-type="string" calcext:value-type="string">
            <text:p>Conversion délai :</text:p>
          </table:table-cell>
          <table:table-cell table:formula="of:=90 - ([.J151]/[.L151])" office:value-type="float" office:value="25.02168" calcext:value-type="float">
            <text:p>25,02168</text:p>
          </table:table-cell>
          <table:table-cell office:value-type="string" calcext:value-type="string">
            <text:p>Sans avance statique : </text:p>
          </table:table-cell>
          <table:table-cell table:formula="of:=[.N151]-17" office:value-type="float" office:value="8.02168" calcext:value-type="float">
            <text:p>8,021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tesse: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Temps_ms:</text:p>
          </table:table-cell>
          <table:table-cell table:formula="of:=[.L152]*90" office:value-type="float" office:value="2467.10526315789" calcext:value-type="float">
            <text:p>2467,1052631579</text:p>
          </table:table-cell>
          <table:table-cell office:value-type="string" calcext:value-type="string">
            <text:p>Delai_etincelle: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Délai corrigé :</text:p>
          </table:table-cell>
          <table:table-cell table:formula="of:=[.H152]+120" office:value-type="float" office:value="1781" calcext:value-type="float">
            <text:p>1781</text:p>
          </table:table-cell>
          <table:table-cell office:value-type="string" calcext:value-type="string">
            <text:p>Delai_degre_ms:</text:p>
          </table:table-cell>
          <table:table-cell table:formula="of:=60000000/360/[.D152]" office:value-type="float" office:value="27.4122807017544" calcext:value-type="float">
            <text:p>27,4122807018</text:p>
          </table:table-cell>
          <table:table-cell office:value-type="string" calcext:value-type="string">
            <text:p>Conversion délai :</text:p>
          </table:table-cell>
          <table:table-cell table:formula="of:=90 - ([.J152]/[.L152])" office:value-type="float" office:value="25.02912" calcext:value-type="float">
            <text:p>25,02912</text:p>
          </table:table-cell>
          <table:table-cell office:value-type="string" calcext:value-type="string">
            <text:p>Sans avance statique : </text:p>
          </table:table-cell>
          <table:table-cell table:formula="of:=[.N152]-17" office:value-type="float" office:value="8.02911999999999" calcext:value-type="float">
            <text:p>8,029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tesse: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Temps_ms:</text:p>
          </table:table-cell>
          <table:table-cell table:formula="of:=[.L153]*90" office:value-type="float" office:value="2450.98039215686" calcext:value-type="float">
            <text:p>2450,9803921569</text:p>
          </table:table-cell>
          <table:table-cell office:value-type="string" calcext:value-type="string">
            <text:p>Delai_etincelle: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Délai corrigé :</text:p>
          </table:table-cell>
          <table:table-cell table:formula="of:=[.H153]+120" office:value-type="float" office:value="1769" calcext:value-type="float">
            <text:p>1769</text:p>
          </table:table-cell>
          <table:table-cell office:value-type="string" calcext:value-type="string">
            <text:p>Delai_degre_ms:</text:p>
          </table:table-cell>
          <table:table-cell table:formula="of:=60000000/360/[.D153]" office:value-type="float" office:value="27.2331154684096" calcext:value-type="float">
            <text:p>27,2331154684</text:p>
          </table:table-cell>
          <table:table-cell office:value-type="string" calcext:value-type="string">
            <text:p>Conversion délai :</text:p>
          </table:table-cell>
          <table:table-cell table:formula="of:=90 - ([.J153]/[.L153])" office:value-type="float" office:value="25.04232" calcext:value-type="float">
            <text:p>25,04232</text:p>
          </table:table-cell>
          <table:table-cell office:value-type="string" calcext:value-type="string">
            <text:p>Sans avance statique : </text:p>
          </table:table-cell>
          <table:table-cell table:formula="of:=[.N153]-17" office:value-type="float" office:value="8.04231999999999" calcext:value-type="float">
            <text:p>8,042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Vitesse: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Temps_ms:</text:p>
          </table:table-cell>
          <table:table-cell table:formula="of:=[.L154]*90" office:value-type="float" office:value="2435.06493506493" calcext:value-type="float">
            <text:p>2435,0649350649</text:p>
          </table:table-cell>
          <table:table-cell office:value-type="string" calcext:value-type="string">
            <text:p>Delai_etincelle: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Délai corrigé :</text:p>
          </table:table-cell>
          <table:table-cell table:formula="of:=[.H154]+120" office:value-type="float" office:value="1758" calcext:value-type="float">
            <text:p>1758</text:p>
          </table:table-cell>
          <table:table-cell office:value-type="string" calcext:value-type="string">
            <text:p>Delai_degre_ms:</text:p>
          </table:table-cell>
          <table:table-cell table:formula="of:=60000000/360/[.D154]" office:value-type="float" office:value="27.0562770562771" calcext:value-type="float">
            <text:p>27,0562770563</text:p>
          </table:table-cell>
          <table:table-cell office:value-type="string" calcext:value-type="string">
            <text:p>Conversion délai :</text:p>
          </table:table-cell>
          <table:table-cell table:formula="of:=90 - ([.J154]/[.L154])" office:value-type="float" office:value="25.02432" calcext:value-type="float">
            <text:p>25,02432</text:p>
          </table:table-cell>
          <table:table-cell office:value-type="string" calcext:value-type="string">
            <text:p>Sans avance statique : </text:p>
          </table:table-cell>
          <table:table-cell table:formula="of:=[.N154]-17" office:value-type="float" office:value="8.02431999999999" calcext:value-type="float">
            <text:p>8,024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itesse: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Temps_ms:</text:p>
          </table:table-cell>
          <table:table-cell table:formula="of:=[.L155]*90" office:value-type="float" office:value="2419.35483870968" calcext:value-type="float">
            <text:p>2419,3548387097</text:p>
          </table:table-cell>
          <table:table-cell office:value-type="string" calcext:value-type="string">
            <text:p>Delai_etincelle: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Délai corrigé :</text:p>
          </table:table-cell>
          <table:table-cell table:formula="of:=[.H155]+120" office:value-type="float" office:value="1747" calcext:value-type="float">
            <text:p>1747</text:p>
          </table:table-cell>
          <table:table-cell office:value-type="string" calcext:value-type="string">
            <text:p>Delai_degre_ms:</text:p>
          </table:table-cell>
          <table:table-cell table:formula="of:=60000000/360/[.D155]" office:value-type="float" office:value="26.8817204301075" calcext:value-type="float">
            <text:p>26,8817204301</text:p>
          </table:table-cell>
          <table:table-cell office:value-type="string" calcext:value-type="string">
            <text:p>Conversion délai :</text:p>
          </table:table-cell>
          <table:table-cell table:formula="of:=90 - ([.J155]/[.L155])" office:value-type="float" office:value="25.0116" calcext:value-type="float">
            <text:p>25,0116</text:p>
          </table:table-cell>
          <table:table-cell office:value-type="string" calcext:value-type="string">
            <text:p>Sans avance statique : </text:p>
          </table:table-cell>
          <table:table-cell table:formula="of:=[.N155]-17" office:value-type="float" office:value="8.01159999999999" calcext:value-type="float">
            <text:p>8,01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itesse: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Temps_ms:</text:p>
          </table:table-cell>
          <table:table-cell table:formula="of:=[.L156]*90" office:value-type="float" office:value="2403.84615384615" calcext:value-type="float">
            <text:p>2403,8461538462</text:p>
          </table:table-cell>
          <table:table-cell office:value-type="string" calcext:value-type="string">
            <text:p>Delai_etincelle: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Délai corrigé :</text:p>
          </table:table-cell>
          <table:table-cell table:formula="of:=[.H156]+120" office:value-type="float" office:value="1736" calcext:value-type="float">
            <text:p>1736</text:p>
          </table:table-cell>
          <table:table-cell office:value-type="string" calcext:value-type="string">
            <text:p>Delai_degre_ms:</text:p>
          </table:table-cell>
          <table:table-cell table:formula="of:=60000000/360/[.D156]" office:value-type="float" office:value="26.7094017094017" calcext:value-type="float">
            <text:p>26,7094017094</text:p>
          </table:table-cell>
          <table:table-cell office:value-type="string" calcext:value-type="string">
            <text:p>Conversion délai :</text:p>
          </table:table-cell>
          <table:table-cell table:formula="of:=90 - ([.J156]/[.L156])" office:value-type="float" office:value="25.00416" calcext:value-type="float">
            <text:p>25,00416</text:p>
          </table:table-cell>
          <table:table-cell office:value-type="string" calcext:value-type="string">
            <text:p>Sans avance statique : </text:p>
          </table:table-cell>
          <table:table-cell table:formula="of:=[.N156]-17" office:value-type="float" office:value="8.00416" calcext:value-type="float">
            <text:p>8,004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itesse: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Temps_ms:</text:p>
          </table:table-cell>
          <table:table-cell table:formula="of:=[.L157]*90" office:value-type="float" office:value="2388.53503184713" calcext:value-type="float">
            <text:p>2388,5350318471</text:p>
          </table:table-cell>
          <table:table-cell office:value-type="string" calcext:value-type="string">
            <text:p>Delai_etincelle: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Délai corrigé :</text:p>
          </table:table-cell>
          <table:table-cell table:formula="of:=[.H157]+120" office:value-type="float" office:value="1725" calcext:value-type="float">
            <text:p>1725</text:p>
          </table:table-cell>
          <table:table-cell office:value-type="string" calcext:value-type="string">
            <text:p>Delai_degre_ms:</text:p>
          </table:table-cell>
          <table:table-cell table:formula="of:=60000000/360/[.D157]" office:value-type="float" office:value="26.5392781316348" calcext:value-type="float">
            <text:p>26,5392781316</text:p>
          </table:table-cell>
          <table:table-cell office:value-type="string" calcext:value-type="string">
            <text:p>Conversion délai :</text:p>
          </table:table-cell>
          <table:table-cell table:formula="of:=90 - ([.J157]/[.L157])" office:value-type="float" office:value="25.002" calcext:value-type="float">
            <text:p>25,002</text:p>
          </table:table-cell>
          <table:table-cell office:value-type="string" calcext:value-type="string">
            <text:p>Sans avance statique : </text:p>
          </table:table-cell>
          <table:table-cell table:formula="of:=[.N157]-17" office:value-type="float" office:value="8.002" calcext:value-type="float">
            <text:p>8,00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Vitesse: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Temps_ms:</text:p>
          </table:table-cell>
          <table:table-cell table:formula="of:=[.L158]*90" office:value-type="float" office:value="2373.41772151899" calcext:value-type="float">
            <text:p>2373,417721519</text:p>
          </table:table-cell>
          <table:table-cell office:value-type="string" calcext:value-type="string">
            <text:p>Delai_etincelle: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Délai corrigé :</text:p>
          </table:table-cell>
          <table:table-cell table:formula="of:=[.H158]+120" office:value-type="float" office:value="1714" calcext:value-type="float">
            <text:p>1714</text:p>
          </table:table-cell>
          <table:table-cell office:value-type="string" calcext:value-type="string">
            <text:p>Delai_degre_ms:</text:p>
          </table:table-cell>
          <table:table-cell table:formula="of:=60000000/360/[.D158]" office:value-type="float" office:value="26.3713080168776" calcext:value-type="float">
            <text:p>26,3713080169</text:p>
          </table:table-cell>
          <table:table-cell office:value-type="string" calcext:value-type="string">
            <text:p>Conversion délai :</text:p>
          </table:table-cell>
          <table:table-cell table:formula="of:=90 - ([.J158]/[.L158])" office:value-type="float" office:value="25.00512" calcext:value-type="float">
            <text:p>25,00512</text:p>
          </table:table-cell>
          <table:table-cell office:value-type="string" calcext:value-type="string">
            <text:p>Sans avance statique : </text:p>
          </table:table-cell>
          <table:table-cell table:formula="of:=[.N158]-17" office:value-type="float" office:value="8.00511999999999" calcext:value-type="float">
            <text:p>8,005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itesse: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Temps_ms:</text:p>
          </table:table-cell>
          <table:table-cell table:formula="of:=[.L159]*90" office:value-type="float" office:value="2358.49056603774" calcext:value-type="float">
            <text:p>2358,4905660377</text:p>
          </table:table-cell>
          <table:table-cell office:value-type="string" calcext:value-type="string">
            <text:p>Delai_etincelle: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Délai corrigé :</text:p>
          </table:table-cell>
          <table:table-cell table:formula="of:=[.H159]+120" office:value-type="float" office:value="1703" calcext:value-type="float">
            <text:p>1703</text:p>
          </table:table-cell>
          <table:table-cell office:value-type="string" calcext:value-type="string">
            <text:p>Delai_degre_ms:</text:p>
          </table:table-cell>
          <table:table-cell table:formula="of:=60000000/360/[.D159]" office:value-type="float" office:value="26.2054507337526" calcext:value-type="float">
            <text:p>26,2054507338</text:p>
          </table:table-cell>
          <table:table-cell office:value-type="string" calcext:value-type="string">
            <text:p>Conversion délai :</text:p>
          </table:table-cell>
          <table:table-cell table:formula="of:=90 - ([.J159]/[.L159])" office:value-type="float" office:value="25.01352" calcext:value-type="float">
            <text:p>25,01352</text:p>
          </table:table-cell>
          <table:table-cell office:value-type="string" calcext:value-type="string">
            <text:p>Sans avance statique : </text:p>
          </table:table-cell>
          <table:table-cell table:formula="of:=[.N159]-17" office:value-type="float" office:value="8.01352" calcext:value-type="float">
            <text:p>8,013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tesse: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Temps_ms:</text:p>
          </table:table-cell>
          <table:table-cell table:formula="of:=[.L160]*90" office:value-type="float" office:value="2343.75" calcext:value-type="float">
            <text:p>2343,75</text:p>
          </table:table-cell>
          <table:table-cell office:value-type="string" calcext:value-type="string">
            <text:p>Delai_etincelle: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Délai corrigé :</text:p>
          </table:table-cell>
          <table:table-cell table:formula="of:=[.H160]+120" office:value-type="float" office:value="1692" calcext:value-type="float">
            <text:p>1692</text:p>
          </table:table-cell>
          <table:table-cell office:value-type="string" calcext:value-type="string">
            <text:p>Delai_degre_ms:</text:p>
          </table:table-cell>
          <table:table-cell table:formula="of:=60000000/360/[.D160]" office:value-type="float" office:value="26.0416666666667" calcext:value-type="float">
            <text:p>26,0416666667</text:p>
          </table:table-cell>
          <table:table-cell office:value-type="string" calcext:value-type="string">
            <text:p>Conversion délai :</text:p>
          </table:table-cell>
          <table:table-cell table:formula="of:=90 - ([.J160]/[.L160])" office:value-type="float" office:value="25.0272" calcext:value-type="float">
            <text:p>25,0272</text:p>
          </table:table-cell>
          <table:table-cell office:value-type="string" calcext:value-type="string">
            <text:p>Sans avance statique : </text:p>
          </table:table-cell>
          <table:table-cell table:formula="of:=[.N160]-17" office:value-type="float" office:value="8.02719999999999" calcext:value-type="float">
            <text:p>8,027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tesse: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Temps_ms:</text:p>
          </table:table-cell>
          <table:table-cell table:formula="of:=[.L161]*90" office:value-type="float" office:value="2329.19254658385" calcext:value-type="float">
            <text:p>2329,1925465839</text:p>
          </table:table-cell>
          <table:table-cell office:value-type="string" calcext:value-type="string">
            <text:p>Delai_etincelle: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Délai corrigé :</text:p>
          </table:table-cell>
          <table:table-cell table:formula="of:=[.H161]+120" office:value-type="float" office:value="1682" calcext:value-type="float">
            <text:p>1682</text:p>
          </table:table-cell>
          <table:table-cell office:value-type="string" calcext:value-type="string">
            <text:p>Delai_degre_ms:</text:p>
          </table:table-cell>
          <table:table-cell table:formula="of:=60000000/360/[.D161]" office:value-type="float" office:value="25.879917184265" calcext:value-type="float">
            <text:p>25,8799171843</text:p>
          </table:table-cell>
          <table:table-cell office:value-type="string" calcext:value-type="string">
            <text:p>Conversion délai :</text:p>
          </table:table-cell>
          <table:table-cell table:formula="of:=90 - ([.J161]/[.L161])" office:value-type="float" office:value="25.00752" calcext:value-type="float">
            <text:p>25,00752</text:p>
          </table:table-cell>
          <table:table-cell office:value-type="string" calcext:value-type="string">
            <text:p>Sans avance statique : </text:p>
          </table:table-cell>
          <table:table-cell table:formula="of:=[.N161]-17" office:value-type="float" office:value="8.00752" calcext:value-type="float">
            <text:p>8,007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itesse: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Temps_ms:</text:p>
          </table:table-cell>
          <table:table-cell table:formula="of:=[.L162]*90" office:value-type="float" office:value="2314.81481481481" calcext:value-type="float">
            <text:p>2314,8148148148</text:p>
          </table:table-cell>
          <table:table-cell office:value-type="string" calcext:value-type="string">
            <text:p>Delai_etincelle: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Délai corrigé :</text:p>
          </table:table-cell>
          <table:table-cell table:formula="of:=[.H162]+120" office:value-type="float" office:value="1671" calcext:value-type="float">
            <text:p>1671</text:p>
          </table:table-cell>
          <table:table-cell office:value-type="string" calcext:value-type="string">
            <text:p>Delai_degre_ms:</text:p>
          </table:table-cell>
          <table:table-cell table:formula="of:=60000000/360/[.D162]" office:value-type="float" office:value="25.7201646090535" calcext:value-type="float">
            <text:p>25,7201646091</text:p>
          </table:table-cell>
          <table:table-cell office:value-type="string" calcext:value-type="string">
            <text:p>Conversion délai :</text:p>
          </table:table-cell>
          <table:table-cell table:formula="of:=90 - ([.J162]/[.L162])" office:value-type="float" office:value="25.03152" calcext:value-type="float">
            <text:p>25,03152</text:p>
          </table:table-cell>
          <table:table-cell office:value-type="string" calcext:value-type="string">
            <text:p>Sans avance statique : </text:p>
          </table:table-cell>
          <table:table-cell table:formula="of:=[.N162]-17" office:value-type="float" office:value="8.03152" calcext:value-type="float">
            <text:p>8,0315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itesse:</text:p>
          </table:table-cell>
          <table:table-cell office:value-type="float" office:value="6520" calcext:value-type="float">
            <text:p>6520</text:p>
          </table:table-cell>
          <table:table-cell office:value-type="string" calcext:value-type="string">
            <text:p>Temps_ms:</text:p>
          </table:table-cell>
          <table:table-cell table:formula="of:=[.L163]*90" office:value-type="float" office:value="2300.61349693252" calcext:value-type="float">
            <text:p>2300,6134969325</text:p>
          </table:table-cell>
          <table:table-cell office:value-type="string" calcext:value-type="string">
            <text:p>Delai_etincelle: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Délai corrigé :</text:p>
          </table:table-cell>
          <table:table-cell table:formula="of:=[.H163]+120" office:value-type="float" office:value="1661" calcext:value-type="float">
            <text:p>1661</text:p>
          </table:table-cell>
          <table:table-cell office:value-type="string" calcext:value-type="string">
            <text:p>Delai_degre_ms:</text:p>
          </table:table-cell>
          <table:table-cell table:formula="of:=60000000/360/[.D163]" office:value-type="float" office:value="25.5623721881391" calcext:value-type="float">
            <text:p>25,5623721881</text:p>
          </table:table-cell>
          <table:table-cell office:value-type="string" calcext:value-type="string">
            <text:p>Conversion délai :</text:p>
          </table:table-cell>
          <table:table-cell table:formula="of:=90 - ([.J163]/[.L163])" office:value-type="float" office:value="25.02168" calcext:value-type="float">
            <text:p>25,02168</text:p>
          </table:table-cell>
          <table:table-cell office:value-type="string" calcext:value-type="string">
            <text:p>Sans avance statique : </text:p>
          </table:table-cell>
          <table:table-cell table:formula="of:=[.N163]-17" office:value-type="float" office:value="8.02168" calcext:value-type="float">
            <text:p>8,021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itesse: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Temps_ms:</text:p>
          </table:table-cell>
          <table:table-cell table:formula="of:=[.L164]*90" office:value-type="float" office:value="2286.58536585366" calcext:value-type="float">
            <text:p>2286,5853658537</text:p>
          </table:table-cell>
          <table:table-cell office:value-type="string" calcext:value-type="string">
            <text:p>Delai_etincelle: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Délai corrigé :</text:p>
          </table:table-cell>
          <table:table-cell table:formula="of:=[.H164]+120" office:value-type="float" office:value="1651" calcext:value-type="float">
            <text:p>1651</text:p>
          </table:table-cell>
          <table:table-cell office:value-type="string" calcext:value-type="string">
            <text:p>Delai_degre_ms:</text:p>
          </table:table-cell>
          <table:table-cell table:formula="of:=60000000/360/[.D164]" office:value-type="float" office:value="25.4065040650406" calcext:value-type="float">
            <text:p>25,406504065</text:p>
          </table:table-cell>
          <table:table-cell office:value-type="string" calcext:value-type="string">
            <text:p>Conversion délai :</text:p>
          </table:table-cell>
          <table:table-cell table:formula="of:=90 - ([.J164]/[.L164])" office:value-type="float" office:value="25.01664" calcext:value-type="float">
            <text:p>25,01664</text:p>
          </table:table-cell>
          <table:table-cell office:value-type="string" calcext:value-type="string">
            <text:p>Sans avance statique : </text:p>
          </table:table-cell>
          <table:table-cell table:formula="of:=[.N164]-17" office:value-type="float" office:value="8.01664" calcext:value-type="float">
            <text:p>8,016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itesse: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Temps_ms:</text:p>
          </table:table-cell>
          <table:table-cell table:formula="of:=[.L165]*90" office:value-type="float" office:value="2272.72727272727" calcext:value-type="float">
            <text:p>2272,7272727273</text:p>
          </table:table-cell>
          <table:table-cell office:value-type="string" calcext:value-type="string">
            <text:p>Delai_etincelle: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Délai corrigé :</text:p>
          </table:table-cell>
          <table:table-cell table:formula="of:=[.H165]+120" office:value-type="float" office:value="1641" calcext:value-type="float">
            <text:p>1641</text:p>
          </table:table-cell>
          <table:table-cell office:value-type="string" calcext:value-type="string">
            <text:p>Delai_degre_ms:</text:p>
          </table:table-cell>
          <table:table-cell table:formula="of:=60000000/360/[.D165]" office:value-type="float" office:value="25.2525252525252" calcext:value-type="float">
            <text:p>25,2525252525</text:p>
          </table:table-cell>
          <table:table-cell office:value-type="string" calcext:value-type="string">
            <text:p>Conversion délai :</text:p>
          </table:table-cell>
          <table:table-cell table:formula="of:=90 - ([.J165]/[.L165])" office:value-type="float" office:value="25.0164" calcext:value-type="float">
            <text:p>25,0164</text:p>
          </table:table-cell>
          <table:table-cell office:value-type="string" calcext:value-type="string">
            <text:p>Sans avance statique : </text:p>
          </table:table-cell>
          <table:table-cell table:formula="of:=[.N165]-17" office:value-type="float" office:value="8.0164" calcext:value-type="float">
            <text:p>8,016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tesse: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Temps_ms:</text:p>
          </table:table-cell>
          <table:table-cell table:formula="of:=[.L166]*90" office:value-type="float" office:value="2259.03614457831" calcext:value-type="float">
            <text:p>2259,0361445783</text:p>
          </table:table-cell>
          <table:table-cell office:value-type="string" calcext:value-type="string">
            <text:p>Delai_etincelle: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Délai corrigé :</text:p>
          </table:table-cell>
          <table:table-cell table:formula="of:=[.H166]+120" office:value-type="float" office:value="1631" calcext:value-type="float">
            <text:p>1631</text:p>
          </table:table-cell>
          <table:table-cell office:value-type="string" calcext:value-type="string">
            <text:p>Delai_degre_ms:</text:p>
          </table:table-cell>
          <table:table-cell table:formula="of:=60000000/360/[.D166]" office:value-type="float" office:value="25.1004016064257" calcext:value-type="float">
            <text:p>25,1004016064</text:p>
          </table:table-cell>
          <table:table-cell office:value-type="string" calcext:value-type="string">
            <text:p>Conversion délai :</text:p>
          </table:table-cell>
          <table:table-cell table:formula="of:=90 - ([.J166]/[.L166])" office:value-type="float" office:value="25.02096" calcext:value-type="float">
            <text:p>25,02096</text:p>
          </table:table-cell>
          <table:table-cell office:value-type="string" calcext:value-type="string">
            <text:p>Sans avance statique : </text:p>
          </table:table-cell>
          <table:table-cell table:formula="of:=[.N166]-17" office:value-type="float" office:value="8.02096" calcext:value-type="float">
            <text:p>8,0209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itesse:</text:p>
          </table:table-cell>
          <table:table-cell office:value-type="float" office:value="6680" calcext:value-type="float">
            <text:p>6680</text:p>
          </table:table-cell>
          <table:table-cell office:value-type="string" calcext:value-type="string">
            <text:p>Temps_ms:</text:p>
          </table:table-cell>
          <table:table-cell table:formula="of:=[.L167]*90" office:value-type="float" office:value="2245.50898203593" calcext:value-type="float">
            <text:p>2245,5089820359</text:p>
          </table:table-cell>
          <table:table-cell office:value-type="string" calcext:value-type="string">
            <text:p>Delai_etincelle: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Délai corrigé :</text:p>
          </table:table-cell>
          <table:table-cell table:formula="of:=[.H167]+120" office:value-type="float" office:value="1621" calcext:value-type="float">
            <text:p>1621</text:p>
          </table:table-cell>
          <table:table-cell office:value-type="string" calcext:value-type="string">
            <text:p>Delai_degre_ms:</text:p>
          </table:table-cell>
          <table:table-cell table:formula="of:=60000000/360/[.D167]" office:value-type="float" office:value="24.9500998003992" calcext:value-type="float">
            <text:p>24,9500998004</text:p>
          </table:table-cell>
          <table:table-cell office:value-type="string" calcext:value-type="string">
            <text:p>Conversion délai :</text:p>
          </table:table-cell>
          <table:table-cell table:formula="of:=90 - ([.J167]/[.L167])" office:value-type="float" office:value="25.03032" calcext:value-type="float">
            <text:p>25,03032</text:p>
          </table:table-cell>
          <table:table-cell office:value-type="string" calcext:value-type="string">
            <text:p>Sans avance statique : </text:p>
          </table:table-cell>
          <table:table-cell table:formula="of:=[.N167]-17" office:value-type="float" office:value="8.03032" calcext:value-type="float">
            <text:p>8,0303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itesse: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Temps_ms:</text:p>
          </table:table-cell>
          <table:table-cell table:formula="of:=[.L168]*90" office:value-type="float" office:value="2232.14285714286" calcext:value-type="float">
            <text:p>2232,1428571429</text:p>
          </table:table-cell>
          <table:table-cell office:value-type="string" calcext:value-type="string">
            <text:p>Delai_etincelle: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Délai corrigé :</text:p>
          </table:table-cell>
          <table:table-cell table:formula="of:=[.H168]+120" office:value-type="float" office:value="1612" calcext:value-type="float">
            <text:p>1612</text:p>
          </table:table-cell>
          <table:table-cell office:value-type="string" calcext:value-type="string">
            <text:p>Delai_degre_ms:</text:p>
          </table:table-cell>
          <table:table-cell table:formula="of:=60000000/360/[.D168]" office:value-type="float" office:value="24.8015873015873" calcext:value-type="float">
            <text:p>24,8015873016</text:p>
          </table:table-cell>
          <table:table-cell office:value-type="string" calcext:value-type="string">
            <text:p>Conversion délai :</text:p>
          </table:table-cell>
          <table:table-cell table:formula="of:=90 - ([.J168]/[.L168])" office:value-type="float" office:value="25.00416" calcext:value-type="float">
            <text:p>25,00416</text:p>
          </table:table-cell>
          <table:table-cell office:value-type="string" calcext:value-type="string">
            <text:p>Sans avance statique : </text:p>
          </table:table-cell>
          <table:table-cell table:formula="of:=[.N168]-17" office:value-type="float" office:value="8.00416" calcext:value-type="float">
            <text:p>8,0041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itesse: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Temps_ms:</text:p>
          </table:table-cell>
          <table:table-cell table:formula="of:=[.L169]*90" office:value-type="float" office:value="2218.9349112426" calcext:value-type="float">
            <text:p>2218,9349112426</text:p>
          </table:table-cell>
          <table:table-cell office:value-type="string" calcext:value-type="string">
            <text:p>Delai_etincelle: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Délai corrigé :</text:p>
          </table:table-cell>
          <table:table-cell table:formula="of:=[.H169]+120" office:value-type="float" office:value="1602" calcext:value-type="float">
            <text:p>1602</text:p>
          </table:table-cell>
          <table:table-cell office:value-type="string" calcext:value-type="string">
            <text:p>Delai_degre_ms:</text:p>
          </table:table-cell>
          <table:table-cell table:formula="of:=60000000/360/[.D169]" office:value-type="float" office:value="24.65483234714" calcext:value-type="float">
            <text:p>24,6548323471</text:p>
          </table:table-cell>
          <table:table-cell office:value-type="string" calcext:value-type="string">
            <text:p>Conversion délai :</text:p>
          </table:table-cell>
          <table:table-cell table:formula="of:=90 - ([.J169]/[.L169])" office:value-type="float" office:value="25.02288" calcext:value-type="float">
            <text:p>25,02288</text:p>
          </table:table-cell>
          <table:table-cell office:value-type="string" calcext:value-type="string">
            <text:p>Sans avance statique : </text:p>
          </table:table-cell>
          <table:table-cell table:formula="of:=[.N169]-17" office:value-type="float" office:value="8.02287999999999" calcext:value-type="float">
            <text:p>8,0228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itesse: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emps_ms:</text:p>
          </table:table-cell>
          <table:table-cell table:formula="of:=[.L170]*90" office:value-type="float" office:value="2205.88235294118" calcext:value-type="float">
            <text:p>2205,8823529412</text:p>
          </table:table-cell>
          <table:table-cell office:value-type="string" calcext:value-type="string">
            <text:p>Delai_etincelle: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Délai corrigé :</text:p>
          </table:table-cell>
          <table:table-cell table:formula="of:=[.H170]+120" office:value-type="float" office:value="1593" calcext:value-type="float">
            <text:p>1593</text:p>
          </table:table-cell>
          <table:table-cell office:value-type="string" calcext:value-type="string">
            <text:p>Delai_degre_ms:</text:p>
          </table:table-cell>
          <table:table-cell table:formula="of:=60000000/360/[.D170]" office:value-type="float" office:value="24.5098039215686" calcext:value-type="float">
            <text:p>24,5098039216</text:p>
          </table:table-cell>
          <table:table-cell office:value-type="string" calcext:value-type="string">
            <text:p>Conversion délai :</text:p>
          </table:table-cell>
          <table:table-cell table:formula="of:=90 - ([.J170]/[.L170])" office:value-type="float" office:value="25.0056" calcext:value-type="float">
            <text:p>25,0056</text:p>
          </table:table-cell>
          <table:table-cell office:value-type="string" calcext:value-type="string">
            <text:p>Sans avance statique : </text:p>
          </table:table-cell>
          <table:table-cell table:formula="of:=[.N170]-17" office:value-type="float" office:value="8.0056" calcext:value-type="float">
            <text:p>8,0056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itesse: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Temps_ms:</text:p>
          </table:table-cell>
          <table:table-cell table:formula="of:=[.L171]*90" office:value-type="float" office:value="2192.98245614035" calcext:value-type="float">
            <text:p>2192,9824561404</text:p>
          </table:table-cell>
          <table:table-cell office:value-type="string" calcext:value-type="string">
            <text:p>Delai_etincelle: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Délai corrigé :</text:p>
          </table:table-cell>
          <table:table-cell table:formula="of:=[.H171]+120" office:value-type="float" office:value="1583" calcext:value-type="float">
            <text:p>1583</text:p>
          </table:table-cell>
          <table:table-cell office:value-type="string" calcext:value-type="string">
            <text:p>Delai_degre_ms:</text:p>
          </table:table-cell>
          <table:table-cell table:formula="of:=60000000/360/[.D171]" office:value-type="float" office:value="24.3664717348928" calcext:value-type="float">
            <text:p>24,3664717349</text:p>
          </table:table-cell>
          <table:table-cell office:value-type="string" calcext:value-type="string">
            <text:p>Conversion délai :</text:p>
          </table:table-cell>
          <table:table-cell table:formula="of:=90 - ([.J171]/[.L171])" office:value-type="float" office:value="25.03368" calcext:value-type="float">
            <text:p>25,03368</text:p>
          </table:table-cell>
          <table:table-cell office:value-type="string" calcext:value-type="string">
            <text:p>Sans avance statique : </text:p>
          </table:table-cell>
          <table:table-cell table:formula="of:=[.N171]-17" office:value-type="float" office:value="8.03368" calcext:value-type="float">
            <text:p>8,0336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itesse: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Temps_ms:</text:p>
          </table:table-cell>
          <table:table-cell table:formula="of:=[.L172]*90" office:value-type="float" office:value="2180.23255813953" calcext:value-type="float">
            <text:p>2180,2325581395</text:p>
          </table:table-cell>
          <table:table-cell office:value-type="string" calcext:value-type="string">
            <text:p>Delai_etincelle: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Délai corrigé :</text:p>
          </table:table-cell>
          <table:table-cell table:formula="of:=[.H172]+120" office:value-type="float" office:value="1574" calcext:value-type="float">
            <text:p>1574</text:p>
          </table:table-cell>
          <table:table-cell office:value-type="string" calcext:value-type="string">
            <text:p>Delai_degre_ms:</text:p>
          </table:table-cell>
          <table:table-cell table:formula="of:=60000000/360/[.D172]" office:value-type="float" office:value="24.2248062015504" calcext:value-type="float">
            <text:p>24,2248062016</text:p>
          </table:table-cell>
          <table:table-cell office:value-type="string" calcext:value-type="string">
            <text:p>Conversion délai :</text:p>
          </table:table-cell>
          <table:table-cell table:formula="of:=90 - ([.J172]/[.L172])" office:value-type="float" office:value="25.02528" calcext:value-type="float">
            <text:p>25,02528</text:p>
          </table:table-cell>
          <table:table-cell office:value-type="string" calcext:value-type="string">
            <text:p>Sans avance statique : </text:p>
          </table:table-cell>
          <table:table-cell table:formula="of:=[.N172]-17" office:value-type="float" office:value="8.02528" calcext:value-type="float">
            <text:p>8,02528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Vitesse:</text:p>
          </table:table-cell>
          <table:table-cell office:value-type="float" office:value="6920" calcext:value-type="float">
            <text:p>6920</text:p>
          </table:table-cell>
          <table:table-cell office:value-type="string" calcext:value-type="string">
            <text:p>Temps_ms:</text:p>
          </table:table-cell>
          <table:table-cell table:formula="of:=[.L173]*90" office:value-type="float" office:value="2167.63005780347" calcext:value-type="float">
            <text:p>2167,6300578035</text:p>
          </table:table-cell>
          <table:table-cell office:value-type="string" calcext:value-type="string">
            <text:p>Delai_etincelle: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Délai corrigé :</text:p>
          </table:table-cell>
          <table:table-cell table:formula="of:=[.H173]+120" office:value-type="float" office:value="1565" calcext:value-type="float">
            <text:p>1565</text:p>
          </table:table-cell>
          <table:table-cell office:value-type="string" calcext:value-type="string">
            <text:p>Delai_degre_ms:</text:p>
          </table:table-cell>
          <table:table-cell table:formula="of:=60000000/360/[.D173]" office:value-type="float" office:value="24.0847784200385" calcext:value-type="float">
            <text:p>24,08477842</text:p>
          </table:table-cell>
          <table:table-cell office:value-type="string" calcext:value-type="string">
            <text:p>Conversion délai :</text:p>
          </table:table-cell>
          <table:table-cell table:formula="of:=90 - ([.J173]/[.L173])" office:value-type="float" office:value="25.0212" calcext:value-type="float">
            <text:p>25,0212</text:p>
          </table:table-cell>
          <table:table-cell office:value-type="string" calcext:value-type="string">
            <text:p>Sans avance statique : </text:p>
          </table:table-cell>
          <table:table-cell table:formula="of:=[.N173]-17" office:value-type="float" office:value="8.02119999999999" calcext:value-type="float">
            <text:p>8,0212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tesse: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Temps_ms:</text:p>
          </table:table-cell>
          <table:table-cell table:formula="of:=[.L174]*90" office:value-type="float" office:value="2155.1724137931" calcext:value-type="float">
            <text:p>2155,1724137931</text:p>
          </table:table-cell>
          <table:table-cell office:value-type="string" calcext:value-type="string">
            <text:p>Delai_etincelle: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Délai corrigé :</text:p>
          </table:table-cell>
          <table:table-cell table:formula="of:=[.H174]+120" office:value-type="float" office:value="1556" calcext:value-type="float">
            <text:p>1556</text:p>
          </table:table-cell>
          <table:table-cell office:value-type="string" calcext:value-type="string">
            <text:p>Delai_degre_ms:</text:p>
          </table:table-cell>
          <table:table-cell table:formula="of:=60000000/360/[.D174]" office:value-type="float" office:value="23.9463601532567" calcext:value-type="float">
            <text:p>23,9463601533</text:p>
          </table:table-cell>
          <table:table-cell office:value-type="string" calcext:value-type="string">
            <text:p>Conversion délai :</text:p>
          </table:table-cell>
          <table:table-cell table:formula="of:=90 - ([.J174]/[.L174])" office:value-type="float" office:value="25.02144" calcext:value-type="float">
            <text:p>25,02144</text:p>
          </table:table-cell>
          <table:table-cell office:value-type="string" calcext:value-type="string">
            <text:p>Sans avance statique : </text:p>
          </table:table-cell>
          <table:table-cell table:formula="of:=[.N174]-17" office:value-type="float" office:value="8.02144" calcext:value-type="float">
            <text:p>8,02144</text:p>
          </table:table-cell>
        </table:table-row>
        <table:table-row table:style-name="ro1">
          <table:table-cell office:value-type="string" calcext:value-type="string">
            <text:p>Index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Vitesse: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emps_ms:</text:p>
          </table:table-cell>
          <table:table-cell table:formula="of:=[.L175]*90" office:value-type="float" office:value="2142.85714285714" calcext:value-type="float">
            <text:p>2142,8571428572</text:p>
          </table:table-cell>
          <table:table-cell office:value-type="string" calcext:value-type="string">
            <text:p>Delai_etincelle: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Délai corrigé :</text:p>
          </table:table-cell>
          <table:table-cell table:formula="of:=[.H175]+120" office:value-type="float" office:value="1547" calcext:value-type="float">
            <text:p>1547</text:p>
          </table:table-cell>
          <table:table-cell office:value-type="string" calcext:value-type="string">
            <text:p>Delai_degre_ms:</text:p>
          </table:table-cell>
          <table:table-cell table:formula="of:=60000000/360/[.D175]" office:value-type="float" office:value="23.8095238095238" calcext:value-type="float">
            <text:p>23,8095238095</text:p>
          </table:table-cell>
          <table:table-cell office:value-type="string" calcext:value-type="string">
            <text:p>Conversion délai :</text:p>
          </table:table-cell>
          <table:table-cell table:formula="of:=90 - ([.J175]/[.L175])" office:value-type="float" office:value="25.026" calcext:value-type="float">
            <text:p>25,026</text:p>
          </table:table-cell>
          <table:table-cell office:value-type="string" calcext:value-type="string">
            <text:p>Sans avance statique : </text:p>
          </table:table-cell>
          <table:table-cell table:formula="of:=[.N175]-17" office:value-type="float" office:value="8.026" calcext:value-type="float">
            <text:p>8,026</text:p>
          </table:table-cell>
        </table:table-row>
      </table:table>
      <table:table table:name="Feuille2" table:style-name="ta1">
        <table:table-column table:style-name="co4" table:number-columns-repeated="3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046" calcext:value-type="float">
            <text:p>304046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1963" calcext:value-type="float">
            <text:p>15196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268" calcext:value-type="float">
            <text:p>101268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921" calcext:value-type="float">
            <text:p>7592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713" calcext:value-type="float">
            <text:p>6071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574" calcext:value-type="float">
            <text:p>5057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332" calcext:value-type="float">
            <text:p>4333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900" calcext:value-type="float">
            <text:p>3790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3676" calcext:value-type="float">
            <text:p>336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296" calcext:value-type="float">
            <text:p>3029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531" calcext:value-type="float">
            <text:p>275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227" calcext:value-type="float">
            <text:p>2522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277" calcext:value-type="float">
            <text:p>2327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606" calcext:value-type="float">
            <text:p>216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57" calcext:value-type="float">
            <text:p>2015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890" calcext:value-type="float">
            <text:p>188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7772" calcext:value-type="float">
            <text:p>1777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778" calcext:value-type="float">
            <text:p>1677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888" calcext:value-type="float">
            <text:p>158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88" calcext:value-type="float">
            <text:p>1508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364" calcext:value-type="float">
            <text:p>143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705" calcext:value-type="float">
            <text:p>13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104" calcext:value-type="float">
            <text:p>1310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553" calcext:value-type="float">
            <text:p>125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46" calcext:value-type="float">
            <text:p>1204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78" calcext:value-type="float">
            <text:p>115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145" calcext:value-type="float">
            <text:p>111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743" calcext:value-type="float">
            <text:p>107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368" calcext:value-type="float">
            <text:p>103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18" calcext:value-type="float">
            <text:p>1001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691" calcext:value-type="float">
            <text:p>96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372" calcext:value-type="float">
            <text:p>937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072" calcext:value-type="float">
            <text:p>90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789" calcext:value-type="float">
            <text:p>878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523" calcext:value-type="float">
            <text:p>85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271" calcext:value-type="float">
            <text:p>82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033" calcext:value-type="float">
            <text:p>80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808" calcext:value-type="float">
            <text:p>78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594" calcext:value-type="float">
            <text:p>75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391" calcext:value-type="float">
            <text:p>73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198" calcext:value-type="float">
            <text:p>71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014" calcext:value-type="float">
            <text:p>7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838" calcext:value-type="float">
            <text:p>68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71" calcext:value-type="float">
            <text:p>66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511" calcext:value-type="float">
            <text:p>65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357" calcext:value-type="float">
            <text:p>635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211" calcext:value-type="float">
            <text:p>6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071" calcext:value-type="float">
            <text:p>60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936" calcext:value-type="float">
            <text:p>59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06" calcext:value-type="float">
            <text:p>58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682" calcext:value-type="float">
            <text:p>56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563" calcext:value-type="float">
            <text:p>556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449" calcext:value-type="float">
            <text:p>54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339" calcext:value-type="float">
            <text:p>53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233" calcext:value-type="float">
            <text:p>52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131" calcext:value-type="float">
            <text:p>5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032" calcext:value-type="float">
            <text:p>50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937" calcext:value-type="float">
            <text:p>49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845" calcext:value-type="float">
            <text:p>484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756" calcext:value-type="float">
            <text:p>47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670" calcext:value-type="float">
            <text:p>46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587" calcext:value-type="float">
            <text:p>45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506" calcext:value-type="float">
            <text:p>45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428" calcext:value-type="float">
            <text:p>44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52" calcext:value-type="float">
            <text:p>43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279" calcext:value-type="float">
            <text:p>42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208" calcext:value-type="float">
            <text:p>42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139" calcext:value-type="float">
            <text:p>41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072" calcext:value-type="float">
            <text:p>4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6" calcext:value-type="float">
            <text:p>4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943" calcext:value-type="float">
            <text:p>39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881" calcext:value-type="float">
            <text:p>38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821" calcext:value-type="float">
            <text:p>38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763" calcext:value-type="float">
            <text:p>37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07" calcext:value-type="float">
            <text:p>37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651" calcext:value-type="float">
            <text:p>36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598" calcext:value-type="float">
            <text:p>35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45" calcext:value-type="float">
            <text:p>35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494" calcext:value-type="float">
            <text:p>34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444" calcext:value-type="float">
            <text:p>34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396" calcext:value-type="float">
            <text:p>3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348" calcext:value-type="float">
            <text:p>33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302" calcext:value-type="float">
            <text:p>3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57" calcext:value-type="float">
            <text:p>3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13" calcext:value-type="float">
            <text:p>32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168" calcext:value-type="float">
            <text:p>31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125" calcext:value-type="float">
            <text:p>3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083" calcext:value-type="float">
            <text:p>30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041" calcext:value-type="float">
            <text:p>30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01" calcext:value-type="float">
            <text:p>30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962" calcext:value-type="float">
            <text:p>29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923" calcext:value-type="float">
            <text:p>29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885" calcext:value-type="float">
            <text:p>2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848" calcext:value-type="float">
            <text:p>28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812" calcext:value-type="float">
            <text:p>28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776" calcext:value-type="float">
            <text:p>27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741" calcext:value-type="float">
            <text:p>27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707" calcext:value-type="float">
            <text:p>27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674" calcext:value-type="float">
            <text:p>26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41" calcext:value-type="float">
            <text:p>26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609" calcext:value-type="float">
            <text:p>26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578" calcext:value-type="float">
            <text:p>25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541" calcext:value-type="float">
            <text:p>25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459" calcext:value-type="float">
            <text:p>2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434" calcext:value-type="float">
            <text:p>24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411" calcext:value-type="float">
            <text:p>24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387" calcext:value-type="float">
            <text:p>23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364" calcext:value-type="float">
            <text:p>2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342" calcext:value-type="float">
            <text:p>23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319" calcext:value-type="float">
            <text:p>23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298" calcext:value-type="float">
            <text:p>22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276" calcext:value-type="float">
            <text:p>22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255" calcext:value-type="float">
            <text:p>2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234" calcext:value-type="float">
            <text:p>22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214" calcext:value-type="float">
            <text:p>22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194" calcext:value-type="float">
            <text:p>21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175" calcext:value-type="float">
            <text:p>21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155" calcext:value-type="float">
            <text:p>21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136" calcext:value-type="float">
            <text:p>2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118" calcext:value-type="float">
            <text:p>21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099" calcext:value-type="float">
            <text:p>20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081" calcext:value-type="float">
            <text:p>20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064" calcext:value-type="float">
            <text:p>20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46" calcext:value-type="float">
            <text:p>20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029" calcext:value-type="float">
            <text:p>20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995" calcext:value-type="float">
            <text:p>19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979" calcext:value-type="float">
            <text:p>19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963" calcext:value-type="float">
            <text:p>19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1947" calcext:value-type="float">
            <text:p>19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931" calcext:value-type="float">
            <text:p>19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1916" calcext:value-type="float">
            <text:p>19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1901" calcext:value-type="float">
            <text:p>19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886" calcext:value-type="float">
            <text:p>18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871" calcext:value-type="float">
            <text:p>18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1856" calcext:value-type="float">
            <text:p>1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842" calcext:value-type="float">
            <text:p>18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1828" calcext:value-type="float">
            <text:p>1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14" calcext:value-type="float">
            <text:p>18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1787" calcext:value-type="float">
            <text:p>17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773" calcext:value-type="float">
            <text:p>17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760" calcext:value-type="float">
            <text:p>17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747" calcext:value-type="float">
            <text:p>17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734" calcext:value-type="float">
            <text:p>17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722" calcext:value-type="float">
            <text:p>17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709" calcext:value-type="float">
            <text:p>17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1697" calcext:value-type="float">
            <text:p>16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85" calcext:value-type="float">
            <text:p>16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673" calcext:value-type="float">
            <text:p>16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661" calcext:value-type="float">
            <text:p>16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649" calcext:value-type="float">
            <text:p>1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638" calcext:value-type="float">
            <text:p>16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627" calcext:value-type="float">
            <text:p>16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616" calcext:value-type="float">
            <text:p>16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605" calcext:value-type="float">
            <text:p>16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94" calcext:value-type="float">
            <text:p>15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583" calcext:value-type="float">
            <text:p>15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72" calcext:value-type="float">
            <text:p>15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562" calcext:value-type="float">
            <text:p>15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551" calcext:value-type="float">
            <text:p>15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1541" calcext:value-type="float">
            <text:p>15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531" calcext:value-type="float">
            <text:p>1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521" calcext:value-type="float">
            <text:p>15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511" calcext:value-type="float">
            <text:p>15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501" calcext:value-type="float">
            <text:p>15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492" calcext:value-type="float">
            <text:p>1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482" calcext:value-type="float">
            <text:p>14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473" calcext:value-type="float">
            <text:p>14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463" calcext:value-type="float">
            <text:p>1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454" calcext:value-type="float">
            <text:p>14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445" calcext:value-type="float">
            <text:p>14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436" calcext:value-type="float">
            <text:p>14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27" calcext:value-type="float">
            <text:p>1427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Feuille3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1790" calcext:value-type="float">
            <text:p>61790</text:p>
          </table:table-cell>
          <table:table-cell office:value-type="float" office:value="850" calcext:value-type="float">
            <text:p>850</text:p>
          </table:table-cell>
          <table:table-cell office:value-type="float" office:value="61804" calcext:value-type="float">
            <text:p>61804</text:p>
          </table:table-cell>
          <table:table-cell table:formula="of:=[.D1]-[.F1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8075" calcext:value-type="float">
            <text:p>38075</text:p>
          </table:table-cell>
          <table:table-cell office:value-type="float" office:value="522" calcext:value-type="float">
            <text:p>522</text:p>
          </table:table-cell>
          <table:table-cell office:value-type="float" office:value="38088" calcext:value-type="float">
            <text:p>38088</text:p>
          </table:table-cell>
          <table:table-cell table:formula="of:=[.D2]-[.F2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8501" calcext:value-type="float">
            <text:p>28501</text:p>
          </table:table-cell>
          <table:table-cell office:value-type="float" office:value="391" calcext:value-type="float">
            <text:p>391</text:p>
          </table:table-cell>
          <table:table-cell office:value-type="float" office:value="28536" calcext:value-type="float">
            <text:p>28536</text:p>
          </table:table-cell>
          <table:table-cell table:formula="of:=[.D3]-[.F3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3798" calcext:value-type="float">
            <text:p>23798</text:p>
          </table:table-cell>
          <table:table-cell office:value-type="float" office:value="326" calcext:value-type="float">
            <text:p>326</text:p>
          </table:table-cell>
          <table:table-cell office:value-type="float" office:value="23804" calcext:value-type="float">
            <text:p>23804</text:p>
          </table:table-cell>
          <table:table-cell table:formula="of:=[.D4]-[.F4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0860" calcext:value-type="float">
            <text:p>20860</text:p>
          </table:table-cell>
          <table:table-cell office:value-type="float" office:value="285" calcext:value-type="float">
            <text:p>285</text:p>
          </table:table-cell>
          <table:table-cell office:value-type="float" office:value="20872" calcext:value-type="float">
            <text:p>20872</text:p>
          </table:table-cell>
          <table:table-cell table:formula="of:=[.D5]-[.F5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8799" calcext:value-type="float">
            <text:p>18799</text:p>
          </table:table-cell>
          <table:table-cell office:value-type="float" office:value="257" calcext:value-type="float">
            <text:p>257</text:p>
          </table:table-cell>
          <table:table-cell office:value-type="float" office:value="18808" calcext:value-type="float">
            <text:p>18808</text:p>
          </table:table-cell>
          <table:table-cell table:formula="of:=[.D6]-[.F6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7249" calcext:value-type="float">
            <text:p>17249</text:p>
          </table:table-cell>
          <table:table-cell office:value-type="float" office:value="236" calcext:value-type="float">
            <text:p>236</text:p>
          </table:table-cell>
          <table:table-cell office:value-type="float" office:value="17260" calcext:value-type="float">
            <text:p>17260</text:p>
          </table:table-cell>
          <table:table-cell table:formula="of:=[.D7]-[.F7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6029" calcext:value-type="float">
            <text:p>16029</text:p>
          </table:table-cell>
          <table:table-cell office:value-type="float" office:value="219" calcext:value-type="float">
            <text:p>219</text:p>
          </table:table-cell>
          <table:table-cell office:value-type="float" office:value="16048" calcext:value-type="float">
            <text:p>16048</text:p>
          </table:table-cell>
          <table:table-cell table:formula="of:=[.D8]-[.F8]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15038" calcext:value-type="float">
            <text:p>15038</text:p>
          </table:table-cell>
          <table:table-cell office:value-type="float" office:value="206" calcext:value-type="float">
            <text:p>206</text:p>
          </table:table-cell>
          <table:table-cell office:value-type="float" office:value="15056" calcext:value-type="float">
            <text:p>15056</text:p>
          </table:table-cell>
          <table:table-cell table:formula="of:=[.D9]-[.F9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14209" calcext:value-type="float">
            <text:p>14209</text:p>
          </table:table-cell>
          <table:table-cell office:value-type="float" office:value="194" calcext:value-type="float">
            <text:p>194</text:p>
          </table:table-cell>
          <table:table-cell office:value-type="float" office:value="14224" calcext:value-type="float">
            <text:p>14224</text:p>
          </table:table-cell>
          <table:table-cell table:formula="of:=[.D10]-[.F10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3505" calcext:value-type="float">
            <text:p>13505</text:p>
          </table:table-cell>
          <table:table-cell office:value-type="float" office:value="185" calcext:value-type="float">
            <text:p>185</text:p>
          </table:table-cell>
          <table:table-cell office:value-type="float" office:value="13512" calcext:value-type="float">
            <text:p>13512</text:p>
          </table:table-cell>
          <table:table-cell table:formula="of:=[.D11]-[.F11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2895" calcext:value-type="float">
            <text:p>12895</text:p>
          </table:table-cell>
          <table:table-cell office:value-type="float" office:value="176" calcext:value-type="float">
            <text:p>176</text:p>
          </table:table-cell>
          <table:table-cell office:value-type="float" office:value="12904" calcext:value-type="float">
            <text:p>12904</text:p>
          </table:table-cell>
          <table:table-cell table:formula="of:=[.D12]-[.F12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12361" calcext:value-type="float">
            <text:p>12361</text:p>
          </table:table-cell>
          <table:table-cell office:value-type="float" office:value="169" calcext:value-type="float">
            <text:p>169</text:p>
          </table:table-cell>
          <table:table-cell office:value-type="float" office:value="12356" calcext:value-type="float">
            <text:p>12356</text:p>
          </table:table-cell>
          <table:table-cell table:formula="of:=[.D13]-[.F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1888" calcext:value-type="float">
            <text:p>11888</text:p>
          </table:table-cell>
          <table:table-cell office:value-type="float" office:value="162" calcext:value-type="float">
            <text:p>162</text:p>
          </table:table-cell>
          <table:table-cell office:value-type="float" office:value="11888" calcext:value-type="float">
            <text:p>11888</text:p>
          </table:table-cell>
          <table:table-cell table:formula="of:=[.D14]-[.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1467" calcext:value-type="float">
            <text:p>11467</text:p>
          </table:table-cell>
          <table:table-cell office:value-type="float" office:value="157" calcext:value-type="float">
            <text:p>157</text:p>
          </table:table-cell>
          <table:table-cell office:value-type="float" office:value="11468" calcext:value-type="float">
            <text:p>11468</text:p>
          </table:table-cell>
          <table:table-cell table:formula="of:=[.D15]-[.F1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1087" calcext:value-type="float">
            <text:p>11087</text:p>
          </table:table-cell>
          <table:table-cell office:value-type="float" office:value="151" calcext:value-type="float">
            <text:p>151</text:p>
          </table:table-cell>
          <table:table-cell office:value-type="float" office:value="11092" calcext:value-type="float">
            <text:p>11092</text:p>
          </table:table-cell>
          <table:table-cell table:formula="of:=[.D16]-[.F16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0742" calcext:value-type="float">
            <text:p>10742</text:p>
          </table:table-cell>
          <table:table-cell office:value-type="float" office:value="147" calcext:value-type="float">
            <text:p>147</text:p>
          </table:table-cell>
          <table:table-cell office:value-type="float" office:value="10740" calcext:value-type="float">
            <text:p>10740</text:p>
          </table:table-cell>
          <table:table-cell table:formula="of:=[.D17]-[.F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0428" calcext:value-type="float">
            <text:p>10428</text:p>
          </table:table-cell>
          <table:table-cell office:value-type="float" office:value="142" calcext:value-type="float">
            <text:p>142</text:p>
          </table:table-cell>
          <table:table-cell office:value-type="float" office:value="10436" calcext:value-type="float">
            <text:p>10436</text:p>
          </table:table-cell>
          <table:table-cell table:formula="of:=[.D18]-[.F1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0139" calcext:value-type="float">
            <text:p>10139</text:p>
          </table:table-cell>
          <table:table-cell office:value-type="float" office:value="139" calcext:value-type="float">
            <text:p>139</text:p>
          </table:table-cell>
          <table:table-cell office:value-type="float" office:value="10152" calcext:value-type="float">
            <text:p>10152</text:p>
          </table:table-cell>
          <table:table-cell table:formula="of:=[.D19]-[.F19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9873" calcext:value-type="float">
            <text:p>9873</text:p>
          </table:table-cell>
          <table:table-cell office:value-type="float" office:value="135" calcext:value-type="float">
            <text:p>135</text:p>
          </table:table-cell>
          <table:table-cell office:value-type="float" office:value="9872" calcext:value-type="float">
            <text:p>9872</text:p>
          </table:table-cell>
          <table:table-cell table:formula="of:=[.D20]-[.F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131" calcext:value-type="float">
            <text:p>131</text:p>
          </table:table-cell>
          <table:table-cell office:value-type="float" office:value="9640" calcext:value-type="float">
            <text:p>9640</text:p>
          </table:table-cell>
          <table:table-cell table:formula="of:=[.D21]-[.F21]"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9382" calcext:value-type="float">
            <text:p>9382</text:p>
          </table:table-cell>
          <table:table-cell office:value-type="float" office:value="128" calcext:value-type="float">
            <text:p>128</text:p>
          </table:table-cell>
          <table:table-cell office:value-type="float" office:value="9388" calcext:value-type="float">
            <text:p>9388</text:p>
          </table:table-cell>
          <table:table-cell table:formula="of:=[.D22]-[.F22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9160" calcext:value-type="float">
            <text:p>9160</text:p>
          </table:table-cell>
          <table:table-cell office:value-type="float" office:value="125" calcext:value-type="float">
            <text:p>125</text:p>
          </table:table-cell>
          <table:table-cell office:value-type="float" office:value="9180" calcext:value-type="float">
            <text:p>9180</text:p>
          </table:table-cell>
          <table:table-cell table:formula="of:=[.D23]-[.F2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8954" calcext:value-type="float">
            <text:p>8954</text:p>
          </table:table-cell>
          <table:table-cell office:value-type="float" office:value="123" calcext:value-type="float">
            <text:p>123</text:p>
          </table:table-cell>
          <table:table-cell office:value-type="float" office:value="8972" calcext:value-type="float">
            <text:p>8972</text:p>
          </table:table-cell>
          <table:table-cell table:formula="of:=[.D24]-[.F24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8759" calcext:value-type="float">
            <text:p>8759</text:p>
          </table:table-cell>
          <table:table-cell office:value-type="float" office:value="120" calcext:value-type="float">
            <text:p>120</text:p>
          </table:table-cell>
          <table:table-cell office:value-type="float" office:value="8768" calcext:value-type="float">
            <text:p>8768</text:p>
          </table:table-cell>
          <table:table-cell table:formula="of:=[.D25]-[.F2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8576" calcext:value-type="float">
            <text:p>8576</text:p>
          </table:table-cell>
          <table:table-cell office:value-type="float" office:value="118" calcext:value-type="float">
            <text:p>118</text:p>
          </table:table-cell>
          <table:table-cell office:value-type="float" office:value="8584" calcext:value-type="float">
            <text:p>8584</text:p>
          </table:table-cell>
          <table:table-cell table:formula="of:=[.D26]-[.F26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115" calcext:value-type="float">
            <text:p>115</text:p>
          </table:table-cell>
          <table:table-cell office:value-type="float" office:value="8408" calcext:value-type="float">
            <text:p>8408</text:p>
          </table:table-cell>
          <table:table-cell table:formula="of:=[.D27]-[.F27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113" calcext:value-type="float">
            <text:p>113</text:p>
          </table:table-cell>
          <table:table-cell office:value-type="float" office:value="8260" calcext:value-type="float">
            <text:p>8260</text:p>
          </table:table-cell>
          <table:table-cell table:formula="of:=[.D28]-[.F28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8088" calcext:value-type="float">
            <text:p>8088</text:p>
          </table:table-cell>
          <table:table-cell office:value-type="float" office:value="111" calcext:value-type="float">
            <text:p>111</text:p>
          </table:table-cell>
          <table:table-cell office:value-type="float" office:value="8108" calcext:value-type="float">
            <text:p>8108</text:p>
          </table:table-cell>
          <table:table-cell table:formula="of:=[.D29]-[.F29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7940" calcext:value-type="float">
            <text:p>7940</text:p>
          </table:table-cell>
          <table:table-cell office:value-type="float" office:value="109" calcext:value-type="float">
            <text:p>109</text:p>
          </table:table-cell>
          <table:table-cell office:value-type="float" office:value="7952" calcext:value-type="float">
            <text:p>7952</text:p>
          </table:table-cell>
          <table:table-cell table:formula="of:=[.D30]-[.F30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7803" calcext:value-type="float">
            <text:p>7803</text:p>
          </table:table-cell>
          <table:table-cell office:value-type="float" office:value="108" calcext:value-type="float">
            <text:p>108</text:p>
          </table:table-cell>
          <table:table-cell office:value-type="float" office:value="7808" calcext:value-type="float">
            <text:p>7808</text:p>
          </table:table-cell>
          <table:table-cell table:formula="of:=[.D31]-[.F3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7670" calcext:value-type="float">
            <text:p>7670</text:p>
          </table:table-cell>
          <table:table-cell office:value-type="float" office:value="106" calcext:value-type="float">
            <text:p>106</text:p>
          </table:table-cell>
          <table:table-cell office:value-type="float" office:value="7680" calcext:value-type="float">
            <text:p>7680</text:p>
          </table:table-cell>
          <table:table-cell table:formula="of:=[.D32]-[.F32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104" calcext:value-type="float">
            <text:p>104</text:p>
          </table:table-cell>
          <table:table-cell office:value-type="float" office:value="7556" calcext:value-type="float">
            <text:p>7556</text:p>
          </table:table-cell>
          <table:table-cell table:formula="of:=[.D33]-[.F3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float" office:value="7423" calcext:value-type="float">
            <text:p>7423</text:p>
          </table:table-cell>
          <table:table-cell office:value-type="float" office:value="103" calcext:value-type="float">
            <text:p>103</text:p>
          </table:table-cell>
          <table:table-cell office:value-type="float" office:value="7432" calcext:value-type="float">
            <text:p>7432</text:p>
          </table:table-cell>
          <table:table-cell table:formula="of:=[.D34]-[.F34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float" office:value="7310" calcext:value-type="float">
            <text:p>7310</text:p>
          </table:table-cell>
          <table:table-cell office:value-type="float" office:value="101" calcext:value-type="float">
            <text:p>101</text:p>
          </table:table-cell>
          <table:table-cell office:value-type="float" office:value="7348" calcext:value-type="float">
            <text:p>7348</text:p>
          </table:table-cell>
          <table:table-cell table:formula="of:=[.D35]-[.F35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float" office:value="7198" calcext:value-type="float">
            <text:p>7198</text:p>
          </table:table-cell>
          <table:table-cell office:value-type="float" office:value="100" calcext:value-type="float">
            <text:p>100</text:p>
          </table:table-cell>
          <table:table-cell office:value-type="float" office:value="7212" calcext:value-type="float">
            <text:p>7212</text:p>
          </table:table-cell>
          <table:table-cell table:formula="of:=[.D36]-[.F36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7094" calcext:value-type="float">
            <text:p>7094</text:p>
          </table:table-cell>
          <table:table-cell office:value-type="float" office:value="98" calcext:value-type="float">
            <text:p>98</text:p>
          </table:table-cell>
          <table:table-cell office:value-type="float" office:value="7108" calcext:value-type="float">
            <text:p>7108</text:p>
          </table:table-cell>
          <table:table-cell table:formula="of:=[.D37]-[.F37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6993" calcext:value-type="float">
            <text:p>6993</text:p>
          </table:table-cell>
          <table:table-cell office:value-type="float" office:value="97" calcext:value-type="float">
            <text:p>97</text:p>
          </table:table-cell>
          <table:table-cell office:value-type="float" office:value="7016" calcext:value-type="float">
            <text:p>7016</text:p>
          </table:table-cell>
          <table:table-cell table:formula="of:=[.D38]-[.F38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6895" calcext:value-type="float">
            <text:p>6895</text:p>
          </table:table-cell>
          <table:table-cell office:value-type="float" office:value="96" calcext:value-type="float">
            <text:p>96</text:p>
          </table:table-cell>
          <table:table-cell office:value-type="float" office:value="6912" calcext:value-type="float">
            <text:p>6912</text:p>
          </table:table-cell>
          <table:table-cell table:formula="of:=[.D39]-[.F39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float" office:value="6802" calcext:value-type="float">
            <text:p>6802</text:p>
          </table:table-cell>
          <table:table-cell office:value-type="float" office:value="94" calcext:value-type="float">
            <text:p>94</text:p>
          </table:table-cell>
          <table:table-cell office:value-type="float" office:value="6860" calcext:value-type="float">
            <text:p>6860</text:p>
          </table:table-cell>
          <table:table-cell table:formula="of:=[.D40]-[.F40]"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6712" calcext:value-type="float">
            <text:p>6712</text:p>
          </table:table-cell>
          <table:table-cell office:value-type="float" office:value="93" calcext:value-type="float">
            <text:p>93</text:p>
          </table:table-cell>
          <table:table-cell office:value-type="float" office:value="6768" calcext:value-type="float">
            <text:p>6768</text:p>
          </table:table-cell>
          <table:table-cell table:formula="of:=[.D41]-[.F41]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  <table:table-cell office:value-type="float" office:value="6625" calcext:value-type="float">
            <text:p>6625</text:p>
          </table:table-cell>
          <table:table-cell office:value-type="float" office:value="92" calcext:value-type="float">
            <text:p>92</text:p>
          </table:table-cell>
          <table:table-cell office:value-type="float" office:value="6684" calcext:value-type="float">
            <text:p>6684</text:p>
          </table:table-cell>
          <table:table-cell table:formula="of:=[.D42]-[.F42]"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6542" calcext:value-type="float">
            <text:p>6542</text:p>
          </table:table-cell>
          <table:table-cell office:value-type="float" office:value="91" calcext:value-type="float">
            <text:p>91</text:p>
          </table:table-cell>
          <table:table-cell office:value-type="float" office:value="6604" calcext:value-type="float">
            <text:p>6604</text:p>
          </table:table-cell>
          <table:table-cell table:formula="of:=[.D43]-[.F43]"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6461" calcext:value-type="float">
            <text:p>6461</text:p>
          </table:table-cell>
          <table:table-cell office:value-type="float" office:value="90" calcext:value-type="float">
            <text:p>90</text:p>
          </table:table-cell>
          <table:table-cell office:value-type="float" office:value="6516" calcext:value-type="float">
            <text:p>6516</text:p>
          </table:table-cell>
          <table:table-cell table:formula="of:=[.D44]-[.F44]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6383" calcext:value-type="float">
            <text:p>6383</text:p>
          </table:table-cell>
          <table:table-cell office:value-type="float" office:value="89" calcext:value-type="float">
            <text:p>89</text:p>
          </table:table-cell>
          <table:table-cell office:value-type="float" office:value="6440" calcext:value-type="float">
            <text:p>6440</text:p>
          </table:table-cell>
          <table:table-cell table:formula="of:=[.D45]-[.F45]"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88" calcext:value-type="float">
            <text:p>88</text:p>
          </table:table-cell>
          <table:table-cell office:value-type="float" office:value="6356" calcext:value-type="float">
            <text:p>6356</text:p>
          </table:table-cell>
          <table:table-cell table:formula="of:=[.D46]-[.F46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office:value-type="float" office:value="87" calcext:value-type="float">
            <text:p>87</text:p>
          </table:table-cell>
          <table:table-cell office:value-type="float" office:value="6296" calcext:value-type="float">
            <text:p>6296</text:p>
          </table:table-cell>
          <table:table-cell table:formula="of:=[.D47]-[.F47]"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  <table:table-cell office:value-type="float" office:value="86" calcext:value-type="float">
            <text:p>86</text:p>
          </table:table-cell>
          <table:table-cell office:value-type="float" office:value="6212" calcext:value-type="float">
            <text:p>6212</text:p>
          </table:table-cell>
          <table:table-cell table:formula="of:=[.D48]-[.F48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6095" calcext:value-type="float">
            <text:p>6095</text:p>
          </table:table-cell>
          <table:table-cell office:value-type="float" office:value="85" calcext:value-type="float">
            <text:p>85</text:p>
          </table:table-cell>
          <table:table-cell office:value-type="float" office:value="6144" calcext:value-type="float">
            <text:p>6144</text:p>
          </table:table-cell>
          <table:table-cell table:formula="of:=[.D49]-[.F49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84" calcext:value-type="float">
            <text:p>84</text:p>
          </table:table-cell>
          <table:table-cell office:value-type="float" office:value="6080" calcext:value-type="float">
            <text:p>6080</text:p>
          </table:table-cell>
          <table:table-cell table:formula="of:=[.D50]-[.F50]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5965" calcext:value-type="float">
            <text:p>5965</text:p>
          </table:table-cell>
          <table:table-cell office:value-type="float" office:value="83" calcext:value-type="float">
            <text:p>83</text:p>
          </table:table-cell>
          <table:table-cell office:value-type="float" office:value="6012" calcext:value-type="float">
            <text:p>6012</text:p>
          </table:table-cell>
          <table:table-cell table:formula="of:=[.D51]-[.F51]"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float" office:value="83" calcext:value-type="float">
            <text:p>83</text:p>
          </table:table-cell>
          <table:table-cell office:value-type="float" office:value="5952" calcext:value-type="float">
            <text:p>5952</text:p>
          </table:table-cell>
          <table:table-cell table:formula="of:=[.D52]-[.F52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5842" calcext:value-type="float">
            <text:p>5842</text:p>
          </table:table-cell>
          <table:table-cell office:value-type="float" office:value="82" calcext:value-type="float">
            <text:p>82</text:p>
          </table:table-cell>
          <table:table-cell office:value-type="float" office:value="5888" calcext:value-type="float">
            <text:p>5888</text:p>
          </table:table-cell>
          <table:table-cell table:formula="of:=[.D53]-[.F53]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81" calcext:value-type="float">
            <text:p>81</text:p>
          </table:table-cell>
          <table:table-cell office:value-type="float" office:value="5832" calcext:value-type="float">
            <text:p>5832</text:p>
          </table:table-cell>
          <table:table-cell table:formula="of:=[.D54]-[.F54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5726" calcext:value-type="float">
            <text:p>5726</text:p>
          </table:table-cell>
          <table:table-cell office:value-type="float" office:value="80" calcext:value-type="float">
            <text:p>80</text:p>
          </table:table-cell>
          <table:table-cell office:value-type="float" office:value="5780" calcext:value-type="float">
            <text:p>5780</text:p>
          </table:table-cell>
          <table:table-cell table:formula="of:=[.D55]-[.F55]"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office:value-type="float" office:value="5671" calcext:value-type="float">
            <text:p>5671</text:p>
          </table:table-cell>
          <table:table-cell office:value-type="float" office:value="79" calcext:value-type="float">
            <text:p>79</text:p>
          </table:table-cell>
          <table:table-cell office:value-type="float" office:value="5720" calcext:value-type="float">
            <text:p>5720</text:p>
          </table:table-cell>
          <table:table-cell table:formula="of:=[.D56]-[.F56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float" office:value="79" calcext:value-type="float">
            <text:p>79</text:p>
          </table:table-cell>
          <table:table-cell office:value-type="float" office:value="5672" calcext:value-type="float">
            <text:p>5672</text:p>
          </table:table-cell>
          <table:table-cell table:formula="of:=[.D57]-[.F57]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78" calcext:value-type="float">
            <text:p>78</text:p>
          </table:table-cell>
          <table:table-cell office:value-type="float" office:value="5612" calcext:value-type="float">
            <text:p>5612</text:p>
          </table:table-cell>
          <table:table-cell table:formula="of:=[.D58]-[.F58]"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  <table:table-cell office:value-type="float" office:value="5514" calcext:value-type="float">
            <text:p>5514</text:p>
          </table:table-cell>
          <table:table-cell office:value-type="float" office:value="77" calcext:value-type="float">
            <text:p>77</text:p>
          </table:table-cell>
          <table:table-cell office:value-type="float" office:value="5560" calcext:value-type="float">
            <text:p>5560</text:p>
          </table:table-cell>
          <table:table-cell table:formula="of:=[.D59]-[.F59]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5464" calcext:value-type="float">
            <text:p>5464</text:p>
          </table:table-cell>
          <table:table-cell office:value-type="float" office:value="77" calcext:value-type="float">
            <text:p>77</text:p>
          </table:table-cell>
          <table:table-cell office:value-type="float" office:value="5520" calcext:value-type="float">
            <text:p>5520</text:p>
          </table:table-cell>
          <table:table-cell table:formula="of:=[.D60]-[.F60]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  <table:table-cell office:value-type="float" office:value="5415" calcext:value-type="float">
            <text:p>5415</text:p>
          </table:table-cell>
          <table:table-cell office:value-type="float" office:value="76" calcext:value-type="float">
            <text:p>76</text:p>
          </table:table-cell>
          <table:table-cell office:value-type="float" office:value="5464" calcext:value-type="float">
            <text:p>5464</text:p>
          </table:table-cell>
          <table:table-cell table:formula="of:=[.D61]-[.F61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  <table:table-cell office:value-type="float" office:value="5367" calcext:value-type="float">
            <text:p>5367</text:p>
          </table:table-cell>
          <table:table-cell office:value-type="float" office:value="75" calcext:value-type="float">
            <text:p>75</text:p>
          </table:table-cell>
          <table:table-cell office:value-type="float" office:value="5416" calcext:value-type="float">
            <text:p>5416</text:p>
          </table:table-cell>
          <table:table-cell table:formula="of:=[.D62]-[.F62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5323" calcext:value-type="float">
            <text:p>5323</text:p>
          </table:table-cell>
          <table:table-cell office:value-type="float" office:value="75" calcext:value-type="float">
            <text:p>75</text:p>
          </table:table-cell>
          <table:table-cell office:value-type="float" office:value="5372" calcext:value-type="float">
            <text:p>5372</text:p>
          </table:table-cell>
          <table:table-cell table:formula="of:=[.D63]-[.F63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office:value-type="float" office:value="5276" calcext:value-type="float">
            <text:p>5276</text:p>
          </table:table-cell>
          <table:table-cell office:value-type="float" office:value="74" calcext:value-type="float">
            <text:p>74</text:p>
          </table:table-cell>
          <table:table-cell office:value-type="float" office:value="5324" calcext:value-type="float">
            <text:p>5324</text:p>
          </table:table-cell>
          <table:table-cell table:formula="of:=[.D64]-[.F64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office:value-type="float" office:value="5233" calcext:value-type="float">
            <text:p>5233</text:p>
          </table:table-cell>
          <table:table-cell office:value-type="float" office:value="74" calcext:value-type="float">
            <text:p>74</text:p>
          </table:table-cell>
          <table:table-cell office:value-type="float" office:value="5272" calcext:value-type="float">
            <text:p>5272</text:p>
          </table:table-cell>
          <table:table-cell table:formula="of:=[.D65]-[.F65]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office:value-type="float" office:value="5189" calcext:value-type="float">
            <text:p>5189</text:p>
          </table:table-cell>
          <table:table-cell office:value-type="float" office:value="73" calcext:value-type="float">
            <text:p>73</text:p>
          </table:table-cell>
          <table:table-cell office:value-type="float" office:value="5236" calcext:value-type="float">
            <text:p>5236</text:p>
          </table:table-cell>
          <table:table-cell table:formula="of:=[.D66]-[.F66]"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3" calcext:value-type="float">
            <text:p>73</text:p>
          </table:table-cell>
          <table:table-cell office:value-type="float" office:value="5192" calcext:value-type="float">
            <text:p>5192</text:p>
          </table:table-cell>
          <table:table-cell table:formula="of:=[.D67]-[.F67]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  <table:table-cell office:value-type="float" office:value="5106" calcext:value-type="float">
            <text:p>5106</text:p>
          </table:table-cell>
          <table:table-cell office:value-type="float" office:value="72" calcext:value-type="float">
            <text:p>72</text:p>
          </table:table-cell>
          <table:table-cell office:value-type="float" office:value="5152" calcext:value-type="float">
            <text:p>5152</text:p>
          </table:table-cell>
          <table:table-cell table:formula="of:=[.D68]-[.F68]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office:value-type="float" office:value="5066" calcext:value-type="float">
            <text:p>5066</text:p>
          </table:table-cell>
          <table:table-cell office:value-type="float" office:value="71" calcext:value-type="float">
            <text:p>71</text:p>
          </table:table-cell>
          <table:table-cell office:value-type="float" office:value="5112" calcext:value-type="float">
            <text:p>5112</text:p>
          </table:table-cell>
          <table:table-cell table:formula="of:=[.D69]-[.F69]"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5028" calcext:value-type="float">
            <text:p>5028</text:p>
          </table:table-cell>
          <table:table-cell office:value-type="float" office:value="71" calcext:value-type="float">
            <text:p>71</text:p>
          </table:table-cell>
          <table:table-cell office:value-type="float" office:value="5068" calcext:value-type="float">
            <text:p>5068</text:p>
          </table:table-cell>
          <table:table-cell table:formula="of:=[.D70]-[.F70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office:value-type="float" office:value="4987" calcext:value-type="float">
            <text:p>4987</text:p>
          </table:table-cell>
          <table:table-cell office:value-type="float" office:value="70" calcext:value-type="float">
            <text:p>70</text:p>
          </table:table-cell>
          <table:table-cell office:value-type="float" office:value="5032" calcext:value-type="float">
            <text:p>5032</text:p>
          </table:table-cell>
          <table:table-cell table:formula="of:=[.D71]-[.F71]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  <table:table-cell office:value-type="float" office:value="4951" calcext:value-type="float">
            <text:p>4951</text:p>
          </table:table-cell>
          <table:table-cell office:value-type="float" office:value="70" calcext:value-type="float">
            <text:p>70</text:p>
          </table:table-cell>
          <table:table-cell office:value-type="float" office:value="4996" calcext:value-type="float">
            <text:p>4996</text:p>
          </table:table-cell>
          <table:table-cell table:formula="of:=[.D72]-[.F72]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4914" calcext:value-type="float">
            <text:p>4914</text:p>
          </table:table-cell>
          <table:table-cell office:value-type="float" office:value="69" calcext:value-type="float">
            <text:p>69</text:p>
          </table:table-cell>
          <table:table-cell office:value-type="float" office:value="4948" calcext:value-type="float">
            <text:p>4948</text:p>
          </table:table-cell>
          <table:table-cell table:formula="of:=[.D73]-[.F73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  <table:table-cell office:value-type="float" office:value="4878" calcext:value-type="float">
            <text:p>4878</text:p>
          </table:table-cell>
          <table:table-cell office:value-type="float" office:value="69" calcext:value-type="float">
            <text:p>69</text:p>
          </table:table-cell>
          <table:table-cell office:value-type="float" office:value="4920" calcext:value-type="float">
            <text:p>4920</text:p>
          </table:table-cell>
          <table:table-cell table:formula="of:=[.D74]-[.F74]"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4842" calcext:value-type="float">
            <text:p>4842</text:p>
          </table:table-cell>
          <table:table-cell office:value-type="float" office:value="69" calcext:value-type="float">
            <text:p>69</text:p>
          </table:table-cell>
          <table:table-cell office:value-type="float" office:value="4880" calcext:value-type="float">
            <text:p>4880</text:p>
          </table:table-cell>
          <table:table-cell table:formula="of:=[.D75]-[.F75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4808" calcext:value-type="float">
            <text:p>4808</text:p>
          </table:table-cell>
          <table:table-cell office:value-type="float" office:value="68" calcext:value-type="float">
            <text:p>68</text:p>
          </table:table-cell>
          <table:table-cell office:value-type="float" office:value="4848" calcext:value-type="float">
            <text:p>4848</text:p>
          </table:table-cell>
          <table:table-cell table:formula="of:=[.D76]-[.F76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68" calcext:value-type="float">
            <text:p>68</text:p>
          </table:table-cell>
          <table:table-cell office:value-type="float" office:value="4808" calcext:value-type="float">
            <text:p>4808</text:p>
          </table:table-cell>
          <table:table-cell table:formula="of:=[.D77]-[.F77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office:value-type="float" office:value="67" calcext:value-type="float">
            <text:p>67</text:p>
          </table:table-cell>
          <table:table-cell office:value-type="float" office:value="4780" calcext:value-type="float">
            <text:p>4780</text:p>
          </table:table-cell>
          <table:table-cell table:formula="of:=[.D78]-[.F78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4706" calcext:value-type="float">
            <text:p>4706</text:p>
          </table:table-cell>
          <table:table-cell office:value-type="float" office:value="67" calcext:value-type="float">
            <text:p>67</text:p>
          </table:table-cell>
          <table:table-cell office:value-type="float" office:value="4740" calcext:value-type="float">
            <text:p>4740</text:p>
          </table:table-cell>
          <table:table-cell table:formula="of:=[.D79]-[.F79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66" calcext:value-type="float">
            <text:p>66</text:p>
          </table:table-cell>
          <table:table-cell office:value-type="float" office:value="4716" calcext:value-type="float">
            <text:p>4716</text:p>
          </table:table-cell>
          <table:table-cell table:formula="of:=[.D80]-[.F80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float" office:value="66" calcext:value-type="float">
            <text:p>66</text:p>
          </table:table-cell>
          <table:table-cell office:value-type="float" office:value="4692" calcext:value-type="float">
            <text:p>4692</text:p>
          </table:table-cell>
          <table:table-cell table:formula="of:=[.D81]-[.F81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4612" calcext:value-type="float">
            <text:p>4612</text:p>
          </table:table-cell>
          <table:table-cell office:value-type="float" office:value="65" calcext:value-type="float">
            <text:p>65</text:p>
          </table:table-cell>
          <table:table-cell office:value-type="float" office:value="4652" calcext:value-type="float">
            <text:p>4652</text:p>
          </table:table-cell>
          <table:table-cell table:formula="of:=[.D82]-[.F82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office:value-type="float" office:value="4583" calcext:value-type="float">
            <text:p>4583</text:p>
          </table:table-cell>
          <table:table-cell office:value-type="float" office:value="65" calcext:value-type="float">
            <text:p>65</text:p>
          </table:table-cell>
          <table:table-cell office:value-type="float" office:value="4624" calcext:value-type="float">
            <text:p>4624</text:p>
          </table:table-cell>
          <table:table-cell table:formula="of:=[.D83]-[.F83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4551" calcext:value-type="float">
            <text:p>4551</text:p>
          </table:table-cell>
          <table:table-cell office:value-type="float" office:value="65" calcext:value-type="float">
            <text:p>65</text:p>
          </table:table-cell>
          <table:table-cell office:value-type="float" office:value="4588" calcext:value-type="float">
            <text:p>4588</text:p>
          </table:table-cell>
          <table:table-cell table:formula="of:=[.D84]-[.F84]"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4523" calcext:value-type="float">
            <text:p>4523</text:p>
          </table:table-cell>
          <table:table-cell office:value-type="float" office:value="64" calcext:value-type="float">
            <text:p>64</text:p>
          </table:table-cell>
          <table:table-cell office:value-type="float" office:value="4568" calcext:value-type="float">
            <text:p>4568</text:p>
          </table:table-cell>
          <table:table-cell table:formula="of:=[.D85]-[.F85]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  <table:table-cell office:value-type="float" office:value="64" calcext:value-type="float">
            <text:p>64</text:p>
          </table:table-cell>
          <table:table-cell office:value-type="float" office:value="4544" calcext:value-type="float">
            <text:p>4544</text:p>
          </table:table-cell>
          <table:table-cell table:formula="of:=[.D86]-[.F86]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 office:value-type="float" office:value="4465" calcext:value-type="float">
            <text:p>4465</text:p>
          </table:table-cell>
          <table:table-cell office:value-type="float" office:value="64" calcext:value-type="float">
            <text:p>64</text:p>
          </table:table-cell>
          <table:table-cell office:value-type="float" office:value="4504" calcext:value-type="float">
            <text:p>4504</text:p>
          </table:table-cell>
          <table:table-cell table:formula="of:=[.D87]-[.F87]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  <table:table-cell office:value-type="float" office:value="4439" calcext:value-type="float">
            <text:p>4439</text:p>
          </table:table-cell>
          <table:table-cell office:value-type="float" office:value="63" calcext:value-type="float">
            <text:p>63</text:p>
          </table:table-cell>
          <table:table-cell office:value-type="float" office:value="4480" calcext:value-type="float">
            <text:p>4480</text:p>
          </table:table-cell>
          <table:table-cell table:formula="of:=[.D88]-[.F88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  <table:table-cell office:value-type="float" office:value="4411" calcext:value-type="float">
            <text:p>4411</text:p>
          </table:table-cell>
          <table:table-cell office:value-type="float" office:value="63" calcext:value-type="float">
            <text:p>63</text:p>
          </table:table-cell>
          <table:table-cell office:value-type="float" office:value="4460" calcext:value-type="float">
            <text:p>4460</text:p>
          </table:table-cell>
          <table:table-cell table:formula="of:=[.D89]-[.F89]" office:value-type="float" office:value="-49" calcext:value-type="float">
            <text:p>-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62" calcext:value-type="float">
            <text:p>62</text:p>
          </table:table-cell>
          <table:table-cell office:value-type="float" office:value="4424" calcext:value-type="float">
            <text:p>4424</text:p>
          </table:table-cell>
          <table:table-cell table:formula="of:=[.D90]-[.F90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  <table:table-cell office:value-type="float" office:value="62" calcext:value-type="float">
            <text:p>62</text:p>
          </table:table-cell>
          <table:table-cell office:value-type="float" office:value="4400" calcext:value-type="float">
            <text:p>4400</text:p>
          </table:table-cell>
          <table:table-cell table:formula="of:=[.D91]-[.F91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 office:value-type="float" office:value="4331" calcext:value-type="float">
            <text:p>4331</text:p>
          </table:table-cell>
          <table:table-cell office:value-type="float" office:value="62" calcext:value-type="float">
            <text:p>62</text:p>
          </table:table-cell>
          <table:table-cell office:value-type="float" office:value="4372" calcext:value-type="float">
            <text:p>4372</text:p>
          </table:table-cell>
          <table:table-cell table:formula="of:=[.D92]-[.F92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4306" calcext:value-type="float">
            <text:p>4306</text:p>
          </table:table-cell>
          <table:table-cell office:value-type="float" office:value="61" calcext:value-type="float">
            <text:p>61</text:p>
          </table:table-cell>
          <table:table-cell office:value-type="float" office:value="4340" calcext:value-type="float">
            <text:p>4340</text:p>
          </table:table-cell>
          <table:table-cell table:formula="of:=[.D93]-[.F93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office:value-type="float" office:value="4282" calcext:value-type="float">
            <text:p>4282</text:p>
          </table:table-cell>
          <table:table-cell office:value-type="float" office:value="61" calcext:value-type="float">
            <text:p>61</text:p>
          </table:table-cell>
          <table:table-cell office:value-type="float" office:value="4316" calcext:value-type="float">
            <text:p>4316</text:p>
          </table:table-cell>
          <table:table-cell table:formula="of:=[.D94]-[.F94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  <table:table-cell office:value-type="float" office:value="61" calcext:value-type="float">
            <text:p>61</text:p>
          </table:table-cell>
          <table:table-cell office:value-type="float" office:value="4288" calcext:value-type="float">
            <text:p>4288</text:p>
          </table:table-cell>
          <table:table-cell table:formula="of:=[.D95]-[.F9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60" calcext:value-type="float">
            <text:p>60</text:p>
          </table:table-cell>
          <table:table-cell office:value-type="float" office:value="4268" calcext:value-type="float">
            <text:p>4268</text:p>
          </table:table-cell>
          <table:table-cell table:formula="of:=[.D96]-[.F96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float" office:value="60" calcext:value-type="float">
            <text:p>60</text:p>
          </table:table-cell>
          <table:table-cell office:value-type="float" office:value="4244" calcext:value-type="float">
            <text:p>4244</text:p>
          </table:table-cell>
          <table:table-cell table:formula="of:=[.D97]-[.F97]"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  <table:table-cell office:value-type="float" office:value="4186" calcext:value-type="float">
            <text:p>4186</text:p>
          </table:table-cell>
          <table:table-cell office:value-type="float" office:value="60" calcext:value-type="float">
            <text:p>60</text:p>
          </table:table-cell>
          <table:table-cell office:value-type="float" office:value="4220" calcext:value-type="float">
            <text:p>4220</text:p>
          </table:table-cell>
          <table:table-cell table:formula="of:=[.D98]-[.F98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59" calcext:value-type="float">
            <text:p>59</text:p>
          </table:table-cell>
          <table:table-cell office:value-type="float" office:value="4196" calcext:value-type="float">
            <text:p>4196</text:p>
          </table:table-cell>
          <table:table-cell table:formula="of:=[.D99]-[.F99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59" calcext:value-type="float">
            <text:p>59</text:p>
          </table:table-cell>
          <table:table-cell office:value-type="float" office:value="4172" calcext:value-type="float">
            <text:p>4172</text:p>
          </table:table-cell>
          <table:table-cell table:formula="of:=[.D100]-[.F100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  <table:table-cell office:value-type="float" office:value="4116" calcext:value-type="float">
            <text:p>4116</text:p>
          </table:table-cell>
          <table:table-cell office:value-type="float" office:value="59" calcext:value-type="float">
            <text:p>59</text:p>
          </table:table-cell>
          <table:table-cell office:value-type="float" office:value="4156" calcext:value-type="float">
            <text:p>4156</text:p>
          </table:table-cell>
          <table:table-cell table:formula="of:=[.D101]-[.F101]"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59" calcext:value-type="float">
            <text:p>59</text:p>
          </table:table-cell>
          <table:table-cell office:value-type="float" office:value="4136" calcext:value-type="float">
            <text:p>4136</text:p>
          </table:table-cell>
          <table:table-cell table:formula="of:=[.D102]-[.F102]"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  <table:table-cell office:value-type="float" office:value="4072" calcext:value-type="float">
            <text:p>4072</text:p>
          </table:table-cell>
          <table:table-cell office:value-type="float" office:value="58" calcext:value-type="float">
            <text:p>58</text:p>
          </table:table-cell>
          <table:table-cell office:value-type="float" office:value="4108" calcext:value-type="float">
            <text:p>4108</text:p>
          </table:table-cell>
          <table:table-cell table:formula="of:=[.D103]-[.F103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  <table:table-cell office:value-type="float" office:value="4051" calcext:value-type="float">
            <text:p>4051</text:p>
          </table:table-cell>
          <table:table-cell office:value-type="float" office:value="58" calcext:value-type="float">
            <text:p>58</text:p>
          </table:table-cell>
          <table:table-cell office:value-type="float" office:value="4088" calcext:value-type="float">
            <text:p>4088</text:p>
          </table:table-cell>
          <table:table-cell table:formula="of:=[.D104]-[.F104]"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  <table:table-cell office:value-type="float" office:value="4029" calcext:value-type="float">
            <text:p>4029</text:p>
          </table:table-cell>
          <table:table-cell office:value-type="float" office:value="58" calcext:value-type="float">
            <text:p>58</text:p>
          </table:table-cell>
          <table:table-cell office:value-type="float" office:value="4068" calcext:value-type="float">
            <text:p>4068</text:p>
          </table:table-cell>
          <table:table-cell table:formula="of:=[.D105]-[.F105]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 office:value-type="float" office:value="4008" calcext:value-type="float">
            <text:p>4008</text:p>
          </table:table-cell>
          <table:table-cell office:value-type="float" office:value="57" calcext:value-type="float">
            <text:p>57</text:p>
          </table:table-cell>
          <table:table-cell office:value-type="float" office:value="4036" calcext:value-type="float">
            <text:p>4036</text:p>
          </table:table-cell>
          <table:table-cell table:formula="of:=[.D106]-[.F106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57" calcext:value-type="float">
            <text:p>57</text:p>
          </table:table-cell>
          <table:table-cell office:value-type="float" office:value="4020" calcext:value-type="float">
            <text:p>4020</text:p>
          </table:table-cell>
          <table:table-cell table:formula="of:=[.D107]-[.F107]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office:value-type="float" office:value="3967" calcext:value-type="float">
            <text:p>3967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table:formula="of:=[.D108]-[.F108]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office:value-type="float" office:value="3948" calcext:value-type="float">
            <text:p>3948</text:p>
          </table:table-cell>
          <table:table-cell office:value-type="float" office:value="57" calcext:value-type="float">
            <text:p>57</text:p>
          </table:table-cell>
          <table:table-cell office:value-type="float" office:value="3976" calcext:value-type="float">
            <text:p>3976</text:p>
          </table:table-cell>
          <table:table-cell table:formula="of:=[.D109]-[.F109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  <table:table-cell office:value-type="float" office:value="3927" calcext:value-type="float">
            <text:p>3927</text:p>
          </table:table-cell>
          <table:table-cell office:value-type="float" office:value="56" calcext:value-type="float">
            <text:p>56</text:p>
          </table:table-cell>
          <table:table-cell office:value-type="float" office:value="3964" calcext:value-type="float">
            <text:p>3964</text:p>
          </table:table-cell>
          <table:table-cell table:formula="of:=[.D110]-[.F110]"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  <table:table-cell office:value-type="float" office:value="3907" calcext:value-type="float">
            <text:p>3907</text:p>
          </table:table-cell>
          <table:table-cell office:value-type="float" office:value="56" calcext:value-type="float">
            <text:p>56</text:p>
          </table:table-cell>
          <table:table-cell office:value-type="float" office:value="3936" calcext:value-type="float">
            <text:p>3936</text:p>
          </table:table-cell>
          <table:table-cell table:formula="of:=[.D111]-[.F111]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56" calcext:value-type="float">
            <text:p>56</text:p>
          </table:table-cell>
          <table:table-cell office:value-type="float" office:value="3924" calcext:value-type="float">
            <text:p>3924</text:p>
          </table:table-cell>
          <table:table-cell table:formula="of:=[.D112]-[.F112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  <table:table-cell office:value-type="float" office:value="3870" calcext:value-type="float">
            <text:p>3870</text:p>
          </table:table-cell>
          <table:table-cell office:value-type="float" office:value="56" calcext:value-type="float">
            <text:p>56</text:p>
          </table:table-cell>
          <table:table-cell office:value-type="float" office:value="3908" calcext:value-type="float">
            <text:p>3908</text:p>
          </table:table-cell>
          <table:table-cell table:formula="of:=[.D113]-[.F113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3851" calcext:value-type="float">
            <text:p>3851</text:p>
          </table:table-cell>
          <table:table-cell office:value-type="float" office:value="55" calcext:value-type="float">
            <text:p>55</text:p>
          </table:table-cell>
          <table:table-cell office:value-type="float" office:value="3888" calcext:value-type="float">
            <text:p>3888</text:p>
          </table:table-cell>
          <table:table-cell table:formula="of:=[.D114]-[.F114]"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office:value-type="float" office:value="3833" calcext:value-type="float">
            <text:p>3833</text:p>
          </table:table-cell>
          <table:table-cell office:value-type="float" office:value="55" calcext:value-type="float">
            <text:p>55</text:p>
          </table:table-cell>
          <table:table-cell office:value-type="float" office:value="3868" calcext:value-type="float">
            <text:p>3868</text:p>
          </table:table-cell>
          <table:table-cell table:formula="of:=[.D115]-[.F115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  <table:table-cell office:value-type="float" office:value="3813" calcext:value-type="float">
            <text:p>3813</text:p>
          </table:table-cell>
          <table:table-cell office:value-type="float" office:value="55" calcext:value-type="float">
            <text:p>55</text:p>
          </table:table-cell>
          <table:table-cell office:value-type="float" office:value="3848" calcext:value-type="float">
            <text:p>3848</text:p>
          </table:table-cell>
          <table:table-cell table:formula="of:=[.D116]-[.F116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  <table:table-cell office:value-type="float" office:value="3796" calcext:value-type="float">
            <text:p>3796</text:p>
          </table:table-cell>
          <table:table-cell office:value-type="float" office:value="55" calcext:value-type="float">
            <text:p>55</text:p>
          </table:table-cell>
          <table:table-cell office:value-type="float" office:value="3832" calcext:value-type="float">
            <text:p>3832</text:p>
          </table:table-cell>
          <table:table-cell table:formula="of:=[.D117]-[.F117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office:value-type="float" office:value="54" calcext:value-type="float">
            <text:p>54</text:p>
          </table:table-cell>
          <table:table-cell office:value-type="float" office:value="3804" calcext:value-type="float">
            <text:p>3804</text:p>
          </table:table-cell>
          <table:table-cell table:formula="of:=[.D118]-[.F118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54" calcext:value-type="float">
            <text:p>54</text:p>
          </table:table-cell>
          <table:table-cell office:value-type="float" office:value="3788" calcext:value-type="float">
            <text:p>3788</text:p>
          </table:table-cell>
          <table:table-cell table:formula="of:=[.D119]-[.F119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3743" calcext:value-type="float">
            <text:p>3743</text:p>
          </table:table-cell>
          <table:table-cell office:value-type="float" office:value="54" calcext:value-type="float">
            <text:p>54</text:p>
          </table:table-cell>
          <table:table-cell office:value-type="float" office:value="3784" calcext:value-type="float">
            <text:p>3784</text:p>
          </table:table-cell>
          <table:table-cell table:formula="of:=[.D120]-[.F120]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54" calcext:value-type="float">
            <text:p>54</text:p>
          </table:table-cell>
          <table:table-cell office:value-type="float" office:value="3760" calcext:value-type="float">
            <text:p>3760</text:p>
          </table:table-cell>
          <table:table-cell table:formula="of:=[.D121]-[.F121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54" calcext:value-type="float">
            <text:p>54</text:p>
          </table:table-cell>
          <table:table-cell office:value-type="float" office:value="3744" calcext:value-type="float">
            <text:p>3744</text:p>
          </table:table-cell>
          <table:table-cell table:formula="of:=[.D122]-[.F122]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  <table:table-cell office:value-type="float" office:value="3692" calcext:value-type="float">
            <text:p>3692</text:p>
          </table:table-cell>
          <table:table-cell office:value-type="float" office:value="53" calcext:value-type="float">
            <text:p>53</text:p>
          </table:table-cell>
          <table:table-cell office:value-type="float" office:value="3720" calcext:value-type="float">
            <text:p>3720</text:p>
          </table:table-cell>
          <table:table-cell table:formula="of:=[.D123]-[.F123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3676" calcext:value-type="float">
            <text:p>3676</text:p>
          </table:table-cell>
          <table:table-cell office:value-type="float" office:value="53" calcext:value-type="float">
            <text:p>53</text:p>
          </table:table-cell>
          <table:table-cell office:value-type="float" office:value="3700" calcext:value-type="float">
            <text:p>3700</text:p>
          </table:table-cell>
          <table:table-cell table:formula="of:=[.D124]-[.F124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53" calcext:value-type="float">
            <text:p>53</text:p>
          </table:table-cell>
          <table:table-cell office:value-type="float" office:value="3688" calcext:value-type="float">
            <text:p>3688</text:p>
          </table:table-cell>
          <table:table-cell table:formula="of:=[.D125]-[.F125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53" calcext:value-type="float">
            <text:p>53</text:p>
          </table:table-cell>
          <table:table-cell office:value-type="float" office:value="3672" calcext:value-type="float">
            <text:p>3672</text:p>
          </table:table-cell>
          <table:table-cell table:formula="of:=[.D126]-[.F126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float" office:value="52" calcext:value-type="float">
            <text:p>52</text:p>
          </table:table-cell>
          <table:table-cell office:value-type="float" office:value="3652" calcext:value-type="float">
            <text:p>3652</text:p>
          </table:table-cell>
          <table:table-cell table:formula="of:=[.D127]-[.F127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  <table:table-cell office:value-type="float" office:value="3611" calcext:value-type="float">
            <text:p>3611</text:p>
          </table:table-cell>
          <table:table-cell office:value-type="float" office:value="52" calcext:value-type="float">
            <text:p>52</text:p>
          </table:table-cell>
          <table:table-cell office:value-type="float" office:value="3644" calcext:value-type="float">
            <text:p>3644</text:p>
          </table:table-cell>
          <table:table-cell table:formula="of:=[.D128]-[.F128]"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office:value-type="float" office:value="3597" calcext:value-type="float">
            <text:p>3597</text:p>
          </table:table-cell>
          <table:table-cell office:value-type="float" office:value="52" calcext:value-type="float">
            <text:p>52</text:p>
          </table:table-cell>
          <table:table-cell office:value-type="float" office:value="3624" calcext:value-type="float">
            <text:p>3624</text:p>
          </table:table-cell>
          <table:table-cell table:formula="of:=[.D129]-[.F129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52" calcext:value-type="float">
            <text:p>52</text:p>
          </table:table-cell>
          <table:table-cell office:value-type="float" office:value="3612" calcext:value-type="float">
            <text:p>3612</text:p>
          </table:table-cell>
          <table:table-cell table:formula="of:=[.D130]-[.F130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office:value-type="float" office:value="52" calcext:value-type="float">
            <text:p>52</text:p>
          </table:table-cell>
          <table:table-cell office:value-type="float" office:value="3600" calcext:value-type="float">
            <text:p>3600</text:p>
          </table:table-cell>
          <table:table-cell table:formula="of:=[.D131]-[.F131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51" calcext:value-type="float">
            <text:p>51</text:p>
          </table:table-cell>
          <table:table-cell office:value-type="float" office:value="3584" calcext:value-type="float">
            <text:p>3584</text:p>
          </table:table-cell>
          <table:table-cell table:formula="of:=[.D132]-[.F132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float" office:value="51" calcext:value-type="float">
            <text:p>51</text:p>
          </table:table-cell>
          <table:table-cell office:value-type="float" office:value="3560" calcext:value-type="float">
            <text:p>3560</text:p>
          </table:table-cell>
          <table:table-cell table:formula="of:=[.D133]-[.F133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office:value-type="float" office:value="51" calcext:value-type="float">
            <text:p>51</text:p>
          </table:table-cell>
          <table:table-cell office:value-type="float" office:value="3548" calcext:value-type="float">
            <text:p>3548</text:p>
          </table:table-cell>
          <table:table-cell table:formula="of:=[.D134]-[.F134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51" calcext:value-type="float">
            <text:p>51</text:p>
          </table:table-cell>
          <table:table-cell office:value-type="float" office:value="3528" calcext:value-type="float">
            <text:p>3528</text:p>
          </table:table-cell>
          <table:table-cell table:formula="of:=[.D135]-[.F135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51" calcext:value-type="float">
            <text:p>51</text:p>
          </table:table-cell>
          <table:table-cell office:value-type="float" office:value="3528" calcext:value-type="float">
            <text:p>3528</text:p>
          </table:table-cell>
          <table:table-cell table:formula="of:=[.D136]-[.F136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50" calcext:value-type="float">
            <text:p>50</text:p>
          </table:table-cell>
          <table:table-cell office:value-type="float" office:value="3508" calcext:value-type="float">
            <text:p>3508</text:p>
          </table:table-cell>
          <table:table-cell table:formula="of:=[.D137]-[.F137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50" calcext:value-type="float">
            <text:p>50</text:p>
          </table:table-cell>
          <table:table-cell office:value-type="float" office:value="3488" calcext:value-type="float">
            <text:p>3488</text:p>
          </table:table-cell>
          <table:table-cell table:formula="of:=[.D138]-[.F138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50" calcext:value-type="float">
            <text:p>50</text:p>
          </table:table-cell>
          <table:table-cell office:value-type="float" office:value="3472" calcext:value-type="float">
            <text:p>3472</text:p>
          </table:table-cell>
          <table:table-cell table:formula="of:=[.D139]-[.F139]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office:value-type="float" office:value="50" calcext:value-type="float">
            <text:p>50</text:p>
          </table:table-cell>
          <table:table-cell office:value-type="float" office:value="3464" calcext:value-type="float">
            <text:p>3464</text:p>
          </table:table-cell>
          <table:table-cell table:formula="of:=[.D140]-[.F140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50" calcext:value-type="float">
            <text:p>50</text:p>
          </table:table-cell>
          <table:table-cell office:value-type="float" office:value="3452" calcext:value-type="float">
            <text:p>3452</text:p>
          </table:table-cell>
          <table:table-cell table:formula="of:=[.D141]-[.F141]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50" calcext:value-type="float">
            <text:p>50</text:p>
          </table:table-cell>
          <table:table-cell office:value-type="float" office:value="3436" calcext:value-type="float">
            <text:p>3436</text:p>
          </table:table-cell>
          <table:table-cell table:formula="of:=[.D142]-[.F142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49" calcext:value-type="float">
            <text:p>49</text:p>
          </table:table-cell>
          <table:table-cell office:value-type="float" office:value="3420" calcext:value-type="float">
            <text:p>3420</text:p>
          </table:table-cell>
          <table:table-cell table:formula="of:=[.D143]-[.F143]"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49" calcext:value-type="float">
            <text:p>49</text:p>
          </table:table-cell>
          <table:table-cell office:value-type="float" office:value="3404" calcext:value-type="float">
            <text:p>3404</text:p>
          </table:table-cell>
          <table:table-cell table:formula="of:=[.D144]-[.F144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office:value-type="float" office:value="49" calcext:value-type="float">
            <text:p>49</text:p>
          </table:table-cell>
          <table:table-cell office:value-type="float" office:value="3392" calcext:value-type="float">
            <text:p>3392</text:p>
          </table:table-cell>
          <table:table-cell table:formula="of:=[.D145]-[.F145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49" calcext:value-type="float">
            <text:p>49</text:p>
          </table:table-cell>
          <table:table-cell office:value-type="float" office:value="3388" calcext:value-type="float">
            <text:p>3388</text:p>
          </table:table-cell>
          <table:table-cell table:formula="of:=[.D146]-[.F146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389" calcext:value-type="float">
            <text:p>3389</text:p>
          </table:table-cell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49" calcext:value-type="float">
            <text:p>49</text:p>
          </table:table-cell>
          <table:table-cell office:value-type="float" office:value="3372" calcext:value-type="float">
            <text:p>3372</text:p>
          </table:table-cell>
          <table:table-cell table:formula="of:=[.D147]-[.F147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49" calcext:value-type="float">
            <text:p>49</text:p>
          </table:table-cell>
          <table:table-cell office:value-type="float" office:value="3360" calcext:value-type="float">
            <text:p>3360</text:p>
          </table:table-cell>
          <table:table-cell table:formula="of:=[.D148]-[.F148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12" calcext:value-type="float">
            <text:p>3412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48" calcext:value-type="float">
            <text:p>48</text:p>
          </table:table-cell>
          <table:table-cell office:value-type="float" office:value="3348" calcext:value-type="float">
            <text:p>3348</text:p>
          </table:table-cell>
          <table:table-cell table:formula="of:=[.D149]-[.F149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48" calcext:value-type="float">
            <text:p>48</text:p>
          </table:table-cell>
          <table:table-cell office:value-type="float" office:value="3336" calcext:value-type="float">
            <text:p>3336</text:p>
          </table:table-cell>
          <table:table-cell table:formula="of:=[.D150]-[.F150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48" calcext:value-type="float">
            <text:p>48</text:p>
          </table:table-cell>
          <table:table-cell office:value-type="float" office:value="3320" calcext:value-type="float">
            <text:p>3320</text:p>
          </table:table-cell>
          <table:table-cell table:formula="of:=[.D151]-[.F151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48" calcext:value-type="float">
            <text:p>48</text:p>
          </table:table-cell>
          <table:table-cell office:value-type="float" office:value="3308" calcext:value-type="float">
            <text:p>3308</text:p>
          </table:table-cell>
          <table:table-cell table:formula="of:=[.D152]-[.F152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48" calcext:value-type="float">
            <text:p>48</text:p>
          </table:table-cell>
          <table:table-cell office:value-type="float" office:value="3308" calcext:value-type="float">
            <text:p>3308</text:p>
          </table:table-cell>
          <table:table-cell table:formula="of:=[.D153]-[.F153]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48" calcext:value-type="float">
            <text:p>48</text:p>
          </table:table-cell>
          <table:table-cell office:value-type="float" office:value="3284" calcext:value-type="float">
            <text:p>3284</text:p>
          </table:table-cell>
          <table:table-cell table:formula="of:=[.D154]-[.F154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47" calcext:value-type="float">
            <text:p>47</text:p>
          </table:table-cell>
          <table:table-cell office:value-type="float" office:value="3272" calcext:value-type="float">
            <text:p>3272</text:p>
          </table:table-cell>
          <table:table-cell table:formula="of:=[.D155]-[.F155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91" calcext:value-type="float">
            <text:p>3491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47" calcext:value-type="float">
            <text:p>47</text:p>
          </table:table-cell>
          <table:table-cell office:value-type="float" office:value="3264" calcext:value-type="float">
            <text:p>3264</text:p>
          </table:table-cell>
          <table:table-cell table:formula="of:=[.D156]-[.F156]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03" calcext:value-type="float">
            <text:p>3503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47" calcext:value-type="float">
            <text:p>47</text:p>
          </table:table-cell>
          <table:table-cell office:value-type="float" office:value="3256" calcext:value-type="float">
            <text:p>3256</text:p>
          </table:table-cell>
          <table:table-cell table:formula="of:=[.D157]-[.F157]"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13" calcext:value-type="float">
            <text:p>3513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47" calcext:value-type="float">
            <text:p>47</text:p>
          </table:table-cell>
          <table:table-cell office:value-type="float" office:value="3240" calcext:value-type="float">
            <text:p>3240</text:p>
          </table:table-cell>
          <table:table-cell table:formula="of:=[.D158]-[.F158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26" calcext:value-type="float">
            <text:p>3526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47" calcext:value-type="float">
            <text:p>47</text:p>
          </table:table-cell>
          <table:table-cell office:value-type="float" office:value="3224" calcext:value-type="float">
            <text:p>3224</text:p>
          </table:table-cell>
          <table:table-cell table:formula="of:=[.D159]-[.F159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47" calcext:value-type="float">
            <text:p>47</text:p>
          </table:table-cell>
          <table:table-cell office:value-type="float" office:value="3212" calcext:value-type="float">
            <text:p>3212</text:p>
          </table:table-cell>
          <table:table-cell table:formula="of:=[.D160]-[.F160]"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48" calcext:value-type="float">
            <text:p>3548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46" calcext:value-type="float">
            <text:p>46</text:p>
          </table:table-cell>
          <table:table-cell office:value-type="float" office:value="3204" calcext:value-type="float">
            <text:p>3204</text:p>
          </table:table-cell>
          <table:table-cell table:formula="of:=[.D161]-[.F161]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58" calcext:value-type="float">
            <text:p>3558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46" calcext:value-type="float">
            <text:p>46</text:p>
          </table:table-cell>
          <table:table-cell office:value-type="float" office:value="3192" calcext:value-type="float">
            <text:p>3192</text:p>
          </table:table-cell>
          <table:table-cell table:formula="of:=[.D162]-[.F162]"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69" calcext:value-type="float">
            <text:p>3569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46" calcext:value-type="float">
            <text:p>46</text:p>
          </table:table-cell>
          <table:table-cell office:value-type="float" office:value="3180" calcext:value-type="float">
            <text:p>3180</text:p>
          </table:table-cell>
          <table:table-cell table:formula="of:=[.D163]-[.F163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46" calcext:value-type="float">
            <text:p>46</text:p>
          </table:table-cell>
          <table:table-cell office:value-type="float" office:value="3168" calcext:value-type="float">
            <text:p>3168</text:p>
          </table:table-cell>
          <table:table-cell table:formula="of:=[.D164]-[.F164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46" calcext:value-type="float">
            <text:p>46</text:p>
          </table:table-cell>
          <table:table-cell office:value-type="float" office:value="3160" calcext:value-type="float">
            <text:p>3160</text:p>
          </table:table-cell>
          <table:table-cell table:formula="of:=[.D165]-[.F165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46" calcext:value-type="float">
            <text:p>46</text:p>
          </table:table-cell>
          <table:table-cell office:value-type="float" office:value="3148" calcext:value-type="float">
            <text:p>3148</text:p>
          </table:table-cell>
          <table:table-cell table:formula="of:=[.D166]-[.F166]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12" calcext:value-type="float">
            <text:p>3612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46" calcext:value-type="float">
            <text:p>46</text:p>
          </table:table-cell>
          <table:table-cell office:value-type="float" office:value="3124" calcext:value-type="float">
            <text:p>3124</text:p>
          </table:table-cell>
          <table:table-cell table:formula="of:=[.D167]-[.F167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24" calcext:value-type="float">
            <text:p>3624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45" calcext:value-type="float">
            <text:p>45</text:p>
          </table:table-cell>
          <table:table-cell office:value-type="float" office:value="3104" calcext:value-type="float">
            <text:p>3104</text:p>
          </table:table-cell>
          <table:table-cell table:formula="of:=[.D168]-[.F16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35" calcext:value-type="float">
            <text:p>3635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45" calcext:value-type="float">
            <text:p>45</text:p>
          </table:table-cell>
          <table:table-cell office:value-type="float" office:value="3116" calcext:value-type="float">
            <text:p>3116</text:p>
          </table:table-cell>
          <table:table-cell table:formula="of:=[.D169]-[.F169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45" calcext:value-type="float">
            <text:p>3645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table:formula="of:=[.D170]-[.F17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45" calcext:value-type="float">
            <text:p>45</text:p>
          </table:table-cell>
          <table:table-cell office:value-type="float" office:value="3068" calcext:value-type="float">
            <text:p>3068</text:p>
          </table:table-cell>
          <table:table-cell table:formula="of:=[.D171]-[.F17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6" calcext:value-type="float">
            <text:p>3676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45" calcext:value-type="float">
            <text:p>45</text:p>
          </table:table-cell>
          <table:table-cell office:value-type="float" office:value="3076" calcext:value-type="float">
            <text:p>3076</text:p>
          </table:table-cell>
          <table:table-cell table:formula="of:=[.D172]-[.F172]"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9" calcext:value-type="float">
            <text:p>3679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45" calcext:value-type="float">
            <text:p>45</text:p>
          </table:table-cell>
          <table:table-cell office:value-type="float" office:value="3040" calcext:value-type="float">
            <text:p>3040</text:p>
          </table:table-cell>
          <table:table-cell table:formula="of:=[.D173]-[.F17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45" calcext:value-type="float">
            <text:p>45</text:p>
          </table:table-cell>
          <table:table-cell office:value-type="float" office:value="3036" calcext:value-type="float">
            <text:p>3036</text:p>
          </table:table-cell>
          <table:table-cell table:formula="of:=[.D174]-[.F17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04" calcext:value-type="float">
            <text:p>3704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44" calcext:value-type="float">
            <text:p>44</text:p>
          </table:table-cell>
          <table:table-cell office:value-type="float" office:value="3016" calcext:value-type="float">
            <text:p>3016</text:p>
          </table:table-cell>
          <table:table-cell table:formula="of:=[.D175]-[.F1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11" calcext:value-type="float">
            <text:p>3711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44" calcext:value-type="float">
            <text:p>44</text:p>
          </table:table-cell>
          <table:table-cell office:value-type="float" office:value="3012" calcext:value-type="float">
            <text:p>3012</text:p>
          </table:table-cell>
          <table:table-cell table:formula="of:=[.D176]-[.F1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44" calcext:value-type="float">
            <text:p>44</text:p>
          </table:table-cell>
          <table:table-cell office:value-type="float" office:value="3000" calcext:value-type="float">
            <text:p>3000</text:p>
          </table:table-cell>
          <table:table-cell table:formula="of:=[.D177]-[.F1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44" calcext:value-type="float">
            <text:p>44</text:p>
          </table:table-cell>
          <table:table-cell office:value-type="float" office:value="2992" calcext:value-type="float">
            <text:p>2992</text:p>
          </table:table-cell>
          <table:table-cell table:formula="of:=[.D178]-[.F17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42" calcext:value-type="float">
            <text:p>3742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44" calcext:value-type="float">
            <text:p>44</text:p>
          </table:table-cell>
          <table:table-cell office:value-type="float" office:value="2984" calcext:value-type="float">
            <text:p>2984</text:p>
          </table:table-cell>
          <table:table-cell table:formula="of:=[.D179]-[.F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  <table:table-cell office:value-type="float" office:value="44" calcext:value-type="float">
            <text:p>44</text:p>
          </table:table-cell>
          <table:table-cell office:value-type="float" office:value="2972" calcext:value-type="float">
            <text:p>2972</text:p>
          </table:table-cell>
          <table:table-cell table:formula="of:=[.D180]-[.F18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44" calcext:value-type="float">
            <text:p>44</text:p>
          </table:table-cell>
          <table:table-cell office:value-type="float" office:value="2960" calcext:value-type="float">
            <text:p>2960</text:p>
          </table:table-cell>
          <table:table-cell table:formula="of:=[.D181]-[.F18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72" calcext:value-type="float">
            <text:p>3772</text:p>
          </table:table-cell>
          <table:table-cell office:value-type="float" office:value="0" calcext:value-type="float">
            <text:p>0</text:p>
          </table:table-cell>
          <table:table-cell office:value-type="float" office:value="2957" calcext:value-type="float">
            <text:p>2957</text:p>
          </table:table-cell>
          <table:table-cell office:value-type="float" office:value="44" calcext:value-type="float">
            <text:p>44</text:p>
          </table:table-cell>
          <table:table-cell office:value-type="float" office:value="2948" calcext:value-type="float">
            <text:p>2948</text:p>
          </table:table-cell>
          <table:table-cell table:formula="of:=[.D182]-[.F1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84" calcext:value-type="float">
            <text:p>3784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44" calcext:value-type="float">
            <text:p>44</text:p>
          </table:table-cell>
          <table:table-cell office:value-type="float" office:value="2940" calcext:value-type="float">
            <text:p>2940</text:p>
          </table:table-cell>
          <table:table-cell table:formula="of:=[.D183]-[.F18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793" calcext:value-type="float">
            <text:p>3793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43" calcext:value-type="float">
            <text:p>43</text:p>
          </table:table-cell>
          <table:table-cell office:value-type="float" office:value="2928" calcext:value-type="float">
            <text:p>2928</text:p>
          </table:table-cell>
          <table:table-cell table:formula="of:=[.D184]-[.F18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43" calcext:value-type="float">
            <text:p>43</text:p>
          </table:table-cell>
          <table:table-cell office:value-type="float" office:value="2924" calcext:value-type="float">
            <text:p>2924</text:p>
          </table:table-cell>
          <table:table-cell table:formula="of:=[.D185]-[.F18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14" calcext:value-type="float">
            <text:p>3814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43" calcext:value-type="float">
            <text:p>43</text:p>
          </table:table-cell>
          <table:table-cell office:value-type="float" office:value="2916" calcext:value-type="float">
            <text:p>2916</text:p>
          </table:table-cell>
          <table:table-cell table:formula="of:=[.D186]-[.F1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24" calcext:value-type="float">
            <text:p>3824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43" calcext:value-type="float">
            <text:p>43</text:p>
          </table:table-cell>
          <table:table-cell office:value-type="float" office:value="2904" calcext:value-type="float">
            <text:p>2904</text:p>
          </table:table-cell>
          <table:table-cell table:formula="of:=[.D187]-[.F18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36" calcext:value-type="float">
            <text:p>3836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43" calcext:value-type="float">
            <text:p>43</text:p>
          </table:table-cell>
          <table:table-cell office:value-type="float" office:value="2896" calcext:value-type="float">
            <text:p>2896</text:p>
          </table:table-cell>
          <table:table-cell table:formula="of:=[.D188]-[.F18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43" calcext:value-type="float">
            <text:p>43</text:p>
          </table:table-cell>
          <table:table-cell office:value-type="float" office:value="2888" calcext:value-type="float">
            <text:p>2888</text:p>
          </table:table-cell>
          <table:table-cell table:formula="of:=[.D189]-[.F18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43" calcext:value-type="float">
            <text:p>43</text:p>
          </table:table-cell>
          <table:table-cell office:value-type="float" office:value="2872" calcext:value-type="float">
            <text:p>2872</text:p>
          </table:table-cell>
          <table:table-cell table:formula="of:=[.D190]-[.F19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66" calcext:value-type="float">
            <text:p>3866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43" calcext:value-type="float">
            <text:p>43</text:p>
          </table:table-cell>
          <table:table-cell office:value-type="float" office:value="2868" calcext:value-type="float">
            <text:p>2868</text:p>
          </table:table-cell>
          <table:table-cell table:formula="of:=[.D191]-[.F19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43" calcext:value-type="float">
            <text:p>43</text:p>
          </table:table-cell>
          <table:table-cell office:value-type="float" office:value="2848" calcext:value-type="float">
            <text:p>2848</text:p>
          </table:table-cell>
          <table:table-cell table:formula="of:=[.D192]-[.F19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42" calcext:value-type="float">
            <text:p>42</text:p>
          </table:table-cell>
          <table:table-cell office:value-type="float" office:value="2848" calcext:value-type="float">
            <text:p>2848</text:p>
          </table:table-cell>
          <table:table-cell table:formula="of:=[.D193]-[.F19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896" calcext:value-type="float">
            <text:p>3896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42" calcext:value-type="float">
            <text:p>42</text:p>
          </table:table-cell>
          <table:table-cell office:value-type="float" office:value="2840" calcext:value-type="float">
            <text:p>2840</text:p>
          </table:table-cell>
          <table:table-cell table:formula="of:=[.D194]-[.F19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05" calcext:value-type="float">
            <text:p>3905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42" calcext:value-type="float">
            <text:p>42</text:p>
          </table:table-cell>
          <table:table-cell office:value-type="float" office:value="2828" calcext:value-type="float">
            <text:p>2828</text:p>
          </table:table-cell>
          <table:table-cell table:formula="of:=[.D195]-[.F19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16" calcext:value-type="float">
            <text:p>3916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42" calcext:value-type="float">
            <text:p>42</text:p>
          </table:table-cell>
          <table:table-cell office:value-type="float" office:value="2820" calcext:value-type="float">
            <text:p>2820</text:p>
          </table:table-cell>
          <table:table-cell table:formula="of:=[.D196]-[.F19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42" calcext:value-type="float">
            <text:p>42</text:p>
          </table:table-cell>
          <table:table-cell office:value-type="float" office:value="2816" calcext:value-type="float">
            <text:p>2816</text:p>
          </table:table-cell>
          <table:table-cell table:formula="of:=[.D197]-[.F1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34" calcext:value-type="float">
            <text:p>3934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42" calcext:value-type="float">
            <text:p>42</text:p>
          </table:table-cell>
          <table:table-cell office:value-type="float" office:value="2804" calcext:value-type="float">
            <text:p>2804</text:p>
          </table:table-cell>
          <table:table-cell table:formula="of:=[.D198]-[.F1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47" calcext:value-type="float">
            <text:p>3947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42" calcext:value-type="float">
            <text:p>42</text:p>
          </table:table-cell>
          <table:table-cell office:value-type="float" office:value="2800" calcext:value-type="float">
            <text:p>2800</text:p>
          </table:table-cell>
          <table:table-cell table:formula="of:=[.D199]-[.F19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42" calcext:value-type="float">
            <text:p>42</text:p>
          </table:table-cell>
          <table:table-cell office:value-type="float" office:value="2796" calcext:value-type="float">
            <text:p>2796</text:p>
          </table:table-cell>
          <table:table-cell table:formula="of:=[.D200]-[.F20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42" calcext:value-type="float">
            <text:p>42</text:p>
          </table:table-cell>
          <table:table-cell office:value-type="float" office:value="2784" calcext:value-type="float">
            <text:p>2784</text:p>
          </table:table-cell>
          <table:table-cell table:formula="of:=[.D201]-[.F20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76" calcext:value-type="float">
            <text:p>3976</text:p>
          </table:table-cell>
          <table:table-cell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float" office:value="41" calcext:value-type="float">
            <text:p>41</text:p>
          </table:table-cell>
          <table:table-cell office:value-type="float" office:value="2768" calcext:value-type="float">
            <text:p>2768</text:p>
          </table:table-cell>
          <table:table-cell table:formula="of:=[.D202]-[.F20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41" calcext:value-type="float">
            <text:p>41</text:p>
          </table:table-cell>
          <table:table-cell office:value-type="float" office:value="2768" calcext:value-type="float">
            <text:p>2768</text:p>
          </table:table-cell>
          <table:table-cell table:formula="of:=[.D203]-[.F20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41" calcext:value-type="float">
            <text:p>41</text:p>
          </table:table-cell>
          <table:table-cell office:value-type="float" office:value="2764" calcext:value-type="float">
            <text:p>2764</text:p>
          </table:table-cell>
          <table:table-cell table:formula="of:=[.D204]-[.F2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41" calcext:value-type="float">
            <text:p>41</text:p>
          </table:table-cell>
          <table:table-cell office:value-type="float" office:value="2748" calcext:value-type="float">
            <text:p>2748</text:p>
          </table:table-cell>
          <table:table-cell table:formula="of:=[.D205]-[.F20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14" calcext:value-type="float">
            <text:p>4014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41" calcext:value-type="float">
            <text:p>41</text:p>
          </table:table-cell>
          <table:table-cell office:value-type="float" office:value="2744" calcext:value-type="float">
            <text:p>2744</text:p>
          </table:table-cell>
          <table:table-cell table:formula="of:=[.D206]-[.F20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24" calcext:value-type="float">
            <text:p>4024</text:p>
          </table:table-cell>
          <table:table-cell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41" calcext:value-type="float">
            <text:p>41</text:p>
          </table:table-cell>
          <table:table-cell office:value-type="float" office:value="2732" calcext:value-type="float">
            <text:p>2732</text:p>
          </table:table-cell>
          <table:table-cell table:formula="of:=[.D207]-[.F20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41" calcext:value-type="float">
            <text:p>41</text:p>
          </table:table-cell>
          <table:table-cell office:value-type="float" office:value="2728" calcext:value-type="float">
            <text:p>2728</text:p>
          </table:table-cell>
          <table:table-cell table:formula="of:=[.D208]-[.F20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41" calcext:value-type="float">
            <text:p>41</text:p>
          </table:table-cell>
          <table:table-cell office:value-type="float" office:value="2716" calcext:value-type="float">
            <text:p>2716</text:p>
          </table:table-cell>
          <table:table-cell table:formula="of:=[.D209]-[.F20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54" calcext:value-type="float">
            <text:p>4054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41" calcext:value-type="float">
            <text:p>41</text:p>
          </table:table-cell>
          <table:table-cell office:value-type="float" office:value="2708" calcext:value-type="float">
            <text:p>2708</text:p>
          </table:table-cell>
          <table:table-cell table:formula="of:=[.D210]-[.F2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41" calcext:value-type="float">
            <text:p>41</text:p>
          </table:table-cell>
          <table:table-cell office:value-type="float" office:value="2704" calcext:value-type="float">
            <text:p>2704</text:p>
          </table:table-cell>
          <table:table-cell table:formula="of:=[.D211]-[.F2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formula="of:=[.D212]-[.F2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83" calcext:value-type="float">
            <text:p>4083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40" calcext:value-type="float">
            <text:p>40</text:p>
          </table:table-cell>
          <table:table-cell office:value-type="float" office:value="2684" calcext:value-type="float">
            <text:p>2684</text:p>
          </table:table-cell>
          <table:table-cell table:formula="of:=[.D213]-[.F21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091" calcext:value-type="float">
            <text:p>409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40" calcext:value-type="float">
            <text:p>40</text:p>
          </table:table-cell>
          <table:table-cell office:value-type="float" office:value="2672" calcext:value-type="float">
            <text:p>2672</text:p>
          </table:table-cell>
          <table:table-cell table:formula="of:=[.D214]-[.F21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01" calcext:value-type="float">
            <text:p>4101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40" calcext:value-type="float">
            <text:p>40</text:p>
          </table:table-cell>
          <table:table-cell office:value-type="float" office:value="2684" calcext:value-type="float">
            <text:p>2684</text:p>
          </table:table-cell>
          <table:table-cell table:formula="of:=[.D215]-[.F2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12" calcext:value-type="float">
            <text:p>4112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40" calcext:value-type="float">
            <text:p>40</text:p>
          </table:table-cell>
          <table:table-cell office:value-type="float" office:value="2664" calcext:value-type="float">
            <text:p>2664</text:p>
          </table:table-cell>
          <table:table-cell table:formula="of:=[.D216]-[.F2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19" calcext:value-type="float">
            <text:p>4119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D217]-[.F2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32" calcext:value-type="float">
            <text:p>4132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40" calcext:value-type="float">
            <text:p>40</text:p>
          </table:table-cell>
          <table:table-cell office:value-type="float" office:value="2640" calcext:value-type="float">
            <text:p>2640</text:p>
          </table:table-cell>
          <table:table-cell table:formula="of:=[.D218]-[.F21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40" calcext:value-type="float">
            <text:p>40</text:p>
          </table:table-cell>
          <table:table-cell office:value-type="float" office:value="2636" calcext:value-type="float">
            <text:p>2636</text:p>
          </table:table-cell>
          <table:table-cell table:formula="of:=[.D219]-[.F2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40" calcext:value-type="float">
            <text:p>40</text:p>
          </table:table-cell>
          <table:table-cell office:value-type="float" office:value="2624" calcext:value-type="float">
            <text:p>2624</text:p>
          </table:table-cell>
          <table:table-cell table:formula="of:=[.D220]-[.F22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59" calcext:value-type="float">
            <text:p>4159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40" calcext:value-type="float">
            <text:p>40</text:p>
          </table:table-cell>
          <table:table-cell office:value-type="float" office:value="2628" calcext:value-type="float">
            <text:p>2628</text:p>
          </table:table-cell>
          <table:table-cell table:formula="of:=[.D221]-[.F221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67" calcext:value-type="float">
            <text:p>4167</text:p>
          </table:table-cell>
          <table:table-cell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office:value-type="float" office:value="39" calcext:value-type="float">
            <text:p>39</text:p>
          </table:table-cell>
          <table:table-cell office:value-type="float" office:value="2612" calcext:value-type="float">
            <text:p>2612</text:p>
          </table:table-cell>
          <table:table-cell table:formula="of:=[.D222]-[.F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78" calcext:value-type="float">
            <text:p>4178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office:value-type="float" office:value="39" calcext:value-type="float">
            <text:p>39</text:p>
          </table:table-cell>
          <table:table-cell office:value-type="float" office:value="2604" calcext:value-type="float">
            <text:p>2604</text:p>
          </table:table-cell>
          <table:table-cell table:formula="of:=[.D223]-[.F223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86" calcext:value-type="float">
            <text:p>4186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39" calcext:value-type="float">
            <text:p>39</text:p>
          </table:table-cell>
          <table:table-cell office:value-type="float" office:value="2596" calcext:value-type="float">
            <text:p>2596</text:p>
          </table:table-cell>
          <table:table-cell table:formula="of:=[.D224]-[.F224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196" calcext:value-type="float">
            <text:p>4196</text:p>
          </table:table-cell>
          <table:table-cell office:value-type="float" office:value="0" calcext:value-type="float">
            <text:p>0</text:p>
          </table:table-cell>
          <table:table-cell office:value-type="float" office:value="2582" calcext:value-type="float">
            <text:p>2582</text:p>
          </table:table-cell>
          <table:table-cell office:value-type="float" office:value="39" calcext:value-type="float">
            <text:p>39</text:p>
          </table:table-cell>
          <table:table-cell office:value-type="float" office:value="2576" calcext:value-type="float">
            <text:p>2576</text:p>
          </table:table-cell>
          <table:table-cell table:formula="of:=[.D225]-[.F2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06" calcext:value-type="float">
            <text:p>4206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39" calcext:value-type="float">
            <text:p>39</text:p>
          </table:table-cell>
          <table:table-cell office:value-type="float" office:value="2576" calcext:value-type="float">
            <text:p>2576</text:p>
          </table:table-cell>
          <table:table-cell table:formula="of:=[.D226]-[.F22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17" calcext:value-type="float">
            <text:p>4217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 office:value-type="float" office:value="39" calcext:value-type="float">
            <text:p>39</text:p>
          </table:table-cell>
          <table:table-cell office:value-type="float" office:value="2568" calcext:value-type="float">
            <text:p>2568</text:p>
          </table:table-cell>
          <table:table-cell table:formula="of:=[.D227]-[.F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39" calcext:value-type="float">
            <text:p>39</text:p>
          </table:table-cell>
          <table:table-cell office:value-type="float" office:value="2564" calcext:value-type="float">
            <text:p>2564</text:p>
          </table:table-cell>
          <table:table-cell table:formula="of:=[.D228]-[.F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33" calcext:value-type="float">
            <text:p>4233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39" calcext:value-type="float">
            <text:p>39</text:p>
          </table:table-cell>
          <table:table-cell office:value-type="float" office:value="2560" calcext:value-type="float">
            <text:p>2560</text:p>
          </table:table-cell>
          <table:table-cell table:formula="of:=[.D229]-[.F22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42" calcext:value-type="float">
            <text:p>4242</text:p>
          </table:table-cell>
          <table:table-cell office:value-type="float" office:value="0" calcext:value-type="float">
            <text:p>0</text:p>
          </table:table-cell>
          <table:table-cell office:value-type="float" office:value="2553" calcext:value-type="float">
            <text:p>2553</text:p>
          </table:table-cell>
          <table:table-cell office:value-type="float" office:value="39" calcext:value-type="float">
            <text:p>39</text:p>
          </table:table-cell>
          <table:table-cell office:value-type="float" office:value="2548" calcext:value-type="float">
            <text:p>2548</text:p>
          </table:table-cell>
          <table:table-cell table:formula="of:=[.D230]-[.F23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54" calcext:value-type="float">
            <text:p>4254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39" calcext:value-type="float">
            <text:p>39</text:p>
          </table:table-cell>
          <table:table-cell office:value-type="float" office:value="2548" calcext:value-type="float">
            <text:p>2548</text:p>
          </table:table-cell>
          <table:table-cell table:formula="of:=[.D231]-[.F23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61" calcext:value-type="float">
            <text:p>4261</text:p>
          </table:table-cell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39" calcext:value-type="float">
            <text:p>39</text:p>
          </table:table-cell>
          <table:table-cell office:value-type="float" office:value="2536" calcext:value-type="float">
            <text:p>2536</text:p>
          </table:table-cell>
          <table:table-cell table:formula="of:=[.D232]-[.F23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71" calcext:value-type="float">
            <text:p>4271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39" calcext:value-type="float">
            <text:p>39</text:p>
          </table:table-cell>
          <table:table-cell office:value-type="float" office:value="2528" calcext:value-type="float">
            <text:p>2528</text:p>
          </table:table-cell>
          <table:table-cell table:formula="of:=[.D233]-[.F23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80" calcext:value-type="float">
            <text:p>4280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office:value-type="float" office:value="38" calcext:value-type="float">
            <text:p>38</text:p>
          </table:table-cell>
          <table:table-cell office:value-type="float" office:value="2528" calcext:value-type="float">
            <text:p>2528</text:p>
          </table:table-cell>
          <table:table-cell table:formula="of:=[.D234]-[.F2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88" calcext:value-type="float">
            <text:p>4288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38" calcext:value-type="float">
            <text:p>38</text:p>
          </table:table-cell>
          <table:table-cell office:value-type="float" office:value="2524" calcext:value-type="float">
            <text:p>2524</text:p>
          </table:table-cell>
          <table:table-cell table:formula="of:=[.D235]-[.F2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office:value-type="float" office:value="38" calcext:value-type="float">
            <text:p>38</text:p>
          </table:table-cell>
          <table:table-cell office:value-type="float" office:value="2512" calcext:value-type="float">
            <text:p>2512</text:p>
          </table:table-cell>
          <table:table-cell table:formula="of:=[.D236]-[.F2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06" calcext:value-type="float">
            <text:p>4306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38" calcext:value-type="float">
            <text:p>38</text:p>
          </table:table-cell>
          <table:table-cell office:value-type="float" office:value="2516" calcext:value-type="float">
            <text:p>2516</text:p>
          </table:table-cell>
          <table:table-cell table:formula="of:=[.D237]-[.F23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16" calcext:value-type="float">
            <text:p>4316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38" calcext:value-type="float">
            <text:p>38</text:p>
          </table:table-cell>
          <table:table-cell office:value-type="float" office:value="2504" calcext:value-type="float">
            <text:p>2504</text:p>
          </table:table-cell>
          <table:table-cell table:formula="of:=[.D238]-[.F23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25" calcext:value-type="float">
            <text:p>4325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38" calcext:value-type="float">
            <text:p>38</text:p>
          </table:table-cell>
          <table:table-cell office:value-type="float" office:value="2500" calcext:value-type="float">
            <text:p>2500</text:p>
          </table:table-cell>
          <table:table-cell table:formula="of:=[.D239]-[.F2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37" calcext:value-type="float">
            <text:p>4337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8" calcext:value-type="float">
            <text:p>38</text:p>
          </table:table-cell>
          <table:table-cell office:value-type="float" office:value="2496" calcext:value-type="float">
            <text:p>2496</text:p>
          </table:table-cell>
          <table:table-cell table:formula="of:=[.D240]-[.F2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42" calcext:value-type="float">
            <text:p>4342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 office:value-type="float" office:value="38" calcext:value-type="float">
            <text:p>38</text:p>
          </table:table-cell>
          <table:table-cell office:value-type="float" office:value="2500" calcext:value-type="float">
            <text:p>2500</text:p>
          </table:table-cell>
          <table:table-cell table:formula="of:=[.D241]-[.F241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 office:value-type="float" office:value="38" calcext:value-type="float">
            <text:p>38</text:p>
          </table:table-cell>
          <table:table-cell office:value-type="float" office:value="2480" calcext:value-type="float">
            <text:p>2480</text:p>
          </table:table-cell>
          <table:table-cell table:formula="of:=[.D242]-[.F2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63" calcext:value-type="float">
            <text:p>4363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38" calcext:value-type="float">
            <text:p>38</text:p>
          </table:table-cell>
          <table:table-cell office:value-type="float" office:value="2488" calcext:value-type="float">
            <text:p>2488</text:p>
          </table:table-cell>
          <table:table-cell table:formula="of:=[.D243]-[.F243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38" calcext:value-type="float">
            <text:p>38</text:p>
          </table:table-cell>
          <table:table-cell office:value-type="float" office:value="2480" calcext:value-type="float">
            <text:p>2480</text:p>
          </table:table-cell>
          <table:table-cell table:formula="of:=[.D244]-[.F244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79" calcext:value-type="float">
            <text:p>4379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38" calcext:value-type="float">
            <text:p>38</text:p>
          </table:table-cell>
          <table:table-cell office:value-type="float" office:value="2480" calcext:value-type="float">
            <text:p>2480</text:p>
          </table:table-cell>
          <table:table-cell table:formula="of:=[.D245]-[.F24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88" calcext:value-type="float">
            <text:p>4388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37" calcext:value-type="float">
            <text:p>37</text:p>
          </table:table-cell>
          <table:table-cell office:value-type="float" office:value="2460" calcext:value-type="float">
            <text:p>2460</text:p>
          </table:table-cell>
          <table:table-cell table:formula="of:=[.D246]-[.F24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98" calcext:value-type="float">
            <text:p>4398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37" calcext:value-type="float">
            <text:p>37</text:p>
          </table:table-cell>
          <table:table-cell office:value-type="float" office:value="2460" calcext:value-type="float">
            <text:p>2460</text:p>
          </table:table-cell>
          <table:table-cell table:formula="of:=[.D247]-[.F2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06" calcext:value-type="float">
            <text:p>4406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37" calcext:value-type="float">
            <text:p>37</text:p>
          </table:table-cell>
          <table:table-cell office:value-type="float" office:value="2464" calcext:value-type="float">
            <text:p>2464</text:p>
          </table:table-cell>
          <table:table-cell table:formula="of:=[.D248]-[.F24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37" calcext:value-type="float">
            <text:p>37</text:p>
          </table:table-cell>
          <table:table-cell office:value-type="float" office:value="2456" calcext:value-type="float">
            <text:p>2456</text:p>
          </table:table-cell>
          <table:table-cell table:formula="of:=[.D249]-[.F249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23" calcext:value-type="float">
            <text:p>4423</text:p>
          </table:table-cell>
          <table:table-cell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 office:value-type="float" office:value="37" calcext:value-type="float">
            <text:p>37</text:p>
          </table:table-cell>
          <table:table-cell office:value-type="float" office:value="2452" calcext:value-type="float">
            <text:p>2452</text:p>
          </table:table-cell>
          <table:table-cell table:formula="of:=[.D250]-[.F250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33" calcext:value-type="float">
            <text:p>4433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37" calcext:value-type="float">
            <text:p>37</text:p>
          </table:table-cell>
          <table:table-cell office:value-type="float" office:value="2436" calcext:value-type="float">
            <text:p>2436</text:p>
          </table:table-cell>
          <table:table-cell table:formula="of:=[.D251]-[.F25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41" calcext:value-type="float">
            <text:p>4441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float" office:value="37" calcext:value-type="float">
            <text:p>37</text:p>
          </table:table-cell>
          <table:table-cell office:value-type="float" office:value="2440" calcext:value-type="float">
            <text:p>2440</text:p>
          </table:table-cell>
          <table:table-cell table:formula="of:=[.D252]-[.F25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52" calcext:value-type="float">
            <text:p>4452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37" calcext:value-type="float">
            <text:p>37</text:p>
          </table:table-cell>
          <table:table-cell office:value-type="float" office:value="2436" calcext:value-type="float">
            <text:p>2436</text:p>
          </table:table-cell>
          <table:table-cell table:formula="of:=[.D253]-[.F253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37" calcext:value-type="float">
            <text:p>37</text:p>
          </table:table-cell>
          <table:table-cell office:value-type="float" office:value="2436" calcext:value-type="float">
            <text:p>2436</text:p>
          </table:table-cell>
          <table:table-cell table:formula="of:=[.D254]-[.F254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66" calcext:value-type="float">
            <text:p>4466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37" calcext:value-type="float">
            <text:p>37</text:p>
          </table:table-cell>
          <table:table-cell office:value-type="float" office:value="2416" calcext:value-type="float">
            <text:p>2416</text:p>
          </table:table-cell>
          <table:table-cell table:formula="of:=[.D255]-[.F25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78" calcext:value-type="float">
            <text:p>4478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37" calcext:value-type="float">
            <text:p>37</text:p>
          </table:table-cell>
          <table:table-cell office:value-type="float" office:value="2412" calcext:value-type="float">
            <text:p>2412</text:p>
          </table:table-cell>
          <table:table-cell table:formula="of:=[.D256]-[.F25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 office:value-type="float" office:value="37" calcext:value-type="float">
            <text:p>37</text:p>
          </table:table-cell>
          <table:table-cell office:value-type="float" office:value="2416" calcext:value-type="float">
            <text:p>2416</text:p>
          </table:table-cell>
          <table:table-cell table:formula="of:=[.D257]-[.F25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37" calcext:value-type="float">
            <text:p>37</text:p>
          </table:table-cell>
          <table:table-cell office:value-type="float" office:value="2408" calcext:value-type="float">
            <text:p>2408</text:p>
          </table:table-cell>
          <table:table-cell table:formula="of:=[.D258]-[.F2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03" calcext:value-type="float">
            <text:p>4503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37" calcext:value-type="float">
            <text:p>37</text:p>
          </table:table-cell>
          <table:table-cell office:value-type="float" office:value="2400" calcext:value-type="float">
            <text:p>2400</text:p>
          </table:table-cell>
          <table:table-cell table:formula="of:=[.D259]-[.F25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12" calcext:value-type="float">
            <text:p>4512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6" calcext:value-type="float">
            <text:p>36</text:p>
          </table:table-cell>
          <table:table-cell office:value-type="float" office:value="2400" calcext:value-type="float">
            <text:p>2400</text:p>
          </table:table-cell>
          <table:table-cell table:formula="of:=[.D260]-[.F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19" calcext:value-type="float">
            <text:p>4519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36" calcext:value-type="float">
            <text:p>36</text:p>
          </table:table-cell>
          <table:table-cell office:value-type="float" office:value="2392" calcext:value-type="float">
            <text:p>2392</text:p>
          </table:table-cell>
          <table:table-cell table:formula="of:=[.D261]-[.F26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 office:value-type="float" office:value="36" calcext:value-type="float">
            <text:p>36</text:p>
          </table:table-cell>
          <table:table-cell office:value-type="float" office:value="2384" calcext:value-type="float">
            <text:p>2384</text:p>
          </table:table-cell>
          <table:table-cell table:formula="of:=[.D262]-[.F26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36" calcext:value-type="float">
            <text:p>36</text:p>
          </table:table-cell>
          <table:table-cell office:value-type="float" office:value="2388" calcext:value-type="float">
            <text:p>2388</text:p>
          </table:table-cell>
          <table:table-cell table:formula="of:=[.D263]-[.F263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48" calcext:value-type="float">
            <text:p>4548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36" calcext:value-type="float">
            <text:p>36</text:p>
          </table:table-cell>
          <table:table-cell office:value-type="float" office:value="2392" calcext:value-type="float">
            <text:p>2392</text:p>
          </table:table-cell>
          <table:table-cell table:formula="of:=[.D264]-[.F264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53" calcext:value-type="float">
            <text:p>4553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36" calcext:value-type="float">
            <text:p>36</text:p>
          </table:table-cell>
          <table:table-cell office:value-type="float" office:value="2380" calcext:value-type="float">
            <text:p>2380</text:p>
          </table:table-cell>
          <table:table-cell table:formula="of:=[.D265]-[.F26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64" calcext:value-type="float">
            <text:p>4564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36" calcext:value-type="float">
            <text:p>36</text:p>
          </table:table-cell>
          <table:table-cell office:value-type="float" office:value="2364" calcext:value-type="float">
            <text:p>2364</text:p>
          </table:table-cell>
          <table:table-cell table:formula="of:=[.D266]-[.F26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73" calcext:value-type="float">
            <text:p>4573</text:p>
          </table:table-cell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36" calcext:value-type="float">
            <text:p>36</text:p>
          </table:table-cell>
          <table:table-cell office:value-type="float" office:value="2360" calcext:value-type="float">
            <text:p>2360</text:p>
          </table:table-cell>
          <table:table-cell table:formula="of:=[.D267]-[.F2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81" calcext:value-type="float">
            <text:p>4581</text:p>
          </table:table-cell>
          <table:table-cell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 office:value-type="float" office:value="36" calcext:value-type="float">
            <text:p>36</text:p>
          </table:table-cell>
          <table:table-cell office:value-type="float" office:value="2356" calcext:value-type="float">
            <text:p>2356</text:p>
          </table:table-cell>
          <table:table-cell table:formula="of:=[.D268]-[.F26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36" calcext:value-type="float">
            <text:p>36</text:p>
          </table:table-cell>
          <table:table-cell office:value-type="float" office:value="2352" calcext:value-type="float">
            <text:p>2352</text:p>
          </table:table-cell>
          <table:table-cell table:formula="of:=[.D269]-[.F26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01" calcext:value-type="float">
            <text:p>4601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36" calcext:value-type="float">
            <text:p>36</text:p>
          </table:table-cell>
          <table:table-cell office:value-type="float" office:value="2352" calcext:value-type="float">
            <text:p>2352</text:p>
          </table:table-cell>
          <table:table-cell table:formula="of:=[.D270]-[.F27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table:formula="of:=[.D271]-[.F27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13" calcext:value-type="float">
            <text:p>4613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36" calcext:value-type="float">
            <text:p>36</text:p>
          </table:table-cell>
          <table:table-cell office:value-type="float" office:value="2340" calcext:value-type="float">
            <text:p>2340</text:p>
          </table:table-cell>
          <table:table-cell table:formula="of:=[.D272]-[.F27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25" calcext:value-type="float">
            <text:p>4625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36" calcext:value-type="float">
            <text:p>36</text:p>
          </table:table-cell>
          <table:table-cell office:value-type="float" office:value="2340" calcext:value-type="float">
            <text:p>2340</text:p>
          </table:table-cell>
          <table:table-cell table:formula="of:=[.D273]-[.F27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35" calcext:value-type="float">
            <text:p>35</text:p>
          </table:table-cell>
          <table:table-cell office:value-type="float" office:value="2332" calcext:value-type="float">
            <text:p>2332</text:p>
          </table:table-cell>
          <table:table-cell table:formula="of:=[.D274]-[.F27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41" calcext:value-type="float">
            <text:p>4641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35" calcext:value-type="float">
            <text:p>35</text:p>
          </table:table-cell>
          <table:table-cell office:value-type="float" office:value="2328" calcext:value-type="float">
            <text:p>2328</text:p>
          </table:table-cell>
          <table:table-cell table:formula="of:=[.D275]-[.F27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49" calcext:value-type="float">
            <text:p>4649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35" calcext:value-type="float">
            <text:p>35</text:p>
          </table:table-cell>
          <table:table-cell office:value-type="float" office:value="2324" calcext:value-type="float">
            <text:p>2324</text:p>
          </table:table-cell>
          <table:table-cell table:formula="of:=[.D276]-[.F27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58" calcext:value-type="float">
            <text:p>4658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35" calcext:value-type="float">
            <text:p>35</text:p>
          </table:table-cell>
          <table:table-cell office:value-type="float" office:value="2320" calcext:value-type="float">
            <text:p>2320</text:p>
          </table:table-cell>
          <table:table-cell table:formula="of:=[.D277]-[.F27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67" calcext:value-type="float">
            <text:p>4667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float" office:value="35" calcext:value-type="float">
            <text:p>35</text:p>
          </table:table-cell>
          <table:table-cell office:value-type="float" office:value="2324" calcext:value-type="float">
            <text:p>2324</text:p>
          </table:table-cell>
          <table:table-cell table:formula="of:=[.D278]-[.F27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72" calcext:value-type="float">
            <text:p>4672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office:value-type="float" office:value="35" calcext:value-type="float">
            <text:p>35</text:p>
          </table:table-cell>
          <table:table-cell office:value-type="float" office:value="2316" calcext:value-type="float">
            <text:p>2316</text:p>
          </table:table-cell>
          <table:table-cell table:formula="of:=[.D279]-[.F2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35" calcext:value-type="float">
            <text:p>35</text:p>
          </table:table-cell>
          <table:table-cell office:value-type="float" office:value="2320" calcext:value-type="float">
            <text:p>2320</text:p>
          </table:table-cell>
          <table:table-cell table:formula="of:=[.D280]-[.F28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91" calcext:value-type="float">
            <text:p>469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35" calcext:value-type="float">
            <text:p>35</text:p>
          </table:table-cell>
          <table:table-cell office:value-type="float" office:value="2308" calcext:value-type="float">
            <text:p>2308</text:p>
          </table:table-cell>
          <table:table-cell table:formula="of:=[.D281]-[.F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699" calcext:value-type="float">
            <text:p>4699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 office:value-type="float" office:value="35" calcext:value-type="float">
            <text:p>35</text:p>
          </table:table-cell>
          <table:table-cell office:value-type="float" office:value="2304" calcext:value-type="float">
            <text:p>2304</text:p>
          </table:table-cell>
          <table:table-cell table:formula="of:=[.D282]-[.F2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 office:value-type="float" office:value="35" calcext:value-type="float">
            <text:p>35</text:p>
          </table:table-cell>
          <table:table-cell office:value-type="float" office:value="2296" calcext:value-type="float">
            <text:p>2296</text:p>
          </table:table-cell>
          <table:table-cell table:formula="of:=[.D283]-[.F28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18" calcext:value-type="float">
            <text:p>4718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35" calcext:value-type="float">
            <text:p>35</text:p>
          </table:table-cell>
          <table:table-cell office:value-type="float" office:value="2304" calcext:value-type="float">
            <text:p>2304</text:p>
          </table:table-cell>
          <table:table-cell table:formula="of:=[.D284]-[.F284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35" calcext:value-type="float">
            <text:p>35</text:p>
          </table:table-cell>
          <table:table-cell office:value-type="float" office:value="2284" calcext:value-type="float">
            <text:p>2284</text:p>
          </table:table-cell>
          <table:table-cell table:formula="of:=[.D285]-[.F28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33" calcext:value-type="float">
            <text:p>4733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35" calcext:value-type="float">
            <text:p>35</text:p>
          </table:table-cell>
          <table:table-cell office:value-type="float" office:value="2284" calcext:value-type="float">
            <text:p>2284</text:p>
          </table:table-cell>
          <table:table-cell table:formula="of:=[.D286]-[.F28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42" calcext:value-type="float">
            <text:p>4742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35" calcext:value-type="float">
            <text:p>35</text:p>
          </table:table-cell>
          <table:table-cell office:value-type="float" office:value="2292" calcext:value-type="float">
            <text:p>2292</text:p>
          </table:table-cell>
          <table:table-cell table:formula="of:=[.D287]-[.F287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49" calcext:value-type="float">
            <text:p>4749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float" office:value="35" calcext:value-type="float">
            <text:p>35</text:p>
          </table:table-cell>
          <table:table-cell office:value-type="float" office:value="2276" calcext:value-type="float">
            <text:p>2276</text:p>
          </table:table-cell>
          <table:table-cell table:formula="of:=[.D288]-[.F28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55" calcext:value-type="float">
            <text:p>4755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 office:value-type="float" office:value="35" calcext:value-type="float">
            <text:p>35</text:p>
          </table:table-cell>
          <table:table-cell office:value-type="float" office:value="2272" calcext:value-type="float">
            <text:p>2272</text:p>
          </table:table-cell>
          <table:table-cell table:formula="of:=[.D289]-[.F2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67" calcext:value-type="float">
            <text:p>4767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 office:value-type="float" office:value="34" calcext:value-type="float">
            <text:p>34</text:p>
          </table:table-cell>
          <table:table-cell office:value-type="float" office:value="2272" calcext:value-type="float">
            <text:p>2272</text:p>
          </table:table-cell>
          <table:table-cell table:formula="of:=[.D290]-[.F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74" calcext:value-type="float">
            <text:p>4774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table:formula="of:=[.D291]-[.F29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83" calcext:value-type="float">
            <text:p>4783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D292]-[.F29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92" calcext:value-type="float">
            <text:p>4792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34" calcext:value-type="float">
            <text:p>34</text:p>
          </table:table-cell>
          <table:table-cell office:value-type="float" office:value="2256" calcext:value-type="float">
            <text:p>2256</text:p>
          </table:table-cell>
          <table:table-cell table:formula="of:=[.D293]-[.F29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796" calcext:value-type="float">
            <text:p>4796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 office:value-type="float" office:value="34" calcext:value-type="float">
            <text:p>34</text:p>
          </table:table-cell>
          <table:table-cell office:value-type="float" office:value="2264" calcext:value-type="float">
            <text:p>2264</text:p>
          </table:table-cell>
          <table:table-cell table:formula="of:=[.D294]-[.F294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07" calcext:value-type="float">
            <text:p>4807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 office:value-type="float" office:value="34" calcext:value-type="float">
            <text:p>34</text:p>
          </table:table-cell>
          <table:table-cell office:value-type="float" office:value="2248" calcext:value-type="float">
            <text:p>2248</text:p>
          </table:table-cell>
          <table:table-cell table:formula="of:=[.D295]-[.F29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15" calcext:value-type="float">
            <text:p>4815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34" calcext:value-type="float">
            <text:p>34</text:p>
          </table:table-cell>
          <table:table-cell office:value-type="float" office:value="2244" calcext:value-type="float">
            <text:p>2244</text:p>
          </table:table-cell>
          <table:table-cell table:formula="of:=[.D296]-[.F2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23" calcext:value-type="float">
            <text:p>4823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float" office:value="34" calcext:value-type="float">
            <text:p>34</text:p>
          </table:table-cell>
          <table:table-cell office:value-type="float" office:value="2240" calcext:value-type="float">
            <text:p>2240</text:p>
          </table:table-cell>
          <table:table-cell table:formula="of:=[.D297]-[.F2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34" calcext:value-type="float">
            <text:p>34</text:p>
          </table:table-cell>
          <table:table-cell office:value-type="float" office:value="2236" calcext:value-type="float">
            <text:p>2236</text:p>
          </table:table-cell>
          <table:table-cell table:formula="of:=[.D298]-[.F2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 office:value-type="float" office:value="34" calcext:value-type="float">
            <text:p>34</text:p>
          </table:table-cell>
          <table:table-cell office:value-type="float" office:value="2232" calcext:value-type="float">
            <text:p>2232</text:p>
          </table:table-cell>
          <table:table-cell table:formula="of:=[.D299]-[.F2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49" calcext:value-type="float">
            <text:p>4849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 office:value-type="float" office:value="34" calcext:value-type="float">
            <text:p>34</text:p>
          </table:table-cell>
          <table:table-cell office:value-type="float" office:value="2232" calcext:value-type="float">
            <text:p>2232</text:p>
          </table:table-cell>
          <table:table-cell table:formula="of:=[.D300]-[.F3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54" calcext:value-type="float">
            <text:p>4854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 office:value-type="float" office:value="34" calcext:value-type="float">
            <text:p>34</text:p>
          </table:table-cell>
          <table:table-cell office:value-type="float" office:value="2224" calcext:value-type="float">
            <text:p>2224</text:p>
          </table:table-cell>
          <table:table-cell table:formula="of:=[.D301]-[.F30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63" calcext:value-type="float">
            <text:p>4863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 office:value-type="float" office:value="34" calcext:value-type="float">
            <text:p>34</text:p>
          </table:table-cell>
          <table:table-cell office:value-type="float" office:value="2220" calcext:value-type="float">
            <text:p>2220</text:p>
          </table:table-cell>
          <table:table-cell table:formula="of:=[.D302]-[.F30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73" calcext:value-type="float">
            <text:p>4873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34" calcext:value-type="float">
            <text:p>34</text:p>
          </table:table-cell>
          <table:table-cell office:value-type="float" office:value="2224" calcext:value-type="float">
            <text:p>2224</text:p>
          </table:table-cell>
          <table:table-cell table:formula="of:=[.D303]-[.F30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79" calcext:value-type="float">
            <text:p>4879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34" calcext:value-type="float">
            <text:p>34</text:p>
          </table:table-cell>
          <table:table-cell office:value-type="float" office:value="2220" calcext:value-type="float">
            <text:p>2220</text:p>
          </table:table-cell>
          <table:table-cell table:formula="of:=[.D304]-[.F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87" calcext:value-type="float">
            <text:p>4887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34" calcext:value-type="float">
            <text:p>34</text:p>
          </table:table-cell>
          <table:table-cell office:value-type="float" office:value="2224" calcext:value-type="float">
            <text:p>2224</text:p>
          </table:table-cell>
          <table:table-cell table:formula="of:=[.D305]-[.F30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98" calcext:value-type="float">
            <text:p>4898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34" calcext:value-type="float">
            <text:p>34</text:p>
          </table:table-cell>
          <table:table-cell office:value-type="float" office:value="2208" calcext:value-type="float">
            <text:p>2208</text:p>
          </table:table-cell>
          <table:table-cell table:formula="of:=[.D306]-[.F30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33" calcext:value-type="float">
            <text:p>33</text:p>
          </table:table-cell>
          <table:table-cell office:value-type="float" office:value="2208" calcext:value-type="float">
            <text:p>2208</text:p>
          </table:table-cell>
          <table:table-cell table:formula="of:=[.D307]-[.F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09" calcext:value-type="float">
            <text:p>4909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33" calcext:value-type="float">
            <text:p>33</text:p>
          </table:table-cell>
          <table:table-cell office:value-type="float" office:value="2200" calcext:value-type="float">
            <text:p>2200</text:p>
          </table:table-cell>
          <table:table-cell table:formula="of:=[.D308]-[.F30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33" calcext:value-type="float">
            <text:p>33</text:p>
          </table:table-cell>
          <table:table-cell office:value-type="float" office:value="2204" calcext:value-type="float">
            <text:p>2204</text:p>
          </table:table-cell>
          <table:table-cell table:formula="of:=[.D309]-[.F309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27" calcext:value-type="float">
            <text:p>4927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33" calcext:value-type="float">
            <text:p>33</text:p>
          </table:table-cell>
          <table:table-cell office:value-type="float" office:value="2192" calcext:value-type="float">
            <text:p>2192</text:p>
          </table:table-cell>
          <table:table-cell table:formula="of:=[.D310]-[.F31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office:value-type="float" office:value="33" calcext:value-type="float">
            <text:p>33</text:p>
          </table:table-cell>
          <table:table-cell office:value-type="float" office:value="2188" calcext:value-type="float">
            <text:p>2188</text:p>
          </table:table-cell>
          <table:table-cell table:formula="of:=[.D311]-[.F3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43" calcext:value-type="float">
            <text:p>4943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float" office:value="33" calcext:value-type="float">
            <text:p>33</text:p>
          </table:table-cell>
          <table:table-cell office:value-type="float" office:value="2188" calcext:value-type="float">
            <text:p>2188</text:p>
          </table:table-cell>
          <table:table-cell table:formula="of:=[.D312]-[.F3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52" calcext:value-type="float">
            <text:p>4952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office:value-type="float" office:value="2180" calcext:value-type="float">
            <text:p>2180</text:p>
          </table:table-cell>
          <table:table-cell table:formula="of:=[.D313]-[.F31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33" calcext:value-type="float">
            <text:p>33</text:p>
          </table:table-cell>
          <table:table-cell office:value-type="float" office:value="2184" calcext:value-type="float">
            <text:p>2184</text:p>
          </table:table-cell>
          <table:table-cell table:formula="of:=[.D314]-[.F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66" calcext:value-type="float">
            <text:p>4966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 office:value-type="float" office:value="33" calcext:value-type="float">
            <text:p>33</text:p>
          </table:table-cell>
          <table:table-cell office:value-type="float" office:value="2176" calcext:value-type="float">
            <text:p>2176</text:p>
          </table:table-cell>
          <table:table-cell table:formula="of:=[.D315]-[.F3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78" calcext:value-type="float">
            <text:p>4978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33" calcext:value-type="float">
            <text:p>33</text:p>
          </table:table-cell>
          <table:table-cell office:value-type="float" office:value="2172" calcext:value-type="float">
            <text:p>2172</text:p>
          </table:table-cell>
          <table:table-cell table:formula="of:=[.D316]-[.F3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 office:value-type="float" office:value="33" calcext:value-type="float">
            <text:p>33</text:p>
          </table:table-cell>
          <table:table-cell office:value-type="float" office:value="2168" calcext:value-type="float">
            <text:p>2168</text:p>
          </table:table-cell>
          <table:table-cell table:formula="of:=[.D317]-[.F3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91" calcext:value-type="float">
            <text:p>4991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 office:value-type="float" office:value="33" calcext:value-type="float">
            <text:p>33</text:p>
          </table:table-cell>
          <table:table-cell office:value-type="float" office:value="2168" calcext:value-type="float">
            <text:p>2168</text:p>
          </table:table-cell>
          <table:table-cell table:formula="of:=[.D318]-[.F3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98" calcext:value-type="float">
            <text:p>4998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 office:value-type="float" office:value="33" calcext:value-type="float">
            <text:p>33</text:p>
          </table:table-cell>
          <table:table-cell office:value-type="float" office:value="2160" calcext:value-type="float">
            <text:p>2160</text:p>
          </table:table-cell>
          <table:table-cell table:formula="of:=[.D319]-[.F3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 office:value-type="float" office:value="33" calcext:value-type="float">
            <text:p>33</text:p>
          </table:table-cell>
          <table:table-cell office:value-type="float" office:value="2156" calcext:value-type="float">
            <text:p>2156</text:p>
          </table:table-cell>
          <table:table-cell table:formula="of:=[.D320]-[.F32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33" calcext:value-type="float">
            <text:p>33</text:p>
          </table:table-cell>
          <table:table-cell office:value-type="float" office:value="2156" calcext:value-type="float">
            <text:p>2156</text:p>
          </table:table-cell>
          <table:table-cell table:formula="of:=[.D321]-[.F3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23" calcext:value-type="float">
            <text:p>5023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3" calcext:value-type="float">
            <text:p>33</text:p>
          </table:table-cell>
          <table:table-cell office:value-type="float" office:value="2152" calcext:value-type="float">
            <text:p>2152</text:p>
          </table:table-cell>
          <table:table-cell table:formula="of:=[.D322]-[.F3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31" calcext:value-type="float">
            <text:p>5031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 office:value-type="float" office:value="33" calcext:value-type="float">
            <text:p>33</text:p>
          </table:table-cell>
          <table:table-cell office:value-type="float" office:value="2148" calcext:value-type="float">
            <text:p>2148</text:p>
          </table:table-cell>
          <table:table-cell table:formula="of:=[.D323]-[.F3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36" calcext:value-type="float">
            <text:p>5036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33" calcext:value-type="float">
            <text:p>33</text:p>
          </table:table-cell>
          <table:table-cell office:value-type="float" office:value="2144" calcext:value-type="float">
            <text:p>2144</text:p>
          </table:table-cell>
          <table:table-cell table:formula="of:=[.D324]-[.F3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47" calcext:value-type="float">
            <text:p>5047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office:value-type="float" office:value="33" calcext:value-type="float">
            <text:p>33</text:p>
          </table:table-cell>
          <table:table-cell office:value-type="float" office:value="2140" calcext:value-type="float">
            <text:p>2140</text:p>
          </table:table-cell>
          <table:table-cell table:formula="of:=[.D325]-[.F3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53" calcext:value-type="float">
            <text:p>5053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32" calcext:value-type="float">
            <text:p>32</text:p>
          </table:table-cell>
          <table:table-cell office:value-type="float" office:value="2136" calcext:value-type="float">
            <text:p>2136</text:p>
          </table:table-cell>
          <table:table-cell table:formula="of:=[.D326]-[.F32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62" calcext:value-type="float">
            <text:p>5062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32" calcext:value-type="float">
            <text:p>32</text:p>
          </table:table-cell>
          <table:table-cell office:value-type="float" office:value="2132" calcext:value-type="float">
            <text:p>2132</text:p>
          </table:table-cell>
          <table:table-cell table:formula="of:=[.D327]-[.F32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32" calcext:value-type="float">
            <text:p>32</text:p>
          </table:table-cell>
          <table:table-cell office:value-type="float" office:value="2140" calcext:value-type="float">
            <text:p>2140</text:p>
          </table:table-cell>
          <table:table-cell table:formula="of:=[.D328]-[.F328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32" calcext:value-type="float">
            <text:p>32</text:p>
          </table:table-cell>
          <table:table-cell office:value-type="float" office:value="2128" calcext:value-type="float">
            <text:p>2128</text:p>
          </table:table-cell>
          <table:table-cell table:formula="of:=[.D329]-[.F3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84" calcext:value-type="float">
            <text:p>5084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2124" calcext:value-type="float">
            <text:p>2124</text:p>
          </table:table-cell>
          <table:table-cell table:formula="of:=[.D330]-[.F3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32" calcext:value-type="float">
            <text:p>32</text:p>
          </table:table-cell>
          <table:table-cell office:value-type="float" office:value="2120" calcext:value-type="float">
            <text:p>2120</text:p>
          </table:table-cell>
          <table:table-cell table:formula="of:=[.D331]-[.F3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098" calcext:value-type="float">
            <text:p>5098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32" calcext:value-type="float">
            <text:p>32</text:p>
          </table:table-cell>
          <table:table-cell office:value-type="float" office:value="2116" calcext:value-type="float">
            <text:p>2116</text:p>
          </table:table-cell>
          <table:table-cell table:formula="of:=[.D332]-[.F3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08" calcext:value-type="float">
            <text:p>5108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2116" calcext:value-type="float">
            <text:p>2116</text:p>
          </table:table-cell>
          <table:table-cell table:formula="of:=[.D333]-[.F3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office:value-type="float" office:value="32" calcext:value-type="float">
            <text:p>32</text:p>
          </table:table-cell>
          <table:table-cell office:value-type="float" office:value="2112" calcext:value-type="float">
            <text:p>2112</text:p>
          </table:table-cell>
          <table:table-cell table:formula="of:=[.D334]-[.F33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24" calcext:value-type="float">
            <text:p>5124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32" calcext:value-type="float">
            <text:p>32</text:p>
          </table:table-cell>
          <table:table-cell office:value-type="float" office:value="2112" calcext:value-type="float">
            <text:p>2112</text:p>
          </table:table-cell>
          <table:table-cell table:formula="of:=[.D335]-[.F3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29" calcext:value-type="float">
            <text:p>5129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32" calcext:value-type="float">
            <text:p>32</text:p>
          </table:table-cell>
          <table:table-cell office:value-type="float" office:value="2112" calcext:value-type="float">
            <text:p>2112</text:p>
          </table:table-cell>
          <table:table-cell table:formula="of:=[.D336]-[.F33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 office:value-type="float" office:value="32" calcext:value-type="float">
            <text:p>32</text:p>
          </table:table-cell>
          <table:table-cell office:value-type="float" office:value="2100" calcext:value-type="float">
            <text:p>2100</text:p>
          </table:table-cell>
          <table:table-cell table:formula="of:=[.D337]-[.F33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32" calcext:value-type="float">
            <text:p>32</text:p>
          </table:table-cell>
          <table:table-cell office:value-type="float" office:value="2096" calcext:value-type="float">
            <text:p>2096</text:p>
          </table:table-cell>
          <table:table-cell table:formula="of:=[.D338]-[.F33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54" calcext:value-type="float">
            <text:p>5154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office:value-type="float" office:value="32" calcext:value-type="float">
            <text:p>32</text:p>
          </table:table-cell>
          <table:table-cell office:value-type="float" office:value="2096" calcext:value-type="float">
            <text:p>2096</text:p>
          </table:table-cell>
          <table:table-cell table:formula="of:=[.D339]-[.F3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61" calcext:value-type="float">
            <text:p>5161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 office:value-type="float" office:value="32" calcext:value-type="float">
            <text:p>32</text:p>
          </table:table-cell>
          <table:table-cell office:value-type="float" office:value="2092" calcext:value-type="float">
            <text:p>2092</text:p>
          </table:table-cell>
          <table:table-cell table:formula="of:=[.D340]-[.F34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68" calcext:value-type="float">
            <text:p>5168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float" office:value="32" calcext:value-type="float">
            <text:p>32</text:p>
          </table:table-cell>
          <table:table-cell office:value-type="float" office:value="2088" calcext:value-type="float">
            <text:p>2088</text:p>
          </table:table-cell>
          <table:table-cell table:formula="of:=[.D341]-[.F34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77" calcext:value-type="float">
            <text:p>5177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32" calcext:value-type="float">
            <text:p>32</text:p>
          </table:table-cell>
          <table:table-cell office:value-type="float" office:value="2084" calcext:value-type="float">
            <text:p>2084</text:p>
          </table:table-cell>
          <table:table-cell table:formula="of:=[.D342]-[.F3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office:value-type="float" office:value="32" calcext:value-type="float">
            <text:p>32</text:p>
          </table:table-cell>
          <table:table-cell office:value-type="float" office:value="2084" calcext:value-type="float">
            <text:p>2084</text:p>
          </table:table-cell>
          <table:table-cell table:formula="of:=[.D343]-[.F34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92" calcext:value-type="float">
            <text:p>5192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office:value-type="float" office:value="32" calcext:value-type="float">
            <text:p>32</text:p>
          </table:table-cell>
          <table:table-cell office:value-type="float" office:value="2084" calcext:value-type="float">
            <text:p>2084</text:p>
          </table:table-cell>
          <table:table-cell table:formula="of:=[.D344]-[.F34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199" calcext:value-type="float">
            <text:p>5199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 office:value-type="float" office:value="32" calcext:value-type="float">
            <text:p>32</text:p>
          </table:table-cell>
          <table:table-cell office:value-type="float" office:value="2080" calcext:value-type="float">
            <text:p>2080</text:p>
          </table:table-cell>
          <table:table-cell table:formula="of:=[.D345]-[.F3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32" calcext:value-type="float">
            <text:p>32</text:p>
          </table:table-cell>
          <table:table-cell office:value-type="float" office:value="2076" calcext:value-type="float">
            <text:p>2076</text:p>
          </table:table-cell>
          <table:table-cell table:formula="of:=[.D346]-[.F34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21" calcext:value-type="float">
            <text:p>5221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31" calcext:value-type="float">
            <text:p>31</text:p>
          </table:table-cell>
          <table:table-cell office:value-type="float" office:value="2072" calcext:value-type="float">
            <text:p>2072</text:p>
          </table:table-cell>
          <table:table-cell table:formula="of:=[.D347]-[.F3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15" calcext:value-type="float">
            <text:p>5215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31" calcext:value-type="float">
            <text:p>31</text:p>
          </table:table-cell>
          <table:table-cell office:value-type="float" office:value="2072" calcext:value-type="float">
            <text:p>2072</text:p>
          </table:table-cell>
          <table:table-cell table:formula="of:=[.D348]-[.F34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42" calcext:value-type="float">
            <text:p>5242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office:value-type="float" office:value="31" calcext:value-type="float">
            <text:p>31</text:p>
          </table:table-cell>
          <table:table-cell office:value-type="float" office:value="2060" calcext:value-type="float">
            <text:p>2060</text:p>
          </table:table-cell>
          <table:table-cell table:formula="of:=[.D349]-[.F34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 office:value-type="float" office:value="31" calcext:value-type="float">
            <text:p>31</text:p>
          </table:table-cell>
          <table:table-cell office:value-type="float" office:value="2072" calcext:value-type="float">
            <text:p>2072</text:p>
          </table:table-cell>
          <table:table-cell table:formula="of:=[.D350]-[.F35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46" calcext:value-type="float">
            <text:p>5246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31" calcext:value-type="float">
            <text:p>31</text:p>
          </table:table-cell>
          <table:table-cell office:value-type="float" office:value="2060" calcext:value-type="float">
            <text:p>2060</text:p>
          </table:table-cell>
          <table:table-cell table:formula="of:=[.D351]-[.F35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 office:value-type="float" office:value="31" calcext:value-type="float">
            <text:p>31</text:p>
          </table:table-cell>
          <table:table-cell office:value-type="float" office:value="2056" calcext:value-type="float">
            <text:p>2056</text:p>
          </table:table-cell>
          <table:table-cell table:formula="of:=[.D352]-[.F35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61" calcext:value-type="float">
            <text:p>5261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office:value-type="float" office:value="31" calcext:value-type="float">
            <text:p>31</text:p>
          </table:table-cell>
          <table:table-cell office:value-type="float" office:value="2052" calcext:value-type="float">
            <text:p>2052</text:p>
          </table:table-cell>
          <table:table-cell table:formula="of:=[.D353]-[.F35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63" calcext:value-type="float">
            <text:p>5263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 office:value-type="float" office:value="31" calcext:value-type="float">
            <text:p>31</text:p>
          </table:table-cell>
          <table:table-cell office:value-type="float" office:value="2052" calcext:value-type="float">
            <text:p>2052</text:p>
          </table:table-cell>
          <table:table-cell table:formula="of:=[.D354]-[.F35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31" calcext:value-type="float">
            <text:p>31</text:p>
          </table:table-cell>
          <table:table-cell office:value-type="float" office:value="2048" calcext:value-type="float">
            <text:p>2048</text:p>
          </table:table-cell>
          <table:table-cell table:formula="of:=[.D355]-[.F35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31" calcext:value-type="float">
            <text:p>31</text:p>
          </table:table-cell>
          <table:table-cell office:value-type="float" office:value="2044" calcext:value-type="float">
            <text:p>2044</text:p>
          </table:table-cell>
          <table:table-cell table:formula="of:=[.D356]-[.F35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87" calcext:value-type="float">
            <text:p>5287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2040" calcext:value-type="float">
            <text:p>2040</text:p>
          </table:table-cell>
          <table:table-cell table:formula="of:=[.D357]-[.F35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296" calcext:value-type="float">
            <text:p>5296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 office:value-type="float" office:value="31" calcext:value-type="float">
            <text:p>31</text:p>
          </table:table-cell>
          <table:table-cell office:value-type="float" office:value="2040" calcext:value-type="float">
            <text:p>2040</text:p>
          </table:table-cell>
          <table:table-cell table:formula="of:=[.D358]-[.F35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13" calcext:value-type="float">
            <text:p>5313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 office:value-type="float" office:value="31" calcext:value-type="float">
            <text:p>31</text:p>
          </table:table-cell>
          <table:table-cell office:value-type="float" office:value="2036" calcext:value-type="float">
            <text:p>2036</text:p>
          </table:table-cell>
          <table:table-cell table:formula="of:=[.D359]-[.F3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04" calcext:value-type="float">
            <text:p>5304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31" calcext:value-type="float">
            <text:p>31</text:p>
          </table:table-cell>
          <table:table-cell office:value-type="float" office:value="2036" calcext:value-type="float">
            <text:p>2036</text:p>
          </table:table-cell>
          <table:table-cell table:formula="of:=[.D360]-[.F36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19" calcext:value-type="float">
            <text:p>5319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 office:value-type="float" office:value="31" calcext:value-type="float">
            <text:p>31</text:p>
          </table:table-cell>
          <table:table-cell office:value-type="float" office:value="2032" calcext:value-type="float">
            <text:p>2032</text:p>
          </table:table-cell>
          <table:table-cell table:formula="of:=[.D361]-[.F36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26" calcext:value-type="float">
            <text:p>532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31" calcext:value-type="float">
            <text:p>31</text:p>
          </table:table-cell>
          <table:table-cell office:value-type="float" office:value="2028" calcext:value-type="float">
            <text:p>2028</text:p>
          </table:table-cell>
          <table:table-cell table:formula="of:=[.D362]-[.F36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36" calcext:value-type="float">
            <text:p>5336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31" calcext:value-type="float">
            <text:p>31</text:p>
          </table:table-cell>
          <table:table-cell office:value-type="float" office:value="2032" calcext:value-type="float">
            <text:p>2032</text:p>
          </table:table-cell>
          <table:table-cell table:formula="of:=[.D363]-[.F363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39" calcext:value-type="float">
            <text:p>5339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table:formula="of:=[.D364]-[.F3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table:formula="of:=[.D365]-[.F3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53" calcext:value-type="float">
            <text:p>535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table:formula="of:=[.D366]-[.F36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66" calcext:value-type="float">
            <text:p>536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table:formula="of:=[.D367]-[.F36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68" calcext:value-type="float">
            <text:p>5368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table:formula="of:=[.D368]-[.F36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78" calcext:value-type="float">
            <text:p>5378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table:formula="of:=[.D369]-[.F36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85" calcext:value-type="float">
            <text:p>5385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D370]-[.F37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93" calcext:value-type="float">
            <text:p>5393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float" office:value="2004" calcext:value-type="float">
            <text:p>2004</text:p>
          </table:table-cell>
          <table:table-cell table:formula="of:=[.D371]-[.F3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397" calcext:value-type="float">
            <text:p>5397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table:formula="of:=[.D372]-[.F37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07" calcext:value-type="float">
            <text:p>5407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D373]-[.F37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15" calcext:value-type="float">
            <text:p>541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table:formula="of:=[.D374]-[.F37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22" calcext:value-type="float">
            <text:p>5422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table:formula="of:=[.D375]-[.F3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26" calcext:value-type="float">
            <text:p>5426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30" calcext:value-type="float">
            <text:p>30</text:p>
          </table:table-cell>
          <table:table-cell office:value-type="float" office:value="1984" calcext:value-type="float">
            <text:p>1984</text:p>
          </table:table-cell>
          <table:table-cell table:formula="of:=[.D376]-[.F37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36" calcext:value-type="float">
            <text:p>5436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30" calcext:value-type="float">
            <text:p>30</text:p>
          </table:table-cell>
          <table:table-cell office:value-type="float" office:value="1988" calcext:value-type="float">
            <text:p>1988</text:p>
          </table:table-cell>
          <table:table-cell table:formula="of:=[.D377]-[.F37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30" calcext:value-type="float">
            <text:p>30</text:p>
          </table:table-cell>
          <table:table-cell office:value-type="float" office:value="1984" calcext:value-type="float">
            <text:p>1984</text:p>
          </table:table-cell>
          <table:table-cell table:formula="of:=[.D378]-[.F37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30" calcext:value-type="float">
            <text:p>30</text:p>
          </table:table-cell>
          <table:table-cell office:value-type="float" office:value="1984" calcext:value-type="float">
            <text:p>1984</text:p>
          </table:table-cell>
          <table:table-cell table:formula="of:=[.D379]-[.F37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54" calcext:value-type="float">
            <text:p>5454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table:formula="of:=[.D380]-[.F38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68" calcext:value-type="float">
            <text:p>5468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table:formula="of:=[.D381]-[.F38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74" calcext:value-type="float">
            <text:p>5474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table:formula="of:=[.D382]-[.F3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76" calcext:value-type="float">
            <text:p>5476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1972" calcext:value-type="float">
            <text:p>1972</text:p>
          </table:table-cell>
          <table:table-cell table:formula="of:=[.D383]-[.F38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88" calcext:value-type="float">
            <text:p>5488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1972" calcext:value-type="float">
            <text:p>1972</text:p>
          </table:table-cell>
          <table:table-cell table:formula="of:=[.D384]-[.F3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94" calcext:value-type="float">
            <text:p>5494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office:value-type="float" office:value="1968" calcext:value-type="float">
            <text:p>1968</text:p>
          </table:table-cell>
          <table:table-cell table:formula="of:=[.D385]-[.F38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30" calcext:value-type="float">
            <text:p>30</text:p>
          </table:table-cell>
          <table:table-cell office:value-type="float" office:value="1964" calcext:value-type="float">
            <text:p>1964</text:p>
          </table:table-cell>
          <table:table-cell table:formula="of:=[.D386]-[.F38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08" calcext:value-type="float">
            <text:p>5508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1956" calcext:value-type="float">
            <text:p>1956</text:p>
          </table:table-cell>
          <table:table-cell table:formula="of:=[.D387]-[.F38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14" calcext:value-type="float">
            <text:p>5514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960" calcext:value-type="float">
            <text:p>1960</text:p>
          </table:table-cell>
          <table:table-cell table:formula="of:=[.D388]-[.F38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18" calcext:value-type="float">
            <text:p>5518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30" calcext:value-type="float">
            <text:p>30</text:p>
          </table:table-cell>
          <table:table-cell office:value-type="float" office:value="1952" calcext:value-type="float">
            <text:p>1952</text:p>
          </table:table-cell>
          <table:table-cell table:formula="of:=[.D389]-[.F38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33" calcext:value-type="float">
            <text:p>5533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30" calcext:value-type="float">
            <text:p>30</text:p>
          </table:table-cell>
          <table:table-cell office:value-type="float" office:value="1956" calcext:value-type="float">
            <text:p>1956</text:p>
          </table:table-cell>
          <table:table-cell table:formula="of:=[.D390]-[.F3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30" calcext:value-type="float">
            <text:p>30</text:p>
          </table:table-cell>
          <table:table-cell office:value-type="float" office:value="1952" calcext:value-type="float">
            <text:p>1952</text:p>
          </table:table-cell>
          <table:table-cell table:formula="of:=[.D391]-[.F39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41" calcext:value-type="float">
            <text:p>5541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1952" calcext:value-type="float">
            <text:p>1952</text:p>
          </table:table-cell>
          <table:table-cell table:formula="of:=[.D392]-[.F39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51" calcext:value-type="float">
            <text:p>5551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30" calcext:value-type="float">
            <text:p>30</text:p>
          </table:table-cell>
          <table:table-cell office:value-type="float" office:value="1940" calcext:value-type="float">
            <text:p>1940</text:p>
          </table:table-cell>
          <table:table-cell table:formula="of:=[.D393]-[.F39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57" calcext:value-type="float">
            <text:p>5557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office:value-type="float" office:value="29" calcext:value-type="float">
            <text:p>29</text:p>
          </table:table-cell>
          <table:table-cell office:value-type="float" office:value="1944" calcext:value-type="float">
            <text:p>1944</text:p>
          </table:table-cell>
          <table:table-cell table:formula="of:=[.D394]-[.F39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63" calcext:value-type="float">
            <text:p>5563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29" calcext:value-type="float">
            <text:p>29</text:p>
          </table:table-cell>
          <table:table-cell office:value-type="float" office:value="1944" calcext:value-type="float">
            <text:p>1944</text:p>
          </table:table-cell>
          <table:table-cell table:formula="of:=[.D395]-[.F39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74" calcext:value-type="float">
            <text:p>5574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29" calcext:value-type="float">
            <text:p>29</text:p>
          </table:table-cell>
          <table:table-cell office:value-type="float" office:value="1932" calcext:value-type="float">
            <text:p>1932</text:p>
          </table:table-cell>
          <table:table-cell table:formula="of:=[.D396]-[.F39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78" calcext:value-type="float">
            <text:p>5578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 office:value-type="float" office:value="29" calcext:value-type="float">
            <text:p>29</text:p>
          </table:table-cell>
          <table:table-cell office:value-type="float" office:value="1940" calcext:value-type="float">
            <text:p>1940</text:p>
          </table:table-cell>
          <table:table-cell table:formula="of:=[.D397]-[.F3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86" calcext:value-type="float">
            <text:p>5586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office:value-type="float" office:value="29" calcext:value-type="float">
            <text:p>29</text:p>
          </table:table-cell>
          <table:table-cell office:value-type="float" office:value="1928" calcext:value-type="float">
            <text:p>1928</text:p>
          </table:table-cell>
          <table:table-cell table:formula="of:=[.D398]-[.F3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office:value-type="float" office:value="29" calcext:value-type="float">
            <text:p>29</text:p>
          </table:table-cell>
          <table:table-cell office:value-type="float" office:value="1936" calcext:value-type="float">
            <text:p>1936</text:p>
          </table:table-cell>
          <table:table-cell table:formula="of:=[.D399]-[.F3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01" calcext:value-type="float">
            <text:p>5601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29" calcext:value-type="float">
            <text:p>29</text:p>
          </table:table-cell>
          <table:table-cell office:value-type="float" office:value="1932" calcext:value-type="float">
            <text:p>1932</text:p>
          </table:table-cell>
          <table:table-cell table:formula="of:=[.D400]-[.F40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05" calcext:value-type="float">
            <text:p>5605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29" calcext:value-type="float">
            <text:p>29</text:p>
          </table:table-cell>
          <table:table-cell office:value-type="float" office:value="1920" calcext:value-type="float">
            <text:p>1920</text:p>
          </table:table-cell>
          <table:table-cell table:formula="of:=[.D401]-[.F4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11" calcext:value-type="float">
            <text:p>5611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29" calcext:value-type="float">
            <text:p>29</text:p>
          </table:table-cell>
          <table:table-cell office:value-type="float" office:value="1928" calcext:value-type="float">
            <text:p>1928</text:p>
          </table:table-cell>
          <table:table-cell table:formula="of:=[.D402]-[.F40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22" calcext:value-type="float">
            <text:p>5622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29" calcext:value-type="float">
            <text:p>29</text:p>
          </table:table-cell>
          <table:table-cell office:value-type="float" office:value="1920" calcext:value-type="float">
            <text:p>1920</text:p>
          </table:table-cell>
          <table:table-cell table:formula="of:=[.D403]-[.F40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28" calcext:value-type="float">
            <text:p>5628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office:value-type="float" office:value="29" calcext:value-type="float">
            <text:p>29</text:p>
          </table:table-cell>
          <table:table-cell office:value-type="float" office:value="1920" calcext:value-type="float">
            <text:p>1920</text:p>
          </table:table-cell>
          <table:table-cell table:formula="of:=[.D404]-[.F40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32" calcext:value-type="float">
            <text:p>5632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 office:value-type="float" office:value="29" calcext:value-type="float">
            <text:p>29</text:p>
          </table:table-cell>
          <table:table-cell office:value-type="float" office:value="1912" calcext:value-type="float">
            <text:p>1912</text:p>
          </table:table-cell>
          <table:table-cell table:formula="of:=[.D405]-[.F40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29" calcext:value-type="float">
            <text:p>29</text:p>
          </table:table-cell>
          <table:table-cell office:value-type="float" office:value="1916" calcext:value-type="float">
            <text:p>1916</text:p>
          </table:table-cell>
          <table:table-cell table:formula="of:=[.D406]-[.F40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47" calcext:value-type="float">
            <text:p>5647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29" calcext:value-type="float">
            <text:p>29</text:p>
          </table:table-cell>
          <table:table-cell office:value-type="float" office:value="1904" calcext:value-type="float">
            <text:p>1904</text:p>
          </table:table-cell>
          <table:table-cell table:formula="of:=[.D407]-[.F407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58" calcext:value-type="float">
            <text:p>5658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float" office:value="29" calcext:value-type="float">
            <text:p>29</text:p>
          </table:table-cell>
          <table:table-cell office:value-type="float" office:value="1908" calcext:value-type="float">
            <text:p>1908</text:p>
          </table:table-cell>
          <table:table-cell table:formula="of:=[.D408]-[.F40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62" calcext:value-type="float">
            <text:p>5662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29" calcext:value-type="float">
            <text:p>29</text:p>
          </table:table-cell>
          <table:table-cell office:value-type="float" office:value="1908" calcext:value-type="float">
            <text:p>1908</text:p>
          </table:table-cell>
          <table:table-cell table:formula="of:=[.D409]-[.F40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71" calcext:value-type="float">
            <text:p>5671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29" calcext:value-type="float">
            <text:p>29</text:p>
          </table:table-cell>
          <table:table-cell office:value-type="float" office:value="1908" calcext:value-type="float">
            <text:p>1908</text:p>
          </table:table-cell>
          <table:table-cell table:formula="of:=[.D410]-[.F4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29" calcext:value-type="float">
            <text:p>29</text:p>
          </table:table-cell>
          <table:table-cell office:value-type="float" office:value="1904" calcext:value-type="float">
            <text:p>1904</text:p>
          </table:table-cell>
          <table:table-cell table:formula="of:=[.D411]-[.F4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81" calcext:value-type="float">
            <text:p>5681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29" calcext:value-type="float">
            <text:p>29</text:p>
          </table:table-cell>
          <table:table-cell office:value-type="float" office:value="1896" calcext:value-type="float">
            <text:p>1896</text:p>
          </table:table-cell>
          <table:table-cell table:formula="of:=[.D412]-[.F4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94" calcext:value-type="float">
            <text:p>5694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29" calcext:value-type="float">
            <text:p>29</text:p>
          </table:table-cell>
          <table:table-cell office:value-type="float" office:value="1900" calcext:value-type="float">
            <text:p>1900</text:p>
          </table:table-cell>
          <table:table-cell table:formula="of:=[.D413]-[.F4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29" calcext:value-type="float">
            <text:p>29</text:p>
          </table:table-cell>
          <table:table-cell office:value-type="float" office:value="1884" calcext:value-type="float">
            <text:p>1884</text:p>
          </table:table-cell>
          <table:table-cell table:formula="of:=[.D414]-[.F41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29" calcext:value-type="float">
            <text:p>29</text:p>
          </table:table-cell>
          <table:table-cell office:value-type="float" office:value="1892" calcext:value-type="float">
            <text:p>1892</text:p>
          </table:table-cell>
          <table:table-cell table:formula="of:=[.D415]-[.F4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12" calcext:value-type="float">
            <text:p>5712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29" calcext:value-type="float">
            <text:p>29</text:p>
          </table:table-cell>
          <table:table-cell office:value-type="float" office:value="1888" calcext:value-type="float">
            <text:p>1888</text:p>
          </table:table-cell>
          <table:table-cell table:formula="of:=[.D416]-[.F41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18" calcext:value-type="float">
            <text:p>5718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29" calcext:value-type="float">
            <text:p>29</text:p>
          </table:table-cell>
          <table:table-cell office:value-type="float" office:value="1892" calcext:value-type="float">
            <text:p>1892</text:p>
          </table:table-cell>
          <table:table-cell table:formula="of:=[.D417]-[.F4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office:value-type="float" office:value="29" calcext:value-type="float">
            <text:p>29</text:p>
          </table:table-cell>
          <table:table-cell office:value-type="float" office:value="1876" calcext:value-type="float">
            <text:p>1876</text:p>
          </table:table-cell>
          <table:table-cell table:formula="of:=[.D418]-[.F41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29" calcext:value-type="float">
            <text:p>5729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29" calcext:value-type="float">
            <text:p>29</text:p>
          </table:table-cell>
          <table:table-cell office:value-type="float" office:value="1884" calcext:value-type="float">
            <text:p>1884</text:p>
          </table:table-cell>
          <table:table-cell table:formula="of:=[.D419]-[.F4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38" calcext:value-type="float">
            <text:p>5738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29" calcext:value-type="float">
            <text:p>29</text:p>
          </table:table-cell>
          <table:table-cell office:value-type="float" office:value="1876" calcext:value-type="float">
            <text:p>1876</text:p>
          </table:table-cell>
          <table:table-cell table:formula="of:=[.D420]-[.F42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44" calcext:value-type="float">
            <text:p>5744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29" calcext:value-type="float">
            <text:p>29</text:p>
          </table:table-cell>
          <table:table-cell office:value-type="float" office:value="1880" calcext:value-type="float">
            <text:p>1880</text:p>
          </table:table-cell>
          <table:table-cell table:formula="of:=[.D421]-[.F4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51" calcext:value-type="float">
            <text:p>5751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28" calcext:value-type="float">
            <text:p>28</text:p>
          </table:table-cell>
          <table:table-cell office:value-type="float" office:value="1872" calcext:value-type="float">
            <text:p>1872</text:p>
          </table:table-cell>
          <table:table-cell table:formula="of:=[.D422]-[.F422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28" calcext:value-type="float">
            <text:p>28</text:p>
          </table:table-cell>
          <table:table-cell office:value-type="float" office:value="1872" calcext:value-type="float">
            <text:p>1872</text:p>
          </table:table-cell>
          <table:table-cell table:formula="of:=[.D423]-[.F4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 office:value-type="float" office:value="28" calcext:value-type="float">
            <text:p>28</text:p>
          </table:table-cell>
          <table:table-cell office:value-type="float" office:value="1872" calcext:value-type="float">
            <text:p>1872</text:p>
          </table:table-cell>
          <table:table-cell table:formula="of:=[.D424]-[.F4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73" calcext:value-type="float">
            <text:p>5773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float" office:value="28" calcext:value-type="float">
            <text:p>28</text:p>
          </table:table-cell>
          <table:table-cell office:value-type="float" office:value="1868" calcext:value-type="float">
            <text:p>1868</text:p>
          </table:table-cell>
          <table:table-cell table:formula="of:=[.D425]-[.F42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78" calcext:value-type="float">
            <text:p>5778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8" calcext:value-type="float">
            <text:p>28</text:p>
          </table:table-cell>
          <table:table-cell office:value-type="float" office:value="1868" calcext:value-type="float">
            <text:p>1868</text:p>
          </table:table-cell>
          <table:table-cell table:formula="of:=[.D426]-[.F4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87" calcext:value-type="float">
            <text:p>5787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28" calcext:value-type="float">
            <text:p>28</text:p>
          </table:table-cell>
          <table:table-cell office:value-type="float" office:value="1872" calcext:value-type="float">
            <text:p>1872</text:p>
          </table:table-cell>
          <table:table-cell table:formula="of:=[.D427]-[.F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93" calcext:value-type="float">
            <text:p>5793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28" calcext:value-type="float">
            <text:p>28</text:p>
          </table:table-cell>
          <table:table-cell office:value-type="float" office:value="1864" calcext:value-type="float">
            <text:p>1864</text:p>
          </table:table-cell>
          <table:table-cell table:formula="of:=[.D428]-[.F42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98" calcext:value-type="float">
            <text:p>5798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 office:value-type="float" office:value="28" calcext:value-type="float">
            <text:p>28</text:p>
          </table:table-cell>
          <table:table-cell office:value-type="float" office:value="1856" calcext:value-type="float">
            <text:p>1856</text:p>
          </table:table-cell>
          <table:table-cell table:formula="of:=[.D429]-[.F4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07" calcext:value-type="float">
            <text:p>5807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office:value-type="float" office:value="28" calcext:value-type="float">
            <text:p>28</text:p>
          </table:table-cell>
          <table:table-cell office:value-type="float" office:value="1860" calcext:value-type="float">
            <text:p>1860</text:p>
          </table:table-cell>
          <table:table-cell table:formula="of:=[.D430]-[.F43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13" calcext:value-type="float">
            <text:p>581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28" calcext:value-type="float">
            <text:p>28</text:p>
          </table:table-cell>
          <table:table-cell office:value-type="float" office:value="1852" calcext:value-type="float">
            <text:p>1852</text:p>
          </table:table-cell>
          <table:table-cell table:formula="of:=[.D431]-[.F43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18" calcext:value-type="float">
            <text:p>5818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28" calcext:value-type="float">
            <text:p>28</text:p>
          </table:table-cell>
          <table:table-cell office:value-type="float" office:value="1856" calcext:value-type="float">
            <text:p>1856</text:p>
          </table:table-cell>
          <table:table-cell table:formula="of:=[.D432]-[.F43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27" calcext:value-type="float">
            <text:p>5827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28" calcext:value-type="float">
            <text:p>28</text:p>
          </table:table-cell>
          <table:table-cell office:value-type="float" office:value="1856" calcext:value-type="float">
            <text:p>1856</text:p>
          </table:table-cell>
          <table:table-cell table:formula="of:=[.D433]-[.F43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34" calcext:value-type="float">
            <text:p>5834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28" calcext:value-type="float">
            <text:p>28</text:p>
          </table:table-cell>
          <table:table-cell office:value-type="float" office:value="1844" calcext:value-type="float">
            <text:p>1844</text:p>
          </table:table-cell>
          <table:table-cell table:formula="of:=[.D434]-[.F43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41" calcext:value-type="float">
            <text:p>5841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28" calcext:value-type="float">
            <text:p>28</text:p>
          </table:table-cell>
          <table:table-cell office:value-type="float" office:value="1848" calcext:value-type="float">
            <text:p>1848</text:p>
          </table:table-cell>
          <table:table-cell table:formula="of:=[.D435]-[.F43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28" calcext:value-type="float">
            <text:p>28</text:p>
          </table:table-cell>
          <table:table-cell office:value-type="float" office:value="1848" calcext:value-type="float">
            <text:p>1848</text:p>
          </table:table-cell>
          <table:table-cell table:formula="of:=[.D436]-[.F43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52" calcext:value-type="float">
            <text:p>5852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 office:value-type="float" office:value="28" calcext:value-type="float">
            <text:p>28</text:p>
          </table:table-cell>
          <table:table-cell office:value-type="float" office:value="1848" calcext:value-type="float">
            <text:p>1848</text:p>
          </table:table-cell>
          <table:table-cell table:formula="of:=[.D437]-[.F43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59" calcext:value-type="float">
            <text:p>5859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office:value-type="float" office:value="28" calcext:value-type="float">
            <text:p>28</text:p>
          </table:table-cell>
          <table:table-cell office:value-type="float" office:value="1836" calcext:value-type="float">
            <text:p>1836</text:p>
          </table:table-cell>
          <table:table-cell table:formula="of:=[.D438]-[.F43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28" calcext:value-type="float">
            <text:p>28</text:p>
          </table:table-cell>
          <table:table-cell office:value-type="float" office:value="1844" calcext:value-type="float">
            <text:p>1844</text:p>
          </table:table-cell>
          <table:table-cell table:formula="of:=[.D439]-[.F4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73" calcext:value-type="float">
            <text:p>5873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28" calcext:value-type="float">
            <text:p>28</text:p>
          </table:table-cell>
          <table:table-cell office:value-type="float" office:value="1840" calcext:value-type="float">
            <text:p>1840</text:p>
          </table:table-cell>
          <table:table-cell table:formula="of:=[.D440]-[.F4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28" calcext:value-type="float">
            <text:p>28</text:p>
          </table:table-cell>
          <table:table-cell office:value-type="float" office:value="1840" calcext:value-type="float">
            <text:p>1840</text:p>
          </table:table-cell>
          <table:table-cell table:formula="of:=[.D441]-[.F4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28" calcext:value-type="float">
            <text:p>28</text:p>
          </table:table-cell>
          <table:table-cell office:value-type="float" office:value="1828" calcext:value-type="float">
            <text:p>1828</text:p>
          </table:table-cell>
          <table:table-cell table:formula="of:=[.D442]-[.F44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893" calcext:value-type="float">
            <text:p>5893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office:value-type="float" office:value="28" calcext:value-type="float">
            <text:p>28</text:p>
          </table:table-cell>
          <table:table-cell office:value-type="float" office:value="1828" calcext:value-type="float">
            <text:p>1828</text:p>
          </table:table-cell>
          <table:table-cell table:formula="of:=[.D443]-[.F44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03" calcext:value-type="float">
            <text:p>5903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 office:value-type="float" office:value="28" calcext:value-type="float">
            <text:p>28</text:p>
          </table:table-cell>
          <table:table-cell office:value-type="float" office:value="1824" calcext:value-type="float">
            <text:p>1824</text:p>
          </table:table-cell>
          <table:table-cell table:formula="of:=[.D444]-[.F44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28" calcext:value-type="float">
            <text:p>28</text:p>
          </table:table-cell>
          <table:table-cell office:value-type="float" office:value="1828" calcext:value-type="float">
            <text:p>1828</text:p>
          </table:table-cell>
          <table:table-cell table:formula="of:=[.D445]-[.F44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14" calcext:value-type="float">
            <text:p>5914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28" calcext:value-type="float">
            <text:p>28</text:p>
          </table:table-cell>
          <table:table-cell office:value-type="float" office:value="1820" calcext:value-type="float">
            <text:p>1820</text:p>
          </table:table-cell>
          <table:table-cell table:formula="of:=[.D446]-[.F44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24" calcext:value-type="float">
            <text:p>5924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28" calcext:value-type="float">
            <text:p>28</text:p>
          </table:table-cell>
          <table:table-cell office:value-type="float" office:value="1820" calcext:value-type="float">
            <text:p>1820</text:p>
          </table:table-cell>
          <table:table-cell table:formula="of:=[.D447]-[.F4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28" calcext:value-type="float">
            <text:p>28</text:p>
          </table:table-cell>
          <table:table-cell office:value-type="float" office:value="1828" calcext:value-type="float">
            <text:p>1828</text:p>
          </table:table-cell>
          <table:table-cell table:formula="of:=[.D448]-[.F44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31" calcext:value-type="float">
            <text:p>5931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28" calcext:value-type="float">
            <text:p>28</text:p>
          </table:table-cell>
          <table:table-cell office:value-type="float" office:value="1816" calcext:value-type="float">
            <text:p>1816</text:p>
          </table:table-cell>
          <table:table-cell table:formula="of:=[.D449]-[.F44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38" calcext:value-type="float">
            <text:p>5938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28" calcext:value-type="float">
            <text:p>28</text:p>
          </table:table-cell>
          <table:table-cell office:value-type="float" office:value="1812" calcext:value-type="float">
            <text:p>1812</text:p>
          </table:table-cell>
          <table:table-cell table:formula="of:=[.D450]-[.F45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47" calcext:value-type="float">
            <text:p>5947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float" office:value="28" calcext:value-type="float">
            <text:p>28</text:p>
          </table:table-cell>
          <table:table-cell office:value-type="float" office:value="1816" calcext:value-type="float">
            <text:p>1816</text:p>
          </table:table-cell>
          <table:table-cell table:formula="of:=[.D451]-[.F45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27" calcext:value-type="float">
            <text:p>27</text:p>
          </table:table-cell>
          <table:table-cell office:value-type="float" office:value="1820" calcext:value-type="float">
            <text:p>1820</text:p>
          </table:table-cell>
          <table:table-cell table:formula="of:=[.D452]-[.F45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59" calcext:value-type="float">
            <text:p>5959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office:value-type="float" office:value="27" calcext:value-type="float">
            <text:p>27</text:p>
          </table:table-cell>
          <table:table-cell office:value-type="float" office:value="1812" calcext:value-type="float">
            <text:p>1812</text:p>
          </table:table-cell>
          <table:table-cell table:formula="of:=[.D453]-[.F45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66" calcext:value-type="float">
            <text:p>5966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27" calcext:value-type="float">
            <text:p>27</text:p>
          </table:table-cell>
          <table:table-cell office:value-type="float" office:value="1812" calcext:value-type="float">
            <text:p>1812</text:p>
          </table:table-cell>
          <table:table-cell table:formula="of:=[.D454]-[.F45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71" calcext:value-type="float">
            <text:p>5971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office:value-type="float" office:value="27" calcext:value-type="float">
            <text:p>27</text:p>
          </table:table-cell>
          <table:table-cell office:value-type="float" office:value="1808" calcext:value-type="float">
            <text:p>1808</text:p>
          </table:table-cell>
          <table:table-cell table:formula="of:=[.D455]-[.F45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27" calcext:value-type="float">
            <text:p>27</text:p>
          </table:table-cell>
          <table:table-cell office:value-type="float" office:value="1808" calcext:value-type="float">
            <text:p>1808</text:p>
          </table:table-cell>
          <table:table-cell table:formula="of:=[.D456]-[.F45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88" calcext:value-type="float">
            <text:p>5988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office:value-type="float" office:value="27" calcext:value-type="float">
            <text:p>27</text:p>
          </table:table-cell>
          <table:table-cell office:value-type="float" office:value="1808" calcext:value-type="float">
            <text:p>1808</text:p>
          </table:table-cell>
          <table:table-cell table:formula="of:=[.D457]-[.F4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92" calcext:value-type="float">
            <text:p>5992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27" calcext:value-type="float">
            <text:p>27</text:p>
          </table:table-cell>
          <table:table-cell office:value-type="float" office:value="1796" calcext:value-type="float">
            <text:p>1796</text:p>
          </table:table-cell>
          <table:table-cell table:formula="of:=[.D458]-[.F45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table:formula="of:=[.D459]-[.F45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27" calcext:value-type="float">
            <text:p>27</text:p>
          </table:table-cell>
          <table:table-cell office:value-type="float" office:value="1800" calcext:value-type="float">
            <text:p>1800</text:p>
          </table:table-cell>
          <table:table-cell table:formula="of:=[.D460]-[.F46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14" calcext:value-type="float">
            <text:p>6014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27" calcext:value-type="float">
            <text:p>27</text:p>
          </table:table-cell>
          <table:table-cell office:value-type="float" office:value="1796" calcext:value-type="float">
            <text:p>1796</text:p>
          </table:table-cell>
          <table:table-cell table:formula="of:=[.D461]-[.F46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27" calcext:value-type="float">
            <text:p>27</text:p>
          </table:table-cell>
          <table:table-cell office:value-type="float" office:value="1788" calcext:value-type="float">
            <text:p>1788</text:p>
          </table:table-cell>
          <table:table-cell table:formula="of:=[.D462]-[.F462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24" calcext:value-type="float">
            <text:p>6024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office:value-type="float" office:value="27" calcext:value-type="float">
            <text:p>27</text:p>
          </table:table-cell>
          <table:table-cell office:value-type="float" office:value="1792" calcext:value-type="float">
            <text:p>1792</text:p>
          </table:table-cell>
          <table:table-cell table:formula="of:=[.D463]-[.F46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31" calcext:value-type="float">
            <text:p>6031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office:value-type="float" office:value="27" calcext:value-type="float">
            <text:p>27</text:p>
          </table:table-cell>
          <table:table-cell office:value-type="float" office:value="1792" calcext:value-type="float">
            <text:p>1792</text:p>
          </table:table-cell>
          <table:table-cell table:formula="of:=[.D464]-[.F4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41" calcext:value-type="float">
            <text:p>6041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27" calcext:value-type="float">
            <text:p>27</text:p>
          </table:table-cell>
          <table:table-cell office:value-type="float" office:value="1780" calcext:value-type="float">
            <text:p>1780</text:p>
          </table:table-cell>
          <table:table-cell table:formula="of:=[.D465]-[.F46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43" calcext:value-type="float">
            <text:p>6043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 office:value-type="float" office:value="27" calcext:value-type="float">
            <text:p>27</text:p>
          </table:table-cell>
          <table:table-cell office:value-type="float" office:value="1784" calcext:value-type="float">
            <text:p>1784</text:p>
          </table:table-cell>
          <table:table-cell table:formula="of:=[.D466]-[.F46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27" calcext:value-type="float">
            <text:p>27</text:p>
          </table:table-cell>
          <table:table-cell office:value-type="float" office:value="1780" calcext:value-type="float">
            <text:p>1780</text:p>
          </table:table-cell>
          <table:table-cell table:formula="of:=[.D467]-[.F46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58" calcext:value-type="float">
            <text:p>6058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 office:value-type="float" office:value="27" calcext:value-type="float">
            <text:p>27</text:p>
          </table:table-cell>
          <table:table-cell office:value-type="float" office:value="1776" calcext:value-type="float">
            <text:p>1776</text:p>
          </table:table-cell>
          <table:table-cell table:formula="of:=[.D468]-[.F46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 office:value-type="float" office:value="27" calcext:value-type="float">
            <text:p>27</text:p>
          </table:table-cell>
          <table:table-cell office:value-type="float" office:value="1768" calcext:value-type="float">
            <text:p>1768</text:p>
          </table:table-cell>
          <table:table-cell table:formula="of:=[.D469]-[.F46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office:value-type="float" office:value="27" calcext:value-type="float">
            <text:p>27</text:p>
          </table:table-cell>
          <table:table-cell office:value-type="float" office:value="1784" calcext:value-type="float">
            <text:p>1784</text:p>
          </table:table-cell>
          <table:table-cell table:formula="of:=[.D470]-[.F47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80" calcext:value-type="float">
            <text:p>608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27" calcext:value-type="float">
            <text:p>27</text:p>
          </table:table-cell>
          <table:table-cell office:value-type="float" office:value="1780" calcext:value-type="float">
            <text:p>1780</text:p>
          </table:table-cell>
          <table:table-cell table:formula="of:=[.D471]-[.F4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82" calcext:value-type="float">
            <text:p>6082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27" calcext:value-type="float">
            <text:p>27</text:p>
          </table:table-cell>
          <table:table-cell office:value-type="float" office:value="1780" calcext:value-type="float">
            <text:p>1780</text:p>
          </table:table-cell>
          <table:table-cell table:formula="of:=[.D472]-[.F4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27" calcext:value-type="float">
            <text:p>27</text:p>
          </table:table-cell>
          <table:table-cell office:value-type="float" office:value="1780" calcext:value-type="float">
            <text:p>1780</text:p>
          </table:table-cell>
          <table:table-cell table:formula="of:=[.D473]-[.F473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27" calcext:value-type="float">
            <text:p>27</text:p>
          </table:table-cell>
          <table:table-cell office:value-type="float" office:value="1764" calcext:value-type="float">
            <text:p>1764</text:p>
          </table:table-cell>
          <table:table-cell table:formula="of:=[.D474]-[.F47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02" calcext:value-type="float">
            <text:p>610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float" office:value="27" calcext:value-type="float">
            <text:p>27</text:p>
          </table:table-cell>
          <table:table-cell office:value-type="float" office:value="1764" calcext:value-type="float">
            <text:p>1764</text:p>
          </table:table-cell>
          <table:table-cell table:formula="of:=[.D475]-[.F47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07" calcext:value-type="float">
            <text:p>6107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27" calcext:value-type="float">
            <text:p>27</text:p>
          </table:table-cell>
          <table:table-cell office:value-type="float" office:value="1768" calcext:value-type="float">
            <text:p>1768</text:p>
          </table:table-cell>
          <table:table-cell table:formula="of:=[.D476]-[.F47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17" calcext:value-type="float">
            <text:p>6117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27" calcext:value-type="float">
            <text:p>27</text:p>
          </table:table-cell>
          <table:table-cell office:value-type="float" office:value="1764" calcext:value-type="float">
            <text:p>1764</text:p>
          </table:table-cell>
          <table:table-cell table:formula="of:=[.D477]-[.F47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22" calcext:value-type="float">
            <text:p>6122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1768" calcext:value-type="float">
            <text:p>1768</text:p>
          </table:table-cell>
          <table:table-cell table:formula="of:=[.D478]-[.F4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29" calcext:value-type="float">
            <text:p>6129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27" calcext:value-type="float">
            <text:p>27</text:p>
          </table:table-cell>
          <table:table-cell office:value-type="float" office:value="1756" calcext:value-type="float">
            <text:p>1756</text:p>
          </table:table-cell>
          <table:table-cell table:formula="of:=[.D479]-[.F47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34" calcext:value-type="float">
            <text:p>6134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float" office:value="27" calcext:value-type="float">
            <text:p>27</text:p>
          </table:table-cell>
          <table:table-cell office:value-type="float" office:value="1752" calcext:value-type="float">
            <text:p>1752</text:p>
          </table:table-cell>
          <table:table-cell table:formula="of:=[.D480]-[.F48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39" calcext:value-type="float">
            <text:p>6139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27" calcext:value-type="float">
            <text:p>27</text:p>
          </table:table-cell>
          <table:table-cell office:value-type="float" office:value="1748" calcext:value-type="float">
            <text:p>1748</text:p>
          </table:table-cell>
          <table:table-cell table:formula="of:=[.D481]-[.F48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27" calcext:value-type="float">
            <text:p>27</text:p>
          </table:table-cell>
          <table:table-cell office:value-type="float" office:value="1756" calcext:value-type="float">
            <text:p>1756</text:p>
          </table:table-cell>
          <table:table-cell table:formula="of:=[.D482]-[.F48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7" calcext:value-type="float">
            <text:p>6157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office:value-type="float" office:value="1748" calcext:value-type="float">
            <text:p>1748</text:p>
          </table:table-cell>
          <table:table-cell table:formula="of:=[.D483]-[.F48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7" calcext:value-type="float">
            <text:p>6157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office:value-type="float" office:value="1744" calcext:value-type="float">
            <text:p>1744</text:p>
          </table:table-cell>
          <table:table-cell table:formula="of:=[.D484]-[.F48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27" calcext:value-type="float">
            <text:p>27</text:p>
          </table:table-cell>
          <table:table-cell office:value-type="float" office:value="1740" calcext:value-type="float">
            <text:p>1740</text:p>
          </table:table-cell>
          <table:table-cell table:formula="of:=[.D485]-[.F48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27" calcext:value-type="float">
            <text:p>27</text:p>
          </table:table-cell>
          <table:table-cell office:value-type="float" office:value="1748" calcext:value-type="float">
            <text:p>1748</text:p>
          </table:table-cell>
          <table:table-cell table:formula="of:=[.D486]-[.F48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85" calcext:value-type="float">
            <text:p>6185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26" calcext:value-type="float">
            <text:p>26</text:p>
          </table:table-cell>
          <table:table-cell office:value-type="float" office:value="1744" calcext:value-type="float">
            <text:p>1744</text:p>
          </table:table-cell>
          <table:table-cell table:formula="of:=[.D487]-[.F48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83" calcext:value-type="float">
            <text:p>6183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6" calcext:value-type="float">
            <text:p>26</text:p>
          </table:table-cell>
          <table:table-cell office:value-type="float" office:value="1740" calcext:value-type="float">
            <text:p>1740</text:p>
          </table:table-cell>
          <table:table-cell table:formula="of:=[.D488]-[.F48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93" calcext:value-type="float">
            <text:p>6193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26" calcext:value-type="float">
            <text:p>26</text:p>
          </table:table-cell>
          <table:table-cell office:value-type="float" office:value="1740" calcext:value-type="float">
            <text:p>1740</text:p>
          </table:table-cell>
          <table:table-cell table:formula="of:=[.D489]-[.F48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98" calcext:value-type="float">
            <text:p>6198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float" office:value="26" calcext:value-type="float">
            <text:p>26</text:p>
          </table:table-cell>
          <table:table-cell office:value-type="float" office:value="1740" calcext:value-type="float">
            <text:p>1740</text:p>
          </table:table-cell>
          <table:table-cell table:formula="of:=[.D490]-[.F4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06" calcext:value-type="float">
            <text:p>6206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6" calcext:value-type="float">
            <text:p>26</text:p>
          </table:table-cell>
          <table:table-cell office:value-type="float" office:value="1732" calcext:value-type="float">
            <text:p>1732</text:p>
          </table:table-cell>
          <table:table-cell table:formula="of:=[.D491]-[.F49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11" calcext:value-type="float">
            <text:p>6211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26" calcext:value-type="float">
            <text:p>26</text:p>
          </table:table-cell>
          <table:table-cell office:value-type="float" office:value="1740" calcext:value-type="float">
            <text:p>1740</text:p>
          </table:table-cell>
          <table:table-cell table:formula="of:=[.D492]-[.F49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18" calcext:value-type="float">
            <text:p>6218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 office:value-type="float" office:value="26" calcext:value-type="float">
            <text:p>26</text:p>
          </table:table-cell>
          <table:table-cell office:value-type="float" office:value="1736" calcext:value-type="float">
            <text:p>1736</text:p>
          </table:table-cell>
          <table:table-cell table:formula="of:=[.D493]-[.F49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24" calcext:value-type="float">
            <text:p>6224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26" calcext:value-type="float">
            <text:p>26</text:p>
          </table:table-cell>
          <table:table-cell office:value-type="float" office:value="1728" calcext:value-type="float">
            <text:p>1728</text:p>
          </table:table-cell>
          <table:table-cell table:formula="of:=[.D494]-[.F49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29" calcext:value-type="float">
            <text:p>6229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26" calcext:value-type="float">
            <text:p>26</text:p>
          </table:table-cell>
          <table:table-cell office:value-type="float" office:value="1732" calcext:value-type="float">
            <text:p>1732</text:p>
          </table:table-cell>
          <table:table-cell table:formula="of:=[.D495]-[.F49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37" calcext:value-type="float">
            <text:p>6237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26" calcext:value-type="float">
            <text:p>26</text:p>
          </table:table-cell>
          <table:table-cell office:value-type="float" office:value="1724" calcext:value-type="float">
            <text:p>1724</text:p>
          </table:table-cell>
          <table:table-cell table:formula="of:=[.D496]-[.F49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44" calcext:value-type="float">
            <text:p>6244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6" calcext:value-type="float">
            <text:p>26</text:p>
          </table:table-cell>
          <table:table-cell office:value-type="float" office:value="1720" calcext:value-type="float">
            <text:p>1720</text:p>
          </table:table-cell>
          <table:table-cell table:formula="of:=[.D497]-[.F497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26" calcext:value-type="float">
            <text:p>26</text:p>
          </table:table-cell>
          <table:table-cell office:value-type="float" office:value="1728" calcext:value-type="float">
            <text:p>1728</text:p>
          </table:table-cell>
          <table:table-cell table:formula="of:=[.D498]-[.F49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55" calcext:value-type="float">
            <text:p>6255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26" calcext:value-type="float">
            <text:p>26</text:p>
          </table:table-cell>
          <table:table-cell office:value-type="float" office:value="1716" calcext:value-type="float">
            <text:p>1716</text:p>
          </table:table-cell>
          <table:table-cell table:formula="of:=[.D499]-[.F49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63" calcext:value-type="float">
            <text:p>6263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float" office:value="26" calcext:value-type="float">
            <text:p>26</text:p>
          </table:table-cell>
          <table:table-cell office:value-type="float" office:value="1724" calcext:value-type="float">
            <text:p>1724</text:p>
          </table:table-cell>
          <table:table-cell table:formula="of:=[.D500]-[.F50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68" calcext:value-type="float">
            <text:p>6268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26" calcext:value-type="float">
            <text:p>26</text:p>
          </table:table-cell>
          <table:table-cell office:value-type="float" office:value="1716" calcext:value-type="float">
            <text:p>1716</text:p>
          </table:table-cell>
          <table:table-cell table:formula="of:=[.D501]-[.F5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73" calcext:value-type="float">
            <text:p>6273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office:value-type="float" office:value="1720" calcext:value-type="float">
            <text:p>1720</text:p>
          </table:table-cell>
          <table:table-cell table:formula="of:=[.D502]-[.F50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26" calcext:value-type="float">
            <text:p>26</text:p>
          </table:table-cell>
          <table:table-cell office:value-type="float" office:value="1720" calcext:value-type="float">
            <text:p>1720</text:p>
          </table:table-cell>
          <table:table-cell table:formula="of:=[.D503]-[.F50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86" calcext:value-type="float">
            <text:p>6286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26" calcext:value-type="float">
            <text:p>26</text:p>
          </table:table-cell>
          <table:table-cell office:value-type="float" office:value="1704" calcext:value-type="float">
            <text:p>1704</text:p>
          </table:table-cell>
          <table:table-cell table:formula="of:=[.D504]-[.F50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26" calcext:value-type="float">
            <text:p>26</text:p>
          </table:table-cell>
          <table:table-cell office:value-type="float" office:value="1712" calcext:value-type="float">
            <text:p>1712</text:p>
          </table:table-cell>
          <table:table-cell table:formula="of:=[.D505]-[.F50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299" calcext:value-type="float">
            <text:p>629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26" calcext:value-type="float">
            <text:p>26</text:p>
          </table:table-cell>
          <table:table-cell office:value-type="float" office:value="1708" calcext:value-type="float">
            <text:p>1708</text:p>
          </table:table-cell>
          <table:table-cell table:formula="of:=[.D506]-[.F50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26" calcext:value-type="float">
            <text:p>26</text:p>
          </table:table-cell>
          <table:table-cell office:value-type="float" office:value="1716" calcext:value-type="float">
            <text:p>1716</text:p>
          </table:table-cell>
          <table:table-cell table:formula="of:=[.D507]-[.F5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26" calcext:value-type="float">
            <text:p>26</text:p>
          </table:table-cell>
          <table:table-cell office:value-type="float" office:value="1700" calcext:value-type="float">
            <text:p>1700</text:p>
          </table:table-cell>
          <table:table-cell table:formula="of:=[.D508]-[.F50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18" calcext:value-type="float">
            <text:p>6318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26" calcext:value-type="float">
            <text:p>26</text:p>
          </table:table-cell>
          <table:table-cell office:value-type="float" office:value="1708" calcext:value-type="float">
            <text:p>1708</text:p>
          </table:table-cell>
          <table:table-cell table:formula="of:=[.D509]-[.F50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21" calcext:value-type="float">
            <text:p>6321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26" calcext:value-type="float">
            <text:p>26</text:p>
          </table:table-cell>
          <table:table-cell office:value-type="float" office:value="1700" calcext:value-type="float">
            <text:p>1700</text:p>
          </table:table-cell>
          <table:table-cell table:formula="of:=[.D510]-[.F51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31" calcext:value-type="float">
            <text:p>6331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26" calcext:value-type="float">
            <text:p>26</text:p>
          </table:table-cell>
          <table:table-cell office:value-type="float" office:value="1700" calcext:value-type="float">
            <text:p>1700</text:p>
          </table:table-cell>
          <table:table-cell table:formula="of:=[.D511]-[.F51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31" calcext:value-type="float">
            <text:p>6331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26" calcext:value-type="float">
            <text:p>26</text:p>
          </table:table-cell>
          <table:table-cell office:value-type="float" office:value="1692" calcext:value-type="float">
            <text:p>1692</text:p>
          </table:table-cell>
          <table:table-cell table:formula="of:=[.D512]-[.F51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 office:value-type="float" office:value="26" calcext:value-type="float">
            <text:p>26</text:p>
          </table:table-cell>
          <table:table-cell office:value-type="float" office:value="1700" calcext:value-type="float">
            <text:p>1700</text:p>
          </table:table-cell>
          <table:table-cell table:formula="of:=[.D513]-[.F5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47" calcext:value-type="float">
            <text:p>6347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26" calcext:value-type="float">
            <text:p>26</text:p>
          </table:table-cell>
          <table:table-cell office:value-type="float" office:value="1700" calcext:value-type="float">
            <text:p>1700</text:p>
          </table:table-cell>
          <table:table-cell table:formula="of:=[.D514]-[.F51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26" calcext:value-type="float">
            <text:p>26</text:p>
          </table:table-cell>
          <table:table-cell office:value-type="float" office:value="1692" calcext:value-type="float">
            <text:p>1692</text:p>
          </table:table-cell>
          <table:table-cell table:formula="of:=[.D515]-[.F51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61" calcext:value-type="float">
            <text:p>6361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26" calcext:value-type="float">
            <text:p>26</text:p>
          </table:table-cell>
          <table:table-cell office:value-type="float" office:value="1692" calcext:value-type="float">
            <text:p>1692</text:p>
          </table:table-cell>
          <table:table-cell table:formula="of:=[.D516]-[.F51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1688" calcext:value-type="float">
            <text:p>1688</text:p>
          </table:table-cell>
          <table:table-cell table:formula="of:=[.D517]-[.F5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74" calcext:value-type="float">
            <text:p>6374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26" calcext:value-type="float">
            <text:p>26</text:p>
          </table:table-cell>
          <table:table-cell office:value-type="float" office:value="1696" calcext:value-type="float">
            <text:p>1696</text:p>
          </table:table-cell>
          <table:table-cell table:formula="of:=[.D518]-[.F5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80" calcext:value-type="float">
            <text:p>638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 office:value-type="float" office:value="26" calcext:value-type="float">
            <text:p>26</text:p>
          </table:table-cell>
          <table:table-cell office:value-type="float" office:value="1688" calcext:value-type="float">
            <text:p>1688</text:p>
          </table:table-cell>
          <table:table-cell table:formula="of:=[.D519]-[.F51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26" calcext:value-type="float">
            <text:p>26</text:p>
          </table:table-cell>
          <table:table-cell office:value-type="float" office:value="1688" calcext:value-type="float">
            <text:p>1688</text:p>
          </table:table-cell>
          <table:table-cell table:formula="of:=[.D520]-[.F5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91" calcext:value-type="float">
            <text:p>6391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26" calcext:value-type="float">
            <text:p>26</text:p>
          </table:table-cell>
          <table:table-cell office:value-type="float" office:value="1688" calcext:value-type="float">
            <text:p>1688</text:p>
          </table:table-cell>
          <table:table-cell table:formula="of:=[.D521]-[.F52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396" calcext:value-type="float">
            <text:p>6396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office:value-type="float" office:value="1676" calcext:value-type="float">
            <text:p>1676</text:p>
          </table:table-cell>
          <table:table-cell table:formula="of:=[.D522]-[.F52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07" calcext:value-type="float">
            <text:p>6407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26" calcext:value-type="float">
            <text:p>26</text:p>
          </table:table-cell>
          <table:table-cell office:value-type="float" office:value="1684" calcext:value-type="float">
            <text:p>1684</text:p>
          </table:table-cell>
          <table:table-cell table:formula="of:=[.D523]-[.F5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12" calcext:value-type="float">
            <text:p>6412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table:formula="of:=[.D524]-[.F52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15" calcext:value-type="float">
            <text:p>6415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25" calcext:value-type="float">
            <text:p>25</text:p>
          </table:table-cell>
          <table:table-cell office:value-type="float" office:value="1676" calcext:value-type="float">
            <text:p>1676</text:p>
          </table:table-cell>
          <table:table-cell table:formula="of:=[.D525]-[.F5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23" calcext:value-type="float">
            <text:p>6423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table:formula="of:=[.D526]-[.F5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26" calcext:value-type="float">
            <text:p>6426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1672" calcext:value-type="float">
            <text:p>1672</text:p>
          </table:table-cell>
          <table:table-cell table:formula="of:=[.D527]-[.F52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25" calcext:value-type="float">
            <text:p>25</text:p>
          </table:table-cell>
          <table:table-cell office:value-type="float" office:value="1664" calcext:value-type="float">
            <text:p>1664</text:p>
          </table:table-cell>
          <table:table-cell table:formula="of:=[.D528]-[.F528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43" calcext:value-type="float">
            <text:p>6443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 office:value-type="float" office:value="25" calcext:value-type="float">
            <text:p>25</text:p>
          </table:table-cell>
          <table:table-cell office:value-type="float" office:value="1672" calcext:value-type="float">
            <text:p>1672</text:p>
          </table:table-cell>
          <table:table-cell table:formula="of:=[.D529]-[.F52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46" calcext:value-type="float">
            <text:p>6446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25" calcext:value-type="float">
            <text:p>25</text:p>
          </table:table-cell>
          <table:table-cell office:value-type="float" office:value="1668" calcext:value-type="float">
            <text:p>1668</text:p>
          </table:table-cell>
          <table:table-cell table:formula="of:=[.D530]-[.F53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54" calcext:value-type="float">
            <text:p>6454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 office:value-type="float" office:value="25" calcext:value-type="float">
            <text:p>25</text:p>
          </table:table-cell>
          <table:table-cell office:value-type="float" office:value="1660" calcext:value-type="float">
            <text:p>1660</text:p>
          </table:table-cell>
          <table:table-cell table:formula="of:=[.D531]-[.F53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59" calcext:value-type="float">
            <text:p>6459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25" calcext:value-type="float">
            <text:p>25</text:p>
          </table:table-cell>
          <table:table-cell office:value-type="float" office:value="1672" calcext:value-type="float">
            <text:p>1672</text:p>
          </table:table-cell>
          <table:table-cell table:formula="of:=[.D532]-[.F53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65" calcext:value-type="float">
            <text:p>6465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25" calcext:value-type="float">
            <text:p>25</text:p>
          </table:table-cell>
          <table:table-cell office:value-type="float" office:value="1668" calcext:value-type="float">
            <text:p>1668</text:p>
          </table:table-cell>
          <table:table-cell table:formula="of:=[.D533]-[.F5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71" calcext:value-type="float">
            <text:p>6471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25" calcext:value-type="float">
            <text:p>25</text:p>
          </table:table-cell>
          <table:table-cell office:value-type="float" office:value="1660" calcext:value-type="float">
            <text:p>1660</text:p>
          </table:table-cell>
          <table:table-cell table:formula="of:=[.D534]-[.F534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79" calcext:value-type="float">
            <text:p>6479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 office:value-type="float" office:value="25" calcext:value-type="float">
            <text:p>25</text:p>
          </table:table-cell>
          <table:table-cell office:value-type="float" office:value="1668" calcext:value-type="float">
            <text:p>1668</text:p>
          </table:table-cell>
          <table:table-cell table:formula="of:=[.D535]-[.F53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82" calcext:value-type="float">
            <text:p>6482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 office:value-type="float" office:value="25" calcext:value-type="float">
            <text:p>25</text:p>
          </table:table-cell>
          <table:table-cell office:value-type="float" office:value="1664" calcext:value-type="float">
            <text:p>1664</text:p>
          </table:table-cell>
          <table:table-cell table:formula="of:=[.D536]-[.F5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25" calcext:value-type="float">
            <text:p>25</text:p>
          </table:table-cell>
          <table:table-cell office:value-type="float" office:value="1664" calcext:value-type="float">
            <text:p>1664</text:p>
          </table:table-cell>
          <table:table-cell table:formula="of:=[.D537]-[.F53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496" calcext:value-type="float">
            <text:p>6496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25" calcext:value-type="float">
            <text:p>25</text:p>
          </table:table-cell>
          <table:table-cell office:value-type="float" office:value="1656" calcext:value-type="float">
            <text:p>1656</text:p>
          </table:table-cell>
          <table:table-cell table:formula="of:=[.D538]-[.F53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01" calcext:value-type="float">
            <text:p>6501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table:formula="of:=[.D539]-[.F539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25" calcext:value-type="float">
            <text:p>25</text:p>
          </table:table-cell>
          <table:table-cell office:value-type="float" office:value="1660" calcext:value-type="float">
            <text:p>1660</text:p>
          </table:table-cell>
          <table:table-cell table:formula="of:=[.D540]-[.F5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13" calcext:value-type="float">
            <text:p>6513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office:value-type="float" office:value="25" calcext:value-type="float">
            <text:p>25</text:p>
          </table:table-cell>
          <table:table-cell office:value-type="float" office:value="1660" calcext:value-type="float">
            <text:p>1660</text:p>
          </table:table-cell>
          <table:table-cell table:formula="of:=[.D541]-[.F5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21" calcext:value-type="float">
            <text:p>6521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table:formula="of:=[.D542]-[.F5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27" calcext:value-type="float">
            <text:p>6527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25" calcext:value-type="float">
            <text:p>25</text:p>
          </table:table-cell>
          <table:table-cell office:value-type="float" office:value="1648" calcext:value-type="float">
            <text:p>1648</text:p>
          </table:table-cell>
          <table:table-cell table:formula="of:=[.D543]-[.F54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30" calcext:value-type="float">
            <text:p>653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table:formula="of:=[.D544]-[.F5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38" calcext:value-type="float">
            <text:p>6538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table:formula="of:=[.D545]-[.F5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44" calcext:value-type="float">
            <text:p>6544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 office:value-type="float" office:value="25" calcext:value-type="float">
            <text:p>25</text:p>
          </table:table-cell>
          <table:table-cell office:value-type="float" office:value="1652" calcext:value-type="float">
            <text:p>1652</text:p>
          </table:table-cell>
          <table:table-cell table:formula="of:=[.D546]-[.F5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3" calcext:value-type="float">
            <text:p>6553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25" calcext:value-type="float">
            <text:p>25</text:p>
          </table:table-cell>
          <table:table-cell office:value-type="float" office:value="1648" calcext:value-type="float">
            <text:p>1648</text:p>
          </table:table-cell>
          <table:table-cell table:formula="of:=[.D547]-[.F54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5" calcext:value-type="float">
            <text:p>6555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25" calcext:value-type="float">
            <text:p>25</text:p>
          </table:table-cell>
          <table:table-cell office:value-type="float" office:value="1644" calcext:value-type="float">
            <text:p>1644</text:p>
          </table:table-cell>
          <table:table-cell table:formula="of:=[.D548]-[.F54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61" calcext:value-type="float">
            <text:p>6561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25" calcext:value-type="float">
            <text:p>25</text:p>
          </table:table-cell>
          <table:table-cell office:value-type="float" office:value="1632" calcext:value-type="float">
            <text:p>1632</text:p>
          </table:table-cell>
          <table:table-cell table:formula="of:=[.D549]-[.F54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67" calcext:value-type="float">
            <text:p>6567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25" calcext:value-type="float">
            <text:p>25</text:p>
          </table:table-cell>
          <table:table-cell office:value-type="float" office:value="1636" calcext:value-type="float">
            <text:p>1636</text:p>
          </table:table-cell>
          <table:table-cell table:formula="of:=[.D550]-[.F55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73" calcext:value-type="float">
            <text:p>6573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float" office:value="1636" calcext:value-type="float">
            <text:p>1636</text:p>
          </table:table-cell>
          <table:table-cell table:formula="of:=[.D551]-[.F55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25" calcext:value-type="float">
            <text:p>25</text:p>
          </table:table-cell>
          <table:table-cell office:value-type="float" office:value="1636" calcext:value-type="float">
            <text:p>1636</text:p>
          </table:table-cell>
          <table:table-cell table:formula="of:=[.D552]-[.F5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87" calcext:value-type="float">
            <text:p>6587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25" calcext:value-type="float">
            <text:p>25</text:p>
          </table:table-cell>
          <table:table-cell office:value-type="float" office:value="1632" calcext:value-type="float">
            <text:p>1632</text:p>
          </table:table-cell>
          <table:table-cell table:formula="of:=[.D553]-[.F55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93" calcext:value-type="float">
            <text:p>6593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office:value-type="float" office:value="25" calcext:value-type="float">
            <text:p>25</text:p>
          </table:table-cell>
          <table:table-cell office:value-type="float" office:value="1640" calcext:value-type="float">
            <text:p>1640</text:p>
          </table:table-cell>
          <table:table-cell table:formula="of:=[.D554]-[.F55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93" calcext:value-type="float">
            <text:p>6593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office:value-type="float" office:value="25" calcext:value-type="float">
            <text:p>25</text:p>
          </table:table-cell>
          <table:table-cell office:value-type="float" office:value="1640" calcext:value-type="float">
            <text:p>16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9:59:03.000374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dessus </meta:initial-creator>
    <meta:creation-date>2015-01-10T20:41:04.836863579</meta:creation-date>
    <dc:date>2016-04-12T21:59:12.983171802</dc:date>
    <dc:creator>Dedessus </dc:creator>
    <meta:editing-duration>PT9H46M9S</meta:editing-duration>
    <meta:editing-cycles>76</meta:editing-cycles>
    <meta:generator>LibreOffice/5.0.5.2$Linux_X86_64 LibreOffice_project/00m0$Build-2</meta:generator>
    <meta:document-statistic meta:table-count="3" meta:cell-count="7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85cm" svg:height="13.734cm" xlink:href=".." xlink:type="simple" chart:class="chart:line" chart:style-name="ch1">
        <chart:title svg:x="3.612cm" svg:y="0.41cm" chart:style-name="ch2">
          <text:p>Avance centrifuge pour allumeur AC-4114A</text:p>
        </chart:title>
        <chart:subtitle svg:x="5.57cm" svg:y="1.489cm" chart:style-name="ch3">
          <text:p>pour moteur Panhard M8N</text:p>
        </chart:subtitle>
        <chart:legend chart:legend-position="end" svg:x="12.953cm" svg:y="6.568cm" style:legend-expansion="high" chart:style-name="ch4"/>
        <chart:plot-area chart:style-name="ch5" table:cell-range-address="Feuille1.D1:Feuille1.D174 Feuille1.N1:Feuille1.N174" chart:data-source-has-labels="column" svg:x="1.328cm" svg:y="2.472cm" svg:width="11.308cm" svg:height="10.007cm">
          <chartooo:coordinate-region svg:x="1.949cm" svg:y="2.472cm" svg:width="10.687cm" svg:height="8.754cm"/>
          <chart:axis chart:dimension="x" chart:name="primary-x" chart:style-name="ch6" chartooo:axis-type="auto">
            <chartooo:date-scale/>
            <chart:title svg:x="5.218cm" svg:y="12.753cm" chart:style-name="ch7">
              <text:p>Vitesse en T/min moteur</text:p>
            </chart:title>
            <chart:categories table:cell-range-address="Feuille1.D1:Feuille1.D174"/>
          </chart:axis>
          <chart:axis chart:dimension="y" chart:name="primary-y" chart:style-name="ch6">
            <chart:title svg:x="0.451cm" svg:y="10.575cm" chart:style-name="ch8">
              <text:p>Degré (y compris l'avance statique de 17°)</text:p>
            </chart:title>
            <chart:grid chart:style-name="ch9" chart:class="major"/>
          </chart:axis>
          <chart:series chart:style-name="ch10" chart:values-cell-range-address="Feuille1.N1:Feuille1.N174" chart:class="chart:line"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Feuille1.D1:Feuille1.D174</svg:desc>
                </draw:g>
              </table:table-cell>
              <table:table-cell office:value-type="float" office:value="17.00016">
                <text:p>17.00016</text:p>
                <draw:g>
                  <svg:desc>Feuille1.N1:Feuille1.N174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.00016">
                <text:p>17.000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0004">
                <text:p>17.00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.00136">
                <text:p>17.001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.00136">
                <text:p>17.0013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.0028">
                <text:p>17.002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.00352">
                <text:p>17.0035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.004">
                <text:p>17.00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7.00352">
                <text:p>17.0035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7.00352">
                <text:p>17.003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04">
                <text:p>17.00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.00448">
                <text:p>17.0044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.0028">
                <text:p>17.002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.00064">
                <text:p>17.00064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7.00352">
                <text:p>17.0035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.0064">
                <text:p>17.0064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.00616">
                <text:p>17.0061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7.10144">
                <text:p>17.1014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.19936">
                <text:p>17.1993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7.30256">
                <text:p>17.302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7.3988">
                <text:p>17.398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7.50176">
                <text:p>17.5017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7.60136">
                <text:p>17.6013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7.69664">
                <text:p>17.6966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7.79696">
                <text:p>17.7969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.8944">
                <text:p>17.8944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7.99088">
                <text:p>17.99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8.08928">
                <text:p>18.08928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8.19344">
                <text:p>18.1934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8.28704">
                <text:p>18.2870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.3852">
                <text:p>18.385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8.49392">
                <text:p>18.4939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8.58632">
                <text:p>18.5863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.67968">
                <text:p>18.6796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8.78144">
                <text:p>18.781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888">
                <text:p>18.888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8.98352">
                <text:p>18.9835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9.07616">
                <text:p>19.07616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9.16232">
                <text:p>19.16232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9.25136">
                <text:p>19.2513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9.3404">
                <text:p>19.3404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9.42656">
                <text:p>19.42656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9.52064">
                <text:p>19.52064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9.60656">
                <text:p>19.60656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9.6956">
                <text:p>19.69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.7856">
                <text:p>19.7856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9.8744">
                <text:p>19.874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9.95984">
                <text:p>19.9598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20.05488">
                <text:p>20.05488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0.14272">
                <text:p>20.1427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.2368">
                <text:p>20.2368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20.31984">
                <text:p>20.31984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20.40576">
                <text:p>20.40576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20.49312">
                <text:p>20.49312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20.58048">
                <text:p>20.5804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.6832">
                <text:p>20.6832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20.76648">
                <text:p>20.766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20.86272">
                <text:p>20.86272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20.95368">
                <text:p>20.95368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1.03792">
                <text:p>21.037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.114">
                <text:p>21.114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21.21696">
                <text:p>21.21696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21.29136">
                <text:p>21.29136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21.3912">
                <text:p>21.3912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21.47856">
                <text:p>21.4785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.5712">
                <text:p>21.5712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21.64896">
                <text:p>21.64896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21.74976">
                <text:p>21.74976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21.83376">
                <text:p>21.83376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21.91968">
                <text:p>21.9196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2.0068">
                <text:p>22.0068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22.13568">
                <text:p>22.13568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22.2444">
                <text:p>22.2444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22.35264">
                <text:p>22.35264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22.48104">
                <text:p>22.4810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2.5864">
                <text:p>22.5864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22.68912">
                <text:p>22.6891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22.81056">
                <text:p>22.81056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22.9284">
                <text:p>22.9284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23.04192">
                <text:p>23.0419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3.1504">
                <text:p>23.1504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23.27616">
                <text:p>23.27616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23.39592">
                <text:p>23.39592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23.50896">
                <text:p>23.50896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23.61456">
                <text:p>23.6145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.736">
                <text:p>23.736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23.84904">
                <text:p>23.84904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3.95296">
                <text:p>23.95296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24.22008">
                <text:p>24.22008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24.6048">
                <text:p>24.604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5.0092">
                <text:p>25.0092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25.02624">
                <text:p>25.02624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25.00392">
                <text:p>25.00392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25.01856">
                <text:p>25.01856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25.01856">
                <text:p>25.0185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5.0032">
                <text:p>25.0032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25.02504">
                <text:p>25.02504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25.00416">
                <text:p>25.00416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25.02048">
                <text:p>25.02048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5.0296">
                <text:p>25.0296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5.02144">
                <text:p>25.02144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25.02288">
                <text:p>25.02288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25.0056">
                <text:p>25.0056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25.026">
                <text:p>25.0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25.00848">
                <text:p>25.00848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25.02768">
                <text:p>25.02768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25.02648">
                <text:p>25.02648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25.00416">
                <text:p>25.004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25.01424">
                <text:p>25.01424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25.01664">
                <text:p>25.01664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25.01496">
                <text:p>25.014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5.0104">
                <text:p>25.0104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25.01352">
                <text:p>25.01352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25.02432">
                <text:p>25.02432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25.01088">
                <text:p>25.01088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25.00464">
                <text:p>25.004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5.0056">
                <text:p>25.0056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25.01376">
                <text:p>25.01376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25.02912">
                <text:p>25.02912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25.01856">
                <text:p>25.01856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25.01472">
                <text:p>25.01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5.0176">
                <text:p>25.0176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25.00944">
                <text:p>25.0094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25.03224">
                <text:p>25.03224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5.0284">
                <text:p>25.028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25.03584">
                <text:p>25.03584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25.01424">
                <text:p>25.01424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25.03392">
                <text:p>25.03392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25.02408">
                <text:p>25.024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25.02168">
                <text:p>25.02168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25.02912">
                <text:p>25.02912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25.04232">
                <text:p>25.04232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25.02432">
                <text:p>25.0243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5.0116">
                <text:p>25.0116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25.00416">
                <text:p>25.00416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25.002">
                <text:p>25.00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25.00512">
                <text:p>25.00512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25.01352">
                <text:p>25.0135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25.00752">
                <text:p>25.00752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25.03152">
                <text:p>25.03152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25.02168">
                <text:p>25.02168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25.01664">
                <text:p>25.0166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5.0164">
                <text:p>25.0164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25.02096">
                <text:p>25.02096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25.03032">
                <text:p>25.03032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25.00416">
                <text:p>25.0041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25.02288">
                <text:p>25.0228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5.0056">
                <text:p>25.0056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25.03368">
                <text:p>25.03368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25.02528">
                <text:p>25.02528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25.0212">
                <text:p>25.0212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25.02144">
                <text:p>25.02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3.608cm" xlink:href=".." xlink:type="simple" chart:class="chart:line" chart:style-name="ch1">
        <chart:title svg:x="3.67cm" svg:y="0.408cm" chart:style-name="ch2">
          <text:p>Avance centrifuge pour allumeur AC-4114A</text:p>
        </chart:title>
        <chart:subtitle svg:x="5.628cm" svg:y="1.485cm" chart:style-name="ch3">
          <text:p>pour moteur Panhard M8N</text:p>
        </chart:subtitle>
        <chart:legend chart:legend-position="end" svg:x="13.068cm" svg:y="6.505cm" style:legend-expansion="high" chart:style-name="ch4"/>
        <chart:plot-area chart:style-name="ch5" table:cell-range-address="Feuille1.D1:Feuille1.D174 Feuille1.P1:Feuille1.P174" chart:data-source-has-labels="column" svg:x="1.331cm" svg:y="2.466cm" svg:width="11.417cm" svg:height="9.889cm">
          <chartooo:coordinate-region svg:x="1.767cm" svg:y="2.466cm" svg:width="10.967cm" svg:height="8.636cm"/>
          <chart:axis chart:dimension="x" chart:name="primary-x" chart:style-name="ch6" chartooo:axis-type="auto">
            <chartooo:date-scale/>
            <chart:title svg:x="5.275cm" svg:y="12.627cm" chart:style-name="ch7">
              <text:p>Vitesse en T/min moteur</text:p>
            </chart:title>
            <chart:categories table:cell-range-address="Feuille1.D1:Feuille1.D174"/>
          </chart:axis>
          <chart:axis chart:dimension="y" chart:name="primary-y" chart:style-name="ch6">
            <chart:title svg:x="0.451cm" svg:y="10.312cm" chart:style-name="ch8">
              <text:p>Degré d'avance en degré volant moteur</text:p>
            </chart:title>
            <chart:grid chart:style-name="ch9" chart:class="major"/>
          </chart:axis>
          <chart:series chart:style-name="ch10" chart:values-cell-range-address="Feuille1.P1:Feuille1.P174" chart:class="chart:line"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Feuille1.D1:Feuille1.D174</svg:desc>
                </draw:g>
              </table:table-cell>
              <table:table-cell office:value-type="float" office:value="0.000159999999993943">
                <text:p>0.000159999999993943</text:p>
                <draw:g>
                  <svg:desc>Feuille1.P1:Feuille1.P174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159999999993943">
                <text:p>0.0001599999999939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640000000004193">
                <text:p>0.00064000000000419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399999999999068">
                <text:p>0.0003999999999990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640000000004193">
                <text:p>0.00064000000000419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59999999999627">
                <text:p>0.0015999999999962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59999999999627">
                <text:p>0.0015999999999962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135999999999115">
                <text:p>0.0013599999999911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640000000004193">
                <text:p>0.00064000000000419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135999999999115">
                <text:p>0.0013599999999911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279999999999347">
                <text:p>0.0027999999999934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159999999999627">
                <text:p>0.0015999999999962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640000000004193">
                <text:p>0.00064000000000419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351999999999464">
                <text:p>0.003519999999994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159999999999627">
                <text:p>0.001599999999996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399999999999068">
                <text:p>0.0039999999999906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351999999999464">
                <text:p>0.0035199999999946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351999999999464">
                <text:p>0.003519999999994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99999999999068">
                <text:p>0.0039999999999906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0448000000000093">
                <text:p>0.0044800000000009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0279999999999347">
                <text:p>0.0027999999999934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0639999999989982">
                <text:p>0.00063999999998998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0351999999999464">
                <text:p>0.0035199999999946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63999999999993">
                <text:p>0.0063999999999993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0615999999999417">
                <text:p>0.0061599999999941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101439999999982">
                <text:p>0.10143999999998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199359999999999">
                <text:p>0.19935999999999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30256">
                <text:p>0.302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398799999999994">
                <text:p>0.39879999999999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50175999999999">
                <text:p>0.5017599999999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60136">
                <text:p>0.6013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696639999999988">
                <text:p>0.696639999999988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796959999999999">
                <text:p>0.7969599999999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89439999999999">
                <text:p>0.8943999999999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990880000000004">
                <text:p>0.990880000000004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.08928">
                <text:p>1.08928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.19344">
                <text:p>1.1934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.28703999999999">
                <text:p>1.2870399999999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3852">
                <text:p>1.385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.49392">
                <text:p>1.4939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.58631999999999">
                <text:p>1.5863199999999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.67968">
                <text:p>1.6796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.78143999999999">
                <text:p>1.78143999999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88799999999999">
                <text:p>1.8879999999999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.98352">
                <text:p>1.9835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.07616">
                <text:p>2.07616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2.16231999999999">
                <text:p>2.16231999999999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2.25136000000001">
                <text:p>2.251360000000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.34039999999999">
                <text:p>2.3403999999999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.42655999999999">
                <text:p>2.4265599999999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.52064">
                <text:p>2.52064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.60656">
                <text:p>2.60656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2.6956">
                <text:p>2.69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.7856">
                <text:p>2.7856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2.87439999999999">
                <text:p>2.87439999999999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2.95984">
                <text:p>2.9598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3.05488">
                <text:p>3.05488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14271999999998">
                <text:p>3.1427199999999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.2368">
                <text:p>3.2368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3.31984">
                <text:p>3.31984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3.40576">
                <text:p>3.40576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3.49312">
                <text:p>3.49312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3.58047999999999">
                <text:p>3.580479999999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.6832">
                <text:p>3.6832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3.76647999999999">
                <text:p>3.76647999999999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.86272">
                <text:p>3.86272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3.95368000000001">
                <text:p>3.95368000000001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4.03792">
                <text:p>4.037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11399999999999">
                <text:p>4.11399999999999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4.21696">
                <text:p>4.21696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4.29136">
                <text:p>4.29136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4.3912">
                <text:p>4.3912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4.47855999999999">
                <text:p>4.4785599999999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.57119999999999">
                <text:p>4.57119999999999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4.64896">
                <text:p>4.64896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4.74976">
                <text:p>4.74976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4.83376">
                <text:p>4.83376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4.91968">
                <text:p>4.9196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.0068">
                <text:p>5.0068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5.13567999999999">
                <text:p>5.13567999999999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5.24439999999998">
                <text:p>5.2443999999999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5.35263999999999">
                <text:p>5.35263999999999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5.48103999999999">
                <text:p>5.481039999999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.5864">
                <text:p>5.5864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5.68912">
                <text:p>5.6891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5.81056">
                <text:p>5.81056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5.9284">
                <text:p>5.9284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6.04191999999999">
                <text:p>6.041919999999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6.15039999999999">
                <text:p>6.150399999999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6.27616">
                <text:p>6.27616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6.39591999999999">
                <text:p>6.39591999999999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6.50895999999999">
                <text:p>6.50895999999999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6.61456">
                <text:p>6.6145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.73599999999999">
                <text:p>6.73599999999999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6.84903999999999">
                <text:p>6.84903999999999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6.95295999999999">
                <text:p>6.95295999999999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7.22008">
                <text:p>7.22008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7.6048">
                <text:p>7.604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8.00920000000001">
                <text:p>8.00920000000001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8.02623999999999">
                <text:p>8.02623999999999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8.00391999999999">
                <text:p>8.00391999999999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8.01855999999999">
                <text:p>8.01855999999999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8.01855999999999">
                <text:p>8.0185599999999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8.00319999999999">
                <text:p>8.00319999999999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8.02504">
                <text:p>8.02504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8.00416">
                <text:p>8.00416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8.02047999999999">
                <text:p>8.02047999999999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8.0296">
                <text:p>8.0296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8.02144">
                <text:p>8.02144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8.02288">
                <text:p>8.02288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8.0056">
                <text:p>8.0056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8.026">
                <text:p>8.0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8.02719999999999">
                <text:p>8.02719999999999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8.00847999999999">
                <text:p>8.00847999999999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8.02767999999999">
                <text:p>8.02767999999999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8.02647999999999">
                <text:p>8.02647999999999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8.00416">
                <text:p>8.004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8.01424">
                <text:p>8.01424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8.01664">
                <text:p>8.01664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02719999999999">
                <text:p>8.02719999999999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8.01495999999999">
                <text:p>8.0149599999999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8.0104">
                <text:p>8.0104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8.01352">
                <text:p>8.01352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8.02432">
                <text:p>8.02432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8.01088">
                <text:p>8.01088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8.00464">
                <text:p>8.004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8.0056">
                <text:p>8.0056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8.01376000000001">
                <text:p>8.01376000000001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8.02911999999999">
                <text:p>8.02911999999999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8.01855999999999">
                <text:p>8.01855999999999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8.01472">
                <text:p>8.01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8.01759999999999">
                <text:p>8.01759999999999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8.02719999999999">
                <text:p>8.02719999999999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8.00944">
                <text:p>8.0094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8.03224">
                <text:p>8.03224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8.02719999999999">
                <text:p>8.0271999999999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8.02840000000001">
                <text:p>8.02840000000001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8.03583999999999">
                <text:p>8.03583999999999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8.01424">
                <text:p>8.01424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8.03392">
                <text:p>8.03392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8.02408">
                <text:p>8.024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8.02168">
                <text:p>8.02168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8.02911999999999">
                <text:p>8.02911999999999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8.04231999999999">
                <text:p>8.04231999999999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8.02431999999999">
                <text:p>8.0243199999999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8.01159999999999">
                <text:p>8.01159999999999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8.00416">
                <text:p>8.00416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8.002">
                <text:p>8.00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8.00511999999999">
                <text:p>8.00511999999999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8.01352">
                <text:p>8.0135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.02719999999999">
                <text:p>8.02719999999999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8.00752">
                <text:p>8.00752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8.03152">
                <text:p>8.03152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8.02168">
                <text:p>8.02168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8.01664">
                <text:p>8.0166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8.0164">
                <text:p>8.0164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8.02096">
                <text:p>8.02096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8.03032">
                <text:p>8.03032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8.00416">
                <text:p>8.0041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8.02287999999999">
                <text:p>8.0228799999999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8.0056">
                <text:p>8.0056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8.03368">
                <text:p>8.03368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8.02528">
                <text:p>8.02528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8.02119999999999">
                <text:p>8.02119999999999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8.02144">
                <text:p>8.02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